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manifest.rdf" manifest:media-type="application/rdf+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65/meta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imathoptions.rdf" manifest:media-type="application/rdf+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8870000018B0000018B903A573EF2CBD1FA.svg" manifest:media-type="image/svg+xml"/>
  <manifest:file-entry manifest:full-path="Pictures/100004040000014A0000014A9D36637C112C66B0.svg" manifest:media-type="image/svg+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 fo:keep-with-next="auto" style:may-break-between-rows="true"/>
    </style:style>
    <style:style style:name="Таблица1.A" style:family="table-column">
      <style:table-column-properties style:column-width="3.431cm"/>
    </style:style>
    <style:style style:name="Таблица1.B" style:family="table-column">
      <style:table-column-properties style:column-width="7.364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style:min-row-height="0.289cm" fo:keep-together="always"/>
    </style:style>
    <style:style style:name="Таблица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.2" style:family="table-row">
      <style:table-row-properties style:min-row-height="0.684cm" fo:keep-together="always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fo:keep-together="always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fo:keep-together="always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fo:keep-together="always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6" style:family="table-row">
      <style:table-row-properties fo:keep-together="always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fo:keep-together="always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8" style:family="table-row">
      <style:table-row-properties fo:keep-together="always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9" style:family="table-row">
      <style:table-row-properties fo:keep-together="always"/>
    </style:style>
    <style:style style:name="Таблица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0" style:family="table-row">
      <style:table-row-properties fo:keep-together="always"/>
    </style:style>
    <style:style style:name="Таблица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1" style:family="table-row">
      <style:table-row-properties fo:keep-together="always"/>
    </style:style>
    <style:style style:name="Таблица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2" style:family="table-row">
      <style:table-row-properties fo:keep-together="always"/>
    </style:style>
    <style:style style:name="Таблица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3" style:family="table-row">
      <style:table-row-properties fo:keep-together="always"/>
    </style:style>
    <style:style style:name="Таблица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4" style:family="table-row">
      <style:table-row-properties fo:keep-together="always"/>
    </style:style>
    <style:style style:name="Таблица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fo:keep-together="always"/>
    </style:style>
    <style:style style:name="Таблица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6" style:family="table-row">
      <style:table-row-properties fo:keep-together="always"/>
    </style:style>
    <style:style style:name="Таблица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7" style:family="table-row">
      <style:table-row-properties fo:keep-together="always"/>
    </style:style>
    <style:style style:name="Таблица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8" style:family="table-row">
      <style:table-row-properties fo:keep-together="always"/>
    </style:style>
    <style:style style:name="Таблица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9" style:family="table-row">
      <style:table-row-properties fo:keep-together="always"/>
    </style:style>
    <style:style style:name="Таблица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0" style:family="table-row">
      <style:table-row-properties fo:keep-together="always"/>
    </style:style>
    <style:style style:name="Таблица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1" style:family="table-row">
      <style:table-row-properties fo:keep-together="always"/>
    </style:style>
    <style:style style:name="Таблица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2" style:family="table-row">
      <style:table-row-properties fo:keep-together="always"/>
    </style:style>
    <style:style style:name="Таблица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23" style:family="table-row">
      <style:table-row-properties fo:keep-together="always"/>
    </style:style>
    <style:style style:name="Таблица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4" style:family="table-row">
      <style:table-row-properties fo:keep-together="always"/>
    </style:style>
    <style:style style:name="Таблица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5" style:family="table-row">
      <style:table-row-properties fo:keep-together="always"/>
    </style:style>
    <style:style style:name="Таблица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6" style:family="table-row">
      <style:table-row-properties fo:keep-together="always"/>
    </style:style>
    <style:style style:name="Таблица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7" style:family="table-row">
      <style:table-row-properties fo:keep-together="always"/>
    </style:style>
    <style:style style:name="Таблица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8" style:family="table-row">
      <style:table-row-properties fo:keep-together="always"/>
    </style:style>
    <style:style style:name="Таблица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9" style:family="table-row">
      <style:table-row-properties fo:keep-together="always"/>
    </style:style>
    <style:style style:name="Таблица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0" style:family="table-row">
      <style:table-row-properties style:min-row-height="0.894cm" fo:keep-together="always"/>
    </style:style>
    <style:style style:name="Таблица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1" style:family="table-row">
      <style:table-row-properties fo:keep-together="always"/>
    </style:style>
    <style:style style:name="Таблица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2" style:family="table-row">
      <style:table-row-properties fo:keep-together="always"/>
    </style:style>
    <style:style style:name="Таблица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3" style:family="table-row">
      <style:table-row-properties fo:keep-together="always"/>
    </style:style>
    <style:style style:name="Таблица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4" style:family="table-row">
      <style:table-row-properties fo:keep-together="always"/>
    </style:style>
    <style:style style:name="Таблица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5" style:family="table-row">
      <style:table-row-properties fo:keep-together="always"/>
    </style:style>
    <style:style style:name="Таблица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6" style:family="table-row">
      <style:table-row-properties fo:keep-together="always"/>
    </style:style>
    <style:style style:name="Таблица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7" style:family="table-row">
      <style:table-row-properties fo:keep-together="always"/>
    </style:style>
    <style:style style:name="Таблица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8" style:family="table-row">
      <style:table-row-properties fo:keep-together="always"/>
    </style:style>
    <style:style style:name="Таблица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9" style:family="table-row">
      <style:table-row-properties fo:keep-together="always"/>
    </style:style>
    <style:style style:name="Таблица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0" style:family="table-row">
      <style:table-row-properties fo:keep-together="always"/>
    </style:style>
    <style:style style:name="Таблица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1" style:family="table-row">
      <style:table-row-properties fo:keep-together="always"/>
    </style:style>
    <style:style style:name="Таблица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2" style:family="table-row">
      <style:table-row-properties fo:keep-together="always"/>
    </style:style>
    <style:style style:name="Таблица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3" style:family="table-row">
      <style:table-row-properties fo:keep-together="always"/>
    </style:style>
    <style:style style:name="Таблица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4a979a"/>
    </style:style>
    <style:style style:name="P2" style:family="paragraph" style:parent-style-name="Text_20_body">
      <style:text-properties officeooo:paragraph-rsid="00d8bd70"/>
    </style:style>
    <style:style style:name="P3" style:family="paragraph" style:parent-style-name="Text_20_body">
      <style:text-properties officeooo:paragraph-rsid="00ea5d5c"/>
    </style:style>
    <style:style style:name="P4" style:family="paragraph" style:parent-style-name="Text_20_body">
      <style:text-properties officeooo:rsid="00f43eeb" officeooo:paragraph-rsid="00f43eeb"/>
    </style:style>
    <style:style style:name="P5" style:family="paragraph" style:parent-style-name="Text_20_body">
      <style:text-properties officeooo:rsid="0105d626" officeooo:paragraph-rsid="0105d626"/>
    </style:style>
    <style:style style:name="P6" style:family="paragraph" style:parent-style-name="Text_20_body">
      <style:text-properties officeooo:paragraph-rsid="010b58c8"/>
    </style:style>
    <style:style style:name="P7" style:family="paragraph" style:parent-style-name="Text_20_body">
      <style:text-properties officeooo:rsid="004ff0c4" officeooo:paragraph-rsid="01116c35"/>
    </style:style>
    <style:style style:name="P8" style:family="paragraph" style:parent-style-name="Text_20_body">
      <style:text-properties officeooo:rsid="01128b68" officeooo:paragraph-rsid="01128b68"/>
    </style:style>
    <style:style style:name="P9" style:family="paragraph" style:parent-style-name="Text_20_body">
      <style:text-properties officeooo:rsid="011443b9" officeooo:paragraph-rsid="011443b9"/>
    </style:style>
    <style:style style:name="P10" style:family="paragraph" style:parent-style-name="Text_20_body">
      <style:text-properties officeooo:paragraph-rsid="013997e1"/>
    </style:style>
    <style:style style:name="P11" style:family="paragraph" style:parent-style-name="Text_20_body">
      <style:text-properties officeooo:rsid="015489f1" officeooo:paragraph-rsid="015489f1"/>
    </style:style>
    <style:style style:name="P12" style:family="paragraph" style:parent-style-name="Text_20_body">
      <style:text-properties officeooo:rsid="010987ab" officeooo:paragraph-rsid="010987ab"/>
    </style:style>
    <style:style style:name="P13" style:family="paragraph" style:parent-style-name="Text_20_body">
      <style:text-properties officeooo:rsid="009b28a9" officeooo:paragraph-rsid="010987ab"/>
    </style:style>
    <style:style style:name="P14" style:family="paragraph" style:parent-style-name="Text_20_body">
      <style:text-properties officeooo:rsid="009b28a9" officeooo:paragraph-rsid="00f3847e"/>
    </style:style>
    <style:style style:name="P15" style:family="paragraph" style:parent-style-name="Text_20_body">
      <style:text-properties officeooo:rsid="009b28a9" officeooo:paragraph-rsid="00f43eeb"/>
    </style:style>
    <style:style style:name="P16" style:family="paragraph" style:parent-style-name="Text_20_body">
      <style:text-properties officeooo:rsid="008dd164"/>
    </style:style>
    <style:style style:name="P17" style:family="paragraph" style:parent-style-name="Text_20_body">
      <style:text-properties officeooo:rsid="008dd164" officeooo:paragraph-rsid="00d9b37f"/>
    </style:style>
    <style:style style:name="P18" style:family="paragraph" style:parent-style-name="Text_20_body">
      <style:text-properties officeooo:rsid="008dd164" officeooo:paragraph-rsid="009b28a9"/>
    </style:style>
    <style:style style:name="P19" style:family="paragraph" style:parent-style-name="Text_20_body">
      <style:text-properties officeooo:rsid="008dd164" officeooo:paragraph-rsid="013997e1"/>
    </style:style>
    <style:style style:name="P20" style:family="paragraph" style:parent-style-name="Text_20_body">
      <style:text-properties officeooo:rsid="00e2f4e5" officeooo:paragraph-rsid="015489f1"/>
    </style:style>
    <style:style style:name="P21" style:family="paragraph" style:parent-style-name="Text_20_body">
      <style:text-properties officeooo:rsid="0047d675" officeooo:paragraph-rsid="005dcfcd"/>
    </style:style>
    <style:style style:name="P22" style:family="paragraph" style:parent-style-name="Text_20_body">
      <style:text-properties officeooo:paragraph-rsid="01bf5798"/>
    </style:style>
    <style:style style:name="P23" style:family="paragraph" style:parent-style-name="Text_20_body">
      <style:text-properties officeooo:paragraph-rsid="01c00276"/>
    </style:style>
    <style:style style:name="P24" style:family="paragraph" style:parent-style-name="Text_20_body">
      <style:text-properties officeooo:rsid="01d38010" officeooo:paragraph-rsid="01e7c4d5"/>
    </style:style>
    <style:style style:name="P25" style:family="paragraph" style:parent-style-name="Text_20_body">
      <style:text-properties officeooo:rsid="01d38010" officeooo:paragraph-rsid="01e843dc"/>
    </style:style>
    <style:style style:name="P26" style:family="paragraph" style:parent-style-name="Text_20_body">
      <style:text-properties officeooo:rsid="01cfb38e" officeooo:paragraph-rsid="01cfb38e"/>
    </style:style>
    <style:style style:name="P27" style:family="paragraph" style:parent-style-name="Text_20_body">
      <style:text-properties officeooo:rsid="020905eb" officeooo:paragraph-rsid="020905eb"/>
    </style:style>
    <style:style style:name="P28" style:family="paragraph" style:parent-style-name="Text_20_body">
      <style:text-properties officeooo:rsid="02093621" officeooo:paragraph-rsid="02093621"/>
    </style:style>
    <style:style style:name="P29" style:family="paragraph" style:parent-style-name="Text_20_body">
      <style:text-properties officeooo:rsid="02276ec3" officeooo:paragraph-rsid="02276ec3"/>
    </style:style>
    <style:style style:name="P30" style:family="paragraph" style:parent-style-name="Text_20_body">
      <style:text-properties officeooo:rsid="0228ca1c" officeooo:paragraph-rsid="0228ca1c"/>
    </style:style>
    <style:style style:name="P31" style:family="paragraph" style:parent-style-name="Text_20_body">
      <style:text-properties officeooo:rsid="022f90a2" officeooo:paragraph-rsid="022f90a2"/>
    </style:style>
    <style:style style:name="P32" style:family="paragraph" style:parent-style-name="Text_20_body">
      <style:text-properties officeooo:rsid="022d4dd4" officeooo:paragraph-rsid="023ea408"/>
    </style:style>
    <style:style style:name="P33" style:family="paragraph" style:parent-style-name="Text_20_body">
      <style:text-properties officeooo:paragraph-rsid="023ea408"/>
    </style:style>
    <style:style style:name="P34" style:family="paragraph" style:parent-style-name="Text_20_body">
      <style:text-properties officeooo:rsid="0241cd75" officeooo:paragraph-rsid="0241cd75"/>
    </style:style>
    <style:style style:name="P35" style:family="paragraph" style:parent-style-name="Standard">
      <style:text-properties officeooo:rsid="0241cd75" officeooo:paragraph-rsid="024fdd17"/>
    </style:style>
    <style:style style:name="P36" style:family="paragraph" style:parent-style-name="Text_20_body">
      <style:text-properties officeooo:paragraph-rsid="024a5983"/>
    </style:style>
    <style:style style:name="P37" style:family="paragraph" style:parent-style-name="Text_20_body">
      <style:text-properties officeooo:paragraph-rsid="024fdd17"/>
    </style:style>
    <style:style style:name="P38" style:family="paragraph" style:parent-style-name="Text_20_body">
      <style:text-properties officeooo:paragraph-rsid="02513e21"/>
    </style:style>
    <style:style style:name="P39" style:family="paragraph" style:parent-style-name="Text_20_body">
      <style:text-properties officeooo:paragraph-rsid="0258a72f"/>
    </style:style>
    <style:style style:name="P40" style:family="paragraph" style:parent-style-name="Text_20_body">
      <style:text-properties officeooo:rsid="025fb985" officeooo:paragraph-rsid="025fb985"/>
    </style:style>
    <style:style style:name="P41" style:family="paragraph" style:parent-style-name="Text_20_body">
      <style:text-properties style:font-name="Times New Roman1" fo:language="en" fo:country="US" officeooo:rsid="0267bf00" officeooo:paragraph-rsid="0267bf00"/>
    </style:style>
    <style:style style:name="P42" style:family="paragraph" style:parent-style-name="Text_20_body">
      <style:text-properties style:font-name="Times New Roman1" fo:language="en" fo:country="US" officeooo:rsid="025fb985" officeooo:paragraph-rsid="025fb985"/>
    </style:style>
    <style:style style:name="P43" style:family="paragraph" style:parent-style-name="Text_20_body">
      <style:text-properties style:font-name="Times New Roman1" fo:language="en" fo:country="US" officeooo:rsid="0277d4ec" officeooo:paragraph-rsid="0277d4ec"/>
    </style:style>
    <style:style style:name="P44" style:family="paragraph" style:parent-style-name="Text_20_body">
      <style:text-properties officeooo:paragraph-rsid="0270afd9"/>
    </style:style>
    <style:style style:name="P45" style:family="paragraph" style:parent-style-name="Text_20_body">
      <style:text-properties officeooo:paragraph-rsid="02719d41"/>
    </style:style>
    <style:style style:name="P46" style:family="paragraph" style:parent-style-name="Text_20_body">
      <style:text-properties officeooo:paragraph-rsid="0272f01b"/>
    </style:style>
    <style:style style:name="P47" style:family="paragraph" style:parent-style-name="Text_20_body">
      <style:text-properties officeooo:paragraph-rsid="02732bf0"/>
    </style:style>
    <style:style style:name="P48" style:family="paragraph" style:parent-style-name="Text_20_body">
      <style:text-properties officeooo:rsid="02732bf0" officeooo:paragraph-rsid="02732bf0"/>
    </style:style>
    <style:style style:name="P49" style:family="paragraph" style:parent-style-name="Text_20_body">
      <style:text-properties officeooo:rsid="025e26b1" officeooo:paragraph-rsid="0273dabd"/>
    </style:style>
    <style:style style:name="P50" style:family="paragraph" style:parent-style-name="Text_20_body">
      <style:text-properties officeooo:rsid="025e26b1" officeooo:paragraph-rsid="02758e59"/>
    </style:style>
    <style:style style:name="P51" style:family="paragraph" style:parent-style-name="Text_20_body">
      <style:text-properties fo:language="en" fo:country="US" officeooo:rsid="025e26b1" officeooo:paragraph-rsid="02758e59"/>
    </style:style>
    <style:style style:name="P52" style:family="paragraph" style:parent-style-name="Text_20_body">
      <style:text-properties fo:language="en" fo:country="US" officeooo:rsid="027d522f" officeooo:paragraph-rsid="026934bb"/>
    </style:style>
    <style:style style:name="P53" style:family="paragraph" style:parent-style-name="Text_20_body">
      <style:text-properties fo:language="en" fo:country="US" officeooo:rsid="027d522f" officeooo:paragraph-rsid="02844691"/>
    </style:style>
    <style:style style:name="P54" style:family="paragraph" style:parent-style-name="Text_20_body">
      <style:text-properties fo:language="en" fo:country="US" officeooo:rsid="028aa3a2" officeooo:paragraph-rsid="028aa3a2"/>
    </style:style>
    <style:style style:name="P55" style:family="paragraph" style:parent-style-name="Text_20_body">
      <style:text-properties officeooo:paragraph-rsid="026934bb"/>
    </style:style>
    <style:style style:name="P56" style:family="paragraph" style:parent-style-name="Text_20_body">
      <style:text-properties officeooo:paragraph-rsid="028643bd"/>
    </style:style>
    <style:style style:name="P57" style:family="paragraph" style:parent-style-name="Code">
      <style:text-properties officeooo:rsid="00d680a4" officeooo:paragraph-rsid="00d8bd70"/>
    </style:style>
    <style:style style:name="P58" style:family="paragraph" style:parent-style-name="Code">
      <style:text-properties officeooo:rsid="004a979a" officeooo:paragraph-rsid="004ff0c4"/>
    </style:style>
    <style:style style:name="P59" style:family="paragraph" style:parent-style-name="Footnote">
      <style:text-properties officeooo:rsid="018db8c9" officeooo:paragraph-rsid="018db8c9"/>
    </style:style>
    <style:style style:name="P60" style:family="paragraph" style:parent-style-name="Footnote">
      <style:text-properties officeooo:rsid="0223b2fb" officeooo:paragraph-rsid="0223b2fb"/>
    </style:style>
    <style:style style:name="P61" style:family="paragraph" style:parent-style-name="Table_20_Heading">
      <style:text-properties officeooo:rsid="0197e1f6" officeooo:paragraph-rsid="0197e1f6"/>
    </style:style>
    <style:style style:name="P62" style:family="paragraph" style:parent-style-name="Subtitle">
      <style:text-properties officeooo:paragraph-rsid="01a90f53"/>
    </style:style>
    <style:style style:name="P63" style:family="paragraph" style:parent-style-name="Table_20_Contents">
      <style:text-properties fo:background-color="transparent"/>
    </style:style>
    <style:style style:name="P64" style:family="paragraph" style:parent-style-name="Standard">
      <style:text-properties officeooo:paragraph-rsid="02803ead"/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1" style:list-style-name="Numbering_20_5"/>
    <style:style style:name="P69" style:family="paragraph" style:parent-style-name="Heading_20_1" style:list-style-name="Numbering_20_5">
      <style:paragraph-properties fo:break-before="page"/>
    </style:style>
    <style:style style:name="P70" style:family="paragraph" style:parent-style-name="Heading_20_2" style:list-style-name="Numbering_20_5"/>
    <style:style style:name="P71" style:family="paragraph" style:parent-style-name="Heading_20_2" style:list-style-name="Numbering_20_5">
      <style:text-properties officeooo:rsid="01cfb38e" officeooo:paragraph-rsid="01cfb38e"/>
    </style:style>
    <style:style style:name="P72" style:family="paragraph" style:parent-style-name="Heading_20_3" style:list-style-name="Numbering_20_5"/>
    <style:style style:name="P73" style:family="paragraph" style:parent-style-name="Heading_20_3" style:list-style-name="Numbering_20_5">
      <style:text-properties officeooo:rsid="01cfb38e" officeooo:paragraph-rsid="01cfb38e"/>
    </style:style>
    <style:style style:name="P74" style:family="paragraph" style:parent-style-name="Heading_20_3" style:list-style-name="Numbering_20_5">
      <style:text-properties officeooo:rsid="01d02960" officeooo:paragraph-rsid="01d02960"/>
    </style:style>
    <style:style style:name="P75" style:family="paragraph" style:parent-style-name="Heading_20_3" style:list-style-name="Numbering_20_5">
      <style:text-properties officeooo:rsid="020905eb" officeooo:paragraph-rsid="020905eb"/>
    </style:style>
    <style:style style:name="P76" style:family="paragraph" style:parent-style-name="Heading_20_3" style:list-style-name="Numbering_20_5">
      <style:text-properties officeooo:rsid="022d4dd4" officeooo:paragraph-rsid="022d4dd4"/>
    </style:style>
    <style:style style:name="P77" style:family="paragraph" style:parent-style-name="Heading_20_3" style:list-style-name="Numbering_20_5">
      <style:text-properties officeooo:rsid="023ea408" officeooo:paragraph-rsid="023ea408"/>
    </style:style>
    <style:style style:name="P78" style:family="paragraph" style:parent-style-name="Heading_20_3" style:list-style-name="Numbering_20_5">
      <style:text-properties style:use-window-font-color="true" loext:opacity="0%" style:font-name="Liberation Sans" fo:font-size="16.1000003814697pt" fo:language="en" fo:country="US" fo:font-weight="bold" officeooo:rsid="0245fb4c" officeooo:paragraph-rsid="0245fb4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3" style:list-style-name="Numbering_20_5">
      <style:text-properties style:use-window-font-color="true" loext:opacity="0%" style:font-name="Liberation Sans" fo:font-size="16.1000003814697pt" fo:language="en" fo:country="US" fo:font-weight="bold" officeooo:rsid="024fdd17" officeooo:paragraph-rsid="024fdd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3" style:list-style-name="Numbering_20_5">
      <style:text-properties style:use-window-font-color="true" loext:opacity="0%" style:font-name="Liberation Sans" fo:font-size="16.1000003814697pt" fo:language="en" fo:country="US" fo:font-weight="bold" officeooo:rsid="0258a72f" officeooo:paragraph-rsid="0258a7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3" style:list-style-name="Numbering_20_5">
      <style:text-properties style:use-window-font-color="true" loext:opacity="0%" style:font-name="Liberation Sans" fo:font-size="16.1000003814697pt" fo:language="en" fo:country="US" fo:font-weight="bold" officeooo:rsid="0258a72f" officeooo:paragraph-rsid="0284469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3" style:list-style-name="Numbering_20_5">
      <style:text-properties officeooo:rsid="00d5faff" officeooo:paragraph-rsid="00d5faff"/>
    </style:style>
    <style:style style:name="P83" style:family="paragraph" style:parent-style-name="Heading_20_3" style:list-style-name="Numbering_20_5">
      <style:text-properties officeooo:rsid="00f3847e" officeooo:paragraph-rsid="00f3847e"/>
    </style:style>
    <style:style style:name="P84" style:family="paragraph" style:parent-style-name="Heading_20_3" style:list-style-name="Numbering_20_5">
      <style:text-properties officeooo:rsid="00ab603e" officeooo:paragraph-rsid="01063816"/>
    </style:style>
    <style:style style:name="P85" style:family="paragraph" style:parent-style-name="Heading_20_4">
      <style:text-properties officeooo:rsid="00b36f10"/>
    </style:style>
    <style:style style:name="P86" style:family="paragraph" style:parent-style-name="Heading_20_4">
      <style:text-properties officeooo:rsid="00b36f10" officeooo:paragraph-rsid="01372819"/>
    </style:style>
    <style:style style:name="P87" style:family="paragraph" style:parent-style-name="Heading_20_4">
      <style:text-properties officeooo:rsid="009b28a9" officeooo:paragraph-rsid="00b36f10"/>
    </style:style>
    <style:style style:name="P88" style:family="paragraph" style:parent-style-name="Heading_20_4">
      <style:text-properties officeooo:rsid="009b28a9" officeooo:paragraph-rsid="00ea5d5c"/>
    </style:style>
    <style:style style:name="P89" style:family="paragraph" style:parent-style-name="Heading_20_4">
      <style:text-properties officeooo:paragraph-rsid="00f3847e"/>
    </style:style>
    <style:style style:name="P90" style:family="paragraph" style:parent-style-name="Heading_20_4">
      <style:text-properties officeooo:paragraph-rsid="01372819"/>
    </style:style>
    <style:style style:name="P91" style:family="paragraph" style:parent-style-name="Heading_20_4">
      <style:text-properties officeooo:paragraph-rsid="010987ab"/>
    </style:style>
    <style:style style:name="P92" style:family="paragraph" style:parent-style-name="Text_20_body" style:list-style-name="L1"/>
    <style:style style:name="P93" style:family="paragraph" style:parent-style-name="Text_20_body" style:list-style-name="L1">
      <style:text-properties officeooo:paragraph-rsid="016506e1"/>
    </style:style>
    <style:style style:name="P94" style:family="paragraph" style:parent-style-name="Text_20_body" style:list-style-name="L1">
      <style:text-properties officeooo:paragraph-rsid="0181bc5c"/>
    </style:style>
    <style:style style:name="P95" style:family="paragraph" style:parent-style-name="Text_20_body" style:list-style-name="L1">
      <style:text-properties officeooo:rsid="011b5dd1" officeooo:paragraph-rsid="0181f6e6" fo:background-color="transparent"/>
    </style:style>
    <style:style style:name="P96" style:family="paragraph" style:parent-style-name="Text_20_body" style:list-style-name="Numbering_20_1">
      <style:text-properties officeooo:rsid="00f462a6" officeooo:paragraph-rsid="00f462a6"/>
    </style:style>
    <style:style style:name="T1" style:family="text">
      <style:text-properties officeooo:rsid="0049c297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1" officeooo:rsid="0100624d"/>
    </style:style>
    <style:style style:name="T4" style:family="text">
      <style:text-properties officeooo:rsid="00d680a4"/>
    </style:style>
    <style:style style:name="T5" style:family="text">
      <style:text-properties officeooo:rsid="00d70df4"/>
    </style:style>
    <style:style style:name="T6" style:family="text">
      <style:text-properties fo:font-weight="bold" officeooo:rsid="00d680a4" style:font-weight-asian="bold" style:font-weight-complex="bold"/>
    </style:style>
    <style:style style:name="T7" style:family="text">
      <style:text-properties style:font-name="Times New Roman1" officeooo:rsid="0100624d"/>
    </style:style>
    <style:style style:name="T8" style:family="text">
      <style:text-properties style:font-name="Times New Roman1" officeooo:rsid="023bf12e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font-name="Times New Roman1" fo:language="en" fo:country="US" officeooo:rsid="023bf12e"/>
    </style:style>
    <style:style style:name="T11" style:family="text">
      <style:text-properties style:font-name="Times New Roman1" fo:language="en" fo:country="US" officeooo:rsid="01cfb38e"/>
    </style:style>
    <style:style style:name="T12" style:family="text">
      <style:text-properties style:font-name="Times New Roman1" fo:language="en" fo:country="US" officeooo:rsid="0258a72f"/>
    </style:style>
    <style:style style:name="T13" style:family="text">
      <style:text-properties style:font-name="Times New Roman1" fo:language="en" fo:country="US" officeooo:rsid="0267bf00"/>
    </style:style>
    <style:style style:name="T14" style:family="text">
      <style:text-properties style:font-name="Times New Roman1" fo:language="en" fo:country="US" officeooo:rsid="027aa415"/>
    </style:style>
    <style:style style:name="T15" style:family="text">
      <style:text-properties style:font-name="Times New Roman1" fo:language="en" fo:country="US" officeooo:rsid="027b8558"/>
    </style:style>
    <style:style style:name="T16" style:family="text">
      <style:text-properties officeooo:rsid="01063816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style:font-name="Times New Roman1" officeooo:rsid="01bf5798"/>
    </style:style>
    <style:style style:name="T19" style:family="text">
      <style:text-properties style:use-window-font-color="true" loext:opacity="0%" style:font-name="Times New Roman1" officeooo:rsid="01c00276"/>
    </style:style>
    <style:style style:name="T20" style:family="text">
      <style:text-properties style:use-window-font-color="true" loext:opacity="0%" style:font-name="Times New Roman1" officeooo:rsid="01d38010"/>
    </style:style>
    <style:style style:name="T21" style:family="text">
      <style:text-properties style:use-window-font-color="true" loext:opacity="0%" style:font-name="Times New Roman1" fo:language="en" fo:country="US" officeooo:rsid="027d522f"/>
    </style:style>
    <style:style style:name="T22" style:family="text">
      <style:text-properties style:use-window-font-color="true" loext:opacity="0%" style:text-position="super 58%" style:font-name="Times New Roman1" officeooo:rsid="01bf5798"/>
    </style:style>
    <style:style style:name="T23" style:family="text">
      <style:text-properties style:use-window-font-color="true" loext:opacity="0%" style:font-name="Liberation Sans" fo:font-size="16.1000003814697pt" fo:language="en" fo:country="US" fo:font-weight="bold" officeooo:rsid="024fdd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use-window-font-color="true" loext:opacity="0%" style:font-name="Liberation Sans" fo:font-size="16.1000003814697pt" fo:language="en" fo:country="US" fo:font-weight="bold" officeooo:rsid="0252a95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use-window-font-color="true" loext:opacity="0%" style:font-name="Liberation Sans" fo:font-size="16.1000003814697pt" fo:language="en" fo:country="US" fo:font-weight="bold" officeooo:rsid="02544b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use-window-font-color="true" loext:opacity="0%" style:font-name="Liberation Sans" fo:font-size="16.1000003814697pt" fo:language="en" fo:country="US" fo:font-weight="bold" officeooo:rsid="0258a7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09b28a9"/>
    </style:style>
    <style:style style:name="T28" style:family="text">
      <style:text-properties officeooo:rsid="0077f969"/>
    </style:style>
    <style:style style:name="T29" style:family="text">
      <style:text-properties officeooo:rsid="01116c35"/>
    </style:style>
    <style:style style:name="T30" style:family="text">
      <style:text-properties officeooo:rsid="004a979a"/>
    </style:style>
    <style:style style:name="T31" style:family="text">
      <style:text-properties officeooo:rsid="006cf013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6cf013" fo:background-color="transparent" loext:char-shading-value="0"/>
    </style:style>
    <style:style style:name="T34" style:family="text">
      <style:text-properties officeooo:rsid="011b5dd1" fo:background-color="transparent" loext:char-shading-value="0"/>
    </style:style>
    <style:style style:name="T35" style:family="text">
      <style:text-properties officeooo:rsid="0181bc5c" fo:background-color="transparent" loext:char-shading-value="0"/>
    </style:style>
    <style:style style:name="T36" style:family="text">
      <style:text-properties officeooo:rsid="01bab8d7" fo:background-color="transparent" loext:char-shading-value="0"/>
    </style:style>
    <style:style style:name="T37" style:family="text">
      <style:text-properties officeooo:rsid="019763f3" fo:background-color="transparent" loext:char-shading-value="0"/>
    </style:style>
    <style:style style:name="T38" style:family="text">
      <style:text-properties officeooo:rsid="00740cf2"/>
    </style:style>
    <style:style style:name="T39" style:family="text">
      <style:text-properties officeooo:rsid="00e2f4e5"/>
    </style:style>
    <style:style style:name="T40" style:family="text">
      <style:text-properties officeooo:rsid="016f301b"/>
    </style:style>
    <style:style style:name="T41" style:family="text">
      <style:text-properties officeooo:rsid="01915d3d"/>
    </style:style>
    <style:style style:name="T42" style:family="text">
      <style:text-properties officeooo:rsid="0197492e"/>
    </style:style>
    <style:style style:name="T43" style:family="text">
      <style:text-properties officeooo:rsid="019763f3"/>
    </style:style>
    <style:style style:name="T44" style:family="text">
      <style:text-properties officeooo:rsid="0197e1f6"/>
    </style:style>
    <style:style style:name="T45" style:family="text">
      <style:text-properties officeooo:rsid="019e3eb9"/>
    </style:style>
    <style:style style:name="T46" style:family="text">
      <style:text-properties officeooo:rsid="01a90f53"/>
    </style:style>
    <style:style style:name="T47" style:family="text">
      <style:text-properties officeooo:rsid="01bad656"/>
    </style:style>
    <style:style style:name="T48" style:family="text">
      <style:text-properties officeooo:rsid="01cfb38e"/>
    </style:style>
    <style:style style:name="T49" style:family="text">
      <style:text-properties officeooo:rsid="01d021a0"/>
    </style:style>
    <style:style style:name="T50" style:family="text">
      <style:text-properties officeooo:rsid="01d38010"/>
    </style:style>
    <style:style style:name="T51" style:family="text">
      <style:text-properties officeooo:rsid="01e7c4d5"/>
    </style:style>
    <style:style style:name="T52" style:family="text">
      <style:text-properties officeooo:rsid="01e9f22b"/>
    </style:style>
    <style:style style:name="T53" style:family="text">
      <style:text-properties officeooo:rsid="020905eb"/>
    </style:style>
    <style:style style:name="T54" style:family="text">
      <style:text-properties officeooo:rsid="0223b2fb"/>
    </style:style>
    <style:style style:name="T55" style:family="text">
      <style:text-properties officeooo:rsid="02276ec3"/>
    </style:style>
    <style:style style:name="T56" style:family="text">
      <style:text-properties officeooo:rsid="022d7d9b"/>
    </style:style>
    <style:style style:name="T57" style:family="text">
      <style:text-properties officeooo:rsid="022f7c79"/>
    </style:style>
    <style:style style:name="T58" style:family="text">
      <style:text-properties officeooo:rsid="0232dce2"/>
    </style:style>
    <style:style style:name="T59" style:family="text">
      <style:text-properties officeooo:rsid="0238e8f7"/>
    </style:style>
    <style:style style:name="T60" style:family="text">
      <style:text-properties style:font-name="Times New Roman" officeooo:rsid="023ea408"/>
    </style:style>
    <style:style style:name="T61" style:family="text">
      <style:text-properties style:font-name="Times New Roman" officeooo:rsid="022d4dd4"/>
    </style:style>
    <style:style style:name="T62" style:family="text">
      <style:text-properties style:font-name="Times New Roman" officeooo:rsid="0258a72f"/>
    </style:style>
    <style:style style:name="T63" style:family="text">
      <style:text-properties style:font-name="Times New Roman" fo:language="en" fo:country="US"/>
    </style:style>
    <style:style style:name="T64" style:family="text">
      <style:text-properties style:font-name="Times New Roman" fo:language="en" fo:country="US" officeooo:rsid="023ea408"/>
    </style:style>
    <style:style style:name="T65" style:family="text">
      <style:text-properties style:font-name="Times New Roman" fo:language="en" fo:country="US" officeooo:rsid="025fb985"/>
    </style:style>
    <style:style style:name="T66" style:family="text">
      <style:text-properties style:font-name="Times New Roman" fo:language="en" fo:country="US" officeooo:rsid="028643bd"/>
    </style:style>
    <style:style style:name="T67" style:family="text">
      <style:text-properties officeooo:rsid="023ea408"/>
    </style:style>
    <style:style style:name="T68" style:family="text">
      <style:text-properties officeooo:rsid="022d4dd4"/>
    </style:style>
    <style:style style:name="T69" style:family="text">
      <style:text-properties officeooo:rsid="0241b99b"/>
    </style:style>
    <style:style style:name="T70" style:family="text">
      <style:text-properties officeooo:rsid="0244d494"/>
    </style:style>
    <style:style style:name="T71" style:family="text">
      <style:text-properties officeooo:rsid="0249bf44"/>
    </style:style>
    <style:style style:name="T72" style:family="text">
      <style:text-properties officeooo:rsid="024e64fb"/>
    </style:style>
    <style:style style:name="T73" style:family="text">
      <style:text-properties fo:language="en" fo:country="US"/>
    </style:style>
    <style:style style:name="T74" style:family="text">
      <style:text-properties fo:language="en" fo:country="US" officeooo:rsid="0258a72f"/>
    </style:style>
    <style:style style:name="T75" style:family="text">
      <style:text-properties fo:language="en" fo:country="US" officeooo:rsid="01cfb38e"/>
    </style:style>
    <style:style style:name="T76" style:family="text">
      <style:text-properties fo:language="en" fo:country="US" officeooo:rsid="025d54b3"/>
    </style:style>
    <style:style style:name="T77" style:family="text">
      <style:text-properties fo:language="en" fo:country="US" officeooo:rsid="025e26b1"/>
    </style:style>
    <style:style style:name="T78" style:family="text">
      <style:text-properties fo:language="en" fo:country="US" officeooo:rsid="0270afd9"/>
    </style:style>
    <style:style style:name="T79" style:family="text">
      <style:text-properties fo:language="en" fo:country="US" officeooo:rsid="02719d41"/>
    </style:style>
    <style:style style:name="T80" style:family="text">
      <style:text-properties fo:language="en" fo:country="US" officeooo:rsid="0272f01b"/>
    </style:style>
    <style:style style:name="T81" style:family="text">
      <style:text-properties fo:language="en" fo:country="US" officeooo:rsid="02732bf0"/>
    </style:style>
    <style:style style:name="T82" style:family="text">
      <style:text-properties fo:language="en" fo:country="US" officeooo:rsid="0273dabd"/>
    </style:style>
    <style:style style:name="T83" style:family="text">
      <style:text-properties fo:language="en" fo:country="US" officeooo:rsid="027d522f"/>
    </style:style>
    <style:style style:name="T84" style:family="text">
      <style:text-properties fo:language="en" fo:country="US" officeooo:rsid="02844691"/>
    </style:style>
    <style:style style:name="T85" style:family="text">
      <style:text-properties fo:language="en" fo:country="US" officeooo:rsid="028643bd"/>
    </style:style>
    <style:style style:name="T86" style:family="text">
      <style:text-properties fo:language="en" fo:country="US" officeooo:rsid="02899d8b"/>
    </style:style>
    <style:style style:name="T87" style:family="text">
      <style:text-properties officeooo:rsid="026934bb"/>
    </style:style>
    <style:style style:name="T88" style:family="text">
      <style:text-properties style:text-position="0% 100%" fo:language="en" fo:country="US"/>
    </style:style>
    <style:style style:name="T89" style:family="text">
      <style:text-properties officeooo:rsid="0277d4ec"/>
    </style:style>
    <style:style style:name="T90" style:family="text">
      <style:text-properties officeooo:rsid="0258a72f"/>
    </style:style>
    <style:style style:name="T91" style:family="text">
      <style:text-properties officeooo:rsid="02844691"/>
    </style:style>
    <style:style style:name="T92" style:family="text">
      <style:text-properties officeooo:rsid="028d03e0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fo:padding="0.049cm" fo:border="0.99pt solid #006600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ffffff" draw:ole-draw-aspect="1"/>
    </style:style>
    <style:style style:name="fr4" style:family="graphic" style:parent-style-name="iFormula">
      <style:graphic-properties style:vertical-pos="from-top" style:horizontal-pos="from-left" style:horizontal-rel="paragraph-content" fo:background-color="transparent" draw:fill="none" draw:fill-color="#ffffff" draw:ole-draw-aspect="1"/>
    </style:style>
    <style:style style:name="fr5" style:family="graphic" style:parent-style-name="OLE">
      <style:graphic-properties fo:margin-left="0cm" fo:margin-right="0cm" style:vertical-pos="from-top" style:horizontal-pos="center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fo:background-color="transparent" draw:fill="none" draw:fill-color="#ffffff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ath and Analysis</text:p>
      <text:p text:style-name="P62">© 2014 Vladislav Kosolapov<text:line-break/>© 201<text:span text:style-name="T46">7</text:span> <text:span text:style-name="T46">Jan</text:span> <text:span text:style-name="T46">Rheinländer</text:span></text:p>
      <text:table-of-content text:style-name="Sect1" text:protected="true" text:name="Inhaltsverzeichnis3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s</text:p>
          </text:index-title>
          <text:p text:style-name="P66"><text:a xlink:type="simple" xlink:href="#__RefHeading__1739_1283850086" text:style-name="Index_20_Link" text:visited-style-name="Index_20_Link">1. Introduction<text:tab/>2</text:a></text:p>
          <text:p text:style-name="P66"><text:a xlink:type="simple" xlink:href="#__RefHeading__1785_1283850086" text:style-name="Index_20_Link" text:visited-style-name="Index_20_Link">2. Analysis<text:tab/>2</text:a></text:p>
          <text:p text:style-name="P65"><text:a xlink:type="simple" xlink:href="#__RefHeading__1741_1283850086" text:style-name="Index_20_Link" text:visited-style-name="Index_20_Link">2.1. Elementary rules of differentiation<text:tab/>2</text:a></text:p>
          <text:p text:style-name="P65"><text:a xlink:type="simple" xlink:href="#__RefHeading__1743_1283850086" text:style-name="Index_20_Link" text:visited-style-name="Index_20_Link">2.2. Table of derivatives<text:tab/>3</text:a></text:p>
          <text:p text:style-name="P65"><text:a xlink:type="simple" xlink:href="#__RefHeading___Toc1492_1087109915" text:style-name="Index_20_Link" text:visited-style-name="Index_20_Link">2.3. Differentiation of functions<text:tab/>5</text:a></text:p>
          <text:p text:style-name="P67"><text:a xlink:type="simple" xlink:href="#__RefHeading___Toc1494_1087109915" text:style-name="Index_20_Link" text:visited-style-name="Index_20_Link">2.3.1. Total derivative and total differential<text:tab/>5</text:a></text:p>
          <text:p text:style-name="P67"><text:a xlink:type="simple" xlink:href="#__RefHeading___Toc1496_1087109915" text:style-name="Index_20_Link" text:visited-style-name="Index_20_Link">2.3.2. Higher order derivatives<text:tab/>5</text:a></text:p>
          <text:p text:style-name="P67"><text:a xlink:type="simple" xlink:href="#__RefHeading___Toc1498_1087109915" text:style-name="Index_20_Link" text:visited-style-name="Index_20_Link">2.3.3. Composite multivariate functions<text:tab/>5</text:a></text:p>
          <text:p text:style-name="P67"><text:a xlink:type="simple" xlink:href="#__RefHeading___Toc1500_1087109915" text:style-name="Index_20_Link" text:visited-style-name="Index_20_Link">2.3.4. Implicit function of a single variable<text:tab/>6</text:a></text:p>
          <text:p text:style-name="P67"><text:a xlink:type="simple" xlink:href="#__RefHeading___Toc1502_1087109915" text:style-name="Index_20_Link" text:visited-style-name="Index_20_Link">2.3.5. Multiple implicit functions of a single variable<text:tab/>6</text:a></text:p>
          <text:p text:style-name="P67"><text:a xlink:type="simple" xlink:href="#__RefHeading___Toc1504_1087109915" text:style-name="Index_20_Link" text:visited-style-name="Index_20_Link">2.3.6. Multiple implicit functions of multiple variables<text:tab/>6</text:a></text:p>
          <text:p text:style-name="P67"><text:a xlink:type="simple" xlink:href="#__RefHeading___Toc1506_1087109915" text:style-name="Index_20_Link" text:visited-style-name="Index_20_Link">2.3.7. Functions given in parameter form<text:tab/>7</text:a></text:p>
          <text:p text:style-name="P67"><text:a xlink:type="simple" xlink:href="#__RefHeading___Toc1506_10871099151" text:style-name="Index_20_Link" text:visited-style-name="Index_20_Link">2.3.8. Derivative of the inverse function<text:tab/>7</text:a></text:p>
          <text:p text:style-name="P67"><text:a xlink:type="simple" xlink:href="#__RefHeading___Toc1506_10871099152" text:style-name="Index_20_Link" text:visited-style-name="Index_20_Link">2.3.9. Substitution in functions of a single variable<text:tab/>7</text:a></text:p>
          <text:p text:style-name="P67"><text:a xlink:type="simple" xlink:href="#__RefHeading___Toc2762_118449046" text:style-name="Index_20_Link" text:visited-style-name="Index_20_Link">2.3.10. Substitution in functions of a two variables<text:tab/>8</text:a></text:p>
          <text:p text:style-name="P65"><text:a xlink:type="simple" xlink:href="#__RefHeading__1745_1283850086" text:style-name="Index_20_Link" text:visited-style-name="Index_20_Link">2.4. Examples<text:tab/>8</text:a></text:p>
          <text:p text:style-name="P67"><text:a xlink:type="simple" xlink:href="#__RefHeading__1747_1283850086" text:style-name="Index_20_Link" text:visited-style-name="Index_20_Link">2.4.1. Find the derivative<text:tab/>8</text:a></text:p>
          <text:p text:style-name="P67"><text:a xlink:type="simple" xlink:href="#__RefHeading__1755_1283850086" text:style-name="Index_20_Link" text:visited-style-name="Index_20_Link">2.4.2. Find the area of the figure<text:tab/>9</text:a></text:p>
          <text:p text:style-name="P67"><text:a xlink:type="simple" xlink:href="#__RefHeading__1763_1283850086" text:style-name="Index_20_Link" text:visited-style-name="Index_20_Link">2.4.3. Solve ODE of 1</text:a><text:a xlink:type="simple" xlink:href="#__RefHeading__1763_1283850086" text:style-name="Index_20_Link" text:visited-style-name="Index_20_Link"><text:span text:style-name="T2">st</text:span></text:a><text:a xlink:type="simple" xlink:href="#__RefHeading__1763_1283850086" text:style-name="Index_20_Link" text:visited-style-name="Index_20_Link"> order (Euler method)<text:tab/>10</text:a></text:p>
          <text:p text:style-name="P66"><text:a xlink:type="simple" xlink:href="#__RefHeading___Toc1508_1087109915" text:style-name="Index_20_Link" text:visited-style-name="Index_20_Link"><text:s/>References<text:tab/>11</text:a></text:p>
        </text:index-body>
      </text:table-of-content>
      <text:p text:style-name="Text_20_body"><text:span text:style-name="REMARK_20_for_20_developers"/></text:p>
      <text:list xml:id="list1974575943" text:style-name="Numbering_20_5">
        <text:list-item>
          <text:h text:style-name="P69" text:outline-level="1"><text:bookmark-start text:name="__RefHeading__1739_1283850086"/>Intro<text:span text:style-name="T28">duction</text:span><text:bookmark-end text:name="__RefHeading__1739_1283850086"/></text:h>
        </text:list-item>
      </text:list>
      <text:p text:style-name="P9"><text:span text:style-name="T28">T</text:span>his document is intended as a demonstration of the capabilities of iMath in the area of analysis. Most of the <text:span text:style-name="T50">information</text:span> <text:span text:style-name="T50">was</text:span> taken from Wikipedia <text:span text:style-name="T50">and Bronstein/Semendjajew, see section References.</text:span></text:p>
      <text:p text:style-name="P1"><text:span text:style-name="T1">Before you start to compose differential equations you</text:span> m<text:span text:style-name="T1">ay need to</text:span> <text:span text:style-name="T30">define some</text:span> functions. <text:span text:style-name="T1">It is important to declare the functional dependence of variables if you plan to simplify and solve differential equations. The result depends on how you do it.</text:span></text:p>
      <text:p text:style-name="P7">For example, to define a function <draw:frame draw:style-name="fr7" draw:name="Объект98" text:anchor-type="as-char" svg:y="-0.386cm" svg:width="0.984cm" svg:height="0.508cm" draw:z-index="1"><draw:object xlink:href="./Object 97" xlink:type="simple" xlink:show="embed" xlink:actuate="onLoad"/><draw:image xlink:href="./ObjectReplacements/Object 97" xlink:type="simple" xlink:show="embed" xlink:actuate="onLoad"/><svg:desc>Formel</svg:desc></draw:frame>, <text:span text:style-name="T29">go to the iMath menu, iFormula, Create function, and enter at least the function name and the variable(s). Or, if you prefer the manual way, </text:span>you need to type:</text:p>
      <text:p text:style-name="P58">%%ii FUNCTION {{none}, f, x}</text:p>
      <text:list xml:id="list192055779981621" text:continue-numbering="true" text:style-name="Numbering_20_5">
        <text:list-item>
          <text:h text:style-name="P68" text:outline-level="1"><text:bookmark-start text:name="__RefHeading__1785_1283850086"/>Analysis<text:bookmark-end text:name="__RefHeading__1785_1283850086"/></text:h>
          <text:list>
            <text:list-item>
              <text:h text:style-name="P70" text:outline-level="2"><text:bookmark-start text:name="__RefHeading__1741_1283850086"/>Elementary rules of differentiation<text:bookmark-end text:name="__RefHeading__1741_1283850086"/></text:h>
            </text:list-item>
          </text:list>
        </text:list-item>
      </text:list>
      <text:p text:style-name="P8">Here <draw:frame draw:style-name="fr7" draw:name="Objekt1" text:anchor-type="as-char" svg:y="-0.377cm" svg:width="0.404cm" svg:height="0.467cm" draw:z-index="2"><draw:object xlink:href="./Object 8" xlink:type="simple" xlink:show="embed" xlink:actuate="onLoad"/><draw:image xlink:href="./ObjectReplacements/Object 8" xlink:type="simple" xlink:show="embed" xlink:actuate="onLoad"/><svg:desc>Formel</svg:desc></draw:frame><text:s/>and <draw:frame draw:style-name="fr7" draw:name="Objekt2" text:anchor-type="as-char" svg:y="-0.377cm" svg:width="0.443cm" svg:height="0.467cm" draw:z-index="3"><draw:object xlink:href="./Object 98" xlink:type="simple" xlink:show="embed" xlink:actuate="onLoad"/><draw:image xlink:href="./ObjectReplacements/Object 98" xlink:type="simple" xlink:show="embed" xlink:actuate="onLoad"/><svg:desc>Formel</svg:desc></draw:frame><text:s/>are both functions <text:span text:style-name="T42">of </text:span><draw:frame draw:style-name="fr7" draw:name="Objekt4" text:anchor-type="as-char" svg:y="-0.377cm" svg:width="0.432cm" svg:height="0.467cm" draw:z-index="4"><draw:object xlink:href="./Object 49" xlink:type="simple" xlink:show="embed" xlink:actuate="onLoad"/><draw:image xlink:href="./ObjectReplacements/Object 49" xlink:type="simple" xlink:show="embed" xlink:actuate="onLoad"/><svg:desc>Formel</svg:desc></draw:frame>, <draw:frame draw:style-name="fr7" draw:name="Objekt5" text:anchor-type="as-char" svg:y="-0.377cm" svg:width="0.422cm" svg:height="0.467cm" draw:z-index="5"><draw:object xlink:href="./Object 59" xlink:type="simple" xlink:show="embed" xlink:actuate="onLoad"/><draw:image xlink:href="./ObjectReplacements/Object 59" xlink:type="simple" xlink:show="embed" xlink:actuate="onLoad"/><svg:desc>Formel</svg:desc></draw:frame><text:s/><text:span text:style-name="T42">is a function of </text:span><text:span text:style-name="T42"><draw:frame draw:style-name="fr7" draw:name="Objekt10" text:anchor-type="as-char" svg:y="-0.377cm" svg:width="0.443cm" svg:height="0.467cm" draw:z-index="6"><draw:object xlink:href="./Object 61" xlink:type="simple" xlink:show="embed" xlink:actuate="onLoad"/><draw:image xlink:href="./ObjectReplacements/Object 61" xlink:type="simple" xlink:show="embed" xlink:actuate="onLoad"/><svg:desc>Formel</svg:desc></draw:frame></text:span><text:span text:style-name="T42">, and </text:span><text:span text:style-name="T42"><draw:frame draw:style-name="fr7" draw:name="Objekt3" text:anchor-type="as-char" svg:y="-0.377cm" svg:width="0.413cm" svg:height="0.467cm" draw:z-index="7"><draw:object xlink:href="./Object 99" xlink:type="simple" xlink:show="embed" xlink:actuate="onLoad"/><draw:image xlink:href="./ObjectReplacements/Object 99" xlink:type="simple" xlink:show="embed" xlink:actuate="onLoad"/><svg:desc>Formel</svg:desc></draw:frame></text:span><text:span text:style-name="T42"><text:s/>is a constant.</text:span></text:p>
      <text:p text:style-name="P8"><draw:frame draw:style-name="fr4" draw:name="Объект1" text:anchor-type="as-char" svg:y="-0.589cm" svg:width="7.354cm" svg:height="0.538cm" draw:z-index="8"><draw:object xlink:href="./Object 179" xlink:type="simple" xlink:show="embed" xlink:actuate="onLoad"/><draw:image xlink:href="./ObjectReplacements/Object 179" xlink:type="simple" xlink:show="embed" xlink:actuate="onLoad"/><svg:desc>Formel</svg:desc></draw:frame></text:p>
      <text:list xml:id="list3756841982" text:style-name="L1">
        <text:list-item>
          <text:p text:style-name="P92"><draw:frame draw:style-name="fr3" draw:name="Объект85" text:anchor-type="as-char" svg:y="-0.64cm" svg:width="2.348cm" svg:height="1.005cm" draw:z-index="9"><draw:object xlink:href="./Object 54" xlink:type="simple" xlink:show="embed" xlink:actuate="onLoad"/><draw:image xlink:href="./ObjectReplacements/Object 54" xlink:type="simple" xlink:show="embed" xlink:actuate="onLoad"/></draw:frame><text:s/><text:span text:style-name="T42">(constant factor rule)</text:span></text:p>
        </text:list-item>
        <text:list-item>
          <text:p text:style-name="P92"><draw:frame draw:style-name="fr2" draw:name="Объект96" text:anchor-type="as-char" svg:y="-0.64cm" svg:width="3.184cm" svg:height="1.005cm" draw:z-index="10"><draw:object xlink:href="./Object 48" xlink:type="simple" xlink:show="embed" xlink:actuate="onLoad"/><draw:image xlink:href="./ObjectReplacements/Object 48" xlink:type="simple" xlink:show="embed" xlink:actuate="onLoad"/></draw:frame><text:s/><text:span text:style-name="T42">(sum rule)</text:span></text:p>
        </text:list-item>
        <text:list-item>
          <text:p text:style-name="P92"><draw:frame draw:style-name="fr2" draw:name="Объект97" text:anchor-type="as-char" svg:y="-0.64cm" svg:width="3.313cm" svg:height="1.005cm" draw:z-index="11"><draw:object xlink:href="./Object 51" xlink:type="simple" xlink:show="embed" xlink:actuate="onLoad"/><draw:image xlink:href="./ObjectReplacements/Object 51" xlink:type="simple" xlink:show="embed" xlink:actuate="onLoad"/></draw:frame><text:s/><text:span text:style-name="T42">(subtraction rule)</text:span></text:p>
        </text:list-item>
        <text:list-item>
          <text:p text:style-name="P93"><draw:frame draw:style-name="fr2" draw:name="Объект91" text:anchor-type="as-char" svg:y="-0.64cm" svg:width="3.466cm" svg:height="1.005cm" draw:z-index="12"><draw:object xlink:href="./Object 50" xlink:type="simple" xlink:show="embed" xlink:actuate="onLoad"/><draw:image xlink:href="./ObjectReplacements/Object 50" xlink:type="simple" xlink:show="embed" xlink:actuate="onLoad"/></draw:frame><text:s/><text:span text:style-name="T31">(product rule, special case of general Leibniz rule)</text:span></text:p>
        </text:list-item>
        <text:list-item>
          <text:p text:style-name="P93"><text:span text:style-name="T33"><draw:frame draw:style-name="fr2" draw:name="Object1" text:anchor-type="as-char" svg:y="-0.699cm" svg:width="5.535cm" svg:height="1.122cm" draw:z-index="1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3"><text:s/></text:span><text:span text:style-name="T34">(Leibniz rule of order 2)</text:span></text:p>
        </text:list-item>
        <text:list-item>
          <text:p text:style-name="P94"><text:span text:style-name="T34"><draw:frame draw:style-name="fr2" draw:name="Objekt56" text:anchor-type="as-char" svg:y="-0.699cm" svg:width="2.937cm" svg:height="1.122cm" draw:z-index="14"><draw:object xlink:href="./Object 106" xlink:type="simple" xlink:show="embed" xlink:actuate="onLoad"/><draw:image xlink:href="./ObjectReplacements/Object 106" xlink:type="simple" xlink:show="embed" xlink:actuate="onLoad"/><svg:desc>Formel</svg:desc></draw:frame></text:span><text:span text:style-name="T33"><text:s/></text:span><text:span text:style-name="T34">(Leibniz rule of order </text:span><text:span text:style-name="T35"><draw:frame draw:style-name="fr7" draw:name="Object3" text:anchor-type="as-char" svg:y="-0.377cm" svg:width="0.422cm" svg:height="0.467cm" draw:z-index="15"><draw:object xlink:href="./Object 101" xlink:type="simple" xlink:show="embed" xlink:actuate="onLoad"/><draw:image xlink:href="./ObjectReplacements/Object 101" xlink:type="simple" xlink:show="embed" xlink:actuate="onLoad"/></draw:frame></text:span><text:span text:style-name="T34">)</text:span></text:p>
          <text:p text:style-name="P94"><text:span text:style-name="T34"><draw:frame draw:style-name="fr2" draw:name="Objekt57" text:anchor-type="as-char" svg:y="-0.699cm" svg:width="2.958cm" svg:height="1.122cm" draw:z-index="16"><draw:object xlink:href="./Object 180" xlink:type="simple" xlink:show="embed" xlink:actuate="onLoad"/><draw:image xlink:href="./ObjectReplacements/Object 180" xlink:type="simple" xlink:show="embed" xlink:actuate="onLoad"/><svg:desc>Formel</svg:desc></draw:frame></text:span><text:span text:style-name="T34"><text:s/></text:span><text:span text:style-name="T36">(Substitute </text:span><text:span text:style-name="T36"><draw:frame draw:style-name="fr7" draw:name="Objekt58" text:anchor-type="as-char" svg:y="-0.377cm" svg:width="0.422cm" svg:height="0.467cm" draw:z-index="17"><draw:object xlink:href="./Object 181" xlink:type="simple" xlink:show="embed" xlink:actuate="onLoad"/><draw:image xlink:href="./ObjectReplacements/Object 181" xlink:type="simple" xlink:show="embed" xlink:actuate="onLoad"/><svg:desc>Formel</svg:desc></draw:frame></text:span><text:span text:style-name="T36">=4)</text:span></text:p>
          <text:p text:style-name="P95"><draw:frame draw:style-name="fr2" draw:name="Object6" text:anchor-type="as-char" svg:y="-0.699cm" svg:width="9.53cm" svg:height="1.122cm" draw:z-index="18"><draw:object xlink:href="./Object 131" xlink:type="simple" xlink:show="embed" xlink:actuate="onLoad"/><draw:image xlink:href="./ObjectReplacements/Object 131" xlink:type="simple" xlink:show="embed" xlink:actuate="onLoad"/></draw:frame><text:s/><text:span text:style-name="T47">(Evaluate)</text:span></text:p>
        </text:list-item>
        <text:list-item>
          <text:p text:style-name="P92"><draw:frame draw:style-name="fr2" draw:name="Objekt11" text:anchor-type="as-char" svg:y="-0.64cm" svg:width="3.272cm" svg:height="1.005cm" draw:z-index="19"><draw:object xlink:href="./Object 68" xlink:type="simple" xlink:show="embed" xlink:actuate="onLoad"/><draw:image xlink:href="./ObjectReplacements/Object 68" xlink:type="simple" xlink:show="embed" xlink:actuate="onLoad"/><svg:desc>Formel</svg:desc></draw:frame><text:span text:style-name="T32"><text:s/></text:span><text:span text:style-name="T37">(chain rule)</text:span></text:p>
        </text:list-item>
        <text:list-item>
          <text:p text:style-name="P92"><text:soft-page-break/><draw:frame draw:style-name="fr2" draw:name="Objekt12" text:anchor-type="as-char" svg:y="-1.184cm" svg:width="2.792cm" svg:height="1.593cm" draw:z-index="20"><draw:object xlink:href="./Object 69" xlink:type="simple" xlink:show="embed" xlink:actuate="onLoad"/><draw:image xlink:href="./ObjectReplacements/Object 69" xlink:type="simple" xlink:show="embed" xlink:actuate="onLoad"/><svg:desc>Formel</svg:desc></draw:frame><text:s/><text:span text:style-name="T43">(reciprocal rule)</text:span></text:p>
        </text:list-item>
        <text:list-item>
          <text:p text:style-name="P92"><draw:frame draw:style-name="fr2" draw:name="Объект92" text:anchor-type="as-char" svg:y="-1.184cm" svg:width="3.787cm" svg:height="1.593cm" draw:z-index="21"><draw:object xlink:href="./Object 53" xlink:type="simple" xlink:show="embed" xlink:actuate="onLoad"/><draw:image xlink:href="./ObjectReplacements/Object 53" xlink:type="simple" xlink:show="embed" xlink:actuate="onLoad"/></draw:frame><text:s/><text:span text:style-name="T43">(quotient rule)</text:span></text:p>
        </text:list-item>
        <text:list-item>
          <text:p text:style-name="P92"><draw:frame draw:style-name="fr2" draw:name="Объект93" text:anchor-type="as-char" svg:y="-0.7cm" svg:width="4.711cm" svg:height="1.067cm" draw:z-index="22"><draw:object xlink:href="./Object 46" xlink:type="simple" xlink:show="embed" xlink:actuate="onLoad"/><draw:image xlink:href="./ObjectReplacements/Object 46" xlink:type="simple" xlink:show="embed" xlink:actuate="onLoad"/></draw:frame><text:s/><text:span text:style-name="T43">(generalized power rule)</text:span></text:p>
        </text:list-item>
        <text:list-item>
          <text:p text:style-name="P92"><draw:frame draw:style-name="fr2" draw:name="Объект101" text:anchor-type="as-char" svg:y="-0.64cm" svg:width="2.574cm" svg:height="1.005cm" draw:z-index="23"><draw:object xlink:href="./Object 105" xlink:type="simple" xlink:show="embed" xlink:actuate="onLoad"/><draw:image xlink:href="./ObjectReplacements/Object 105" xlink:type="simple" xlink:show="embed" xlink:actuate="onLoad"/><svg:desc>формула</svg:desc></draw:frame><text:s/><text:span text:style-name="T44">(logarithmic derivative)</text:span></text:p>
        </text:list-item>
        <text:list-item>
          <text:p text:style-name="P92"><draw:frame draw:style-name="fr2" draw:name="Объект95" text:anchor-type="as-char" svg:y="-0.686cm" svg:width="2.686cm" svg:height="1.065cm" draw:z-index="24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list xml:id="list192054545234716" text:continue-list="list192055779981621" text:style-name="Numbering_20_5">
        <text:list-item>
          <text:list>
            <text:list-item>
              <text:h text:style-name="P70" text:outline-level="2"><text:bookmark-start text:name="__RefHeading__1743_1283850086"/>Table of derivatives<text:bookmark-end text:name="__RefHeading__1743_1283850086"/></text:h>
            </text:list-item>
          </text:list>
        </text:list-item>
      </text:list>
      <text:p text:style-name="P21">iMath can find the derivatives of all elementary functions.<draw:frame draw:style-name="fr2" draw:name="Objekt14" text:anchor-type="as-char" svg:y="-0.377cm" svg:width="0.201cm" svg:height="0.467cm" draw:z-index="25"><draw:object xlink:href="./Object 87" xlink:type="simple" xlink:show="embed" xlink:actuate="onLoad"/><draw:image xlink:href="./ObjectReplacements/Object 87" xlink:type="simple" xlink:show="embed" xlink:actuate="onLoad"/></draw:frame> <text:span text:style-name="T45">At this time, many tests fail because iMath can only symbolically integrate very simple expressions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Table_20_Heading"><text:span text:style-name="T38">Function <text:s/></text:span><draw:frame draw:style-name="fr8" draw:name="Объект105" text:anchor-type="as-char" svg:y="-0.386cm" svg:width="1.605cm" svg:height="0.508cm" draw:z-index="29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Table_20_Heading">Derivative <draw:frame draw:style-name="fr8" draw:name="Объект106" text:anchor-type="as-char" svg:y="-0.661cm" svg:width="2.039cm" svg:height="1.037cm" draw:z-index="32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  </table:table-cell>
            <table:table-cell table:style-name="Таблица1.C1" office:value-type="string">
              <text:p text:style-name="P61">Test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Table_20_Contents"><draw:frame draw:style-name="fr2" draw:name="Объект2" text:anchor-type="as-char" svg:y="-0.377cm" svg:width="1.034cm" svg:height="0.467cm" draw:z-index="33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2" draw:name="Объект3" text:anchor-type="as-char" svg:y="-0.621cm" svg:width="1.286cm" svg:height="0.998cm" draw:z-index="3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.C2" office:value-type="string">
            <text:p text:style-name="Table_20_Contents"><draw:frame draw:style-name="fr2" draw:name="Objekt13" text:anchor-type="as-char" svg:y="-0.377cm" svg:width="0.422cm" svg:height="0.467cm" draw:z-index="35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</table:table-row>
        <table:table-row table:style-name="Таблица1.3">
          <table:table-cell table:style-name="Таблица1.A3" office:value-type="string">
            <text:p text:style-name="Table_20_Contents"><draw:frame draw:style-name="fr2" draw:name="Объект83" text:anchor-type="as-char" svg:y="-0.377cm" svg:width="1.307cm" svg:height="0.467cm" draw:z-index="36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3" office:value-type="string">
            <text:p text:style-name="Table_20_Contents"><draw:frame draw:style-name="fr2" draw:name="Объект5" text:anchor-type="as-char" svg:y="-0.628cm" svg:width="1.826cm" svg:height="1.005cm" draw:z-index="37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  <table:table-cell table:style-name="Таблица1.C3" office:value-type="string">
            <text:p text:style-name="Table_20_Contents"><draw:frame draw:style-name="fr2" draw:name="Objekt15" text:anchor-type="as-char" svg:y="-0.377cm" svg:width="0.422cm" svg:height="0.467cm" draw:z-index="38"><draw:object xlink:href="./Object 96" xlink:type="simple" xlink:show="embed" xlink:actuate="onLoad"/><draw:image xlink:href="./ObjectReplacements/Object 96" xlink:type="simple" xlink:show="embed" xlink:actuate="onLoad"/><svg:desc>Formel</svg:desc></draw:frame></text:p>
          </table:table-cell>
        </table:table-row>
        <table:table-row table:style-name="Таблица1.4">
          <table:table-cell table:style-name="Таблица1.A3" office:value-type="string">
            <text:p text:style-name="Table_20_Contents"><draw:frame draw:style-name="fr2" draw:name="Объект8" text:anchor-type="as-char" svg:y="-0.437cm" svg:width="1.178cm" svg:height="0.527cm" draw:z-index="3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4" office:value-type="string">
            <text:p text:style-name="Table_20_Contents"><draw:frame draw:style-name="fr2" draw:name="Объект7" text:anchor-type="as-char" svg:y="-0.686cm" svg:width="2.447cm" svg:height="1.065cm" draw:z-index="40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1.C4" office:value-type="string">
            <text:p text:style-name="Table_20_Contents"><draw:frame draw:style-name="fr2" draw:name="Objekt16" text:anchor-type="as-char" svg:y="-0.377cm" svg:width="0.422cm" svg:height="0.467cm" draw:z-index="41"><draw:object xlink:href="./Object 94" xlink:type="simple" xlink:show="embed" xlink:actuate="onLoad"/><draw:image xlink:href="./ObjectReplacements/Object 94" xlink:type="simple" xlink:show="embed" xlink:actuate="onLoad"/><svg:desc>Formel</svg:desc></draw:frame></text:p>
          </table:table-cell>
        </table:table-row>
        <table:table-row table:style-name="Таблица1.5">
          <table:table-cell table:style-name="Таблица1.A5" office:value-type="string">
            <text:p text:style-name="Table_20_Contents"><draw:frame draw:style-name="fr2" draw:name="Объект6" text:anchor-type="as-char" svg:y="-0.379cm" svg:width="1.231cm" svg:height="0.469cm" draw:z-index="4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B5" office:value-type="string">
            <text:p text:style-name="Table_20_Contents"><draw:frame draw:style-name="fr2" draw:name="Объект9" text:anchor-type="as-char" svg:y="-0.639cm" svg:width="2.461cm" svg:height="1.002cm" draw:z-index="43"><draw:object xlink:href="./Object 112" xlink:type="simple" xlink:show="embed" xlink:actuate="onLoad"/><draw:image xlink:href="./ObjectReplacements/Object 112" xlink:type="simple" xlink:show="embed" xlink:actuate="onLoad"/><svg:desc>формула</svg:desc></draw:frame><text:note text:id="ftn1" text:note-class="footnote"><text:note-citation>1</text:note-citation><text:note-body><text:p text:style-name="P59">General case for a complex number <draw:frame draw:style-name="fr7" draw:name="Object7" text:anchor-type="as-char" svg:y="-0.377cm" svg:width="0.432cm" svg:height="0.467cm" draw:z-index="44"><draw:object xlink:href="./Object 95" xlink:type="simple" xlink:show="embed" xlink:actuate="onLoad"/><draw:image xlink:href="./ObjectReplacements/Object 95" xlink:type="simple" xlink:show="embed" xlink:actuate="onLoad"/></draw:frame>. Works with real numbers as well.</text:p></text:note-body></text:note></text:p>
          </table:table-cell>
          <table:table-cell table:style-name="Таблица1.C5" office:value-type="string">
            <text:p text:style-name="Table_20_Contents"><draw:frame draw:style-name="fr2" draw:name="Objekt17" text:anchor-type="as-char" svg:y="-0.619cm" svg:width="3.87cm" svg:height="1cm" draw:z-index="45"><draw:object xlink:href="./Object 102" xlink:type="simple" xlink:show="embed" xlink:actuate="onLoad"/><draw:image xlink:href="./ObjectReplacements/Object 102" xlink:type="simple" xlink:show="embed" xlink:actuate="onLoad"/><svg:desc>Formel</svg:desc></draw:frame></text:p>
          </table:table-cell>
        </table:table-row>
        <table:table-row table:style-name="Таблица1.6">
          <table:table-cell table:style-name="Таблица1.A6" office:value-type="string">
            <text:p text:style-name="Table_20_Contents"><draw:frame draw:style-name="fr2" draw:name="Объект10" text:anchor-type="as-char" svg:y="-0.621cm" svg:width="1.136cm" svg:height="0.998cm" draw:z-index="4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B6" office:value-type="string">
            <text:p text:style-name="Table_20_Contents"><draw:frame draw:style-name="fr2" draw:name="Объект11" text:anchor-type="as-char" svg:y="-1.155cm" svg:width="2.291cm" svg:height="1.593cm" draw:z-index="47"><draw:object xlink:href="./Object 78" xlink:type="simple" xlink:show="embed" xlink:actuate="onLoad"/><draw:image xlink:href="./ObjectReplacements/Object 78" xlink:type="simple" xlink:show="embed" xlink:actuate="onLoad"/><svg:desc>Formel</svg:desc></draw:frame></text:p>
          </table:table-cell>
          <table:table-cell table:style-name="Таблица1.C6" office:value-type="string">
            <text:p text:style-name="Table_20_Contents"><draw:frame draw:style-name="fr2" draw:name="Objekt18" text:anchor-type="as-char" svg:y="-0.377cm" svg:width="0.422cm" svg:height="0.467cm" draw:z-index="48"><draw:object xlink:href="./Object 103" xlink:type="simple" xlink:show="embed" xlink:actuate="onLoad"/><draw:image xlink:href="./ObjectReplacements/Object 103" xlink:type="simple" xlink:show="embed" xlink:actuate="onLoad"/><svg:desc>Formel</svg:desc></draw:frame></text:p>
          </table:table-cell>
        </table:table-row>
        <table:table-row table:style-name="Таблица1.7">
          <table:table-cell table:style-name="Таблица1.A3" office:value-type="string">
            <text:p text:style-name="Table_20_Contents"><draw:frame draw:style-name="fr2" draw:name="Объект12" text:anchor-type="as-char" svg:y="-0.621cm" svg:width="1.263cm" svg:height="1.058cm" draw:z-index="49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B7" office:value-type="string">
            <text:p text:style-name="Table_20_Contents"><draw:frame draw:style-name="fr2" draw:name="Объект13" text:anchor-type="as-char" svg:y="-0.686cm" svg:width="3.15cm" svg:height="1.065cm" draw:z-index="50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1.C7" office:value-type="string">
            <text:p text:style-name="Table_20_Contents"><draw:frame draw:style-name="fr2" draw:name="Objekt19" text:anchor-type="as-char" svg:y="-0.377cm" svg:width="0.422cm" svg:height="0.467cm" draw:z-index="51"><draw:object xlink:href="./Object 104" xlink:type="simple" xlink:show="embed" xlink:actuate="onLoad"/><draw:image xlink:href="./ObjectReplacements/Object 104" xlink:type="simple" xlink:show="embed" xlink:actuate="onLoad"/><svg:desc>Formel</svg:desc></draw:frame></text:p>
          </table:table-cell>
        </table:table-row>
        <table:table-row table:style-name="Таблица1.8">
          <table:table-cell table:style-name="Таблица1.A3" office:value-type="string">
            <text:p text:style-name="Table_20_Contents"><draw:frame draw:style-name="fr2" draw:name="Объект14" text:anchor-type="as-char" svg:y="-0.415cm" svg:width="1.311cm" svg:height="0.504cm" draw:z-index="5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8" office:value-type="string">
            <text:p text:style-name="Table_20_Contents"><draw:frame draw:style-name="fr2" draw:name="Объект15" text:anchor-type="as-char" svg:y="-0.663cm" svg:width="2.535cm" svg:height="1.076cm" draw:z-index="53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  <table:table-cell table:style-name="Таблица1.C8" office:value-type="string">
            <text:p text:style-name="Table_20_Contents"><draw:frame draw:style-name="fr2" draw:name="Objekt20" text:anchor-type="as-char" svg:y="-0.377cm" svg:width="0.422cm" svg:height="0.467cm" draw:z-index="54"><draw:object xlink:href="./Object 107" xlink:type="simple" xlink:show="embed" xlink:actuate="onLoad"/><draw:image xlink:href="./ObjectReplacements/Object 107" xlink:type="simple" xlink:show="embed" xlink:actuate="onLoad"/><svg:desc>Formel</svg:desc></draw:frame></text:p>
          </table:table-cell>
        </table:table-row>
        <table:table-row table:style-name="Таблица1.9">
          <table:table-cell table:style-name="Таблица1.A3" office:value-type="string">
            <text:p text:style-name="Table_20_Contents"><draw:frame draw:style-name="fr2" draw:name="Объект16" text:anchor-type="as-char" svg:y="-0.457cm" svg:width="1.311cm" svg:height="0.547cm" draw:z-index="5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B9" office:value-type="string">
            <text:p text:style-name="Table_20_Contents"><draw:frame draw:style-name="fr2" draw:name="Объект17" text:anchor-type="as-char" svg:y="-0.972cm" svg:width="2.404cm" svg:height="1.348cm" draw:z-index="56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1.C9" office:value-type="string">
            <text:p text:style-name="Table_20_Contents"><draw:frame draw:style-name="fr2" draw:name="Objekt21" text:anchor-type="as-char" svg:y="-0.377cm" svg:width="0.422cm" svg:height="0.467cm" draw:z-index="57"><draw:object xlink:href="./Object 108" xlink:type="simple" xlink:show="embed" xlink:actuate="onLoad"/><draw:image xlink:href="./ObjectReplacements/Object 108" xlink:type="simple" xlink:show="embed" xlink:actuate="onLoad"/><svg:desc>Formel</svg:desc></draw:frame></text:p>
          </table:table-cell>
        </table:table-row>
        <table:table-row table:style-name="Таблица1.10">
          <table:table-cell table:style-name="Таблица1.A3" office:value-type="string">
            <text:p text:style-name="Table_20_Contents"><draw:frame draw:style-name="fr2" draw:name="Объект18" text:anchor-type="as-char" svg:y="-0.723cm" svg:width="1.235cm" svg:height="0.813cm" draw:z-index="5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10" office:value-type="string">
            <text:p text:style-name="Table_20_Contents"><draw:frame draw:style-name="fr2" draw:name="Объект19" text:anchor-type="as-char" svg:y="-0.972cm" svg:width="2.404cm" svg:height="1.348cm" draw:z-index="59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1.C10" office:value-type="string">
            <text:p text:style-name="Table_20_Contents"><draw:frame draw:style-name="fr2" draw:name="Objekt22" text:anchor-type="as-char" svg:y="-0.377cm" svg:width="0.422cm" svg:height="0.467cm" draw:z-index="60"><draw:object xlink:href="./Object 109" xlink:type="simple" xlink:show="embed" xlink:actuate="onLoad"/><draw:image xlink:href="./ObjectReplacements/Object 109" xlink:type="simple" xlink:show="embed" xlink:actuate="onLoad"/><svg:desc>Formel</svg:desc></draw:frame></text:p>
          </table:table-cell>
        </table:table-row>
        <text:soft-page-break/>
        <table:table-row table:style-name="Таблица1.11">
          <table:table-cell table:style-name="Таблица1.A3" office:value-type="string">
            <text:p text:style-name="Table_20_Contents"><draw:frame draw:style-name="fr2" draw:name="Объект20" text:anchor-type="as-char" svg:y="-0.437cm" svg:width="1.171cm" svg:height="0.527cm" draw:z-index="6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.B11" office:value-type="string">
            <text:p text:style-name="Table_20_Contents"><draw:frame draw:style-name="fr2" draw:name="Объект21" text:anchor-type="as-char" svg:y="-0.686cm" svg:width="2.695cm" svg:height="1.065cm" draw:z-index="62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  <table:table-cell table:style-name="Таблица1.C11" office:value-type="string">
            <text:p text:style-name="Table_20_Contents"><draw:frame draw:style-name="fr2" draw:name="Objekt23" text:anchor-type="as-char" svg:y="-0.377cm" svg:width="0.422cm" svg:height="0.467cm" draw:z-index="63"><draw:object xlink:href="./Object 113" xlink:type="simple" xlink:show="embed" xlink:actuate="onLoad"/><draw:image xlink:href="./ObjectReplacements/Object 113" xlink:type="simple" xlink:show="embed" xlink:actuate="onLoad"/><svg:desc>Formel</svg:desc></draw:frame></text:p>
          </table:table-cell>
        </table:table-row>
        <table:table-row table:style-name="Таблица1.12">
          <table:table-cell table:style-name="Таблица1.A3" office:value-type="string">
            <text:p text:style-name="Table_20_Contents"><draw:frame draw:style-name="fr2" draw:name="Объект22" text:anchor-type="as-char" svg:y="-0.437cm" svg:width="1.159cm" svg:height="0.527cm" draw:z-index="6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B12" office:value-type="string">
            <text:p text:style-name="Table_20_Contents"><draw:frame draw:style-name="fr2" draw:name="Объект23" text:anchor-type="as-char" svg:y="-0.686cm" svg:width="2.656cm" svg:height="1.065cm" draw:z-index="65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1.C12" office:value-type="string">
            <text:p text:style-name="Table_20_Contents"><draw:frame draw:style-name="fr2" draw:name="Objekt24" text:anchor-type="as-char" svg:y="-0.437cm" svg:width="2.076cm" svg:height="0.533cm" draw:z-index="66"><draw:object xlink:href="./Object 114" xlink:type="simple" xlink:show="embed" xlink:actuate="onLoad"/><draw:image xlink:href="./ObjectReplacements/Object 114" xlink:type="simple" xlink:show="embed" xlink:actuate="onLoad"/><svg:desc>Formel</svg:desc></draw:frame></text:p>
          </table:table-cell>
        </table:table-row>
        <table:table-row table:style-name="Таблица1.13">
          <table:table-cell table:style-name="Таблица1.A3" office:value-type="string">
            <text:p text:style-name="Table_20_Contents"><draw:frame draw:style-name="fr2" draw:name="Объект77" text:anchor-type="as-char" svg:y="-0.383cm" svg:width="1.917cm" svg:height="0.474cm" draw:z-index="67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Таблица1.B13" office:value-type="string">
            <text:p text:style-name="Table_20_Contents"><draw:frame draw:style-name="fr2" draw:name="Объект81" text:anchor-type="as-char" svg:y="-0.628cm" svg:width="2.709cm" svg:height="0.998cm" draw:z-index="6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1.C13" office:value-type="string">
            <text:p text:style-name="Table_20_Contents"><draw:frame draw:style-name="fr2" draw:name="Objekt25" text:anchor-type="as-char" svg:y="-0.377cm" svg:width="0.422cm" svg:height="0.467cm" draw:z-index="69"><draw:object xlink:href="./Object 134" xlink:type="simple" xlink:show="embed" xlink:actuate="onLoad"/><draw:image xlink:href="./ObjectReplacements/Object 134" xlink:type="simple" xlink:show="embed" xlink:actuate="onLoad"/><svg:desc>Formel</svg:desc></draw:frame></text:p>
          </table:table-cell>
        </table:table-row>
        <table:table-row table:style-name="Таблица1.14">
          <table:table-cell table:style-name="Таблица1.A3" office:value-type="string">
            <text:p text:style-name="Table_20_Contents"><draw:frame draw:style-name="fr2" draw:name="Объект82" text:anchor-type="as-char" svg:y="-0.437cm" svg:width="1.191cm" svg:height="0.527cm" draw:z-index="7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B14" office:value-type="string">
            <text:p text:style-name="Table_20_Contents"><draw:frame draw:style-name="fr2" draw:name="Объект25" text:anchor-type="as-char" svg:y="-0.686cm" svg:width="3.457cm" svg:height="1.065cm" draw:z-index="7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1.C14" office:value-type="string">
            <text:p text:style-name="Table_20_Contents"><draw:frame draw:style-name="fr2" draw:name="Objekt26" text:anchor-type="as-char" svg:y="-0.462cm" svg:width="4.657cm" svg:height="0.637cm" draw:z-index="72"><draw:object xlink:href="./Object 140" xlink:type="simple" xlink:show="embed" xlink:actuate="onLoad"/><draw:image xlink:href="./ObjectReplacements/Object 140" xlink:type="simple" xlink:show="embed" xlink:actuate="onLoad"/><svg:desc>Formel</svg:desc></draw:frame></text:p>
          </table:table-cell>
        </table:table-row>
        <table:table-row table:style-name="Таблица1.15">
          <table:table-cell table:style-name="Таблица1.A3" office:value-type="string">
            <text:p text:style-name="Table_20_Contents"><draw:frame draw:style-name="fr2" draw:name="Объект24" text:anchor-type="as-char" svg:y="-0.439cm" svg:width="1.425cm" svg:height="0.529cm" draw:z-index="7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1.B15" office:value-type="string">
            <text:p text:style-name="Table_20_Contents"><draw:frame draw:style-name="fr2" draw:name="Объект27" text:anchor-type="as-char" svg:y="-0.69cm" svg:width="4.281cm" svg:height="1.065cm" draw:z-index="74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1.C15" office:value-type="string">
            <text:p text:style-name="Table_20_Contents"><draw:frame draw:style-name="fr2" draw:name="Objekt27" text:anchor-type="as-char" svg:y="-0.628cm" svg:width="5.477cm" svg:height="1.005cm" draw:z-index="75"><draw:object xlink:href="./Object 141" xlink:type="simple" xlink:show="embed" xlink:actuate="onLoad"/><draw:image xlink:href="./ObjectReplacements/Object 141" xlink:type="simple" xlink:show="embed" xlink:actuate="onLoad"/><svg:desc>Formel</svg:desc></draw:frame></text:p>
          </table:table-cell>
        </table:table-row>
        <table:table-row table:style-name="Таблица1.16">
          <table:table-cell table:style-name="Таблица1.A3" office:value-type="string">
            <text:p text:style-name="Table_20_Contents"><draw:frame draw:style-name="fr2" draw:name="Объект26" text:anchor-type="as-char" svg:y="-0.377cm" svg:width="1.452cm" svg:height="0.467cm" draw:z-index="7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B16" office:value-type="string">
            <text:p text:style-name="Table_20_Contents"><draw:frame draw:style-name="fr2" draw:name="Объект29" text:anchor-type="as-char" svg:y="-0.628cm" svg:width="2.073cm" svg:height="1.005cm" draw:z-index="77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1.C16" office:value-type="string">
            <text:p text:style-name="Table_20_Contents"><draw:frame draw:style-name="fr2" draw:name="Objekt28" text:anchor-type="as-char" svg:y="-0.377cm" svg:width="0.422cm" svg:height="0.467cm" draw:z-index="78"><draw:object xlink:href="./Object 151" xlink:type="simple" xlink:show="embed" xlink:actuate="onLoad"/><draw:image xlink:href="./ObjectReplacements/Object 151" xlink:type="simple" xlink:show="embed" xlink:actuate="onLoad"/><svg:desc>Formel</svg:desc></draw:frame></text:p>
          </table:table-cell>
        </table:table-row>
        <table:table-row table:style-name="Таблица1.17">
          <table:table-cell table:style-name="Таблица1.A3" office:value-type="string">
            <text:p text:style-name="Table_20_Contents"><draw:frame draw:style-name="fr2" draw:name="Объект28" text:anchor-type="as-char" svg:y="-0.377cm" svg:width="1.662cm" svg:height="0.467cm" draw:z-index="79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.B17" office:value-type="string">
            <text:p text:style-name="Table_20_Contents"><draw:frame draw:style-name="fr2" draw:name="Объект31" text:anchor-type="as-char" svg:y="-0.628cm" svg:width="3.353cm" svg:height="1.012cm" draw:z-index="80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1.C17" office:value-type="string">
            <text:p text:style-name="Table_20_Contents"><draw:frame draw:style-name="fr2" draw:name="Objekt29" text:anchor-type="as-char" svg:y="-0.377cm" svg:width="0.422cm" svg:height="0.467cm" draw:z-index="81"><draw:object xlink:href="./Object 152" xlink:type="simple" xlink:show="embed" xlink:actuate="onLoad"/><draw:image xlink:href="./ObjectReplacements/Object 152" xlink:type="simple" xlink:show="embed" xlink:actuate="onLoad"/><svg:desc>Formel</svg:desc></draw:frame></text:p>
          </table:table-cell>
        </table:table-row>
        <table:table-row table:style-name="Таблица1.18">
          <table:table-cell table:style-name="Таблица1.A3" office:value-type="string">
            <text:p text:style-name="Table_20_Contents"><draw:frame draw:style-name="fr2" draw:name="Объект30" text:anchor-type="as-char" svg:y="-0.383cm" svg:width="1.9cm" svg:height="0.474cm" draw:z-index="8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B18" office:value-type="string">
            <text:p text:style-name="Table_20_Contents"><draw:frame draw:style-name="fr2" draw:name="Объект33" text:anchor-type="as-char" svg:y="-0.635cm" svg:width="4.062cm" svg:height="1.02cm" draw:z-index="83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1.C18" office:value-type="string">
            <text:p text:style-name="Table_20_Contents"><draw:frame draw:style-name="fr2" draw:name="Objekt30" text:anchor-type="as-char" svg:y="-0.628cm" svg:width="5.473cm" svg:height="1.012cm" draw:z-index="84"><draw:object xlink:href="./Object 153" xlink:type="simple" xlink:show="embed" xlink:actuate="onLoad"/><draw:image xlink:href="./ObjectReplacements/Object 153" xlink:type="simple" xlink:show="embed" xlink:actuate="onLoad"/><svg:desc>Formel</svg:desc></draw:frame></text:p>
          </table:table-cell>
        </table:table-row>
        <table:table-row table:style-name="Таблица1.19">
          <table:table-cell table:style-name="Таблица1.A3" office:value-type="string">
            <text:p text:style-name="Table_20_Contents"><draw:frame draw:style-name="fr2" draw:name="Объект99" text:anchor-type="as-char" svg:y="-0.383cm" svg:width="2.11cm" svg:height="0.474cm" draw:z-index="85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.B19" office:value-type="string">
            <text:p text:style-name="Table_20_Contents"><draw:frame draw:style-name="fr2" draw:name="Объект100" text:anchor-type="as-char" svg:y="-0.635cm" svg:width="5.345cm" svg:height="1.02cm" draw:z-index="86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1.C19" office:value-type="string">
            <text:p text:style-name="Table_20_Contents"><draw:frame draw:style-name="fr2" draw:name="Objekt31" text:anchor-type="as-char" svg:y="-1.159cm" svg:width="5.703cm" svg:height="1.542cm" draw:z-index="88"><draw:object xlink:href="./Object 154" xlink:type="simple" xlink:show="embed" xlink:actuate="onLoad"/><draw:image xlink:href="./ObjectReplacements/Object 154" xlink:type="simple" xlink:show="embed" xlink:actuate="onLoad"/><svg:desc>Formel</svg:desc></draw:frame></text:p>
          </table:table-cell>
        </table:table-row>
        <table:table-row table:style-name="Таблица1.20">
          <table:table-cell table:style-name="Таблица1.A3" office:value-type="string">
            <text:p text:style-name="Table_20_Contents"><draw:frame draw:style-name="fr2" draw:name="Объект32" text:anchor-type="as-char" svg:y="-0.377cm" svg:width="1.605cm" svg:height="0.467cm" draw:z-index="8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1.B20" office:value-type="string">
            <text:p text:style-name="Table_20_Contents"><draw:frame draw:style-name="fr2" draw:name="Объект35" text:anchor-type="as-char" svg:y="-0.621cm" svg:width="2.556cm" svg:height="0.998cm" draw:z-index="90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  <table:table-cell table:style-name="Таблица1.C20" office:value-type="string">
            <text:p text:style-name="Table_20_Contents"><draw:frame draw:style-name="fr2" draw:name="Objekt32" text:anchor-type="as-char" svg:y="-0.377cm" svg:width="0.422cm" svg:height="0.467cm" draw:z-index="91"><draw:object xlink:href="./Object 155" xlink:type="simple" xlink:show="embed" xlink:actuate="onLoad"/><draw:image xlink:href="./ObjectReplacements/Object 155" xlink:type="simple" xlink:show="embed" xlink:actuate="onLoad"/><svg:desc>Formel</svg:desc></draw:frame></text:p>
          </table:table-cell>
        </table:table-row>
        <table:table-row table:style-name="Таблица1.21">
          <table:table-cell table:style-name="Таблица1.A3" office:value-type="string">
            <text:p text:style-name="Table_20_Contents"><draw:frame draw:style-name="fr2" draw:name="Объект34" text:anchor-type="as-char" svg:y="-0.377cm" svg:width="1.669cm" svg:height="0.467cm" draw:z-index="9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1.B21" office:value-type="string">
            <text:p text:style-name="Table_20_Contents"><draw:frame draw:style-name="fr2" draw:name="Объект37" text:anchor-type="as-char" svg:y="-0.621cm" svg:width="2.877cm" svg:height="0.998cm" draw:z-index="93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1.C21" office:value-type="string">
            <text:p text:style-name="Table_20_Contents"><draw:frame draw:style-name="fr2" draw:name="Objekt33" text:anchor-type="as-char" svg:y="-0.377cm" svg:width="0.422cm" svg:height="0.467cm" draw:z-index="94"><draw:object xlink:href="./Object 156" xlink:type="simple" xlink:show="embed" xlink:actuate="onLoad"/><draw:image xlink:href="./ObjectReplacements/Object 156" xlink:type="simple" xlink:show="embed" xlink:actuate="onLoad"/><svg:desc>Formel</svg:desc></draw:frame></text:p>
          </table:table-cell>
        </table:table-row>
        <table:table-row table:style-name="Таблица1.22">
          <table:table-cell table:style-name="Таблица1.A3" office:value-type="string">
            <text:p text:style-name="Table_20_Contents"><draw:frame draw:style-name="fr2" draw:name="Объект36" text:anchor-type="as-char" svg:y="-0.377cm" svg:width="1.642cm" svg:height="0.467cm" draw:z-index="9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1.B22" office:value-type="string">
            <text:p text:style-name="Table_20_Contents"><draw:frame draw:style-name="fr2" draw:name="Объект39" text:anchor-type="as-char" svg:y="-0.621cm" svg:width="3.194cm" svg:height="0.998cm" draw:z-index="96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1.C5" office:value-type="string">
            <text:p text:style-name="P63"><draw:frame draw:style-name="fr2" draw:name="Objekt34" text:anchor-type="as-char" svg:y="-0.462cm" svg:width="3.685cm" svg:height="0.637cm" draw:z-index="97"><draw:object xlink:href="./Object 157" xlink:type="simple" xlink:show="embed" xlink:actuate="onLoad"/><draw:image xlink:href="./ObjectReplacements/Object 157" xlink:type="simple" xlink:show="embed" xlink:actuate="onLoad"/><svg:desc>Formel</svg:desc></draw:frame></text:p>
          </table:table-cell>
        </table:table-row>
        <table:table-row table:style-name="Таблица1.23">
          <table:table-cell table:style-name="Таблица1.A3" office:value-type="string">
            <text:p text:style-name="Table_20_Contents"><draw:frame draw:style-name="fr2" draw:name="Объект38" text:anchor-type="as-char" svg:y="-0.377cm" svg:width="1.633cm" svg:height="0.467cm" draw:z-index="9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B23" office:value-type="string">
            <text:p text:style-name="Table_20_Contents"><draw:frame draw:style-name="fr2" draw:name="Объект41" text:anchor-type="as-char" svg:y="-0.681cm" svg:width="3.591cm" svg:height="1.118cm" draw:z-index="99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  <table:table-cell table:style-name="Таблица1.C23" office:value-type="string">
            <text:p text:style-name="Table_20_Contents"><draw:frame draw:style-name="fr2" draw:name="Objekt35" text:anchor-type="as-char" svg:y="-0.681cm" svg:width="4.745cm" svg:height="1.118cm" draw:z-index="100"><draw:object xlink:href="./Object 158" xlink:type="simple" xlink:show="embed" xlink:actuate="onLoad"/><draw:image xlink:href="./ObjectReplacements/Object 158" xlink:type="simple" xlink:show="embed" xlink:actuate="onLoad"/><svg:desc>Formel</svg:desc></draw:frame></text:p>
          </table:table-cell>
        </table:table-row>
        <table:table-row table:style-name="Таблица1.24">
          <table:table-cell table:style-name="Таблица1.A3" office:value-type="string">
            <text:p text:style-name="Table_20_Contents"><draw:frame draw:style-name="fr2" draw:name="Объект40" text:anchor-type="as-char" svg:y="-0.377cm" svg:width="1.646cm" svg:height="0.467cm" draw:z-index="10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1.B24" office:value-type="string">
            <text:p text:style-name="Table_20_Contents"><draw:frame draw:style-name="fr2" draw:name="Объект43" text:anchor-type="as-char" svg:y="-0.621cm" svg:width="2.808cm" svg:height="1.058cm" draw:z-index="10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1.C24" office:value-type="string">
            <text:p text:style-name="Table_20_Contents"><draw:frame draw:style-name="fr2" draw:name="Objekt36" text:anchor-type="as-char" svg:y="-0.621cm" svg:width="4.217cm" svg:height="1.058cm" draw:z-index="103"><draw:object xlink:href="./Object 159" xlink:type="simple" xlink:show="embed" xlink:actuate="onLoad"/><draw:image xlink:href="./ObjectReplacements/Object 159" xlink:type="simple" xlink:show="embed" xlink:actuate="onLoad"/><svg:desc>Formel</svg:desc></draw:frame></text:p>
          </table:table-cell>
        </table:table-row>
        <table:table-row table:style-name="Таблица1.25">
          <table:table-cell table:style-name="Таблица1.A3" office:value-type="string">
            <text:p text:style-name="Table_20_Contents"><draw:frame draw:style-name="fr2" draw:name="Объект42" text:anchor-type="as-char" svg:y="-0.377cm" svg:width="1.647cm" svg:height="0.467cm" draw:z-index="10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1.B25" office:value-type="string">
            <text:p text:style-name="Table_20_Contents"><draw:frame draw:style-name="fr2" draw:name="Объект45" text:anchor-type="as-char" svg:y="-0.621cm" svg:width="3.067cm" svg:height="1.058cm" draw:z-index="10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1.C25" office:value-type="string">
            <text:p text:style-name="Table_20_Contents"><draw:frame draw:style-name="fr2" draw:name="Objekt37" text:anchor-type="as-char" svg:y="-0.621cm" svg:width="4.221cm" svg:height="1.058cm" draw:z-index="106"><draw:object xlink:href="./Object 160" xlink:type="simple" xlink:show="embed" xlink:actuate="onLoad"/><draw:image xlink:href="./ObjectReplacements/Object 160" xlink:type="simple" xlink:show="embed" xlink:actuate="onLoad"/><svg:desc>Formel</svg:desc></draw:frame></text:p>
          </table:table-cell>
        </table:table-row>
        <table:table-row table:style-name="Таблица1.26">
          <table:table-cell table:style-name="Таблица1.A3" office:value-type="string">
            <text:p text:style-name="Table_20_Contents"><draw:frame draw:style-name="fr2" draw:name="Объект44" text:anchor-type="as-char" svg:y="-0.377cm" svg:width="2.124cm" svg:height="0.467cm" draw:z-index="10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Таблица1.B26" office:value-type="string">
            <text:p text:style-name="Table_20_Contents"><draw:frame draw:style-name="fr2" draw:name="Объект47" text:anchor-type="as-char" svg:y="-0.621cm" svg:width="3.493cm" svg:height="1.101cm" draw:z-index="108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1.C26" office:value-type="string">
            <text:p text:style-name="Table_20_Contents"><draw:frame draw:style-name="fr2" draw:name="Objekt38" text:anchor-type="as-char" svg:y="-0.621cm" svg:width="4.902cm" svg:height="1.101cm" draw:z-index="109"><draw:object xlink:href="./Object 161" xlink:type="simple" xlink:show="embed" xlink:actuate="onLoad"/><draw:image xlink:href="./ObjectReplacements/Object 161" xlink:type="simple" xlink:show="embed" xlink:actuate="onLoad"/><svg:desc>Formel</svg:desc></draw:frame></text:p>
          </table:table-cell>
        </table:table-row>
        <table:table-row table:style-name="Таблица1.27">
          <table:table-cell table:style-name="Таблица1.A3" office:value-type="string">
            <text:p text:style-name="Table_20_Contents"><draw:frame draw:style-name="fr2" draw:name="Объект46" text:anchor-type="as-char" svg:y="-0.377cm" svg:width="2.184cm" svg:height="0.467cm" draw:z-index="11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1.B27" office:value-type="string">
            <text:p text:style-name="Table_20_Contents"><draw:frame draw:style-name="fr2" draw:name="Объект49" text:anchor-type="as-char" svg:y="-0.621cm" svg:width="3.874cm" svg:height="1.101cm" draw:z-index="111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</table:table-cell>
          <table:table-cell table:style-name="Таблица1.C27" office:value-type="string">
            <text:p text:style-name="Table_20_Contents"><draw:frame draw:style-name="fr2" draw:name="Objekt39" text:anchor-type="as-char" svg:y="-0.621cm" svg:width="5.027cm" svg:height="1.101cm" draw:z-index="112"><draw:object xlink:href="./Object 162" xlink:type="simple" xlink:show="embed" xlink:actuate="onLoad"/><draw:image xlink:href="./ObjectReplacements/Object 162" xlink:type="simple" xlink:show="embed" xlink:actuate="onLoad"/><svg:desc>Formel</svg:desc></draw:frame></text:p>
          </table:table-cell>
        </table:table-row>
        <table:table-row table:style-name="Таблица1.28">
          <table:table-cell table:style-name="Таблица1.A3" office:value-type="string">
            <text:p text:style-name="Table_20_Contents"><draw:frame draw:style-name="fr2" draw:name="Объект48" text:anchor-type="as-char" svg:y="-0.377cm" svg:width="2.147cm" svg:height="0.467cm" draw:z-index="11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Таблица1.B28" office:value-type="string">
            <text:p text:style-name="Table_20_Contents"><draw:frame draw:style-name="fr2" draw:name="Объект51" text:anchor-type="as-char" svg:y="-0.621cm" svg:width="3.193cm" svg:height="1.058cm" draw:z-index="114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  <table:table-cell table:style-name="Таблица1.C28" office:value-type="string">
            <text:p text:style-name="Table_20_Contents"><draw:frame draw:style-name="fr2" draw:name="Objekt40" text:anchor-type="as-char" svg:y="-0.621cm" svg:width="4.604cm" svg:height="1.058cm" draw:z-index="115"><draw:object xlink:href="./Object 163" xlink:type="simple" xlink:show="embed" xlink:actuate="onLoad"/><draw:image xlink:href="./ObjectReplacements/Object 163" xlink:type="simple" xlink:show="embed" xlink:actuate="onLoad"/><svg:desc>Formel</svg:desc></draw:frame></text:p>
          </table:table-cell>
        </table:table-row>
        <table:table-row table:style-name="Таблица1.29">
          <table:table-cell table:style-name="Таблица1.A3" office:value-type="string">
            <text:p text:style-name="Table_20_Contents"><draw:frame draw:style-name="fr2" draw:name="Объект50" text:anchor-type="as-char" svg:y="-0.377cm" svg:width="2.15cm" svg:height="0.467cm" draw:z-index="11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1.B29" office:value-type="string">
            <text:p text:style-name="Table_20_Contents"><draw:frame draw:style-name="fr2" draw:name="Объект53" text:anchor-type="as-char" svg:y="-0.621cm" svg:width="3.517cm" svg:height="1.058cm" draw:z-index="117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</table:table-cell>
          <table:table-cell table:style-name="Таблица1.C29" office:value-type="string">
            <text:p text:style-name="Table_20_Contents"><draw:frame draw:style-name="fr2" draw:name="Objekt41" text:anchor-type="as-char" svg:y="-0.621cm" svg:width="4.671cm" svg:height="1.058cm" draw:z-index="118"><draw:object xlink:href="./Object 164" xlink:type="simple" xlink:show="embed" xlink:actuate="onLoad"/><draw:image xlink:href="./ObjectReplacements/Object 164" xlink:type="simple" xlink:show="embed" xlink:actuate="onLoad"/><svg:desc>Formel</svg:desc></draw:frame></text:p>
          </table:table-cell>
        </table:table-row>
        <text:soft-page-break/>
        <table:table-row table:style-name="Таблица1.30">
          <table:table-cell table:style-name="Таблица1.A3" office:value-type="string">
            <text:p text:style-name="Table_20_Contents"><draw:frame draw:style-name="fr2" draw:name="Объект52" text:anchor-type="as-char" svg:y="-0.377cm" svg:width="2.163cm" svg:height="0.467cm" draw:z-index="11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1.B30" office:value-type="string">
            <text:p text:style-name="Table_20_Contents"><draw:frame draw:style-name="fr2" draw:name="Объект55" text:anchor-type="as-char" svg:y="-1.268cm" svg:width="3.528cm" svg:height="1.706cm" draw:z-index="120"><draw:object xlink:href="./Object 62" xlink:type="simple" xlink:show="embed" xlink:actuate="onLoad"/><draw:image xlink:href="./ObjectReplacements/Object 62" xlink:type="simple" xlink:show="embed" xlink:actuate="onLoad"/><svg:desc>Formel</svg:desc></draw:frame></text:p>
          </table:table-cell>
          <table:table-cell table:style-name="Таблица1.C30" office:value-type="string">
            <text:p text:style-name="Table_20_Contents"><draw:frame draw:style-name="fr2" draw:name="Objekt42" text:anchor-type="as-char" svg:y="-1.268cm" svg:width="4.937cm" svg:height="1.706cm" draw:z-index="121"><draw:object xlink:href="./Object 165" xlink:type="simple" xlink:show="embed" xlink:actuate="onLoad"/><draw:image xlink:href="./ObjectReplacements/Object 165" xlink:type="simple" xlink:show="embed" xlink:actuate="onLoad"/><svg:desc>Formel</svg:desc></draw:frame></text:p>
          </table:table-cell>
        </table:table-row>
        <table:table-row table:style-name="Таблица1.31">
          <table:table-cell table:style-name="Таблица1.A3" office:value-type="string">
            <text:p text:style-name="Table_20_Contents"><draw:frame draw:style-name="fr2" draw:name="Объект54" text:anchor-type="as-char" svg:y="-0.377cm" svg:width="2.163cm" svg:height="0.467cm" draw:z-index="15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B31" office:value-type="string">
            <text:p text:style-name="Table_20_Contents"><draw:frame draw:style-name="fr2" draw:name="Объект57" text:anchor-type="as-char" svg:y="-1.268cm" svg:width="3.849cm" svg:height="1.706cm" draw:z-index="122"><draw:object xlink:href="./Object 63" xlink:type="simple" xlink:show="embed" xlink:actuate="onLoad"/><draw:image xlink:href="./ObjectReplacements/Object 63" xlink:type="simple" xlink:show="embed" xlink:actuate="onLoad"/><svg:desc>Formel</svg:desc></draw:frame></text:p>
          </table:table-cell>
          <table:table-cell table:style-name="Таблица1.C31" office:value-type="string">
            <text:p text:style-name="Table_20_Contents"><draw:frame draw:style-name="fr2" draw:name="Objekt43" text:anchor-type="as-char" svg:y="-1.268cm" svg:width="5.002cm" svg:height="1.706cm" draw:z-index="123"><draw:object xlink:href="./Object 166" xlink:type="simple" xlink:show="embed" xlink:actuate="onLoad"/><draw:image xlink:href="./ObjectReplacements/Object 166" xlink:type="simple" xlink:show="embed" xlink:actuate="onLoad"/><svg:desc>Formel</svg:desc></draw:frame></text:p>
          </table:table-cell>
        </table:table-row>
        <table:table-row table:style-name="Таблица1.32">
          <table:table-cell table:style-name="Таблица1.A3" office:value-type="string">
            <text:p text:style-name="Table_20_Contents"><draw:frame draw:style-name="fr2" draw:name="Объект56" text:anchor-type="as-char" svg:y="-0.377cm" svg:width="1.819cm" svg:height="0.467cm" draw:z-index="12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Таблица1.B32" office:value-type="string">
            <text:p text:style-name="Table_20_Contents"><draw:frame draw:style-name="fr2" draw:name="Объект59" text:anchor-type="as-char" svg:y="-0.621cm" svg:width="2.99cm" svg:height="0.998cm" draw:z-index="125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</table:table-cell>
          <table:table-cell table:style-name="Таблица1.C32" office:value-type="string">
            <text:p text:style-name="Table_20_Contents"><draw:frame draw:style-name="fr2" draw:name="Objekt44" text:anchor-type="as-char" svg:y="-0.377cm" svg:width="0.422cm" svg:height="0.467cm" draw:z-index="126"><draw:object xlink:href="./Object 167" xlink:type="simple" xlink:show="embed" xlink:actuate="onLoad"/><draw:image xlink:href="./ObjectReplacements/Object 167" xlink:type="simple" xlink:show="embed" xlink:actuate="onLoad"/><svg:desc>Formel</svg:desc></draw:frame></text:p>
          </table:table-cell>
        </table:table-row>
        <table:table-row table:style-name="Таблица1.33">
          <table:table-cell table:style-name="Таблица1.A3" office:value-type="string">
            <text:p text:style-name="Table_20_Contents"><draw:frame draw:style-name="fr2" draw:name="Объект58" text:anchor-type="as-char" svg:y="-0.377cm" svg:width="1.889cm" svg:height="0.467cm" draw:z-index="12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Таблица1.B33" office:value-type="string">
            <text:p text:style-name="Table_20_Contents"><draw:frame draw:style-name="fr2" draw:name="Объект61" text:anchor-type="as-char" svg:y="-0.621cm" svg:width="2.99cm" svg:height="0.998cm" draw:z-index="128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</table:table-cell>
          <table:table-cell table:style-name="Таблица1.C33" office:value-type="string">
            <text:p text:style-name="Table_20_Contents"><draw:frame draw:style-name="fr2" draw:name="Objekt45" text:anchor-type="as-char" svg:y="-0.377cm" svg:width="0.422cm" svg:height="0.467cm" draw:z-index="129"><draw:object xlink:href="./Object 168" xlink:type="simple" xlink:show="embed" xlink:actuate="onLoad"/><draw:image xlink:href="./ObjectReplacements/Object 168" xlink:type="simple" xlink:show="embed" xlink:actuate="onLoad"/><svg:desc>Formel</svg:desc></draw:frame></text:p>
          </table:table-cell>
        </table:table-row>
        <table:table-row table:style-name="Таблица1.34">
          <table:table-cell table:style-name="Таблица1.A3" office:value-type="string">
            <text:p text:style-name="Table_20_Contents"><draw:frame draw:style-name="fr2" draw:name="Объект60" text:anchor-type="as-char" svg:y="-0.377cm" svg:width="1.854cm" svg:height="0.467cm" draw:z-index="130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Таблица1.B34" office:value-type="string">
            <text:p text:style-name="Table_20_Contents"><draw:frame draw:style-name="fr2" draw:name="Объект63" text:anchor-type="as-char" svg:y="-0.621cm" svg:width="3.683cm" svg:height="0.998cm" draw:z-index="131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</table:table-cell>
          <table:table-cell table:style-name="Таблица1.C34" office:value-type="string">
            <text:p text:style-name="Table_20_Contents"><draw:frame draw:style-name="fr2" draw:name="Objekt46" text:anchor-type="as-char" svg:y="-0.462cm" svg:width="4.429cm" svg:height="0.637cm" draw:z-index="132"><draw:object xlink:href="./Object 169" xlink:type="simple" xlink:show="embed" xlink:actuate="onLoad"/><draw:image xlink:href="./ObjectReplacements/Object 169" xlink:type="simple" xlink:show="embed" xlink:actuate="onLoad"/><svg:desc>Formel</svg:desc></draw:frame></text:p>
          </table:table-cell>
        </table:table-row>
        <table:table-row table:style-name="Таблица1.35">
          <table:table-cell table:style-name="Таблица1.A3" office:value-type="string">
            <text:p text:style-name="Table_20_Contents"><draw:frame draw:style-name="fr2" draw:name="Объект64" text:anchor-type="as-char" svg:y="-0.377cm" svg:width="1.864cm" svg:height="0.467cm" draw:z-index="1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B35" office:value-type="string">
            <text:p text:style-name="Table_20_Contents"><draw:frame draw:style-name="fr2" draw:name="Объект65" text:anchor-type="as-char" svg:y="-0.621cm" svg:width="3.568cm" svg:height="1.058cm" draw:z-index="134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1.C35" office:value-type="string">
            <text:p text:style-name="Table_20_Contents"><draw:frame draw:style-name="fr2" draw:name="Objekt47" text:anchor-type="as-char" svg:y="-0.621cm" svg:width="4.72cm" svg:height="1.058cm" draw:z-index="135"><draw:object xlink:href="./Object 170" xlink:type="simple" xlink:show="embed" xlink:actuate="onLoad"/><draw:image xlink:href="./ObjectReplacements/Object 170" xlink:type="simple" xlink:show="embed" xlink:actuate="onLoad"/><svg:desc>Formel</svg:desc></draw:frame></text:p>
          </table:table-cell>
        </table:table-row>
        <table:table-row table:style-name="Таблица1.36">
          <table:table-cell table:style-name="Таблица1.A3" office:value-type="string">
            <text:p text:style-name="Table_20_Contents"><draw:frame draw:style-name="fr2" draw:name="Объект62" text:anchor-type="as-char" svg:y="-0.377cm" svg:width="1.842cm" svg:height="0.467cm" draw:z-index="13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Таблица1.B36" office:value-type="string">
            <text:p text:style-name="Table_20_Contents"><draw:frame draw:style-name="fr2" draw:name="Объект67" text:anchor-type="as-char" svg:y="-0.681cm" svg:width="3.755cm" svg:height="1.118cm" draw:z-index="137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  <table:table-cell table:style-name="Таблица1.C36" office:value-type="string">
            <text:p text:style-name="Table_20_Contents"><draw:frame draw:style-name="fr2" draw:name="Objekt48" text:anchor-type="as-char" svg:y="-0.681cm" svg:width="5.165cm" svg:height="1.118cm" draw:z-index="138"><draw:object xlink:href="./Object 171" xlink:type="simple" xlink:show="embed" xlink:actuate="onLoad"/><draw:image xlink:href="./ObjectReplacements/Object 171" xlink:type="simple" xlink:show="embed" xlink:actuate="onLoad"/><svg:desc>Formel</svg:desc></draw:frame></text:p>
          </table:table-cell>
        </table:table-row>
        <table:table-row table:style-name="Таблица1.37">
          <table:table-cell table:style-name="Таблица1.A3" office:value-type="string">
            <text:p text:style-name="Table_20_Contents"><draw:frame draw:style-name="fr2" draw:name="Объект66" text:anchor-type="as-char" svg:y="-0.377cm" svg:width="1.864cm" svg:height="0.467cm" draw:z-index="1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1.B37" office:value-type="string">
            <text:p text:style-name="Table_20_Contents"><draw:frame draw:style-name="fr2" draw:name="Объект69" text:anchor-type="as-char" svg:y="-0.621cm" svg:width="3.498cm" svg:height="1.058cm" draw:z-index="140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1.C37" office:value-type="string">
            <text:p text:style-name="Table_20_Contents"><draw:frame draw:style-name="fr2" draw:name="Objekt49" text:anchor-type="as-char" svg:y="-0.621cm" svg:width="4.651cm" svg:height="1.058cm" draw:z-index="141"><draw:object xlink:href="./Object 172" xlink:type="simple" xlink:show="embed" xlink:actuate="onLoad"/><draw:image xlink:href="./ObjectReplacements/Object 172" xlink:type="simple" xlink:show="embed" xlink:actuate="onLoad"/><svg:desc>Formel</svg:desc></draw:frame></text:p>
          </table:table-cell>
        </table:table-row>
        <table:table-row table:style-name="Таблица1.38">
          <table:table-cell table:style-name="Таблица1.A3" office:value-type="string">
            <text:p text:style-name="Table_20_Contents"><draw:frame draw:style-name="fr2" draw:name="Объект70" text:anchor-type="as-char" svg:y="-0.377cm" svg:width="2.148cm" svg:height="0.467cm" draw:z-index="14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1.B38" office:value-type="string">
            <text:p text:style-name="Table_20_Contents"><draw:frame draw:style-name="fr2" draw:name="Объект71" text:anchor-type="as-char" svg:y="-0.621cm" svg:width="3.454cm" svg:height="1.101cm" draw:z-index="143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1.C38" office:value-type="string">
            <text:p text:style-name="Table_20_Contents"><draw:frame draw:style-name="fr2" draw:name="Objekt50" text:anchor-type="as-char" svg:y="-0.621cm" svg:width="4.863cm" svg:height="1.101cm" draw:z-index="144"><draw:object xlink:href="./Object 173" xlink:type="simple" xlink:show="embed" xlink:actuate="onLoad"/><draw:image xlink:href="./ObjectReplacements/Object 173" xlink:type="simple" xlink:show="embed" xlink:actuate="onLoad"/><svg:desc>Formel</svg:desc></draw:frame></text:p>
          </table:table-cell>
        </table:table-row>
        <table:table-row table:style-name="Таблица1.39">
          <table:table-cell table:style-name="Таблица1.A3" office:value-type="string">
            <text:p text:style-name="Table_20_Contents"><draw:frame draw:style-name="fr2" draw:name="Объект72" text:anchor-type="as-char" svg:y="-0.377cm" svg:width="2.217cm" svg:height="0.467cm" draw:z-index="14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1.B39" office:value-type="string">
            <text:p text:style-name="Table_20_Contents"><draw:frame draw:style-name="fr2" draw:name="Объект73" text:anchor-type="as-char" svg:y="-0.621cm" svg:width="4.493cm" svg:height="1.034cm" draw:z-index="146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</table:table-cell>
          <table:table-cell table:style-name="Таблица1.C39" office:value-type="string">
            <text:p text:style-name="Table_20_Contents"><draw:frame draw:style-name="fr2" draw:name="Objekt51" text:anchor-type="as-char" svg:y="-0.621cm" svg:width="5.902cm" svg:height="1.034cm" draw:z-index="147"><draw:object xlink:href="./Object 174" xlink:type="simple" xlink:show="embed" xlink:actuate="onLoad"/><draw:image xlink:href="./ObjectReplacements/Object 174" xlink:type="simple" xlink:show="embed" xlink:actuate="onLoad"/><svg:desc>Formel</svg:desc></draw:frame></text:p>
          </table:table-cell>
        </table:table-row>
        <table:table-row table:style-name="Таблица1.40">
          <table:table-cell table:style-name="Таблица1.A3" office:value-type="string">
            <text:p text:style-name="Table_20_Contents"><draw:frame draw:style-name="fr2" draw:name="Объект68" text:anchor-type="as-char" svg:y="-0.377cm" svg:width="2.171cm" svg:height="0.467cm" draw:z-index="14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1.B40" office:value-type="string">
            <text:p text:style-name="Table_20_Contents"><draw:frame draw:style-name="fr2" draw:name="Объект75" text:anchor-type="as-char" svg:y="-0.621cm" svg:width="3.283cm" svg:height="1.058cm" draw:z-index="149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1.C40" office:value-type="string">
            <text:p text:style-name="Table_20_Contents"><draw:frame draw:style-name="fr2" draw:name="Objekt52" text:anchor-type="as-char" svg:y="-0.621cm" svg:width="4.755cm" svg:height="1.058cm" draw:z-index="150"><draw:object xlink:href="./Object 175" xlink:type="simple" xlink:show="embed" xlink:actuate="onLoad"/><draw:image xlink:href="./ObjectReplacements/Object 175" xlink:type="simple" xlink:show="embed" xlink:actuate="onLoad"/><svg:desc>Formel</svg:desc></draw:frame></text:p>
          </table:table-cell>
        </table:table-row>
        <table:table-row table:style-name="Таблица1.41">
          <table:table-cell table:style-name="Таблица1.A3" office:value-type="string">
            <text:p text:style-name="Table_20_Contents"><draw:frame draw:style-name="fr2" draw:name="Объект76" text:anchor-type="as-char" svg:y="-0.377cm" svg:width="2.194cm" svg:height="0.467cm" draw:z-index="15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1.B41" office:value-type="string">
            <text:p text:style-name="Table_20_Contents"><draw:frame draw:style-name="fr2" draw:name="Объект4" text:anchor-type="as-char" svg:y="-0.621cm" svg:width="4.157cm" svg:height="1.101cm" draw:z-index="152"><draw:object xlink:href="./Object 70" xlink:type="simple" xlink:show="embed" xlink:actuate="onLoad"/><draw:image xlink:href="./ObjectReplacements/Object 70" xlink:type="simple" xlink:show="embed" xlink:actuate="onLoad"/><svg:desc>Formel</svg:desc></draw:frame></text:p>
          </table:table-cell>
          <table:table-cell table:style-name="Таблица1.C41" office:value-type="string">
            <text:p text:style-name="Table_20_Contents"><draw:frame draw:style-name="fr2" draw:name="Objekt53" text:anchor-type="as-char" svg:y="-0.621cm" svg:width="5.311cm" svg:height="1.101cm" draw:z-index="153"><draw:object xlink:href="./Object 176" xlink:type="simple" xlink:show="embed" xlink:actuate="onLoad"/><draw:image xlink:href="./ObjectReplacements/Object 176" xlink:type="simple" xlink:show="embed" xlink:actuate="onLoad"/><svg:desc>Formel</svg:desc></draw:frame></text:p>
          </table:table-cell>
        </table:table-row>
        <table:table-row table:style-name="Таблица1.42">
          <table:table-cell table:style-name="Таблица1.A3" office:value-type="string">
            <text:p text:style-name="Table_20_Contents"><draw:frame draw:style-name="fr2" draw:name="Объект74" text:anchor-type="as-char" svg:y="-0.377cm" svg:width="2.171cm" svg:height="0.467cm" draw:z-index="15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1.B42" office:value-type="string">
            <text:p text:style-name="Table_20_Contents"><draw:frame draw:style-name="fr2" draw:name="Объект79" text:anchor-type="as-char" svg:y="-0.621cm" svg:width="4.336cm" svg:height="1.005cm" draw:z-index="155"><draw:object xlink:href="./Object 74" xlink:type="simple" xlink:show="embed" xlink:actuate="onLoad"/><draw:image xlink:href="./ObjectReplacements/Object 74" xlink:type="simple" xlink:show="embed" xlink:actuate="onLoad"/><svg:desc>Formel</svg:desc></draw:frame></text:p>
          </table:table-cell>
          <table:table-cell table:style-name="Таблица1.C42" office:value-type="string">
            <text:p text:style-name="Table_20_Contents"><draw:frame draw:style-name="fr2" draw:name="Objekt54" text:anchor-type="as-char" svg:y="-0.621cm" svg:width="5.808cm" svg:height="1.005cm" draw:z-index="156"><draw:object xlink:href="./Object 177" xlink:type="simple" xlink:show="embed" xlink:actuate="onLoad"/><draw:image xlink:href="./ObjectReplacements/Object 177" xlink:type="simple" xlink:show="embed" xlink:actuate="onLoad"/><svg:desc>Formel</svg:desc></draw:frame></text:p>
          </table:table-cell>
        </table:table-row>
        <table:table-row table:style-name="Таблица1.43">
          <table:table-cell table:style-name="Таблица1.A43" office:value-type="string">
            <text:p text:style-name="Table_20_Contents"><draw:frame draw:style-name="fr2" draw:name="Объект78" text:anchor-type="as-char" svg:y="-0.377cm" svg:width="2.194cm" svg:height="0.467cm" draw:z-index="16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1.B43" office:value-type="string">
            <text:p text:style-name="Table_20_Contents"><draw:frame draw:style-name="fr2" draw:name="Объект80" text:anchor-type="as-char" svg:y="-0.621cm" svg:width="4.094cm" svg:height="1.101cm" draw:z-index="162"><draw:object xlink:href="./Object 75" xlink:type="simple" xlink:show="embed" xlink:actuate="onLoad"/><draw:image xlink:href="./ObjectReplacements/Object 75" xlink:type="simple" xlink:show="embed" xlink:actuate="onLoad"/><svg:desc>Formel</svg:desc></draw:frame></text:p>
          </table:table-cell>
          <table:table-cell table:style-name="Таблица1.C43" office:value-type="string">
            <text:p text:style-name="Table_20_Contents"><draw:frame draw:style-name="fr2" draw:name="Objekt55" text:anchor-type="as-char" svg:y="-0.621cm" svg:width="5.248cm" svg:height="1.101cm" draw:z-index="163"><draw:object xlink:href="./Object 178" xlink:type="simple" xlink:show="embed" xlink:actuate="onLoad"/><draw:image xlink:href="./ObjectReplacements/Object 178" xlink:type="simple" xlink:show="embed" xlink:actuate="onLoad"/><svg:desc>Formel</svg:desc></draw:frame></text:p>
          </table:table-cell>
        </table:table-row>
      </table:table>
      <text:list xml:id="list192055815484493" text:continue-numbering="true" text:style-name="Numbering_20_5">
        <text:list-item>
          <text:list>
            <text:list-item>
              <text:h text:style-name="P71" text:outline-level="2"><text:bookmark-start text:name="__RefHeading___Toc1492_1087109915"/>Differentiation of functions<text:bookmark-end text:name="__RefHeading___Toc1492_1087109915"/></text:h>
              <text:list>
                <text:list-item>
                  <text:h text:style-name="P73" text:outline-level="3"><text:bookmark-start text:name="__RefHeading___Toc1494_1087109915"/>Total derivative and total differential<text:bookmark-end text:name="__RefHeading___Toc1494_1087109915"/></text:h>
                </text:list-item>
              </text:list>
            </text:list-item>
          </text:list>
        </text:list-item>
      </text:list>
      <text:p text:style-name="P26">The total derivative of a multivariate function <text:span text:style-name="Variable">u</text:span> = <text:span text:style-name="Variable">f</text:span>(<text:span text:style-name="Variable">x</text:span>, <text:span text:style-name="Variable">y</text:span>, <text:span text:style-name="Variable">t</text:span>), <text:span text:style-name="T49">where </text:span><text:span text:style-name="Variable"><text:span text:style-name="T49">x</text:span></text:span><text:span text:style-name="T49">, </text:span><text:span text:style-name="Variable"><text:span text:style-name="T49">y</text:span></text:span><text:span text:style-name="T49"> depend on </text:span><text:span text:style-name="Variable"><text:span text:style-name="T49">t</text:span></text:span><text:span text:style-name="T49">, is</text:span><draw:frame draw:style-name="fr2" draw:name="Objekt59" text:anchor-type="as-char" svg:y="-0.635cm" svg:width="4.434cm" svg:height="0.998cm" draw:z-index="159"><draw:object xlink:href="./Object 187" xlink:type="simple" xlink:show="embed" xlink:actuate="onLoad"/><draw:image xlink:href="./ObjectReplacements/Object 187" xlink:type="simple" xlink:show="embed" xlink:actuate="onLoad"/></draw:frame> <text:span text:style-name="T49">and the total differential is </text:span><text:span text:style-name="T49"><draw:frame draw:style-name="fr2" draw:name="Objekt60" text:anchor-type="as-char" svg:y="-0.635cm" svg:width="4.591cm" svg:height="0.998cm" draw:z-index="160"><draw:object xlink:href="./Object 188" xlink:type="simple" xlink:show="embed" xlink:actuate="onLoad"/><draw:image xlink:href="./ObjectReplacements/Object 188" xlink:type="simple" xlink:show="embed" xlink:actuate="onLoad"/><svg:desc>Formel</svg:desc></draw:frame></text:span><text:span text:style-name="T49">.</text:span></text:p>
      <text:list xml:id="list192054062682135" text:continue-numbering="true" text:style-name="Numbering_20_5">
        <text:list-item>
          <text:list>
            <text:list-item>
              <text:list>
                <text:list-item>
                  <text:h text:style-name="P74" text:outline-level="3"><text:bookmark-start text:name="__RefHeading___Toc1496_1087109915"/><text:soft-page-break/>Higher order derivatives<text:bookmark-end text:name="__RefHeading___Toc1496_1087109915"/></text:h>
                </text:list-item>
              </text:list>
            </text:list-item>
          </text:list>
        </text:list-item>
      </text:list>
      <text:p text:style-name="P25">The second-order <text:span text:style-name="T51">total </text:span>derivative<text:note text:id="ftn2" text:note-class="footnote"><text:note-citation>2</text:note-citation><text:note-body><text:p text:style-name="P60">For this section and the following, see Bronstein/Semendjajew, p. 266 onwards</text:p></text:note-body></text:note> of <text:span text:style-name="T48">a multivariate function </text:span><text:span text:style-name="Variable"><text:span text:style-name="T48">u</text:span>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, </text:span><text:span text:style-name="Variable"><text:span text:style-name="T48">y</text:span></text:span><text:span text:style-name="T48">), where </text:span><text:span text:style-name="Variable"><text:span text:style-name="T49">x</text:span></text:span><text:span text:style-name="T49">, </text:span><text:span text:style-name="Variable"><text:span text:style-name="T49">y</text:span></text:span><text:span text:style-name="T49"> depend on </text:span><text:span text:style-name="Variable"><text:span text:style-name="T49">t</text:span></text:span><text:span text:style-name="T49">, is</text:span></text:p>
      <text:p text:style-name="P24"><draw:frame draw:style-name="fr2" draw:name="Objekt63" text:anchor-type="as-char" svg:y="-0.695cm" svg:width="10.797cm" svg:height="1.118cm" draw:z-index="164"><draw:object xlink:href="./Object 184" xlink:type="simple" xlink:show="embed" xlink:actuate="onLoad"/><draw:image xlink:href="./ObjectReplacements/Object 184" xlink:type="simple" xlink:show="embed" xlink:actuate="onLoad"/><svg:desc>Formel</svg:desc></draw:frame><text:span text:style-name="T52">.</text:span></text:p>
      <text:list xml:id="list192054600869818" text:continue-numbering="true" text:style-name="Numbering_20_5">
        <text:list-item>
          <text:list>
            <text:list-item>
              <text:list>
                <text:list-item>
                  <text:h text:style-name="P72" text:outline-level="3"><text:bookmark-start text:name="__RefHeading___Toc1498_1087109915"/>Composite multivariate functions<text:bookmark-end text:name="__RefHeading___Toc1498_1087109915"/></text:h>
                </text:list-item>
              </text:list>
            </text:list-item>
          </text:list>
        </text:list-item>
      </text:list>
      <text:p text:style-name="P27">The partial derivatives of a function <text:span text:style-name="Variable"><text:span text:style-name="T48">u</text:span>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, </text:span><text:span text:style-name="Variable"><text:span text:style-name="T48">y</text:span></text:span><text:span text:style-name="T48">), where </text:span><text:span text:style-name="Variable"><text:span text:style-name="T49">x</text:span></text:span><text:span text:style-name="T49">, </text:span><text:span text:style-name="Variable"><text:span text:style-name="T49">y</text:span></text:span><text:span text:style-name="T49"> </text:span>each <text:span text:style-name="T49">depend on </text:span><text:span text:style-name="Variable">s</text:span><text:span text:style-name="T49"> </text:span>and<text:span text:style-name="T49"> </text:span><text:span text:style-name="Variable">t</text:span><text:span text:style-name="T49"> </text:span>are</text:p>
      <text:p text:style-name="P27"><draw:frame draw:style-name="fr2" draw:name="Objekt64" text:anchor-type="as-char" svg:y="-0.635cm" svg:width="3.738cm" svg:height="0.998cm" draw:z-index="165"><draw:object xlink:href="./Object 182" xlink:type="simple" xlink:show="embed" xlink:actuate="onLoad"/><draw:image xlink:href="./ObjectReplacements/Object 182" xlink:type="simple" xlink:show="embed" xlink:actuate="onLoad"/><svg:desc>Formel</svg:desc></draw:frame><text:s/>and <draw:frame draw:style-name="fr2" draw:name="Objekt62" text:anchor-type="as-char" svg:y="-0.635cm" svg:width="3.738cm" svg:height="0.998cm" draw:z-index="166"><draw:object xlink:href="./Object 100" xlink:type="simple" xlink:show="embed" xlink:actuate="onLoad"/><draw:image xlink:href="./ObjectReplacements/Object 100" xlink:type="simple" xlink:show="embed" xlink:actuate="onLoad"/><svg:desc>Formel</svg:desc></draw:frame>.</text:p>
      <text:list xml:id="list192055261759686" text:continue-numbering="true" text:style-name="Numbering_20_5">
        <text:list-item>
          <text:list>
            <text:list-item>
              <text:list>
                <text:list-item>
                  <text:h text:style-name="P75" text:outline-level="3"><text:bookmark-start text:name="__RefHeading___Toc1500_1087109915"/>Implicit function <text:span text:style-name="T67">of a single variable</text:span><text:bookmark-end text:name="__RefHeading___Toc1500_1087109915"/></text:h>
                </text:list-item>
              </text:list>
            </text:list-item>
          </text:list>
        </text:list-item>
      </text:list>
      <text:p text:style-name="P28"><text:span text:style-name="T55">The derivative of a</text:span>n implicit function<text:span text:style-name="T53"> </text:span><text:span text:style-name="Variable">y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) </text:span>given by <draw:frame draw:style-name="fr2" draw:name="Objekt66" text:anchor-type="as-char" svg:y="-0.397cm" svg:width="2.053cm" svg:height="0.58cm" draw:z-index="167"><draw:object xlink:href="./Object 186" xlink:type="simple" xlink:show="embed" xlink:actuate="onLoad"/><draw:image xlink:href="./ObjectReplacements/Object 186" xlink:type="simple" xlink:show="embed" xlink:actuate="onLoad"/></draw:frame><text:s/><text:span text:style-name="T48">can be found by differentiating the definition:</text:span></text:p>
      <text:p text:style-name="P28"><draw:frame draw:style-name="fr2" draw:name="Objekt65" text:anchor-type="as-char" svg:y="-0.448cm" svg:width="2.351cm" svg:height="0.626cm" draw:z-index="168"><draw:object xlink:href="./Object 183" xlink:type="simple" xlink:show="embed" xlink:actuate="onLoad"/><draw:image xlink:href="./ObjectReplacements/Object 183" xlink:type="simple" xlink:show="embed" xlink:actuate="onLoad"/><svg:desc>Formel</svg:desc></draw:frame><text:s/>→<text:span text:style-name="T54"> </text:span><draw:frame draw:style-name="fr2" draw:name="Objekt67" text:anchor-type="as-char" svg:y="-0.764cm" svg:width="1.759cm" svg:height="1.334cm" draw:z-index="169"><draw:object xlink:href="./Object 185" xlink:type="simple" xlink:show="embed" xlink:actuate="onLoad"/><draw:image xlink:href="./ObjectReplacements/Object 185" xlink:type="simple" xlink:show="embed" xlink:actuate="onLoad"/></draw:frame></text:p>
      <text:p text:style-name="P29">The second-order derivative is found in the same way <draw:frame draw:style-name="fr2" draw:name="Objekt68" text:anchor-type="as-char" svg:y="-0.697cm" svg:width="8.98cm" svg:height="1.124cm" draw:z-index="170"><draw:object xlink:href="./Object 189" xlink:type="simple" xlink:show="embed" xlink:actuate="onLoad"/><draw:image xlink:href="./ObjectReplacements/Object 189" xlink:type="simple" xlink:show="embed" xlink:actuate="onLoad"/><svg:desc>Formel</svg:desc></draw:frame><text:line-break/><draw:frame draw:style-name="fr2" draw:name="Objekt69" text:anchor-type="as-char" svg:y="-0.695cm" svg:width="7.414cm" svg:height="1.118cm" draw:z-index="171"><draw:object xlink:href="./Object 190" xlink:type="simple" xlink:show="embed" xlink:actuate="onLoad"/><draw:image xlink:href="./ObjectReplacements/Object 190" xlink:type="simple" xlink:show="embed" xlink:actuate="onLoad"/></draw:frame></text:p>
      <text:p text:style-name="P30">and after substituting the expression for the first derivative, we can solve for the second derivative:</text:p>
      <text:p text:style-name="P30"><draw:frame draw:style-name="fr2" draw:name="Objekt70" text:anchor-type="as-char" svg:y="-1.272cm" svg:width="8.158cm" svg:height="2.24cm" draw:z-index="172"><draw:object xlink:href="./Object 192" xlink:type="simple" xlink:show="embed" xlink:actuate="onLoad"/><draw:image xlink:href="./ObjectReplacements/Object 192" xlink:type="simple" xlink:show="embed" xlink:actuate="onLoad"/><svg:desc>Formel</svg:desc></draw:frame><draw:frame draw:style-name="fr2" draw:name="Objekt71" text:anchor-type="as-char" svg:y="-0.683cm" svg:width="10.061cm" svg:height="1.653cm" draw:z-index="173"><draw:object xlink:href="./Object 191" xlink:type="simple" xlink:show="embed" xlink:actuate="onLoad"/><draw:image xlink:href="./ObjectReplacements/Object 191" xlink:type="simple" xlink:show="embed" xlink:actuate="onLoad"/></draw:frame></text:p>
      <text:list xml:id="list192053779131326" text:continue-numbering="true" text:style-name="Numbering_20_5">
        <text:list-item>
          <text:list>
            <text:list-item>
              <text:list>
                <text:list-item>
                  <text:h text:style-name="P76" text:outline-level="3"><text:bookmark-start text:name="__RefHeading___Toc1502_1087109915"/><text:span text:style-name="T67">Multiple implicit</text:span> functions <text:span text:style-name="T67">of a single variable</text:span><text:bookmark-end text:name="__RefHeading___Toc1502_1087109915"/></text:h>
                </text:list-item>
              </text:list>
            </text:list-item>
          </text:list>
        </text:list-item>
      </text:list>
      <text:p text:style-name="P32">As an example, consider the two functions<text:span text:style-name="T53"> </text:span><text:span text:style-name="Variable"><text:span text:style-name="T53">y</text:span>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) </text:span>and<text:span text:style-name="T48"> </text:span><text:span text:style-name="Variable">z</text:span><text:span text:style-name="T48"> = </text:span><text:span text:style-name="T60">φ</text:span><text:span text:style-name="T8">(</text:span><text:span text:style-name="Variable"><text:span text:style-name="T48">x</text:span></text:span><text:span text:style-name="T48">) </text:span>that are defined by the system of equations <draw:frame draw:style-name="fr2" draw:name="Objekt72" text:anchor-type="as-char" svg:y="-0.397cm" svg:width="2.471cm" svg:height="0.58cm" draw:z-index="174"><draw:object xlink:href="./Object 193" xlink:type="simple" xlink:show="embed" xlink:actuate="onLoad"/><draw:image xlink:href="./ObjectReplacements/Object 193" xlink:type="simple" xlink:show="embed" xlink:actuate="onLoad"/><svg:desc>Formel</svg:desc></draw:frame><text:s/><text:span text:style-name="T56">and </text:span><text:span text:style-name="T56"><draw:frame draw:style-name="fr2" draw:name="Objekt73" text:anchor-type="as-char" svg:y="-0.397cm" svg:width="2.406cm" svg:height="0.58cm" draw:z-index="175"><draw:object xlink:href="./Object 194" xlink:type="simple" xlink:show="embed" xlink:actuate="onLoad"/><draw:image xlink:href="./ObjectReplacements/Object 194" xlink:type="simple" xlink:show="embed" xlink:actuate="onLoad"/></draw:frame></text:span><text:span text:style-name="T56">. Differentiating these equations gives</text:span></text:p>
      <text:p text:style-name="P30"><draw:frame draw:style-name="fr2" draw:name="Objekt74" text:anchor-type="as-char" svg:y="-0.448cm" svg:width="3.388cm" svg:height="0.626cm" draw:z-index="176"><draw:object xlink:href="./Object 195" xlink:type="simple" xlink:show="embed" xlink:actuate="onLoad"/><draw:image xlink:href="./ObjectReplacements/Object 195" xlink:type="simple" xlink:show="embed" xlink:actuate="onLoad"/></draw:frame><text:s/><text:span text:style-name="T57">and </text:span><draw:frame draw:style-name="fr2" draw:name="Objekt75" text:anchor-type="as-char" svg:y="-0.448cm" svg:width="3.191cm" svg:height="0.626cm" draw:z-index="177"><draw:object xlink:href="./Object 196" xlink:type="simple" xlink:show="embed" xlink:actuate="onLoad"/><draw:image xlink:href="./ObjectReplacements/Object 196" xlink:type="simple" xlink:show="embed" xlink:actuate="onLoad"/></draw:frame></text:p>
      <text:p text:style-name="P31">which can be solved for <draw:frame draw:style-name="fr8" draw:name="Objekt76" text:anchor-type="as-char" svg:y="-0.377cm" svg:width="1.919cm" svg:height="0.467cm" draw:z-index="178"><draw:object xlink:href="./Object 197" xlink:type="simple" xlink:show="embed" xlink:actuate="onLoad"/><draw:image xlink:href="./ObjectReplacements/Object 197" xlink:type="simple" xlink:show="embed" xlink:actuate="onLoad"/></draw:frame>. <text:span text:style-name="T58">iMath can do this for you if you put the equations in matrix form and solve for the vector of the variables:</text:span></text:p>
      <text:p text:style-name="P31"><text:soft-page-break/><draw:frame draw:style-name="fr2" draw:name="Objekt77" text:anchor-type="as-char" svg:y="-0.637cm" svg:width="3.993cm" svg:height="1.277cm" draw:z-index="179"><draw:object xlink:href="./Object 198" xlink:type="simple" xlink:show="embed" xlink:actuate="onLoad"/><draw:image xlink:href="./ObjectReplacements/Object 198" xlink:type="simple" xlink:show="embed" xlink:actuate="onLoad"/></draw:frame><text:s/>→<text:span text:style-name="T59"> </text:span><draw:frame draw:style-name="fr2" draw:name="Objekt78" text:anchor-type="as-char" svg:y="-1.335cm" svg:width="3.722cm" svg:height="2.692cm" draw:z-index="180"><draw:object xlink:href="./Object 199" xlink:type="simple" xlink:show="embed" xlink:actuate="onLoad"/><draw:image xlink:href="./ObjectReplacements/Object 199" xlink:type="simple" xlink:show="embed" xlink:actuate="onLoad"/></draw:frame></text:p>
      <text:list xml:id="list192055635388097" text:continue-numbering="true" text:style-name="Numbering_20_5">
        <text:list-item>
          <text:list>
            <text:list-item>
              <text:list>
                <text:list-item>
                  <text:h text:style-name="P77" text:outline-level="3"><text:bookmark-start text:name="__RefHeading___Toc1504_1087109915"/>Multiple implicit functions of multiple variables<text:bookmark-end text:name="__RefHeading___Toc1504_1087109915"/></text:h>
                </text:list-item>
              </text:list>
            </text:list-item>
          </text:list>
        </text:list-item>
      </text:list>
      <text:p text:style-name="P33"><text:span text:style-name="T68">As an example, consider the two functions </text:span><text:span text:style-name="Variable"><text:span text:style-name="T53">u</text:span>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, </text:span><text:span text:style-name="Variable"><text:span text:style-name="T48">y</text:span></text:span><text:span text:style-name="T48">) and </text:span><text:span text:style-name="Variable"><text:span text:style-name="T68">v</text:span></text:span><text:span text:style-name="T48"> = </text:span><text:span text:style-name="T60">φ</text:span><text:span text:style-name="T8">(</text:span><text:span text:style-name="Variable"><text:span text:style-name="T48">x</text:span></text:span><text:span text:style-name="T48">, </text:span><text:span text:style-name="Variable"><text:span text:style-name="T48">y</text:span></text:span><text:span text:style-name="T48">) that are defined by the system of equations </text:span><text:span text:style-name="T48"><draw:frame draw:style-name="fr2" draw:name="Objekt79" text:anchor-type="as-char" svg:y="-0.397cm" svg:width="2.917cm" svg:height="0.58cm" draw:z-index="181"><draw:object xlink:href="./Object 200" xlink:type="simple" xlink:show="embed" xlink:actuate="onLoad"/><draw:image xlink:href="./ObjectReplacements/Object 200" xlink:type="simple" xlink:show="embed" xlink:actuate="onLoad"/><svg:desc>Formel</svg:desc></draw:frame></text:span><text:span text:style-name="T48"><text:s/>and </text:span><text:span text:style-name="T48"><draw:frame draw:style-name="fr2" draw:name="Objekt80" text:anchor-type="as-char" svg:y="-0.397cm" svg:width="2.852cm" svg:height="0.58cm" draw:z-index="182"><draw:object xlink:href="./Object 201" xlink:type="simple" xlink:show="embed" xlink:actuate="onLoad"/><draw:image xlink:href="./ObjectReplacements/Object 201" xlink:type="simple" xlink:show="embed" xlink:actuate="onLoad"/><svg:desc>Formel</svg:desc></draw:frame></text:span><text:span text:style-name="T48">. Differentiating these equations gives</text:span></text:p>
      <text:p text:style-name="P33"><draw:frame draw:style-name="fr2" draw:name="Objekt81" text:anchor-type="as-char" svg:y="-0.635cm" svg:width="4.417cm" svg:height="0.998cm" draw:z-index="183"><draw:object xlink:href="./Object 202" xlink:type="simple" xlink:show="embed" xlink:actuate="onLoad"/><draw:image xlink:href="./ObjectReplacements/Object 202" xlink:type="simple" xlink:show="embed" xlink:actuate="onLoad"/></draw:frame>,<draw:frame draw:style-name="fr2" draw:name="Objekt82" text:anchor-type="as-char" svg:y="-0.635cm" svg:width="4.486cm" svg:height="0.998cm" draw:z-index="184"><draw:object xlink:href="./Object 203" xlink:type="simple" xlink:show="embed" xlink:actuate="onLoad"/><draw:image xlink:href="./ObjectReplacements/Object 203" xlink:type="simple" xlink:show="embed" xlink:actuate="onLoad"/><svg:desc>Formel</svg:desc></draw:frame>,<draw:frame draw:style-name="fr2" draw:name="Objekt83" text:anchor-type="as-char" svg:y="-0.635cm" svg:width="4.219cm" svg:height="0.998cm" draw:z-index="185"><draw:object xlink:href="./Object 204" xlink:type="simple" xlink:show="embed" xlink:actuate="onLoad"/><draw:image xlink:href="./ObjectReplacements/Object 204" xlink:type="simple" xlink:show="embed" xlink:actuate="onLoad"/><svg:desc>Formel</svg:desc></draw:frame>,<text:span text:style-name="T69"><draw:frame draw:style-name="fr2" draw:name="Objekt84" text:anchor-type="as-char" svg:y="-0.635cm" svg:width="4.313cm" svg:height="0.998cm" draw:z-index="186"><draw:object xlink:href="./Object 205" xlink:type="simple" xlink:show="embed" xlink:actuate="onLoad"/><draw:image xlink:href="./ObjectReplacements/Object 205" xlink:type="simple" xlink:show="embed" xlink:actuate="onLoad"/><svg:desc>Formel</svg:desc></draw:frame></text:span><text:span text:style-name="T69">.</text:span></text:p>
      <text:p text:style-name="P34">Solving this system yields the partial derivatives</text:p>
      <text:p text:style-name="P34"><draw:frame draw:style-name="fr2" draw:name="Objekt85" text:anchor-type="as-char" svg:y="-2.157cm" svg:width="5.106cm" svg:height="4.059cm" draw:z-index="187"><draw:object xlink:href="./Object 206" xlink:type="simple" xlink:show="embed" xlink:actuate="onLoad"/><draw:image xlink:href="./ObjectReplacements/Object 206" xlink:type="simple" xlink:show="embed" xlink:actuate="onLoad"/></draw:frame><text:s/>→<text:span text:style-name="T70"> </text:span><draw:frame draw:style-name="fr2" draw:name="Objekt86" text:anchor-type="as-char" svg:y="-4.337cm" svg:width="4.678cm" svg:height="8.294cm" draw:z-index="188"><draw:object xlink:href="./Object 207" xlink:type="simple" xlink:show="embed" xlink:actuate="onLoad"/><draw:image xlink:href="./ObjectReplacements/Object 207" xlink:type="simple" xlink:show="embed" xlink:actuate="onLoad"/></draw:frame>.</text:p>
      <text:list xml:id="list192055109513692" text:continue-numbering="true" text:style-name="Numbering_20_5">
        <text:list-item>
          <text:list>
            <text:list-item>
              <text:list>
                <text:list-item>
                  <text:h text:style-name="P78" text:outline-level="3"><text:bookmark-start text:name="__RefHeading___Toc1506_1087109915"/>Functions given in parameter form<text:bookmark-end text:name="__RefHeading___Toc1506_1087109915"/></text:h>
                </text:list-item>
              </text:list>
            </text:list-item>
          </text:list>
        </text:list-item>
      </text:list>
      <text:p text:style-name="P39">We have a function <text:span text:style-name="Variable"><text:span text:style-name="T53">y</text:span></text:span><text:span text:style-name="T48"> = </text:span><text:span text:style-name="Variable"><text:span text:style-name="T48">f</text:span></text:span><text:span text:style-name="T48">(</text:span><text:span text:style-name="Variable"><text:span text:style-name="T48">x</text:span></text:span><text:span text:style-name="T48">) given as </text:span><text:span text:style-name="Variable"><text:span text:style-name="T68">x</text:span></text:span><text:span text:style-name="T48"> = </text:span><text:span text:style-name="Variable"><text:span text:style-name="T61">x</text:span></text:span><text:span text:style-name="T8">(</text:span><text:span text:style-name="Variable"><text:span text:style-name="T48">t</text:span></text:span><text:span text:style-name="T48">) and </text:span><text:span text:style-name="Variable"><text:span text:style-name="T68">y</text:span></text:span><text:span text:style-name="T48"> = </text:span><text:span text:style-name="Variable"><text:span text:style-name="T62">y</text:span></text:span><text:span text:style-name="T8">(</text:span><text:span text:style-name="Variable"><text:span text:style-name="T48">t</text:span></text:span><text:span text:style-name="T48">). Then</text:span></text:p>
      <text:p text:style-name="P36"><draw:frame draw:style-name="fr2" draw:name="Objekt87" text:anchor-type="as-char" svg:y="-0.635cm" svg:width="2.131cm" svg:height="0.998cm" draw:z-index="189"><draw:object xlink:href="./Object 208" xlink:type="simple" xlink:show="embed" xlink:actuate="onLoad"/><draw:image xlink:href="./ObjectReplacements/Object 208" xlink:type="simple" xlink:show="embed" xlink:actuate="onLoad"/><svg:desc>Formel</svg:desc></draw:frame><text:s/>→<text:span text:style-name="T71"> </text:span><draw:frame draw:style-name="fr2" draw:name="Objekt88" text:anchor-type="as-char" svg:y="-1.18cm" svg:width="1.663cm" svg:height="2.058cm" draw:z-index="190"><draw:object xlink:href="./Object 209" xlink:type="simple" xlink:show="embed" xlink:actuate="onLoad"/><draw:image xlink:href="./ObjectReplacements/Object 209" xlink:type="simple" xlink:show="embed" xlink:actuate="onLoad"/></draw:frame></text:p>
      <text:p text:style-name="P36"><draw:frame draw:style-name="fr2" draw:name="Objekt89" text:anchor-type="as-char" svg:y="-0.695cm" svg:width="4.493cm" svg:height="1.118cm" draw:z-index="191"><draw:object xlink:href="./Object 210" xlink:type="simple" xlink:show="embed" xlink:actuate="onLoad"/><draw:image xlink:href="./ObjectReplacements/Object 210" xlink:type="simple" xlink:show="embed" xlink:actuate="onLoad"/><svg:desc>Formel</svg:desc></draw:frame><text:s/>→<text:span text:style-name="T72"> </text:span><draw:frame draw:style-name="fr2" draw:name="Objekt92" text:anchor-type="as-char" svg:y="-1.3cm" svg:width="4.576cm" svg:height="2.178cm" draw:z-index="192"><draw:object xlink:href="./Object 213" xlink:type="simple" xlink:show="embed" xlink:actuate="onLoad"/><draw:image xlink:href="./ObjectReplacements/Object 213" xlink:type="simple" xlink:show="embed" xlink:actuate="onLoad"/></draw:frame><text:s/>→<text:span text:style-name="T72"> </text:span><draw:frame draw:style-name="fr2" draw:name="Objekt93" text:anchor-type="as-char" svg:y="-1.3cm" svg:width="3.962cm" svg:height="2.24cm" draw:z-index="193"><draw:object xlink:href="./Object 214" xlink:type="simple" xlink:show="embed" xlink:actuate="onLoad"/><draw:image xlink:href="./ObjectReplacements/Object 214" xlink:type="simple" xlink:show="embed" xlink:actuate="onLoad"/></draw:frame></text:p>
      <text:p text:style-name="P35"/>
      <text:list xml:id="list192055810122248" text:continue-numbering="true" text:style-name="Numbering_20_5">
        <text:list-item>
          <text:list>
            <text:list-item>
              <text:list>
                <text:list-item>
                  <text:h text:style-name="P79" text:outline-level="3"><text:bookmark-start text:name="__RefHeading___Toc1506_10871099151"/><text:soft-page-break/>Derivative of the inverse function<text:bookmark-end text:name="__RefHeading___Toc1506_10871099151"/></text:h>
                </text:list-item>
              </text:list>
            </text:list-item>
          </text:list>
        </text:list-item>
      </text:list>
      <text:p text:style-name="P38">Assume that <text:span text:style-name="Variable"><text:span text:style-name="T48">f</text:span></text:span><text:span text:style-name="T48">(</text:span><text:span text:style-name="Variable"><text:span text:style-name="T48">x</text:span></text:span><text:span text:style-name="T48">) is the inverse function of </text:span><text:span text:style-name="Variable"><text:span text:style-name="T48">y</text:span></text:span><text:span text:style-name="T48">(</text:span><text:span text:style-name="Variable"><text:span text:style-name="T48">x</text:span></text:span><text:span text:style-name="T48">) such that </text:span><text:span text:style-name="Variable"><text:span text:style-name="T48">f</text:span></text:span><text:span text:style-name="T48">(</text:span><text:span text:style-name="Variable"><text:span text:style-name="T48">y</text:span></text:span><text:span text:style-name="T48">(</text:span><text:span text:style-name="Variable"><text:span text:style-name="T48">x</text:span></text:span><text:span text:style-name="T48">)) = x. Differentiating this definition gives</text:span></text:p>
      <text:p text:style-name="P37"><text:span text:style-name="T23"><draw:frame draw:style-name="fr2" draw:name="Objekt90" text:anchor-type="as-char" svg:y="-0.635cm" svg:width="1.833cm" svg:height="0.998cm" draw:z-index="194"><draw:object xlink:href="./Object 211" xlink:type="simple" xlink:show="embed" xlink:actuate="onLoad"/><draw:image xlink:href="./ObjectReplacements/Object 211" xlink:type="simple" xlink:show="embed" xlink:actuate="onLoad"/><svg:desc>Formel</svg:desc></draw:frame></text:span><text:span text:style-name="T23"><text:s/>→</text:span><text:span text:style-name="T24"> </text:span><text:span text:style-name="T23"><draw:frame draw:style-name="fr2" draw:name="Objekt91" text:anchor-type="as-char" svg:y="-0.635cm" svg:width="1.663cm" svg:height="1.528cm" draw:z-index="195"><draw:object xlink:href="./Object 212" xlink:type="simple" xlink:show="embed" xlink:actuate="onLoad"/><draw:image xlink:href="./ObjectReplacements/Object 212" xlink:type="simple" xlink:show="embed" xlink:actuate="onLoad"/></draw:frame></text:span><text:span text:style-name="T23"><text:s/></text:span></text:p>
      <text:p text:style-name="Text_20_body">and the second derivative is</text:p>
      <text:p text:style-name="P39"><text:span text:style-name="T23"><draw:frame draw:style-name="fr2" draw:name="Objekt94" text:anchor-type="as-char" svg:y="-0.695cm" svg:width="3.983cm" svg:height="1.118cm" draw:z-index="196"><draw:object xlink:href="./Object 215" xlink:type="simple" xlink:show="embed" xlink:actuate="onLoad"/><draw:image xlink:href="./ObjectReplacements/Object 215" xlink:type="simple" xlink:show="embed" xlink:actuate="onLoad"/><svg:desc>Formel</svg:desc></draw:frame></text:span><text:span text:style-name="T23"><text:s/>→</text:span><text:span text:style-name="T25"> </text:span><text:span text:style-name="T23"><draw:frame draw:style-name="fr2" draw:name="Objekt95" text:anchor-type="as-char" svg:y="-1.3cm" svg:width="3.512cm" svg:height="2.178cm" draw:z-index="197"><draw:object xlink:href="./Object 216" xlink:type="simple" xlink:show="embed" xlink:actuate="onLoad"/><draw:image xlink:href="./ObjectReplacements/Object 216" xlink:type="simple" xlink:show="embed" xlink:actuate="onLoad"/></draw:frame></text:span><text:span text:style-name="T23"><text:s/>→</text:span><text:span text:style-name="T25"> </text:span><text:span text:style-name="T23"><draw:frame draw:style-name="fr2" draw:name="Objekt96" text:anchor-type="as-char" svg:y="-1.3cm" svg:width="2.549cm" svg:height="2.24cm" draw:z-index="198"><draw:object xlink:href="./Object 217" xlink:type="simple" xlink:show="embed" xlink:actuate="onLoad"/><draw:image xlink:href="./ObjectReplacements/Object 217" xlink:type="simple" xlink:show="embed" xlink:actuate="onLoad"/></draw:frame></text:span></text:p>
      <text:list xml:id="list192053928795537" text:continue-numbering="true" text:style-name="Numbering_20_5">
        <text:list-item>
          <text:list>
            <text:list-item>
              <text:list>
                <text:list-item>
                  <text:h text:style-name="P80" text:outline-level="3"><text:bookmark-start text:name="__RefHeading___Toc1506_10871099152"/>Substitution in functions of a single variable<text:bookmark-end text:name="__RefHeading___Toc1506_10871099152"/></text:h>
                </text:list-item>
              </text:list>
            </text:list-item>
          </text:list>
        </text:list-item>
      </text:list>
      <text:p text:style-name="P44"><text:span text:style-name="T73">We have a function </text:span><text:span text:style-name="Variable"><text:span text:style-name="T73">y</text:span></text:span><text:span text:style-name="T73"> = </text:span><text:span text:style-name="Variable"><text:span text:style-name="T73">f</text:span></text:span><text:span text:style-name="T73">(</text:span><text:span text:style-name="Variable"><text:span text:style-name="T73">x</text:span></text:span><text:span text:style-name="T73">) </text:span><text:span text:style-name="T74">and substitute </text:span><text:span text:style-name="Variable"><text:span text:style-name="T73">x</text:span></text:span><text:span text:style-name="T73"> </text:span><text:span text:style-name="T75">= </text:span><text:span text:style-name="T64">φ</text:span><text:span text:style-name="T10">(</text:span><text:span text:style-name="Variable"><text:span text:style-name="T74">t</text:span></text:span><text:span text:style-name="T75">)</text:span><text:span text:style-name="T73">. </text:span><text:span text:style-name="T78">In this way, </text:span><text:span text:style-name="Variable"><text:span text:style-name="T78">y</text:span></text:span><text:span text:style-name="T78"> becomes a function of </text:span><text:span text:style-name="Variable"><text:span text:style-name="T78">t</text:span></text:span><text:span text:style-name="T78"> and therefore </text:span><text:span text:style-name="T81">after substitution</text:span></text:p>
      <text:p text:style-name="P46"><text:span text:style-name="T74"><draw:frame draw:style-name="fr2" draw:name="Objekt97" text:anchor-type="as-char" svg:y="-0.64cm" svg:width="2.193cm" svg:height="1.018cm" draw:z-index="199"><draw:object xlink:href="./Object 218" xlink:type="simple" xlink:show="embed" xlink:actuate="onLoad"/><draw:image xlink:href="./ObjectReplacements/Object 218" xlink:type="simple" xlink:show="embed" xlink:actuate="onLoad"/><svg:desc>Formel</svg:desc></draw:frame></text:span><text:span text:style-name="T74"><text:s/>→</text:span><text:span text:style-name="T79"> </text:span><text:span text:style-name="T74"><draw:frame draw:style-name="fr2" draw:name="Objekt115" text:anchor-type="as-char" svg:y="-0.64cm" svg:width="2.833cm" svg:height="1.032cm" draw:z-index="200"><draw:object xlink:href="./Object 236" xlink:type="simple" xlink:show="embed" xlink:actuate="onLoad"/><draw:image xlink:href="./ObjectReplacements/Object 236" xlink:type="simple" xlink:show="embed" xlink:actuate="onLoad"/></draw:frame></text:span><text:span text:style-name="T74"><text:tab/><text:tab/> <text:tab/><text:tab/><text:tab/><text:tab/><text:tab/><text:tab/><text:tab/></text:span><text:span text:style-name="T80">(</text:span><text:span text:style-name="T80"><text:sequence text:ref-name="refText0" text:name="Text" text:formula="ooow:Text+1" style:num-format="1">1</text:sequence></text:span><text:span text:style-name="T80">)</text:span></text:p>
      <text:p text:style-name="P45"><text:span text:style-name="T79">which can be </text:span><text:span text:style-name="T81">re-substituted and </text:span><text:span text:style-name="T79">solved for d</text:span><text:span text:style-name="Variable"><text:span text:style-name="T79">y</text:span></text:span><text:span text:style-name="T79">/d</text:span><text:span text:style-name="Variable"><text:span text:style-name="T79">x</text:span></text:span><text:span text:style-name="T79">:</text:span></text:p>
      <text:p text:style-name="P45"><text:span text:style-name="T74"><draw:frame draw:style-name="fr2" draw:name="Objekt98" text:anchor-type="as-char" svg:y="-0.639cm" svg:width="2.219cm" svg:height="1.012cm" draw:z-index="201"><draw:object xlink:href="./Object 238" xlink:type="simple" xlink:show="embed" xlink:actuate="onLoad"/><draw:image xlink:href="./ObjectReplacements/Object 238" xlink:type="simple" xlink:show="embed" xlink:actuate="onLoad"/><svg:desc>Formel</svg:desc></draw:frame></text:span><text:span text:style-name="T74"><text:s/>→</text:span><text:span text:style-name="T81"> </text:span><text:span text:style-name="T74"><draw:frame draw:style-name="fr2" draw:name="Objekt99" text:anchor-type="as-char" svg:y="-0.635cm" svg:width="2.304cm" svg:height="1.543cm" draw:z-index="202"><draw:object xlink:href="./Object 220" xlink:type="simple" xlink:show="embed" xlink:actuate="onLoad"/><draw:image xlink:href="./ObjectReplacements/Object 220" xlink:type="simple" xlink:show="embed" xlink:actuate="onLoad"/></draw:frame></text:span></text:p>
      <text:p text:style-name="P45"><text:span text:style-name="T79">The </text:span><text:span text:style-name="T76">second derivative </text:span><text:span text:style-name="T79">is obtained by differentiating </text:span><text:span text:style-name="T80">(</text:span><text:span text:style-name="T80"><text:sequence-ref text:reference-format="value" text:ref-name="refText0">1</text:sequence-ref></text:span><text:span text:style-name="T80">):</text:span></text:p>
      <text:p text:style-name="P47"><text:span text:style-name="T74"><draw:frame draw:style-name="fr2" draw:name="Objekt100" text:anchor-type="as-char" svg:y="-0.7cm" svg:width="5.768cm" svg:height="1.152cm" draw:z-index="203"><draw:object xlink:href="./Object 221" xlink:type="simple" xlink:show="embed" xlink:actuate="onLoad"/><draw:image xlink:href="./ObjectReplacements/Object 221" xlink:type="simple" xlink:show="embed" xlink:actuate="onLoad"/><svg:desc>Formel</svg:desc></draw:frame></text:span><text:span text:style-name="T74"><text:s/>→</text:span><text:span text:style-name="T76"> </text:span><text:span text:style-name="T74"><draw:frame draw:style-name="fr2" draw:name="Objekt101" text:anchor-type="as-char" svg:y="-0.699cm" svg:width="4.621cm" svg:height="1.132cm" draw:z-index="204"><draw:object xlink:href="./Object 222" xlink:type="simple" xlink:show="embed" xlink:actuate="onLoad"/><draw:image xlink:href="./ObjectReplacements/Object 222" xlink:type="simple" xlink:show="embed" xlink:actuate="onLoad"/></draw:frame></text:span></text:p>
      <text:p text:style-name="P48"><text:span text:style-name="T74">U</text:span><text:span text:style-name="T73">sing the result for the first derivative, we can solve for </text:span><text:span text:style-name="T79">d</text:span><text:span text:style-name="T73">²</text:span><text:span text:style-name="Variable"><text:span text:style-name="T79">y</text:span></text:span><text:span text:style-name="T79">/d</text:span><text:span text:style-name="Variable"><text:span text:style-name="T79">x</text:span></text:span><text:span text:style-name="T73">²</text:span><text:span text:style-name="T88">:</text:span></text:p>
      <text:p text:style-name="P47"><text:span text:style-name="T74"><draw:frame draw:style-name="fr2" draw:name="Objekt102" text:anchor-type="as-char" svg:y="-1.304cm" svg:width="4.704cm" svg:height="2.208cm" draw:z-index="205"><draw:object xlink:href="./Object 223" xlink:type="simple" xlink:show="embed" xlink:actuate="onLoad"/><draw:image xlink:href="./ObjectReplacements/Object 223" xlink:type="simple" xlink:show="embed" xlink:actuate="onLoad"/></draw:frame></text:span><text:span text:style-name="T74"><text:s/>→</text:span><text:span text:style-name="T76"> </text:span><text:span text:style-name="T74"><draw:frame draw:style-name="fr2" draw:name="Objekt103" text:anchor-type="as-char" svg:y="-1.304cm" svg:width="5.145cm" svg:height="2.27cm" draw:z-index="206"><draw:object xlink:href="./Object 224" xlink:type="simple" xlink:show="embed" xlink:actuate="onLoad"/><draw:image xlink:href="./ObjectReplacements/Object 224" xlink:type="simple" xlink:show="embed" xlink:actuate="onLoad"/></draw:frame></text:span></text:p>
      <text:p text:style-name="P49"><text:span text:style-name="T74">I</text:span><text:span text:style-name="T73">f instead we substitute</text:span><text:span text:style-name="T74"> </text:span><text:span text:style-name="Variable"><text:span text:style-name="T73">y</text:span></text:span><text:span text:style-name="T73"> </text:span><text:span text:style-name="T75">= </text:span><text:span text:style-name="T64">φ</text:span><text:span text:style-name="T10">(</text:span><text:span text:style-name="Variable"><text:span text:style-name="T73">u</text:span></text:span><text:span text:style-name="T75">), </text:span><text:span text:style-name="Variable"><text:span text:style-name="T78">y</text:span></text:span><text:span text:style-name="T78"> becomes a function of </text:span><text:span text:style-name="Variable"><text:span text:style-name="T78">t</text:span></text:span><text:span text:style-name="T78"> an</text:span><text:span text:style-name="T82">d we obtain</text:span></text:p>
      <text:p text:style-name="P50"><text:span text:style-name="T73"><draw:frame draw:style-name="fr2" draw:name="Objekt104" text:anchor-type="as-char" svg:y="-0.639cm" svg:width="1.663cm" svg:height="1.012cm" draw:z-index="207"><draw:object xlink:href="./Object 225" xlink:type="simple" xlink:show="embed" xlink:actuate="onLoad"/><draw:image xlink:href="./ObjectReplacements/Object 225" xlink:type="simple" xlink:show="embed" xlink:actuate="onLoad"/><svg:desc>Formel</svg:desc></draw:frame></text:span><text:span text:style-name="T73"><text:s/>→</text:span><text:span text:style-name="T82"> </text:span><text:span text:style-name="T73"><draw:frame draw:style-name="fr2" draw:name="Objekt105" text:anchor-type="as-char" svg:y="-0.639cm" svg:width="2.228cm" svg:height="1.012cm" draw:z-index="208"><draw:object xlink:href="./Object 219" xlink:type="simple" xlink:show="embed" xlink:actuate="onLoad"/><draw:image xlink:href="./ObjectReplacements/Object 219" xlink:type="simple" xlink:show="embed" xlink:actuate="onLoad"/></draw:frame></text:span></text:p>
      <text:p text:style-name="P51"><draw:frame draw:style-name="fr2" draw:name="Objekt116" text:anchor-type="as-char" svg:y="-0.697cm" svg:width="4.579cm" svg:height="1.132cm" draw:z-index="209"><draw:object xlink:href="./Object 226" xlink:type="simple" xlink:show="embed" xlink:actuate="onLoad"/><draw:image xlink:href="./ObjectReplacements/Object 226" xlink:type="simple" xlink:show="embed" xlink:actuate="onLoad"/></draw:frame></text:p>
      <text:p text:style-name="P40"><text:span text:style-name="T73">If we substitute </text:span><text:span text:style-name="T74"><text:s/></text:span><text:span text:style-name="Variable"><text:span text:style-name="T73">x</text:span></text:span><text:span text:style-name="T73"> </text:span><text:span text:style-name="T75">= </text:span><text:span text:style-name="T64">φ</text:span><text:span text:style-name="T10">(</text:span><text:span text:style-name="Variable"><text:span text:style-name="T74">t</text:span></text:span><text:span text:style-name="T75">, </text:span><text:span text:style-name="Variable"><text:span text:style-name="T73">u</text:span></text:span><text:span text:style-name="T75">) </text:span><text:span text:style-name="T73">and </text:span><text:span text:style-name="T74"><text:s/></text:span><text:span text:style-name="Variable"><text:span text:style-name="T77">y</text:span></text:span><text:span text:style-name="T77"> </text:span><text:span text:style-name="T75">= </text:span><text:span text:style-name="T63">ψ</text:span><text:span text:style-name="T10">(</text:span><text:span text:style-name="Variable"><text:span text:style-name="T12">t</text:span></text:span><text:span text:style-name="T11">, </text:span><text:span text:style-name="Variable"><text:span text:style-name="T9">u</text:span></text:span><text:span text:style-name="T11">), </text:span><text:span text:style-name="T9">the derivatives are</text:span></text:p>
      <text:p text:style-name="P42"><draw:frame draw:style-name="fr2" draw:name="Objekt108" text:anchor-type="as-char" svg:y="-0.635cm" svg:width="3.096cm" svg:height="0.998cm" draw:z-index="210"><draw:object xlink:href="./Object 229" xlink:type="simple" xlink:show="embed" xlink:actuate="onLoad"/><draw:image xlink:href="./ObjectReplacements/Object 229" xlink:type="simple" xlink:show="embed" xlink:actuate="onLoad"/><svg:desc>Formel</svg:desc></draw:frame><text:s/><text:span text:style-name="T89">and </text:span><draw:frame draw:style-name="fr2" draw:name="Objekt109" text:anchor-type="as-char" svg:y="-0.635cm" svg:width="3.177cm" svg:height="0.998cm" draw:z-index="211"><draw:object xlink:href="./Object 230" xlink:type="simple" xlink:show="embed" xlink:actuate="onLoad"/><draw:image xlink:href="./ObjectReplacements/Object 230" xlink:type="simple" xlink:show="embed" xlink:actuate="onLoad"/><svg:desc>Formel</svg:desc></draw:frame></text:p>
      <text:p text:style-name="P43"><text:soft-page-break/>From the quotient of these two expressions we obtain</text:p>
      <text:p text:style-name="P43"><draw:frame draw:style-name="fr2" draw:name="Objekt106" text:anchor-type="as-char" svg:y="-1.152cm" svg:width="3.26cm" svg:height="2.058cm" draw:z-index="212"><draw:object xlink:href="./Object 227" xlink:type="simple" xlink:show="embed" xlink:actuate="onLoad"/><draw:image xlink:href="./ObjectReplacements/Object 227" xlink:type="simple" xlink:show="embed" xlink:actuate="onLoad"/></draw:frame></text:p>
      <text:p text:style-name="P41">As an example, let us look at the transformation from <text:span text:style-name="T87">Cartesian</text:span> to polar coordinates using </text:p>
      <text:p text:style-name="P55"><text:span text:style-name="T13"><draw:frame draw:style-name="fr2" draw:name="Objekt112" text:anchor-type="as-char" svg:y="-0.377cm" svg:width="1.94cm" svg:height="0.483cm" draw:z-index="213"><draw:object xlink:href="./Object 233" xlink:type="simple" xlink:show="embed" xlink:actuate="onLoad"/><draw:image xlink:href="./ObjectReplacements/Object 233" xlink:type="simple" xlink:show="embed" xlink:actuate="onLoad"/></draw:frame></text:span><text:span text:style-name="T13"><text:s/></text:span><text:span text:style-name="T14">and </text:span><text:span text:style-name="T13"><draw:frame draw:style-name="fr2" draw:name="Objekt110" text:anchor-type="as-char" svg:y="-0.377cm" svg:width="1.914cm" svg:height="0.483cm" draw:z-index="214"><draw:object xlink:href="./Object 231" xlink:type="simple" xlink:show="embed" xlink:actuate="onLoad"/><draw:image xlink:href="./ObjectReplacements/Object 231" xlink:type="simple" xlink:show="embed" xlink:actuate="onLoad"/></draw:frame></text:span><text:span text:style-name="T13">. </text:span><text:span text:style-name="T15">The derivatives are </text:span><text:span text:style-name="T26"><draw:frame draw:style-name="fr2" draw:name="Objekt107" text:anchor-type="as-char" svg:y="-0.637cm" svg:width="3.709cm" svg:height="0.623cm" draw:z-index="215"><draw:object xlink:href="./Object 228" xlink:type="simple" xlink:show="embed" xlink:actuate="onLoad"/><draw:image xlink:href="./ObjectReplacements/Object 228" xlink:type="simple" xlink:show="embed" xlink:actuate="onLoad"/></draw:frame></text:span><text:span text:style-name="T26"><text:s/></text:span><text:span text:style-name="T73">and </text:span><text:span text:style-name="T73"><draw:frame draw:style-name="fr2" draw:name="Objekt111" text:anchor-type="as-char" svg:y="-0.637cm" svg:width="3.646cm" svg:height="0.623cm" draw:z-index="216"><draw:object xlink:href="./Object 232" xlink:type="simple" xlink:show="embed" xlink:actuate="onLoad"/><draw:image xlink:href="./ObjectReplacements/Object 232" xlink:type="simple" xlink:show="embed" xlink:actuate="onLoad"/><svg:desc>Formel</svg:desc></draw:frame></text:span><text:span text:style-name="T73"><text:s/></text:span><text:span text:style-name="T83">and their quotient gives</text:span></text:p>
      <text:p text:style-name="P52"><draw:frame draw:style-name="fr2" draw:name="Objekt113" text:anchor-type="as-char" svg:y="-1.184cm" svg:width="4.124cm" svg:height="2.12cm" draw:z-index="217"><draw:object xlink:href="./Object 234" xlink:type="simple" xlink:show="embed" xlink:actuate="onLoad"/><draw:image xlink:href="./ObjectReplacements/Object 234" xlink:type="simple" xlink:show="embed" xlink:actuate="onLoad"/></draw:frame></text:p>
      <text:list xml:id="list192055751994670" text:continue-numbering="true" text:style-name="Numbering_20_5">
        <text:list-item>
          <text:list>
            <text:list-item>
              <text:list>
                <text:list-item>
                  <text:h text:style-name="P81" text:outline-level="3"><text:bookmark-start text:name="__RefHeading___Toc2762_118449046"/>Substitution in functions of a <text:span text:style-name="T91">two</text:span> variable<text:span text:style-name="T91">s</text:span><text:bookmark-end text:name="__RefHeading___Toc2762_118449046"/></text:h>
                </text:list-item>
              </text:list>
            </text:list-item>
          </text:list>
        </text:list-item>
      </text:list>
      <text:p text:style-name="P56"><text:span text:style-name="T73">We have a function </text:span><text:span text:style-name="T66">ω</text:span><text:span text:style-name="T73"> = </text:span><text:span text:style-name="Variable"><text:span text:style-name="T73">f</text:span></text:span><text:span text:style-name="T73">(</text:span><text:span text:style-name="Variable"><text:span text:style-name="T73">x</text:span></text:span><text:span text:style-name="T73">, </text:span><text:span text:style-name="Variable"><text:span text:style-name="T84">y</text:span></text:span><text:span text:style-name="T73">) </text:span><text:span text:style-name="T74">and substitute </text:span><text:span text:style-name="Variable"><text:span text:style-name="T73">x</text:span></text:span><text:span text:style-name="T73"> </text:span><text:span text:style-name="T75">= </text:span><text:span text:style-name="T64">φ</text:span><text:span text:style-name="T10">(</text:span><text:span text:style-name="Variable"><text:span text:style-name="T84">u, v</text:span></text:span><text:span text:style-name="T75">) </text:span><text:span text:style-name="T85">and </text:span><text:span text:style-name="Variable"><text:span text:style-name="T85">y</text:span></text:span><text:span text:style-name="T85"> </text:span><text:span text:style-name="T75">= </text:span><text:span text:style-name="T65">ψ</text:span><text:span text:style-name="T10">(</text:span><text:span text:style-name="Variable"><text:span text:style-name="T84">u, v</text:span></text:span><text:span text:style-name="T75">)</text:span><text:span text:style-name="T73"> </text:span><text:span text:style-name="T78">In this way, </text:span><text:span text:style-name="T66">ω</text:span><text:span text:style-name="T78"> becomes a function of </text:span><text:span text:style-name="Variable"><text:span text:style-name="T85">u</text:span></text:span><text:span text:style-name="T78"> and </text:span><text:span text:style-name="Variable"><text:span text:style-name="T85">v</text:span></text:span><text:span text:style-name="T85">. T</text:span><text:span text:style-name="T78">herefore </text:span><text:span text:style-name="T86">the partial derivatives are</text:span></text:p>
      <text:p text:style-name="P53"><text:span text:style-name="T90"><draw:frame draw:style-name="fr2" draw:name="Objekt114" text:anchor-type="as-char" svg:y="-0.66cm" svg:width="6.202cm" svg:height="1.111cm" draw:z-index="218"><draw:object xlink:href="./Object 235" xlink:type="simple" xlink:show="embed" xlink:actuate="onLoad"/><draw:image xlink:href="./ObjectReplacements/Object 235" xlink:type="simple" xlink:show="embed" xlink:actuate="onLoad"/><svg:desc>Formel</svg:desc></draw:frame></text:span><text:span text:style-name="T90"><text:s/>→ </text:span><text:span text:style-name="T90"><draw:frame draw:style-name="fr2" draw:name="Objekt117" text:anchor-type="as-char" svg:y="-0.575cm" svg:width="4.009cm" svg:height="0.951cm" draw:z-index="219"><draw:object xlink:href="./Object 237" xlink:type="simple" xlink:show="embed" xlink:actuate="onLoad"/><draw:image xlink:href="./ObjectReplacements/Object 237" xlink:type="simple" xlink:show="embed" xlink:actuate="onLoad"/></draw:frame></text:span><text:span text:style-name="T90"><text:line-break/></text:span><text:span text:style-name="T90"><draw:frame draw:style-name="fr2" draw:name="Objekt118" text:anchor-type="as-char" svg:y="-0.66cm" svg:width="6.202cm" svg:height="1.111cm" draw:z-index="220"><draw:object xlink:href="./Object 239" xlink:type="simple" xlink:show="embed" xlink:actuate="onLoad"/><draw:image xlink:href="./ObjectReplacements/Object 239" xlink:type="simple" xlink:show="embed" xlink:actuate="onLoad"/><svg:desc>Formel</svg:desc></draw:frame></text:span><text:span text:style-name="T90"> → </text:span><text:span text:style-name="T90"><draw:frame draw:style-name="fr2" draw:name="Objekt119" text:anchor-type="as-char" svg:y="-0.575cm" svg:width="4.009cm" svg:height="0.951cm" draw:z-index="221"><draw:object xlink:href="./Object 240" xlink:type="simple" xlink:show="embed" xlink:actuate="onLoad"/><draw:image xlink:href="./ObjectReplacements/Object 240" xlink:type="simple" xlink:show="embed" xlink:actuate="onLoad"/><svg:desc>Formel</svg:desc></draw:frame></text:span></text:p>
      <text:p text:style-name="P54">Solving for the partial derivatives to <text:span text:style-name="Variable">x</text:span> and <text:span text:style-name="Variable">y</text:span> gives us</text:p>
      <text:p text:style-name="P53"><draw:frame draw:style-name="fr2" draw:name="Objekt120" text:anchor-type="as-char" svg:y="-1.05cm" svg:width="4.634cm" svg:height="1.926cm" draw:z-index="222"><draw:object xlink:href="./Object 241" xlink:type="simple" xlink:show="embed" xlink:actuate="onLoad"/><draw:image xlink:href="./ObjectReplacements/Object 241" xlink:type="simple" xlink:show="embed" xlink:actuate="onLoad"/></draw:frame><text:s/>→<text:span text:style-name="T92"> </text:span><draw:frame draw:style-name="fr2" draw:name="Objekt121" text:anchor-type="as-char" svg:y="-1.595cm" svg:width="10.67cm" svg:height="2.985cm" draw:z-index="223"><draw:object xlink:href="./Object 242" xlink:type="simple" xlink:show="embed" xlink:actuate="onLoad"/><draw:image xlink:href="./ObjectReplacements/Object 242" xlink:type="simple" xlink:show="embed" xlink:actuate="onLoad"/></draw:frame></text:p>
      <text:list xml:id="list192055860253663" text:continue-numbering="true" text:style-name="Numbering_20_5">
        <text:list-item>
          <text:list>
            <text:list-item>
              <text:h text:style-name="P70" text:outline-level="2"><text:bookmark-start text:name="__RefHeading__1745_1283850086"/>Examples<text:bookmark-end text:name="__RefHeading__1745_1283850086"/></text:h>
              <text:list>
                <text:list-item>
                  <text:h text:style-name="P82" text:outline-level="3"><text:bookmark-start text:name="__RefHeading__1747_1283850086"/>Find the derivative<text:bookmark-end text:name="__RefHeading__1747_1283850086"/></text:h>
                </text:list-item>
              </text:list>
            </text:list-item>
          </text:list>
        </text:list-item>
      </text:list>
      <text:h text:style-name="P85" text:outline-level="4"><text:bookmark-start text:name="__RefHeading__1749_1283850086"/>Input:<text:bookmark-end text:name="__RefHeading__1749_1283850086"/></text:h>
      <text:p text:style-name="Text_20_body"><text:bookmark-start text:name="__RefHeading__1567_1751777140"/><draw:frame draw:style-name="fr4" draw:name="Объект116" text:anchor-type="as-char" svg:y="-1.189cm" svg:width="3.445cm" svg:height="0.538cm" draw:z-index="224"><draw:object xlink:href="./Object 64" xlink:type="simple" xlink:show="embed" xlink:actuate="onLoad"/><draw:image xlink:href="./ObjectReplacements/Object 64" xlink:type="simple" xlink:show="embed" xlink:actuate="onLoad"/></draw:frame><text:bookmark-end text:name="__RefHeading__1567_1751777140"/></text:p>
      <text:p text:style-name="P16"><text:bookmark-start text:name="__RefHeading__1569_1751777140"/><draw:frame draw:style-name="fr2" draw:name="Объект117" text:anchor-type="as-char" svg:y="-0.725cm" svg:width="3.882cm" svg:height="1.265cm" draw:z-index="225"><draw:object xlink:href="./Object 73" xlink:type="simple" xlink:show="embed" xlink:actuate="onLoad"/><draw:image xlink:href="./ObjectReplacements/Object 73" xlink:type="simple" xlink:show="embed" xlink:actuate="onLoad"/></draw:frame><text:bookmark-end text:name="__RefHeading__1569_1751777140"/></text:p>
      <text:h text:style-name="Heading_20_4" text:outline-level="4"><text:bookmark-start text:name="__RefHeading__1751_1283850086"/>Task:<text:bookmark-end text:name="__RefHeading__1751_1283850086"/></text:h>
      <text:p text:style-name="Text_20_body"><text:span text:style-name="T5">Find the derivative of </text:span><text:span text:style-name="T5"><draw:frame draw:style-name="fr7" draw:name="Объект122" text:anchor-type="as-char" svg:y="-0.377cm" svg:width="0.466cm" svg:height="0.467cm" draw:z-index="227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5"><text:s/>with respect to </text:span><text:span text:style-name="T5"><draw:frame draw:style-name="fr7" draw:name="Объект123" text:anchor-type="as-char" svg:y="-0.377cm" svg:width="0.432cm" svg:height="0.467cm" draw:z-index="228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5">.</text:span></text:p>
      <text:h text:style-name="P87" text:outline-level="4"><text:bookmark-start text:name="__RefHeading__1753_1283850086"/><text:soft-page-break/>Solution:<text:bookmark-end text:name="__RefHeading__1753_1283850086"/></text:h>
      <text:p text:style-name="P17"><text:span text:style-name="T4">If we use the </text:span><text:span text:style-name="T6">DIFFERENTIATE</text:span><text:span text:style-name="T4"> function for the whole equation, we get “0” on the left-hand-side of the equation unless we explicitly define y as a function of x. But we actually don't care what we get on the left-hand-side. So we can use something like this:</text:span></text:p>
      <text:p text:style-name="P57">%%ii @differentiate@ EQDEF z = differentiate ( rhs(@prev@), x, 1 )</text:p>
      <text:p text:style-name="P2">Or this:</text:p>
      <text:p text:style-name="P57">%%ii @differentiate@ EQDEF differential y over differential x = differentiate ( rhs(@prev@), x, 1 )</text:p>
      <text:p text:style-name="P18"><draw:frame draw:style-name="fr6" draw:name="Объект118" text:anchor-type="as-char" svg:y="-0.736cm" svg:width="13.661cm" svg:height="1.439cm" draw:z-index="229"><draw:object xlink:href="./Object 67" xlink:type="simple" xlink:show="embed" xlink:actuate="onLoad"/><draw:image xlink:href="./ObjectReplacements/Object 67" xlink:type="simple" xlink:show="embed" xlink:actuate="onLoad"/></draw:frame></text:p>
      <text:list xml:id="list192055614433398" text:continue-numbering="true" text:style-name="Numbering_20_5">
        <text:list-item>
          <text:list>
            <text:list-item>
              <text:list>
                <text:list-item>
                  <text:h text:style-name="P83" text:outline-level="3"><text:bookmark-start text:name="__RefHeading__1755_1283850086"/>Find the area of the figure<text:bookmark-end text:name="__RefHeading__1755_1283850086"/></text:h>
                </text:list-item>
              </text:list>
            </text:list-item>
          </text:list>
        </text:list-item>
      </text:list>
      <text:h text:style-name="P86" text:outline-level="4"><text:bookmark-start text:name="__RefHeading__1757_1283850086"/>Input:<text:bookmark-end text:name="__RefHeading__1757_1283850086"/></text:h>
      <text:p text:style-name="Text_20_body"><text:bookmark-start text:name="__RefHeading__1571_1751777140"/><draw:frame draw:style-name="fr4" draw:name="Объект124" text:anchor-type="as-char" svg:y="-1.048cm" svg:width="3.545cm" svg:height="0.538cm" draw:z-index="230"><draw:object xlink:href="./Object 88" xlink:type="simple" xlink:show="embed" xlink:actuate="onLoad"/><draw:image xlink:href="./ObjectReplacements/Object 88" xlink:type="simple" xlink:show="embed" xlink:actuate="onLoad"/></draw:frame><text:bookmark-end text:name="__RefHeading__1571_1751777140"/></text:p>
      <text:p text:style-name="Text_20_body"><text:span text:style-name="T39"><draw:frame draw:style-name="fr2" draw:name="Объект121" text:anchor-type="as-char" svg:y="-0.933cm" svg:width="3.602cm" svg:height="1.609cm" draw:z-index="231"><draw:object xlink:href="./Object 86" xlink:type="simple" xlink:show="embed" xlink:actuate="onLoad"/><draw:image xlink:href="./ObjectReplacements/Object 86" xlink:type="simple" xlink:show="embed" xlink:actuate="onLoad"/></draw:frame></text:span><text:span text:style-name="T39"><draw:frame draw:style-name="fr2" draw:name="Objekt7" text:anchor-type="as-char" svg:y="-0.379cm" svg:width="0.201cm" svg:height="0.467cm" draw:z-index="232"><draw:object xlink:href="./Object 91" xlink:type="simple" xlink:show="embed" xlink:actuate="onLoad"/><draw:image xlink:href="./ObjectReplacements/Object 91" xlink:type="simple" xlink:show="embed" xlink:actuate="onLoad"/><svg:desc>Formel</svg:desc></draw:frame></text:span><text:span text:style-name="T39"><draw:frame draw:style-name="fr2" draw:name="Objekt8" text:anchor-type="as-char" svg:y="-0.377cm" svg:width="0.201cm" svg:height="0.467cm" draw:z-index="233"><draw:object xlink:href="./Object 92" xlink:type="simple" xlink:show="embed" xlink:actuate="onLoad"/><draw:image xlink:href="./ObjectReplacements/Object 92" xlink:type="simple" xlink:show="embed" xlink:actuate="onLoad"/></draw:frame></text:span><text:span text:style-name="T39"><draw:frame draw:style-name="fr2" draw:name="Objekt9" text:anchor-type="as-char" svg:y="-0.377cm" svg:width="0.201cm" svg:height="0.467cm" draw:z-index="234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11"><text:span text:style-name="T39">N</text:span>ote: If the legend somehow gets “damaged”, <text:span text:style-name="T40">delete</text:span> it and then open the context menu to position it somewhere else.</text:p>
      <text:p text:style-name="P20"><draw:frame draw:style-name="fr5" draw:name="Objekt6" text:anchor-type="as-char" svg:y="-7.892cm" svg:width="15.894cm" svg:height="7.684cm" draw:z-index="235"><draw:object xlink:href="./Object 65" xlink:type="simple" xlink:show="embed" xlink:actuate="onLoad"/><draw:image xlink:href="./ObjectReplacements/Object 65" xlink:type="simple" xlink:show="embed" xlink:actuate="onLoad"/><svg:desc>Chart</svg:desc></draw:frame></text:p>
      <text:h text:style-name="P89" text:outline-level="4"><text:bookmark-start text:name="__RefHeading__1759_1283850086"/>Task:<text:bookmark-end text:name="__RefHeading__1759_1283850086"/></text:h>
      <text:p text:style-name="P14">Find the area of the figure.</text:p>
      <text:h text:style-name="P88" text:outline-level="4"><text:bookmark-start text:name="__RefHeading__1761_1283850086"/>Solution:<text:bookmark-end text:name="__RefHeading__1761_1283850086"/></text:h>
      <text:p text:style-name="P4"><text:span text:style-name="T27">T</text:span>here are two ways with the same result here.</text:p>
      <text:list xml:id="list1911921003" text:style-name="Numbering_20_1">
        <text:list-item>
          <text:p text:style-name="P96"><text:soft-page-break/>Int from...</text:p>
        </text:list-item>
      </text:list>
      <text:p text:style-name="Code">%%ii @3@ EQDEF S = int from {x = (x_0)} to {(x_1)} {rhs(@y@) differential<text:span text:style-name="T41">(</text:span>x<text:span text:style-name="T41">)</text:span>}</text:p>
      <text:p text:style-name="P15"><draw:frame draw:style-name="fr2" draw:name="Объект129" text:anchor-type="as-char" svg:y="-1.217cm" svg:width="11.481cm" svg:height="1.843cm" draw:z-index="236"><draw:object xlink:href="./Object 82" xlink:type="simple" xlink:show="embed" xlink:actuate="onLoad"/><draw:image xlink:href="./ObjectReplacements/Object 82" xlink:type="simple" xlink:show="embed" xlink:actuate="onLoad"/></draw:frame></text:p>
      <text:list xml:id="list192054575148245" text:continue-numbering="true" text:style-name="Numbering_20_1">
        <text:list-item>
          <text:p text:style-name="P96">Integrate</text:p>
        </text:list-item>
      </text:list>
      <text:p text:style-name="Code">%%ii @S@ EQDEF S = integrate(rhs(@y@), x, val(x_0), val(x_1))</text:p>
      <text:p text:style-name="P3"><text:span text:style-name="T27"><draw:frame draw:style-name="fr2" draw:name="Объект128" text:anchor-type="as-char" svg:y="-0.383cm" svg:width="9.872cm" svg:height="0.474cm" draw:z-index="237"><draw:object xlink:href="./Object 81" xlink:type="simple" xlink:show="embed" xlink:actuate="onLoad"/><draw:image xlink:href="./ObjectReplacements/Object 81" xlink:type="simple" xlink:show="embed" xlink:actuate="onLoad"/></draw:frame></text:span><text:span text:style-name="T27">.</text:span></text:p>
      <text:list xml:id="list192054883153812" text:continue-list="list192055614433398" text:style-name="Numbering_20_5">
        <text:list-item>
          <text:list>
            <text:list-item>
              <text:list>
                <text:list-item>
                  <text:h text:style-name="P84" text:outline-level="3"><text:bookmark-start text:name="__RefHeading__1763_1283850086"/>Solve ODE of 1<text:span text:style-name="T2">st</text:span> order <text:span text:style-name="T16">(Euler method)</text:span><text:bookmark-end text:name="__RefHeading__1763_1283850086"/></text:h>
                </text:list-item>
              </text:list>
            </text:list-item>
          </text:list>
        </text:list-item>
      </text:list>
      <text:p text:style-name="P5"><text:span text:style-name="REMARK_20_for_20_developers"><text:span text:style-name="T7">This one is unfinished yet...</text:span></text:span></text:p>
      <text:h text:style-name="P90" text:outline-level="4"><text:bookmark-start text:name="__RefHeading__1765_1283850086"/>Input:<text:bookmark-end text:name="__RefHeading__1765_1283850086"/></text:h>
      <text:p text:style-name="P10"><draw:frame draw:style-name="fr4" draw:name="Объект111" text:anchor-type="as-char" svg:y="-1.295cm" svg:width="6.382cm" svg:height="0.538cm" draw:z-index="226"><draw:object xlink:href="./Object 58" xlink:type="simple" xlink:show="embed" xlink:actuate="onLoad"/><draw:image xlink:href="./ObjectReplacements/Object 58" xlink:type="simple" xlink:show="embed" xlink:actuate="onLoad"/></draw:frame></text:p>
      <text:p text:style-name="P19"><draw:frame draw:style-name="fr2" draw:name="Объект132" text:anchor-type="as-char" svg:y="-0.691cm" svg:width="3.72cm" svg:height="1.067cm" draw:z-index="157"><draw:object xlink:href="./Object 85" xlink:type="simple" xlink:show="embed" xlink:actuate="onLoad"/><draw:image xlink:href="./ObjectReplacements/Object 85" xlink:type="simple" xlink:show="embed" xlink:actuate="onLoad"/></draw:frame></text:p>
      <text:h text:style-name="P91" text:outline-level="4"><text:bookmark-start text:name="__RefHeading__1767_1283850086"/>Task:<text:bookmark-end text:name="__RefHeading__1767_1283850086"/></text:h>
      <text:p text:style-name="P12">Solve the equation.</text:p>
      <text:h text:style-name="Heading_20_4" text:outline-level="4"><text:bookmark-start text:name="__RefHeading__1769_1283850086"/>Solution<text:span text:style-name="T27">:</text:span><text:bookmark-end text:name="__RefHeading__1769_1283850086"/></text:h>
      <text:p text:style-name="P13"><draw:frame draw:style-name="fr3" draw:name="Объект133" text:anchor-type="as-char" svg:y="-0.691cm" svg:width="3.438cm" svg:height="1.067cm" draw:z-index="87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3"><draw:frame draw:style-name="fr2" draw:name="Объект134" text:anchor-type="as-char" svg:y="-2.847cm" svg:width="8.832cm" svg:height="5.48cm" draw:z-index="27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3"/>
      <text:p text:style-name="P13"><draw:frame draw:style-name="fr1" draw:name="Объект144" text:anchor-type="as-char" svg:y="-1.298cm" svg:width="4.748cm" svg:height="2.353cm" draw:z-index="0"><draw:object xlink:href="./Object 80" xlink:type="simple" xlink:show="embed" xlink:actuate="onLoad"/><draw:image xlink:href="./ObjectReplacements/Object 80" xlink:type="simple" xlink:show="embed" xlink:actuate="onLoad"/><svg:desc>Formel</svg:desc></draw:frame></text:p>
      <text:p text:style-name="P6"><text:soft-page-break/><text:span text:style-name="REMARK_20_for_20_developers"><text:span text:style-name="T7">After this the n</text:span></text:span><text:span text:style-name="REMARK_20_for_20_developers"><text:span text:style-name="T3">th</text:span></text:span><text:span text:style-name="REMARK_20_for_20_developers"><text:span text:style-name="T7">-step algorithm should be created…</text:span></text:span></text:p>
      <text:h text:style-name="Heading_20_1" text:outline-level="1"><text:bookmark-start text:name="__RefHeading___Toc1508_1087109915"/><text:span text:style-name="REMARK_20_for_20_developers"><text:span text:style-name="T17">References</text:span></text:span><text:bookmark-end text:name="__RefHeading___Toc1508_1087109915"/></text:h>
      <text:p text:style-name="P22"><text:span text:style-name="REMARK_20_for_20_developers"><text:span text:style-name="T18">Bronstein, Semandj</text:span></text:span><text:span text:style-name="REMARK_20_for_20_developers"><text:span text:style-name="T20">a</text:span></text:span><text:span text:style-name="REMARK_20_for_20_developers"><text:span text:style-name="T18">jew: Taschenbuch der Mathematik. 11</text:span></text:span><text:span text:style-name="REMARK_20_for_20_developers"><text:span text:style-name="T22">th</text:span></text:span><text:span text:style-name="REMARK_20_for_20_developers"><text:span text:style-name="T18"> edition, Harri Deutsch, Zürich and Frankfurt/M., 1971</text:span></text:span></text:p>
      <text:p text:style-name="P23"><text:a xlink:type="simple" xlink:href="https://en.wikipedia.org/wiki/Differential_of_a_function" text:style-name="Internet_20_link" text:visited-style-name="Visited_20_Internet_20_Link"><text:span text:style-name="REMARK_20_for_20_developers"><text:span text:style-name="T19">https://en.wikipedia.org/wiki/Differential_of_a_function</text:span></text:span></text:a></text:p>
      <text:p text:style-name="P23"><text:a xlink:type="simple" xlink:href="https://en.wikipedia.org/wiki/Leibniz_notation" text:style-name="Internet_20_link" text:visited-style-name="Visited_20_Internet_20_Link"><text:span text:style-name="REMARK_20_for_20_developers"><text:span text:style-name="T19">https://en.wikipedia.org/wiki/Leibniz_notation</text:span></text:span></text:a></text:p>
      <text:p text:style-name="P23"><text:a xlink:type="simple" xlink:href="http://en.wikipedia.org/wiki/Table_of_derivatives" text:style-name="Internet_20_link" text:visited-style-name="Visited_20_Internet_20_Link"><text:span text:style-name="REMARK_20_for_20_developers"><text:span text:style-name="T19">http://en.wikipedia.org/wiki/Table_of_derivatives</text:span></text:span></text:a></text:p>
      <text:p text:style-name="P23"><text:a xlink:type="simple" xlink:href="http://ru.wikipedia.org/wiki/Таблица_производных" text:style-name="Internet_20_link" text:visited-style-name="Visited_20_Internet_20_Link"><text:span text:style-name="REMARK_20_for_20_developers"><text:span text:style-name="T19">http://ru.wikipedia.org/wiki/Таблица_производных</text:span></text:span></text:a></text:p>
      <text:p text:style-name="P64"><text:span text:style-name="REMARK_20_for_20_developers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loext:graphic-properties draw:fill="none" draw:fill-color="#729fcf"/>
      <style:paragraph-properties fo:text-align="center" style:justify-single-word="false" fo:background-color="transparent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0%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loext:opacity="0%" fo:font-size="105%" fo:font-weight="bold" style:font-size-asian="14pt" style:font-weight-asian="bold" style:font-size-complex="14pt" style:font-weight-complex="bold"/>
    </style:style>
    <style:style style:name="Code" style:family="paragraph" style:parent-style-name="Text_20_body" style:master-page-name="">
      <loext:graphic-properties draw:fill="solid" draw:fill-color="#eeeeee" draw:opacity="100%"/>
      <style:paragraph-properties fo:margin-top="0cm" fo:margin-bottom="0.25cm" style:contextual-spacing="true" style:page-number="auto" fo:background-color="#eeeeee" fo:padding="0.199cm" fo:border-left="none" fo:border-right="none" fo:border-top="0.51pt solid #808080" fo:border-bottom="0.51pt solid #808080" style:shadow="none" style:join-border="true">
        <style:tab-stops/>
      </style:paragraph-properties>
      <style:text-properties style:font-name="Liberation Mono1" fo:font-family="'Liberation Mono'" style:font-style-name="Обычный" style:font-family-generic="modern" style:font-pitch="fixed" fo:font-size="9pt" fo:language="zxx" fo:country="non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666666" loext:opacity="100%"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Feature_20_request" style:display-name="Feature request" style:family="paragraph" style:parent-style-name="Text_20_body" style:list-style-name="Feature_20_Request" style:master-page-name="">
      <loext:graphic-properties draw:fill="solid" draw:fill-color="#ffffcc" draw:opacity="100%"/>
      <style:paragraph-properties fo:margin-left="2cm" fo:margin-right="0cm" fo:margin-top="0cm" fo:margin-bottom="0.25cm" style:contextual-spacing="false" fo:text-indent="0cm" style:auto-text-indent="false" style:page-number="auto" fo:background-color="#ffffcc" fo:padding="0.4cm" fo:border="1.5pt solid #cc9966" style:shadow="none" style:join-border="false">
        <style:tab-stops/>
      </style:paragraph-properties>
      <style:text-properties style:font-name="Liberation Sans1" fo:font-family="'Liberation Sans'" style:font-style-name="Обычный" style:font-family-generic="swiss" style:font-pitch="variable" fo:font-size="115%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6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g" style:family="paragraph" style:parent-style-name="Text_20_body" style:list-style-name="Bug">
      <loext:graphic-properties draw:fill="solid" draw:fill-color="#ffcccc" draw:opacity="100%"/>
      <style:paragraph-properties fo:margin-left="2cm" fo:margin-right="0cm" fo:text-indent="0cm" style:auto-text-indent="false" fo:background-color="#ffcccc" fo:padding="0.4cm" fo:border="1.5pt solid #996666" style:shadow="none" style:join-border="false">
        <style:tab-stops/>
      </style:paragraph-properties>
      <style:text-properties style:font-name="Liberation Sans1" fo:font-family="'Liberation Sans'" style:font-style-name="Обычный" style:font-family-generic="swiss" style:font-pitch="variable" fo:font-size="115%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Название_20_объекта" style:display-name="Название объекта" style:family="paragraph" style:parent-style-name="Standard" style:default-outline-level="">
      <loext:graphic-properties draw:fill="solid" draw:fill-color="#ffffff" draw:opacity="100%"/>
      <style:paragraph-properties fo:text-align="center" style:justify-single-word="false" fo:background-color="#ffffff"/>
      <style:text-properties fo:font-size="12pt" fo:font-style="italic" fo:font-weight="bold" style:font-size-asian="12pt" style:font-style-asian="italic" style:font-weight-asian="bold" style:font-size-complex="11pt" style:font-style-complex="italic" style:font-weight-complex="bold"/>
    </style:style>
    <style:style style:name="Примечания_20_редактора" style:display-name="Примечания редактора" style:family="paragraph" style:parent-style-name="Standard" style:default-outline-level="">
      <style:text-properties fo:color="#006600" loext:opacity="100%" fo:font-style="italic" style:font-style-asian="italic" text:display="none"/>
    </style:style>
    <style:style style:name="Формула" style:family="paragraph" style:parent-style-name="Caption" style:default-outline-level="">
      <style:paragraph-properties fo:margin-top="0.409cm" fo:margin-bottom="0.21cm" style:contextual-spacing="false"/>
      <style:text-properties style:font-name="Times New Roman" fo:font-family="'Times New Roman'" style:font-style-name="Обычный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По_20_центру_20_таблицы" style:display-name="По центру таблицы" style:family="paragraph" style:parent-style-name="Table_20_Contents" style:default-outline-level="">
      <style:paragraph-properties fo:text-align="center" style:justify-single-word="false" style:vertical-align="auto"/>
    </style:style>
    <style:style style:name="По_20_правому_20_краю" style:display-name="По правому краю" style:family="paragraph" style:parent-style-name="Text_20_body" style:default-outline-level="">
      <style:paragraph-properties fo:margin-left="0cm" fo:margin-right="0cm" fo:margin-top="0.21cm" fo:margin-bottom="0.21cm" style:contextual-spacing="false" fo:text-align="end" style:justify-single-word="false" fo:text-indent="0.499cm" style:auto-text-indent="false"/>
    </style:style>
    <style:style style:name="По_20_центру" style:display-name="По центру" style:family="paragraph" style:parent-style-name="Text_20_body" style:default-outline-level="">
      <style:paragraph-properties fo:margin-left="0cm" fo:margin-right="0cm" fo:margin-top="0.21cm" fo:margin-bottom="0.21cm" style:contextual-spacing="false" fo:text-align="center" style:justify-single-word="false" fo:text-indent="0.499cm" style:auto-text-indent="false"/>
    </style:style>
    <style:style style:name="По_20_правому_20_краю_20_таблицы" style:display-name="По правому краю таблицы" style:family="paragraph" style:parent-style-name="Table_20_Contents" style:default-outline-level="">
      <style:paragraph-properties fo:text-align="end" style:justify-single-word="false" style:vertical-align="auto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Footer_20_right" style:class="html">
      <style:paragraph-properties fo:margin-left="1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language="zxx" fo:country="none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EMARK_20_for_20_developers" style:display-name="REMARK for developers" style:family="text">
      <style:text-properties fo:color="#990000" loext:opacity="100%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Скрытый_20_текст" style:display-name="Скрытый текст" style:family="text">
      <style:text-properties fo:color="#666666" loext:opacity="100%" text:display="none"/>
    </style:style>
    <style:style style:name="ListLabel_20_1" style:display-name="ListLabel 1" style:family="text">
      <style:text-properties style:font-name="Liberation Serif" fo:font-family="'Liberation Serif'" style:font-family-generic="roma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iFormula" style:family="graphic" style:parent-style-name="Formula">
      <style:graphic-properties fo:min-width="1cm" fo:min-height="1cm" text:anchor-type="as-char" svg:y="-0.413cm" fo:margin-left="0cm" fo:margin-right="0cm" style:vertical-pos="middle" style:vertical-rel="text" fo:background-color="#ccffcc" style:background-transparency="0%" draw:fill="solid" draw:fill-color="#ccffcc" draw:opacity="100%" fo:padding="0cm" fo:border="0.99pt solid #99cc99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499cm" fo:text-indent="-1.3cm" fo:margin-left="1.49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799cm" fo:text-indent="-1.799cm" fo:margin-left="1.799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Bug">
      <text:list-level-style-image text:level="1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2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3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4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5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6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7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8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9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10" xlink:href="Pictures/100004040000014A0000014A9D36637C112C66B0.svg" xlink:type="simple" xlink:show="embed" xlink:actuate="onLoad">
        <style:list-level-properties text:list-level-position-and-space-mode="label-alignment" style:vertical-pos="top" style:vertical-rel="char" fo:width="0.6cm" fo:height="0.6cm">
          <style:list-level-label-alignment text:label-followed-by="listtab" text:list-tab-stop-position="3.5cm" fo:text-indent="-1.499cm" fo:margin-left="3.5cm"/>
        </style:list-level-properties>
      </text:list-level-style-image>
    </text:list-style>
    <text:list-style style:name="Feature_20_Request" style:display-name="Feature Request">
      <text:list-level-style-image text:level="1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2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3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4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5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6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7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8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9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  <text:list-level-style-image text:level="10" xlink:href="Pictures/100008870000018B0000018B903A573EF2CBD1FA.svg" xlink:type="simple" xlink:show="embed" xlink:actuate="onLoad">
        <style:list-level-properties text:list-level-position-and-space-mode="label-alignment" style:vertical-pos="bottom" style:vertical-rel="char" fo:width="0.422cm" fo:height="0.422cm">
          <style:list-level-label-alignment text:label-followed-by="listtab" text:list-tab-stop-position="3.5cm" fo:text-indent="-1.499cm" fo:margin-left="3.5cm"/>
        </style:list-level-properties>
      </text:list-level-style-image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ListLabel_20_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6DT1H7M52S</meta:editing-duration>
    <meta:editing-cycles>599</meta:editing-cycles>
    <meta:generator>LibreOffice/7.3.6.2$Linux_X86_64 LibreOffice_project/30$Build-2</meta:generator>
    <dc:date>2022-11-02T19:20:53.135212261</dc:date>
    <meta:document-statistic meta:table-count="1" meta:image-count="0" meta:object-count="234" meta:page-count="12" meta:paragraph-count="284" meta:word-count="1093" meta:character-count="6406" meta:non-whitespace-character-count="5412"/>
  </office:meta>
</office:document-meta>
</file>

<file path=Object 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h</mi>
                <msub>
                  <mi>ρ</mi>
                  <mi mathvariant="italic">sm</mi>
                </msub>
              </mrow>
            </mrow>
            <mo fence="true" form="postfix" stretchy="false">)</mo>
          </mrow>
        </mrow>
        <mi mathvariant="italic">dτ</mi>
      </mfrac>
      <mo stretchy="false">=</mo>
      <mfrac>
        <mrow>
          <msub>
            <mi>G</mi>
            <mi>k</mi>
          </msub>
          <mo stretchy="false">−</mo>
          <msub>
            <mi>G</mi>
            <mi mathvariant="italic">sm</mi>
          </msub>
        </mrow>
        <mi>A</mi>
      </mfrac>
    </mrow>
    <annotation encoding="StarMath 5.0">%%ii @1@ {difftype="dfdt"} EQDEF (@eq:2@)/(A)
{{alignc d(h ρ_sm )} over {alignc nospace{dτ}}} = {{alignc G_k-G_sm  } over {alignc A }} %%gg
</annotation>
  </semantics>
</math>
</file>

<file path=Object 10/content.xml><?xml version="1.0" encoding="utf-8"?>
<math xmlns="http://www.w3.org/1998/Math/MathML" display="block">
  <semantics>
    <mrow>
      <mi>y</mi>
      <mo stretchy="false">=</mo>
      <mroot>
        <mi>x</mi>
        <mi>n</mi>
      </mroot>
    </mrow>
    <annotation encoding="StarMath 5.0">%%ii DELETE {@y@}
%%ii @y@ EQDEF y = nroot {n}{x}
y = nroot {n}{x} %%gg
</annotation>
  </semantics>
</math>
</file>

<file path=Object 100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frac>
          <mrow>
            <mo stretchy="false">∂</mo>
            <mi>u</mi>
          </mrow>
          <mrow>
            <mo stretchy="false">∂</mo>
            <mi>x</mi>
          </mrow>
        </mfrac>
      </mrow>
      <mrow>
        <mfrac>
          <mrow>
            <mo stretchy="false">∂</mo>
            <mi>x</mi>
          </mrow>
          <mrow>
            <mo stretchy="false">∂</mo>
            <mi>t</mi>
          </mrow>
        </mfrac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frac>
        <mrow>
          <mo stretchy="false">∂</mo>
          <mi>y</mi>
        </mrow>
        <mrow>
          <mo stretchy="false">∂</mo>
          <mi>t</mi>
        </mrow>
      </mfrac>
    </mrow>
    <annotation encoding="StarMath 5.0">%%ii CLEAREQUATIONS 
%%ii FUNCTION {{none},x,s;t}
%%ii FUNCTION {{none},y,s;t}
%%ii FUNCTION {{none},u,x;y}
%%ii @8@ {autotextmode=false} EQDEF partial(u) over partial(t) = differentiate(u, t, 1)
{{alignc nospace{partial u}} over {alignc nospace{partial t}}} = {{alignc nospace{partial u}} over {alignc nospace{partial x}}} {{alignc nospace{partial x}} over {alignc nospace{partial t}}}  + {{alignc nospace{partial u}} over {alignc nospace{partial y}}} {{alignc nospace{partial y}} over {alignc nospace{partial t}}}  %%gg
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row>
          <mo fence="true" form="prefix" stretchy="true">|</mo>
          <mrow>
            <mi>x</mi>
          </mrow>
          <mo fence="true" form="postfix" stretchy="true">|</mo>
        </mrow>
        <mo stretchy="false">+</mo>
        <mfrac>
          <mn>1</mn>
          <mn>2</mn>
        </mfrac>
      </mrow>
      <mrow>
        <mo stretchy="false">∫</mo>
        <mfrac>
          <mrow>
            <mi>x</mi>
            <mo stretchy="false">+</mo>
            <mover accent="true">
              <mi>x</mi>
              <mo>¯</mo>
            </mover>
          </mrow>
          <mrow>
            <mo fence="true" form="prefix" stretchy="true">|</mo>
            <mrow>
              <mi>x</mi>
            </mrow>
            <mo fence="true" form="postfix" stretchy="true">|</mo>
          </mrow>
        </mfrac>
      </mrow>
      <mi mathvariant="italic">dx</mi>
    </mrow>
    <annotation encoding="StarMath 5.0">%%ii EXDEF INTEGRATE(RHS(@prev@), x, C) - RHS( @y@ ) - C
-C-abs{x}  + {{alignc 1} over {alignc 2}}  int {{{alignc x + overline{x} } over {alignc abs{x} }}} nospace{dx}  %%gg
</annotation>
  </semantics>
</math>
</file>

<file path=Object 103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04/content.xml><?xml version="1.0" encoding="utf-8"?>
<math xmlns="http://www.w3.org/1998/Math/MathML" display="block">
  <semantics>
    <mn>0</mn>
    <annotation encoding="StarMath 5.0">%%ii {autoformat=true} EXDEF SIMPLIFY(INTEGRATE(RHS(@prev@), x, C) - RHS( @y@ ) - C , "unsafe";"expand")
0 %%gg
</annotation>
  </semantics>
</math>
</file>

<file path=Object 105/content.xml><?xml version="1.0" encoding="utf-8"?>
<math xmlns="http://www.w3.org/1998/Math/MathML" display="block">
  <semantics>
    <mrow>
      <mrow>
        <mfrac>
          <mrow>
            <mi>d</mi>
            <mrow>
              <mi>ln</mi>
              <mrow>
                <mo fence="true" form="prefix" stretchy="false">(</mo>
                <mrow>
                  <mi>f</mi>
                </mrow>
                <mo fence="true" form="postfix" stretchy="false">)</mo>
              </mrow>
            </mrow>
          </mrow>
          <mi mathvariant="italic">dx</mi>
        </mfrac>
        <mo stretchy="false">=</mo>
        <mfrac>
          <mn>1</mn>
          <mi>f</mi>
        </mfrac>
      </mrow>
      <mfrac>
        <mi mathvariant="italic">df</mi>
        <mi mathvariant="italic">dx</mi>
      </mfrac>
    </mrow>
    <annotation encoding="StarMath 5.0">%%ii DELETE {@2@}
%%ii @2@ {autotextmode=false} EQDEF differential (ln{f}) over differential (x) = DIFFERENTIATE(ln{f}, x, 1)
{{alignc d{ln(f)}} over {alignc nospace{dx}}} = {{alignc 1  } over {alignc f }} {{alignc nospace{df}} over {alignc nospace{dx}}} %%gg
</annotation>
  </semantics>
</math>
</file>

<file path=Object 106/content.xml><?xml version="1.0" encoding="utf-8"?>
<math xmlns="http://www.w3.org/1998/Math/MathML" display="block">
  <semantics>
    <mrow>
      <mfrac>
        <mrow>
          <msup>
            <mi>d</mi>
            <mi>n</mi>
          </msup>
          <mrow>
            <mo fence="true" form="prefix" stretchy="false">(</mo>
            <mrow>
              <mrow>
                <mi>f</mi>
                <mi>g</mi>
              </mrow>
            </mrow>
            <mo fence="true" form="postfix" stretchy="false">)</mo>
          </mrow>
        </mrow>
        <msup>
          <mi mathvariant="italic">dx</mi>
          <mi>n</mi>
        </msup>
      </mfrac>
      <mo stretchy="false">=</mo>
      <mfrac>
        <mrow>
          <msup>
            <mi>d</mi>
            <mi>n</mi>
          </msup>
          <mrow>
            <mo fence="true" form="prefix" stretchy="false">(</mo>
            <mrow>
              <mrow>
                <mi>f</mi>
                <mi>g</mi>
              </mrow>
            </mrow>
            <mo fence="true" form="postfix" stretchy="false">)</mo>
          </mrow>
        </mrow>
        <msup>
          <mi mathvariant="italic">dx</mi>
          <mi>n</mi>
        </msup>
      </mfrac>
    </mrow>
    <annotation encoding="StarMath 5.0">%%ii DELETE {@2@}
%%ii @2@ {autotextmode=false} EQDEF differential(f cdot g, n) over {differential (x, n)} = DIFFERENTIATE(f cdot g, x, n)
{{alignc d^{n}(f g )} over {alignc nospace{dx^{n}}}} = {{alignc d^{n}(f g )} over {alignc nospace{dx^{n}}}} %%gg
</annotation>
  </semantics>
</math>
</file>

<file path=Object 107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08/content.xml><?xml version="1.0" encoding="utf-8"?>
<math xmlns="http://www.w3.org/1998/Math/MathML" display="block">
  <semantics>
    <mn>0</mn>
    <annotation encoding="StarMath 5.0">%%ii {autoformat=true} EXDEF SIMPLIFY(INTEGRATE(RHS(@prev@), x, C) - RHS( @y@ ) - C , "expand")
0 %%gg
</annotation>
  </semantics>
</math>
</file>

<file path=Object 109/content.xml><?xml version="1.0" encoding="utf-8"?>
<math xmlns="http://www.w3.org/1998/Math/MathML" display="block">
  <semantics>
    <mn>0</mn>
    <annotation encoding="StarMath 5.0">%%ii {autoformat=true} EXDEF SIMPLIFY(INTEGRATE(RHS(@prev@), x, C) - RHS( @y@ ) - C , "expand")
0 %%gg
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frac>
          <mn>1</mn>
          <mi>n</mi>
        </mfrac>
      </msup>
    </mrow>
    <annotation encoding="StarMath 5.0">%%ii DELETE {@y@}
%%ii @y@ EQDEF y = x^{1 over n}
y = x^{1 over n} %%gg
</annotation>
  </semantics>
</math>
</file>

<file path=Object 110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c</mi>
                <mi>x</mi>
              </mrow>
            </mrow>
            <mo fence="true" form="postfix" stretchy="false">)</mo>
          </mrow>
        </mrow>
        <mi mathvariant="italic">dx</mi>
      </mfrac>
      <mo stretchy="false">=</mo>
      <mi>c</mi>
    </mrow>
    <annotation encoding="StarMath 5.0">%%ii DELETE {@f'(x)@}
%%ii @f'(x)@ EQDEF differential(rhs(@y@)) over differential(x) = DIFFERENTIATE (rhs(@y@), x, 1)
{{alignc d(c x )} over {alignc nospace{dx}}} = c %%gg
</annotation>
  </semantics>
</math>
</file>

<file path=Object 111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x</mi>
                  <mi>c</mi>
                </msup>
              </mrow>
              <mo fence="true" form="postfix" stretchy="false">)</mo>
            </mrow>
          </mrow>
          <mi mathvariant="italic">dx</mi>
        </mfrac>
        <mo stretchy="false">=</mo>
        <mi>c</mi>
      </mrow>
      <msup>
        <mi>x</mi>
        <mrow>
          <mi>c</mi>
          <mo stretchy="false">−</mo>
          <mn>1</mn>
        </mrow>
      </msup>
    </mrow>
    <annotation encoding="StarMath 5.0">%%ii DELETE {@f'(x)@}
%%ii @f'(x)@ {autoformat=true} EQDEF SIMPLIFY(differential(rhs(@y@)) over differential(x) = DIFFERENTIATE (rhs(@y@), x, 1) , "unsafe")
{{alignc d(x^{c})} over {alignc nospace{dx}}} = c x^{c-1}  %%gg
</annotation>
  </semantics>
</math>
</file>

<file path=Object 112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true">|</mo>
              <mrow>
                <mi>x</mi>
              </mrow>
              <mo fence="true" form="postfix" stretchy="true">|</mo>
            </mrow>
          </mrow>
          <mi mathvariant="italic">dx</mi>
        </mfrac>
        <mo stretchy="false">=</mo>
        <mfrac>
          <mn>1</mn>
          <mn>2</mn>
        </mfrac>
      </mrow>
      <mfrac>
        <mrow>
          <mi>x</mi>
          <mo stretchy="false">+</mo>
          <mover accent="true">
            <mi>x</mi>
            <mo>¯</mo>
          </mover>
        </mrow>
        <mrow>
          <mo fence="true" form="prefix" stretchy="true">|</mo>
          <mrow>
            <mi>x</mi>
          </mrow>
          <mo fence="true" form="postfix" stretchy="true">|</mo>
        </mrow>
      </mfrac>
    </mrow>
    <annotation encoding="StarMath 5.0">%%ii DELETE {@f'(x)@}
%%ii @f'(x)@ {autotextmode=false} EQDEF differential(rhs(@y@)) over differential(x) = DIFFERENTIATE (rhs(@y@), x, 1)
{{alignc d{abs{x}}} over {alignc nospace{dx}}} = {{alignc 1} over {alignc 2}} {{alignc  x + overline{x} } over {alignc  abs{x} }} %%gg
</annotation>
  </semantics>
</math>
</file>

<file path=Object 113/content.xml><?xml version="1.0" encoding="utf-8"?>
<math xmlns="http://www.w3.org/1998/Math/MathML" display="block">
  <semantics>
    <mn>0</mn>
    <annotation encoding="StarMath 5.0">%%ii {autoformat=true} EXDEF SIMPLIFY(INTEGRATE(RHS(@prev@), x, C) - RHS( @y@ ) - C , "expand")
0 %%gg
</annotation>
  </semantics>
</math>
</file>

<file path=Object 114/content.xml><?xml version="1.0" encoding="utf-8"?>
<math xmlns="http://www.w3.org/1998/Math/MathML" display="block">
  <semantics>
    <mrow>
      <msup>
        <mi mathvariant="normal">e</mi>
        <mi>x</mi>
      </msup>
      <mi>ln</mi>
      <mrow>
        <mrow>
          <mo fence="true" form="prefix" stretchy="false">(</mo>
          <mrow>
            <mi mathvariant="normal">e</mi>
          </mrow>
          <mo fence="true" form="postfix" stretchy="false">)</mo>
        </mrow>
        <mo stretchy="false">−</mo>
        <msup>
          <mi mathvariant="normal">e</mi>
          <mi>x</mi>
        </msup>
      </mrow>
    </mrow>
    <annotation encoding="StarMath 5.0">%%ii EXDEF INTEGRATE(RHS(@prev@), x, C) - RHS( @y@ ) - C
func e^{x} ln(func e) -func e^{x}  %%gg
</annotation>
  </semantics>
</math>
</file>

<file path=Object 115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x</mi>
                  <mrow>
                    <mo stretchy="false">−</mo>
                    <mi>c</mi>
                  </mrow>
                </msup>
              </mrow>
              <mo fence="true" form="postfix" stretchy="false">)</mo>
            </mrow>
          </mrow>
          <mi mathvariant="italic">dx</mi>
        </mfrac>
        <mo stretchy="false">=</mo>
        <mrow>
          <mo stretchy="false">−</mo>
          <mi>c</mi>
        </mrow>
      </mrow>
      <msup>
        <mi>x</mi>
        <mrow>
          <mrow>
            <mo stretchy="false">−</mo>
            <mn>1</mn>
          </mrow>
          <mo stretchy="false">−</mo>
          <mi>c</mi>
        </mrow>
      </msup>
    </mrow>
    <annotation encoding="StarMath 5.0">%%ii DELETE {@f'(x)@}
%%ii @f'(x)@ {autoformat=true} EQDEF SIMPLIFY(differential(rhs(@y@)) over differential(x) = DIFFERENTIATE (rhs(@y@), x, 1) , "unsafe")
{{alignc d(x^{-c })} over {alignc nospace{dx}}} = -c x^{-1-c }  %%gg
</annotation>
  </semantics>
</math>
</file>

<file path=Object 116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qrt>
                  <mi>x</mi>
                </msqrt>
              </mrow>
              <mo fence="true" form="postfix" stretchy="false">)</mo>
            </mrow>
          </mrow>
          <mi mathvariant="italic">dx</mi>
        </mfrac>
        <mo stretchy="false">=</mo>
        <mfrac>
          <mn>1</mn>
          <mn>2</mn>
        </mfrac>
      </mrow>
      <mfrac>
        <mn>1</mn>
        <msqrt>
          <mi>x</mi>
        </msqrt>
      </mfrac>
    </mrow>
    <annotation encoding="StarMath 5.0">%%ii DELETE {@f'(x)@}
%%ii @f'(x)@ EQDEF differential(rhs(@y@)) over differential(x) = DIFFERENTIATE (rhs(@y@), x, 1)
{{alignc d(sqrt{x})} over {alignc nospace{dx}}} = {{alignc 1} over {alignc 2}} {{alignc 1  } over {alignc  sqrt{x} }} %%gg
</annotation>
  </semantics>
</math>
</file>

<file path=Object 11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sup>
                <mi>x</mi>
                <mfrac>
                  <mn>1</mn>
                  <mi>n</mi>
                </mfrac>
              </msup>
            </mrow>
            <mo fence="true" form="postfix" stretchy="false">)</mo>
          </mrow>
        </mrow>
        <mi mathvariant="italic">dx</mi>
      </mfrac>
      <mo stretchy="false">=</mo>
      <mfrac>
        <msup>
          <mi>x</mi>
          <mrow>
            <mstyle mathsize="6.2pt">
              <mfrac>
                <mn>1</mn>
                <mi>n</mi>
              </mfrac>
            </mstyle>
            <mo stretchy="false">−</mo>
            <mn>1</mn>
          </mrow>
        </msup>
        <mi>n</mi>
      </mfrac>
    </mrow>
    <annotation encoding="StarMath 5.0">%%ii DELETE {@f'(x)@}
%%ii @f'(x)@ {autoformat=true} EQDEF SIMPLIFY(differential(rhs(@y@)) over differential(x) = DIFFERENTIATE (rhs(@y@), x, 1) , "unsafe")
{{alignc d(x^{{alignc 1 over {alignc n}}})} over {alignc nospace{dx}}} = {{alignc x^{size-1{alignc 1 over {alignc n}}-1} } over {alignc n }} %%gg
</annotation>
  </semantics>
</math>
</file>

<file path=Object 118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sup>
                <mi>x</mi>
                <mfrac>
                  <mn>1</mn>
                  <mi>n</mi>
                </mfrac>
              </msup>
            </mrow>
            <mo fence="true" form="postfix" stretchy="false">)</mo>
          </mrow>
        </mrow>
        <mi mathvariant="italic">dx</mi>
      </mfrac>
      <mo stretchy="false">=</mo>
      <mfrac>
        <msup>
          <mi>x</mi>
          <mrow>
            <mstyle mathsize="6.2pt">
              <mfrac>
                <mn>1</mn>
                <mi>n</mi>
              </mfrac>
            </mstyle>
            <mo stretchy="false">−</mo>
            <mn>1</mn>
          </mrow>
        </msup>
        <mi>n</mi>
      </mfrac>
    </mrow>
    <annotation encoding="StarMath 5.0">%%ii DELETE {@f'(x)@}
%%ii @f'(x)@ {autoformat=true} EQDEF SIMPLIFY(differential(rhs(@y@)) over differential(x) = DIFFERENTIATE (rhs(@y@), x, 1) , "unsafe")
{{alignc d(x^{{alignc 1 over {alignc n}}})} over {alignc nospace{dx}}} = {{alignc x^{size-1{alignc 1 over {alignc n}}-1} } over {alignc n }} %%gg
</annotation>
  </semantics>
</math>
</file>

<file path=Object 11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c</mi>
                  <mi>x</mi>
                </msup>
              </mrow>
              <mo fence="true" form="postfix" stretchy="false">)</mo>
            </mrow>
          </mrow>
          <mi mathvariant="italic">dx</mi>
        </mfrac>
        <mo stretchy="false">=</mo>
        <msup>
          <mi>c</mi>
          <mi>x</mi>
        </msup>
      </mrow>
      <mi>ln</mi>
      <mrow>
        <mo fence="true" form="prefix" stretchy="false">(</mo>
        <mrow>
          <mi>c</mi>
        </mrow>
        <mo fence="true" form="postfix" stretchy="false">)</mo>
      </mrow>
    </mrow>
    <annotation encoding="StarMath 5.0">%%ii DELETE {@f'(x)@}
%%ii @f'(x)@ EQDEF differential(rhs(@y@)) over differential(x) = DIFFERENTIATE (rhs(@y@), x, 1)
{{alignc d(c^{x})} over {alignc nospace{dx}}} = c^{x} ln(c)  %%gg
</annotation>
  </semantics>
</math>
</file>

<file path=Object 12/content.xml><?xml version="1.0" encoding="utf-8"?>
<math xmlns="http://www.w3.org/1998/Math/MathML" display="block">
  <semantics>
    <mrow>
      <mi>y</mi>
      <mo stretchy="false">=</mo>
      <msup>
        <mi>c</mi>
        <mi>x</mi>
      </msup>
    </mrow>
    <annotation encoding="StarMath 5.0">%%ii DELETE {@y@}
%%ii @y@ EQDEF y = c^x
y = c^x %%gg
</annotation>
  </semantics>
</math>
</file>

<file path=Object 120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 mathvariant="normal">e</mi>
                  <mi>x</mi>
                </msup>
              </mrow>
              <mo fence="true" form="postfix" stretchy="false">)</mo>
            </mrow>
          </mrow>
          <mi mathvariant="italic">dx</mi>
        </mfrac>
        <mo stretchy="false">=</mo>
        <msup>
          <mi mathvariant="normal">e</mi>
          <mi>x</mi>
        </msup>
      </mrow>
      <mi>ln</mi>
      <mrow>
        <mo fence="true" form="prefix" stretchy="false">(</mo>
        <mrow>
          <mi mathvariant="normal">e</mi>
        </mrow>
        <mo fence="true" form="postfix" stretchy="false">)</mo>
      </mrow>
    </mrow>
    <annotation encoding="StarMath 5.0">%%ii DELETE {@f'(x)@}
%%ii @f'(x)@ EQDEF differential(rhs(@y@)) over differential(x) = DIFFERENTIATE (rhs(@y@), x, 1)
{{alignc d(func e^{x})} over {alignc nospace{dx}}} = func e^{x} ln(func e)  %%gg
</annotation>
  </semantics>
</math>
</file>

<file path=Object 121/content.xml><?xml version="1.0" encoding="utf-8"?>
<math xmlns="http://www.w3.org/1998/Math/MathML" display="block">
  <semantics>
    <mrow>
      <mrow>
        <mfrac>
          <mrow>
            <mi>d</mi>
            <mrow>
              <mi>exp</mi>
              <mi>x</mi>
            </mrow>
          </mrow>
          <mi mathvariant="italic">dx</mi>
        </mfrac>
        <mo stretchy="false">=</mo>
        <mi>exp</mi>
      </mrow>
      <mi>x</mi>
    </mrow>
    <annotation encoding="StarMath 5.0">%%ii DELETE {@f'(x)@}
%%ii @f'(x)@ EQDEF differential(rhs(@y@)) over differential(x) = DIFFERENTIATE (rhs(@y@), x, 1)
{{alignc d{exp{x}}} over {alignc nospace{dx}}} = exp{x} %%gg
</annotation>
  </semantics>
</math>
</file>

<file path=Object 122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x</mi>
                  <mi>x</mi>
                </msup>
              </mrow>
              <mo fence="true" form="postfix" stretchy="false">)</mo>
            </mrow>
          </mrow>
          <mi mathvariant="italic">dx</mi>
        </mfrac>
        <mo stretchy="false">=</mo>
        <msup>
          <mi>x</mi>
          <mi>x</mi>
        </msup>
      </mrow>
      <mrow>
        <mo fence="true" form="prefix" stretchy="false">(</mo>
        <mrow>
          <mrow>
            <mrow>
              <mn>1</mn>
              <mo stretchy="false">+</mo>
              <mi>ln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%ii DELETE {@f'(x)@}
%%ii @f'(x)@ EQDEF differential(rhs(@y@)) over differential(x) = DIFFERENTIATE (rhs(@y@), x, 1)
{{alignc d(x^{x})} over {alignc nospace{dx}}} = x^{x} (1 + ln(x))   %%gg
</annotation>
  </semantics>
</math>
</file>

<file path=Object 123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 mathvariant="normal">e</mi>
                  <mrow>
                    <mi>f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sup>
              </mrow>
              <mo fence="true" form="postfix" stretchy="false">)</mo>
            </mrow>
          </mrow>
          <mi mathvariant="italic">dx</mi>
        </mfrac>
        <mo stretchy="false">=</mo>
        <msup>
          <mi mathvariant="normal">e</mi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</mrow>
      <mi>ln</mi>
      <mrow>
        <mo fence="true" form="prefix" stretchy="false">(</mo>
        <mrow>
          <mi mathvariant="normal">e</mi>
        </mrow>
        <mo fence="true" form="postfix" stretchy="false">)</mo>
      </mrow>
      <mfrac>
        <mrow>
          <mi>d</mi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i mathvariant="italic">dx</mi>
      </mfrac>
    </mrow>
    <annotation encoding="StarMath 5.0">%%ii DELETE {@f'(x)@}
%%ii @f'(x)@ EQDEF differential(rhs(@y@)) over differential(x) = DIFFERENTIATE (rhs(@y@), x, 1)
{{alignc d(func e^{f(x)})} over {alignc nospace{dx}}} = func e^{f(x)} ln(func e) {{alignc d{f(x)}} over {alignc nospace{dx}}}  %%gg
</annotation>
  </semantics>
</math>
</file>

<file path=Object 124/content.xml><?xml version="1.0" encoding="utf-8"?>
<math xmlns="http://www.w3.org/1998/Math/MathML" display="block">
  <semantics>
    <mrow>
      <mfrac>
        <mrow>
          <mi>d</mi>
          <mrow>
            <mi>l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i mathvariant="italic">dx</mi>
      </mfrac>
      <mo stretchy="false">=</mo>
      <mfrac>
        <mn>1</mn>
        <mi>x</mi>
      </mfrac>
    </mrow>
    <annotation encoding="StarMath 5.0">%%ii DELETE {@f'(x)@}
%%ii @f'(x)@ EQDEF differential(rhs(@y@)) over differential(x) = DIFFERENTIATE (rhs(@y@), x, 1)
{{alignc d{ln(x)}} over {alignc nospace{dx}}} = {alignc 1 over {alignc x}} %%gg
</annotation>
  </semantics>
</math>
</file>

<file path=Object 125/content.xml><?xml version="1.0" encoding="utf-8"?>
<math xmlns="http://www.w3.org/1998/Math/MathML" display="block">
  <semantics>
    <mrow>
      <mfrac>
        <mrow>
          <mi>d</mi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i mathvariant="italic">dx</mi>
      </mfrac>
      <mo stretchy="false">=</mo>
      <mfrac>
        <mn>1</mn>
        <mrow>
          <mi>x</mi>
          <mi>ln</mi>
          <mrow>
            <mo fence="true" form="prefix" stretchy="false">(</mo>
            <mrow>
              <mn>10</mn>
            </mrow>
            <mo fence="true" form="postfix" stretchy="false">)</mo>
          </mrow>
        </mrow>
      </mfrac>
    </mrow>
    <annotation encoding="StarMath 5.0">%%ii DELETE {@f'(x)@}
%%ii @f'(x)@ EQDEF differential(rhs(@y@)) over differential(x) = DIFFERENTIATE (rhs(@y@), x, 1)
{{alignc d{func log(x)}} over {alignc nospace{dx}}} = {{alignc 1  } over {alignc x ln(10) }} %%gg
</annotation>
  </semantics>
</math>
</file>

<file path=Object 126/content.xml><?xml version="1.0" encoding="utf-8"?>
<math xmlns="http://www.w3.org/1998/Math/MathML" display="block">
  <semantics>
    <mrow>
      <mrow>
        <mfrac>
          <mrow>
            <mi>d</mi>
            <mrow>
              <mi>ln</mi>
              <mrow>
                <mo fence="true" form="prefix" stretchy="false">(</mo>
                <mrow>
                  <mrow>
                    <mi>f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i mathvariant="italic">dx</mi>
        </mfrac>
        <mo stretchy="false">=</mo>
        <mfrac>
          <mn>1</mn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frac>
        <mrow>
          <mi>d</mi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i mathvariant="italic">dx</mi>
      </mfrac>
    </mrow>
    <annotation encoding="StarMath 5.0">%%ii DELETE {@f'(x)@}
%%ii @f'(x)@ EQDEF differential(rhs(@y@)) over differential(x) = DIFFERENTIATE (rhs(@y@), x, 1)
{{alignc d{ln(f(x))}} over {alignc nospace{dx}}} = {{alignc 1  } over {alignc f(x) }} {{alignc d{f(x)}} over {alignc nospace{dx}}} %%gg
</annotation>
  </semantics>
</math>
</file>

<file path=Object 127/content.xml><?xml version="1.0" encoding="utf-8"?>
<math xmlns="http://www.w3.org/1998/Math/MathML" display="block">
  <semantics>
    <mrow>
      <mrow>
        <mfrac>
          <mrow>
            <mi>d</mi>
            <mrow>
              <mi>log</mi>
              <mrow>
                <mo fence="true" form="prefix" stretchy="false">(</mo>
                <mrow>
                  <mrow>
                    <mi>f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i mathvariant="italic">dx</mi>
        </mfrac>
        <mo stretchy="false">=</mo>
        <mfrac>
          <mn>1</mn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>ln</mi>
            <mrow>
              <mo fence="true" form="prefix" stretchy="false">(</mo>
              <mrow>
                <mn>10</mn>
              </mrow>
              <mo fence="true" form="postfix" stretchy="false">)</mo>
            </mrow>
          </mrow>
        </mfrac>
      </mrow>
      <mfrac>
        <mrow>
          <mi>d</mi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i mathvariant="italic">dx</mi>
      </mfrac>
    </mrow>
    <annotation encoding="StarMath 5.0">%%ii DELETE {@f'(x)@}
%%ii @f'(x)@ EQDEF differential(rhs(@y@)) over differential(x) = DIFFERENTIATE (rhs(@y@), x, 1)
{{alignc d{func log(f(x))}} over {alignc nospace{dx}}} = {{alignc 1  } over {alignc f(x) ln(10) }} {{alignc d{f(x)}} over {alignc nospace{dx}}} %%gg
</annotation>
  </semantics>
</math>
</file>

<file path=Object 128/content.xml><?xml version="1.0" encoding="utf-8"?>
<math xmlns="http://www.w3.org/1998/Math/MathML" display="block">
  <semantics>
    <mrow>
      <mrow>
        <mfrac>
          <mrow>
            <mi>d</mi>
            <mrow>
              <mi>sin</mi>
              <mi>x</mi>
            </mrow>
          </mrow>
          <mi mathvariant="italic">dx</mi>
        </mfrac>
        <mo stretchy="false">=</mo>
        <mi>cos</mi>
      </mrow>
      <mi>x</mi>
    </mrow>
    <annotation encoding="StarMath 5.0">%%ii DELETE {@f'(x)@}
%%ii @f'(x)@ EQDEF differential(rhs(@y@)) over differential(x) = DIFFERENTIATE (rhs(@y@), x, 1)
{{alignc d{sin{x}}} over {alignc nospace{dx}}} = cos{x} %%gg
</annotation>
  </semantics>
</math>
</file>

<file path=Object 129/content.xml><?xml version="1.0" encoding="utf-8"?>
<math xmlns="http://www.w3.org/1998/Math/MathML" display="block">
  <semantics>
    <mrow>
      <mrow>
        <mfrac>
          <mrow>
            <mi>d</mi>
            <mrow>
              <mi>cos</mi>
              <mi>x</mi>
            </mrow>
          </mrow>
          <mi mathvariant="italic">dx</mi>
        </mfrac>
        <mo stretchy="false">=</mo>
        <mrow>
          <mo stretchy="false">−</mo>
          <mi>sin</mi>
        </mrow>
      </mrow>
      <mi>x</mi>
    </mrow>
    <annotation encoding="StarMath 5.0">%%ii DELETE {@f'(x)@}
%%ii @f'(x)@ EQDEF differential(rhs(@y@)) over differential(x) = DIFFERENTIATE (rhs(@y@), x, 1)
{{alignc d{cos{x}}} over {alignc nospace{dx}}} = -sin{x}  %%gg
</annotation>
  </semantics>
</math>
</file>

<file path=Object 13/content.xml><?xml version="1.0" encoding="utf-8"?>
<math xmlns="http://www.w3.org/1998/Math/MathML" display="block">
  <semantics>
    <mrow>
      <mi>y</mi>
      <mo stretchy="false">=</mo>
      <msup>
        <mi mathvariant="normal">e</mi>
        <mi>x</mi>
      </msup>
    </mrow>
    <annotation encoding="StarMath 5.0">%%ii DELETE {@y@}
%%ii @y@ {autoformat=true} EQDEF y = %e^x
y = func e^{x} %%gg
</annotation>
  </semantics>
</math>
</file>

<file path=Object 130/content.xml><?xml version="1.0" encoding="utf-8"?>
<math xmlns="http://www.w3.org/1998/Math/MathML" display="block">
  <semantics>
    <mrow>
      <mrow>
        <mfrac>
          <mrow>
            <mi>d</mi>
            <mrow>
              <mi>tan</mi>
              <mi>x</mi>
            </mrow>
          </mrow>
          <mi mathvariant="italic">dx</mi>
        </mfrac>
        <mo stretchy="false">=</mo>
        <mrow>
          <mn>1</mn>
          <mo stretchy="false">+</mo>
          <msup>
            <mi>tan</mi>
            <mn>2</mn>
          </msup>
        </mrow>
      </mrow>
      <mi>x</mi>
    </mrow>
    <annotation encoding="StarMath 5.0">%%ii DELETE {@f'(x)@}
%%ii @f'(x)@ EQDEF differential(rhs(@y@)) over differential(x) = DIFFERENTIATE (rhs(@y@), x, 1)
{{alignc d{tan{x}}} over {alignc nospace{dx}}} = 1 + tan^2{x} %%gg
</annotation>
  </semantics>
</math>
</file>

<file path=Object 131/content.xml><?xml version="1.0" encoding="utf-8"?>
<math xmlns="http://www.w3.org/1998/Math/MathML" display="block">
  <semantics>
    <mrow>
      <mrow>
        <mfrac>
          <mrow>
            <msup>
              <mi>d</mi>
              <mn>4</mn>
            </msup>
            <mrow>
              <mo fence="true" form="prefix" stretchy="false">(</mo>
              <mrow>
                <mrow>
                  <mi>f</mi>
                  <mi>g</mi>
                </mrow>
              </mrow>
              <mo fence="true" form="postfix" stretchy="false">)</mo>
            </mrow>
          </mrow>
          <msup>
            <mi mathvariant="italic">dx</mi>
            <mn>4</mn>
          </msup>
        </mfrac>
        <mo stretchy="false">=</mo>
        <mn>6</mn>
      </mrow>
      <mfrac>
        <mrow>
          <msup>
            <mi>d</mi>
            <mn>2</mn>
          </msup>
          <mi>f</mi>
        </mrow>
        <msup>
          <mi mathvariant="italic">dx</mi>
          <mn>2</mn>
        </msup>
      </mfrac>
      <mrow>
        <mfrac>
          <mrow>
            <msup>
              <mi>d</mi>
              <mn>2</mn>
            </msup>
            <mi>g</mi>
          </mrow>
          <msup>
            <mi mathvariant="italic">dx</mi>
            <mn>2</mn>
          </msup>
        </mfrac>
        <mo stretchy="false">+</mo>
        <mn>4</mn>
      </mrow>
      <mfrac>
        <mi mathvariant="italic">dg</mi>
        <mi mathvariant="italic">dx</mi>
      </mfrac>
      <mrow>
        <mfrac>
          <mrow>
            <msup>
              <mi>d</mi>
              <mn>3</mn>
            </msup>
            <mi>f</mi>
          </mrow>
          <msup>
            <mi mathvariant="italic">dx</mi>
            <mn>3</mn>
          </msup>
        </mfrac>
        <mo stretchy="false">+</mo>
        <mn>4</mn>
      </mrow>
      <mfrac>
        <mi mathvariant="italic">df</mi>
        <mi mathvariant="italic">dx</mi>
      </mfrac>
      <mrow>
        <mfrac>
          <mrow>
            <msup>
              <mi>d</mi>
              <mn>3</mn>
            </msup>
            <mi>g</mi>
          </mrow>
          <msup>
            <mi mathvariant="italic">dx</mi>
            <mn>3</mn>
          </msup>
        </mfrac>
        <mo stretchy="false">+</mo>
        <mi>g</mi>
      </mrow>
      <mrow>
        <mfrac>
          <mrow>
            <msup>
              <mi>d</mi>
              <mn>4</mn>
            </msup>
            <mi>f</mi>
          </mrow>
          <msup>
            <mi mathvariant="italic">dx</mi>
            <mn>4</mn>
          </msup>
        </mfrac>
        <mo stretchy="false">+</mo>
        <mi>f</mi>
      </mrow>
      <mfrac>
        <mrow>
          <msup>
            <mi>d</mi>
            <mn>4</mn>
          </msup>
          <mi>g</mi>
        </mrow>
        <msup>
          <mi mathvariant="italic">dx</mi>
          <mn>4</mn>
        </msup>
      </mfrac>
    </mrow>
    <annotation encoding="StarMath 5.0">%%ii @6@ {autotextmode=false} EQDEF LHS(@prev@) = SIMPLIFY(RHS(@prev@) , "diff")
{{alignc d^{4}(f g )} over {alignc nospace{dx^{4}}}} = 6  {{alignc nospace{d^{2}f}} over {alignc nospace{dx^{2}}}} {{alignc nospace{d^{2}g}} over {alignc nospace{dx^{2}}}}  + 4  {{alignc nospace{dg}} over {alignc nospace{dx}}} {{alignc nospace{d^{3}f}} over {alignc nospace{dx^{3}}}}  + 4  {{alignc nospace{df}} over {alignc nospace{dx}}} {{alignc nospace{d^{3}g}} over {alignc nospace{dx^{3}}}}  + g {{alignc nospace{d^{4}f}} over {alignc nospace{dx^{4}}}}  + f {{alignc nospace{d^{4}g}} over {alignc nospace{dx^{4}}}}  %%gg
</annotation>
  </semantics>
</math>
</file>

<file path=Object 132/content.xml><?xml version="1.0" encoding="utf-8"?>
<math xmlns="http://www.w3.org/1998/Math/MathML" display="block">
  <semantics>
    <mrow>
      <mfrac>
        <mrow>
          <mi>d</mi>
          <mrow>
            <mi>cot</mi>
            <mi>x</mi>
          </mrow>
        </mrow>
        <mi mathvariant="italic">dx</mi>
      </mfrac>
      <mo stretchy="false">=</mo>
      <mrow>
        <mo stretchy="false">−</mo>
        <mfrac>
          <mrow>
            <mrow>
              <mn>1</mn>
              <mo stretchy="false">+</mo>
              <msup>
                <mi>tan</mi>
                <mn>2</mn>
              </msup>
            </mrow>
            <mi>x</mi>
          </mrow>
          <mrow>
            <msup>
              <mi>tan</mi>
              <mn>2</mn>
            </msup>
            <mi>x</mi>
          </mrow>
        </mfrac>
      </mrow>
    </mrow>
    <annotation encoding="StarMath 5.0">%%ii DELETE {@f'(x)@}
%%ii @f'(x)@ EQDEF differential(rhs(@y@)) over differential(x) = DIFFERENTIATE (rhs(@y@), x, 1)
{{alignc d{func cot{x}}} over {alignc nospace{dx}}} = -{{alignc 1 + tan^2{x} } over {alignc tan^2{x} }} %%gg
</annotation>
  </semantics>
</math>
</file>

<file path=Object 133/content.xml><?xml version="1.0" encoding="utf-8"?>
<math xmlns="http://www.w3.org/1998/Math/MathML" display="block">
  <semantics>
    <mrow>
      <mfrac>
        <mrow>
          <mi>d</mi>
          <mrow>
            <mi>sec</mi>
            <mi>x</mi>
          </mrow>
        </mrow>
        <mi mathvariant="italic">dx</mi>
      </mfrac>
      <mo stretchy="false">=</mo>
      <mfrac>
        <mrow>
          <mi>sin</mi>
          <mi>x</mi>
        </mrow>
        <mrow>
          <msup>
            <mi>cos</mi>
            <mn>2</mn>
          </msup>
          <mi>x</mi>
        </mrow>
      </mfrac>
    </mrow>
    <annotation encoding="StarMath 5.0">%%ii DELETE {@f'(x)@}
%%ii @f'(x)@ EQDEF differential(rhs(@y@)) over differential(x) = DIFFERENTIATE (rhs(@y@), x, 1)
{{alignc d{func sec{x}}} over {alignc nospace{dx}}} = {{alignc sin{x} } over {alignc cos^2{x} }} %%gg
</annotation>
  </semantics>
</math>
</file>

<file path=Object 134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35/content.xml><?xml version="1.0" encoding="utf-8"?>
<math xmlns="http://www.w3.org/1998/Math/MathML" display="block">
  <semantics>
    <mrow>
      <mfrac>
        <mrow>
          <mi>d</mi>
          <mrow>
            <mi>csc</mi>
            <mi>x</mi>
          </mrow>
        </mrow>
        <mi mathvariant="italic">dx</mi>
      </mfrac>
      <mo stretchy="false">=</mo>
      <mrow>
        <mo stretchy="false">−</mo>
        <mfrac>
          <mrow>
            <mi>cos</mi>
            <mi>x</mi>
          </mrow>
          <mrow>
            <msup>
              <mi>sin</mi>
              <mn>2</mn>
            </msup>
            <mi>x</mi>
          </mrow>
        </mfrac>
      </mrow>
    </mrow>
    <annotation encoding="StarMath 5.0">%%ii DELETE {@f'(x)@}
%%ii @f'(x)@ EQDEF differential(rhs(@y@)) over differential(x) = DIFFERENTIATE (rhs(@y@), x, 1)
{{alignc d{func csc{x}}} over {alignc nospace{dx}}} = -{{alignc cos{x} } over {alignc sin^2{x} }} %%gg
</annotation>
  </semantics>
</math>
</file>

<file path=Object 136/content.xml><?xml version="1.0" encoding="utf-8"?>
<math xmlns="http://www.w3.org/1998/Math/MathML" display="block">
  <semantics>
    <mrow>
      <mfrac>
        <mrow>
          <mi>d</mi>
          <mrow>
            <mi>arcsin</mi>
            <mi>x</mi>
          </mrow>
        </mrow>
        <mi mathvariant="italic">dx</mi>
      </mfrac>
      <mo stretchy="false">=</mo>
      <mfrac>
        <mn>1</mn>
        <msqrt>
          <mrow>
            <mn>1</mn>
            <mo stretchy="false">−</mo>
            <msup>
              <mi>x</mi>
              <mn>2</mn>
            </msup>
          </mrow>
        </msqrt>
      </mfrac>
    </mrow>
    <annotation encoding="StarMath 5.0">%%ii DELETE {@f'(x)@}
%%ii @f'(x)@ EQDEF differential(rhs(@y@)) over differential(x) = DIFFERENTIATE (rhs(@y@), x, 1)
{{alignc d{arcsin{x}}} over {alignc nospace{dx}}} = {alignc 1 over {alignc sqrt{1-x^{2} }}} %%gg
</annotation>
  </semantics>
</math>
</file>

<file path=Object 137/content.xml><?xml version="1.0" encoding="utf-8"?>
<math xmlns="http://www.w3.org/1998/Math/MathML" display="block">
  <semantics>
    <mrow>
      <mfrac>
        <mrow>
          <mi>d</mi>
          <mrow>
            <mi>arccos</mi>
            <mi>x</mi>
          </mrow>
        </mrow>
        <mi mathvariant="italic">dx</mi>
      </mfrac>
      <mo stretchy="false">=</mo>
      <mrow>
        <mo stretchy="false">−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%%ii DELETE {@f'(x)@}
%%ii @f'(x)@ EQDEF differential(rhs(@y@)) over differential(x) = DIFFERENTIATE (rhs(@y@), x, 1)
{{alignc d{arccos{x}}} over {alignc nospace{dx}}} = -{{alignc 1  } over {alignc sqrt{1-x^{2} } }} %%gg
</annotation>
  </semantics>
</math>
</file>

<file path=Object 138/content.xml><?xml version="1.0" encoding="utf-8"?>
<math xmlns="http://www.w3.org/1998/Math/MathML" display="block">
  <semantics>
    <mrow>
      <mfrac>
        <mrow>
          <mi>d</mi>
          <mrow>
            <mi>arctan</mi>
            <mi>x</mi>
          </mrow>
        </mrow>
        <mi mathvariant="italic">dx</mi>
      </mfrac>
      <mo stretchy="false">=</mo>
      <mfrac>
        <mn>1</mn>
        <mrow>
          <mn>1</mn>
          <mo stretchy="false">+</mo>
          <msup>
            <mi>x</mi>
            <mn>2</mn>
          </msup>
        </mrow>
      </mfrac>
    </mrow>
    <annotation encoding="StarMath 5.0">%%ii DELETE {@f'(x)@}
%%ii @f'(x)@ EQDEF differential(rhs(@y@)) over differential(x) = DIFFERENTIATE (rhs(@y@), x, 1)
{{alignc d{arctan{x}}} over {alignc nospace{dx}}} = {alignc 1 over {alignc 1 + x^{2}}} %%gg
</annotation>
  </semantics>
</math>
</file>

<file path=Object 139/content.xml><?xml version="1.0" encoding="utf-8"?>
<math xmlns="http://www.w3.org/1998/Math/MathML" display="block">
  <semantics>
    <mrow>
      <mfrac>
        <mrow>
          <mi>d</mi>
          <mrow>
            <mi>arccot</mi>
            <mi>x</mi>
          </mrow>
        </mrow>
        <mi mathvariant="italic">dx</mi>
      </mfrac>
      <mo stretchy="false">=</mo>
      <mrow>
        <mo stretchy="false">−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%%ii DELETE {@f'(x)@}
%%ii @f'(x)@ EQDEF differential(rhs(@y@)) over differential(x) = DIFFERENTIATE (rhs(@y@), x, 1)
{{alignc d{func arccot{x}}} over {alignc nospace{dx}}} = -{{alignc 1  } over {alignc 1 + x^{2} }} %%gg
</annotation>
  </semantics>
</math>
</file>

<file path=Object 14/content.xml><?xml version="1.0" encoding="utf-8"?>
<math xmlns="http://www.w3.org/1998/Math/MathML" display="block">
  <semantics>
    <mrow>
      <mi>y</mi>
      <mo stretchy="false">=</mo>
      <msup>
        <mi>x</mi>
        <mi>x</mi>
      </msup>
    </mrow>
    <annotation encoding="StarMath 5.0">%%ii DELETE {@y@}
%%ii @y@ EQDEF y = x^x
y = x^x %%gg
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sup>
          <mi>x</mi>
          <mi>x</mi>
        </msup>
        <mo stretchy="false">+</mo>
        <mrow>
          <mo stretchy="false">∫</mo>
          <mrow>
            <msup>
              <mi>x</mi>
              <mi>x</mi>
            </msup>
            <mrow>
              <mo fence="true" form="prefix" stretchy="false">(</mo>
              <mrow>
                <mrow>
                  <mrow>
                    <mn>1</mn>
                    <mo stretchy="false">+</mo>
                    <mi>ln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</mrow>
      <mi mathvariant="italic">dx</mi>
    </mrow>
    <annotation encoding="StarMath 5.0">%%ii EXDEF INTEGRATE(RHS(@prev@), x, C) - RHS( @y@ ) - C
-C-x^{x}  + int {x^{x} (1 + ln(x))  } nospace{dx} %%gg
</annotation>
  </semantics>
</math>
</file>

<file path=Object 141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sup>
          <mi mathvariant="normal">e</mi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  <mo stretchy="false">+</mo>
        <mi>ln</mi>
      </mrow>
      <mrow>
        <mo fence="true" form="prefix" stretchy="false">(</mo>
        <mrow>
          <mi mathvariant="normal">e</mi>
        </mrow>
        <mo fence="true" form="postfix" stretchy="false">)</mo>
      </mrow>
      <mrow>
        <mo stretchy="false">∫</mo>
        <mrow>
          <msup>
            <mi mathvariant="normal"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frac>
            <mrow>
              <mi>d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i mathvariant="italic">dx</mi>
          </mfrac>
        </mrow>
      </mrow>
      <mi mathvariant="italic">dx</mi>
    </mrow>
    <annotation encoding="StarMath 5.0">%%ii EXDEF INTEGRATE(RHS(@prev@), x, C) - RHS( @y@ ) - C
-C-func e^{f(x)}  + ln(func e) int {func e^{f(x)} {{alignc d{f(x)}} over {alignc nospace{dx}}} } nospace{dx}  %%gg
</annotation>
  </semantics>
</math>
</file>

<file path=Object 142/content.xml><?xml version="1.0" encoding="utf-8"?>
<math xmlns="http://www.w3.org/1998/Math/MathML" display="block">
  <semantics>
    <mrow>
      <mrow>
        <mfrac>
          <mrow>
            <mi>d</mi>
            <mrow>
              <mi>sinh</mi>
              <mi>x</mi>
            </mrow>
          </mrow>
          <mi mathvariant="italic">dx</mi>
        </mfrac>
        <mo stretchy="false">=</mo>
        <mi>cosh</mi>
      </mrow>
      <mi>x</mi>
    </mrow>
    <annotation encoding="StarMath 5.0">%%ii DELETE {@f'(x)@}
%%ii @f'(x)@ EQDEF differential(rhs(@y@)) over differential(x) = DIFFERENTIATE (rhs(@y@), x, 1)
{{alignc d{sinh{x}}} over {alignc nospace{dx}}} = cosh{x} %%gg
</annotation>
  </semantics>
</math>
</file>

<file path=Object 143/content.xml><?xml version="1.0" encoding="utf-8"?>
<math xmlns="http://www.w3.org/1998/Math/MathML" display="block">
  <semantics>
    <mrow>
      <mrow>
        <mfrac>
          <mrow>
            <mi>d</mi>
            <mrow>
              <mi>cosh</mi>
              <mi>x</mi>
            </mrow>
          </mrow>
          <mi mathvariant="italic">dx</mi>
        </mfrac>
        <mo stretchy="false">=</mo>
        <mi>sinh</mi>
      </mrow>
      <mi>x</mi>
    </mrow>
    <annotation encoding="StarMath 5.0">%%ii DELETE {@f'(x)@}
%%ii @f'(x)@ EQDEF differential(rhs(@y@)) over differential(x) = DIFFERENTIATE (rhs(@y@), x, 1)
{{alignc d{cosh{x}}} over {alignc nospace{dx}}} = sinh{x} %%gg
</annotation>
  </semantics>
</math>
</file>

<file path=Object 144/content.xml><?xml version="1.0" encoding="utf-8"?>
<math xmlns="http://www.w3.org/1998/Math/MathML" display="block">
  <semantics>
    <mrow>
      <mrow>
        <mfrac>
          <mrow>
            <mi>d</mi>
            <mrow>
              <mi>tanh</mi>
              <mi>x</mi>
            </mrow>
          </mrow>
          <mi mathvariant="italic">dx</mi>
        </mfrac>
        <mo stretchy="false">=</mo>
        <mrow>
          <mn>1</mn>
          <mo stretchy="false">−</mo>
          <msup>
            <mi>tanh</mi>
            <mn>2</mn>
          </msup>
        </mrow>
      </mrow>
      <mi>x</mi>
    </mrow>
    <annotation encoding="StarMath 5.0">%%ii DELETE {@f'(x)@}
%%ii @f'(x)@ EQDEF differential(rhs(@y@)) over differential(x) = DIFFERENTIATE (rhs(@y@), x, 1)
{{alignc d{tanh{x}}} over {alignc nospace{dx}}} = 1-tanh^2{x}  %%gg
</annotation>
  </semantics>
</math>
</file>

<file path=Object 145/content.xml><?xml version="1.0" encoding="utf-8"?>
<math xmlns="http://www.w3.org/1998/Math/MathML" display="block">
  <semantics>
    <mrow>
      <mfrac>
        <mrow>
          <mi>d</mi>
          <mrow>
            <mi>sech</mi>
            <mi>x</mi>
          </mrow>
        </mrow>
        <mi mathvariant="italic">dx</mi>
      </mfrac>
      <mo stretchy="false">=</mo>
      <mrow>
        <mo stretchy="false">−</mo>
        <mfrac>
          <mrow>
            <mi>sinh</mi>
            <mi>x</mi>
          </mrow>
          <mrow>
            <msup>
              <mi>cosh</mi>
              <mn>2</mn>
            </msup>
            <mi>x</mi>
          </mrow>
        </mfrac>
      </mrow>
    </mrow>
    <annotation encoding="StarMath 5.0">%%ii DELETE {@f'(x)@}
%%ii @f'(x)@ EQDEF differential(rhs(@y@)) over differential(x) = DIFFERENTIATE (rhs(@y@), x, 1)
{{alignc d{func sech{x}}} over {alignc nospace{dx}}} = -{{alignc sinh{x} } over {alignc cosh^2{x} }} %%gg
</annotation>
  </semantics>
</math>
</file>

<file path=Object 146/content.xml><?xml version="1.0" encoding="utf-8"?>
<math xmlns="http://www.w3.org/1998/Math/MathML" display="block">
  <semantics>
    <mrow>
      <mfrac>
        <mrow>
          <mi>d</mi>
          <mrow>
            <mi>coth</mi>
            <mi>x</mi>
          </mrow>
        </mrow>
        <mi mathvariant="italic">dx</mi>
      </mfrac>
      <mo stretchy="false">=</mo>
      <mfrac>
        <mrow>
          <msup>
            <mi>tanh</mi>
            <mn>2</mn>
          </msup>
          <mrow>
            <mi>x</mi>
            <mo stretchy="false">−</mo>
            <mn>1</mn>
          </mrow>
        </mrow>
        <mrow>
          <msup>
            <mi>tanh</mi>
            <mn>2</mn>
          </msup>
          <mi>x</mi>
        </mrow>
      </mfrac>
    </mrow>
    <annotation encoding="StarMath 5.0">%%ii DELETE {@f'(x)@}
%%ii @f'(x)@ EQDEF differential(rhs(@y@)) over differential(x) = DIFFERENTIATE (rhs(@y@), x, 1)
{{alignc d{func coth{x}}} over {alignc nospace{dx}}} = {{alignc tanh^2{x}-1 } over {alignc tanh^2{x} }} %%gg
</annotation>
  </semantics>
</math>
</file>

<file path=Object 147/content.xml><?xml version="1.0" encoding="utf-8"?>
<math xmlns="http://www.w3.org/1998/Math/MathML" display="block">
  <semantics>
    <mrow>
      <mfrac>
        <mrow>
          <mi>d</mi>
          <mrow>
            <mi>csch</mi>
            <mi>x</mi>
          </mrow>
        </mrow>
        <mi mathvariant="italic">dx</mi>
      </mfrac>
      <mo stretchy="false">=</mo>
      <mrow>
        <mo stretchy="false">−</mo>
        <mfrac>
          <mrow>
            <mi>cosh</mi>
            <mi>x</mi>
          </mrow>
          <mrow>
            <msup>
              <mi>sinh</mi>
              <mn>2</mn>
            </msup>
            <mi>x</mi>
          </mrow>
        </mfrac>
      </mrow>
    </mrow>
    <annotation encoding="StarMath 5.0">%%ii DELETE {@f'(x)@}
%%ii @f'(x)@ EQDEF differential(rhs(@y@)) over differential(x) = DIFFERENTIATE (rhs(@y@), x, 1)
{{alignc d{func csch{x}}} over {alignc nospace{dx}}} = -{{alignc cosh{x} } over {alignc sinh^2{x} }} %%gg
</annotation>
  </semantics>
</math>
</file>

<file path=Object 148/content.xml><?xml version="1.0" encoding="utf-8"?>
<math xmlns="http://www.w3.org/1998/Math/MathML" display="block">
  <semantics>
    <mrow>
      <mfrac>
        <mrow>
          <mi>d</mi>
          <mrow>
            <mi>arsinh</mi>
            <mi>x</mi>
          </mrow>
        </mrow>
        <mi mathvariant="italic">dx</mi>
      </mfrac>
      <mo stretchy="false">=</mo>
      <mfrac>
        <mn>1</mn>
        <msqrt>
          <mrow>
            <mn>1</mn>
            <mo stretchy="false">+</mo>
            <msup>
              <mi>x</mi>
              <mn>2</mn>
            </msup>
          </mrow>
        </msqrt>
      </mfrac>
    </mrow>
    <annotation encoding="StarMath 5.0">%%ii DELETE {@f'(x)@}
%%ii @f'(x)@ EQDEF differential(rhs(@y@)) over differential(x) = DIFFERENTIATE (rhs(@y@), x, 1)
{{alignc d{arsinh{x}}} over {alignc nospace{dx}}} = {alignc 1 over {alignc sqrt{1 + x^{2}}}} %%gg
</annotation>
  </semantics>
</math>
</file>

<file path=Object 149/content.xml><?xml version="1.0" encoding="utf-8"?>
<math xmlns="http://www.w3.org/1998/Math/MathML" display="block">
  <semantics>
    <mrow>
      <mfrac>
        <mrow>
          <mi>d</mi>
          <mrow>
            <mi>arcosh</mi>
            <mi>x</mi>
          </mrow>
        </mrow>
        <mi mathvariant="italic">dx</mi>
      </mfrac>
      <mo stretchy="false">=</mo>
      <mfrac>
        <mn>1</mn>
        <mrow>
          <msqrt>
            <mrow>
              <mi>x</mi>
              <mo stretchy="false">−</mo>
              <mn>1</mn>
            </mrow>
          </msqrt>
          <msqrt>
            <mrow>
              <mn>1</mn>
              <mo stretchy="false">+</mo>
              <mi>x</mi>
            </mrow>
          </msqrt>
        </mrow>
      </mfrac>
    </mrow>
    <annotation encoding="StarMath 5.0">%%ii DELETE {@f'(x)@}
%%ii @f'(x)@ EQDEF differential(rhs(@y@)) over differential(x) = DIFFERENTIATE (rhs(@y@), x, 1)
{{alignc d{arcosh{x}}} over {alignc nospace{dx}}} = {{alignc 1  } over {alignc sqrt{x-1} sqrt{1 + x} }} %%gg
</annotation>
  </semantics>
</math>
</file>

<file path=Object 15/content.xml><?xml version="1.0" encoding="utf-8"?>
<math xmlns="http://www.w3.org/1998/Math/MathML" display="block">
  <semantics>
    <mrow>
      <mi>y</mi>
      <mo stretchy="false">=</mo>
      <msup>
        <mi mathvariant="normal">e</mi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sup>
    </mrow>
    <annotation encoding="StarMath 5.0">%%ii DELETE {@y@}
%%ii @y@ {autoformat=true} EQDEF y = %e^{f(x)}
y = func e^{f(x)} %%gg
</annotation>
  </semantics>
</math>
</file>

<file path=Object 150/content.xml><?xml version="1.0" encoding="utf-8"?>
<math xmlns="http://www.w3.org/1998/Math/MathML" display="block">
  <semantics>
    <mrow>
      <mfrac>
        <mrow>
          <mi>d</mi>
          <mrow>
            <mi>artanh</mi>
            <mi>x</mi>
          </mrow>
        </mrow>
        <mi mathvariant="italic">dx</mi>
      </mfrac>
      <mo stretchy="false">=</mo>
      <mfrac>
        <mn>1</mn>
        <mrow>
          <mn>1</mn>
          <mo stretchy="false">−</mo>
          <msup>
            <mi>x</mi>
            <mn>2</mn>
          </msup>
        </mrow>
      </mfrac>
    </mrow>
    <annotation encoding="StarMath 5.0">%%ii DELETE {@f'(x)@}
%%ii @f'(x)@ EQDEF differential(rhs(@y@)) over differential(x) = DIFFERENTIATE (rhs(@y@), x, 1)
{{alignc d{artanh{x}}} over {alignc nospace{dx}}} = {{alignc 1  } over {alignc 1-x^{2}  }} %%gg
</annotation>
  </semantics>
</math>
</file>

<file path=Object 151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52/content.xml><?xml version="1.0" encoding="utf-8"?>
<math xmlns="http://www.w3.org/1998/Math/MathML" display="block">
  <semantics>
    <mn>0</mn>
    <annotation encoding="StarMath 5.0">%%ii {autoformat=true} EXDEF SIMPLIFY(SUBSTC(INTEGRATE(RHS(@prev@), x, C) - RHS( @y@ ) - C, log(x) = ln(x) / ln(10)) , "expand")
0 %%gg
</annotation>
  </semantics>
</math>
</file>

<file path=Object 153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ln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stretchy="false">∫</mo>
          <mrow>
            <mfrac>
              <mn>1</mn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  <mfrac>
              <mrow>
                <mi>d</mi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i mathvariant="italic">dx</mi>
            </mfrac>
          </mrow>
        </mrow>
      </mrow>
      <mi mathvariant="italic">dx</mi>
    </mrow>
    <annotation encoding="StarMath 5.0">%%ii EXDEF INTEGRATE(RHS(@prev@), x, C) - RHS( @y@ ) - C
-C-ln(f(x))  + int {{{alignc 1  } over {alignc f(x) }} {{alignc d{f(x)}} over {alignc nospace{dx}}}} nospace{dx} %%gg
</annotation>
  </semantics>
</math>
</file>

<file path=Object 154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lo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frac>
          <mrow>
            <mrow>
              <mo stretchy="false">∫</mo>
              <mrow>
                <mstyle mathsize="11pt">
                  <mfrac>
                    <mn>1</mn>
                    <mrow>
                      <mi>f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frac>
                </mstyle>
                <mfrac>
                  <mrow>
                    <mi>d</mi>
                    <mrow>
                      <mi>f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i mathvariant="italic">dx</mi>
                </mfrac>
              </mrow>
            </mrow>
            <mi mathvariant="italic">dx</mi>
          </mrow>
          <mrow>
            <mi>ln</mi>
            <mrow>
              <mo fence="true" form="prefix" stretchy="false">(</mo>
              <mrow>
                <mn>10</mn>
              </mrow>
              <mo fence="true" form="postfix" stretchy="false">)</mo>
            </mrow>
          </mrow>
        </mfrac>
      </mrow>
    </mrow>
    <annotation encoding="StarMath 5.0">%%ii EXDEF INTEGRATE(RHS(@prev@), x, C) - RHS( @y@ ) - C
-C-func log(f(x))  + {{alignc int {size-1{{alignc 1  } over {alignc f(x) }} {{alignc d{f(x)}} over {alignc nospace{dx}}}} nospace{dx} } over {alignc ln(10) }} %%gg
</annotation>
  </semantics>
</math>
</file>

<file path=Object 155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56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57/content.xml><?xml version="1.0" encoding="utf-8"?>
<math xmlns="http://www.w3.org/1998/Math/MathML" display="block">
  <semantics>
    <mrow>
      <mrow>
        <mi>x</mi>
        <mo stretchy="false">−</mo>
        <mi>tan</mi>
      </mrow>
      <mrow>
        <mi>x</mi>
        <mo stretchy="false">+</mo>
        <mrow>
          <mo stretchy="false">∫</mo>
          <mrow>
            <msup>
              <mi>tan</mi>
              <mn>2</mn>
            </msup>
            <mi>x</mi>
          </mrow>
        </mrow>
      </mrow>
      <mi mathvariant="italic">dx</mi>
    </mrow>
    <annotation encoding="StarMath 5.0">%%ii EXDEF INTEGRATE(RHS(@prev@), x, C) - RHS( @y@ ) - C
x-tan{x}  + int {tan^2{x}} nospace{dx} %%gg
</annotation>
  </semantics>
</math>
</file>

<file path=Object 158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cot</mi>
      </mrow>
      <mrow>
        <mi>x</mi>
        <mo stretchy="false">−</mo>
        <mrow>
          <mo stretchy="false">∫</mo>
          <mfrac>
            <mrow>
              <mrow>
                <mn>1</mn>
                <mo stretchy="false">+</mo>
                <msup>
                  <mi>tan</mi>
                  <mn>2</mn>
                </msup>
              </mrow>
              <mi>x</mi>
            </mrow>
            <mrow>
              <msup>
                <mi>tan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cot{x} -int {{{alignc 1 + tan^2{x} } over {alignc tan^2{x} }}} nospace{dx}  %%gg
</annotation>
  </semantics>
</math>
</file>

<file path=Object 159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sec</mi>
      </mrow>
      <mrow>
        <mi>x</mi>
        <mo stretchy="false">+</mo>
        <mrow>
          <mo stretchy="false">∫</mo>
          <mfrac>
            <mrow>
              <mi>sin</mi>
              <mi>x</mi>
            </mrow>
            <mrow>
              <msup>
                <mi>cos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sec{x}  + int {{{alignc sin{x} } over {alignc cos^2{x} }}} nospace{dx} %%gg
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%%ii DELETE {@y@}
%%ii @y@ EQDEF y = ln {x}
y = ln {x} %%gg
</annotation>
  </semantics>
</math>
</file>

<file path=Object 160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csc</mi>
      </mrow>
      <mrow>
        <mi>x</mi>
        <mo stretchy="false">−</mo>
        <mrow>
          <mo stretchy="false">∫</mo>
          <mfrac>
            <mrow>
              <mi>cos</mi>
              <mi>x</mi>
            </mrow>
            <mrow>
              <msup>
                <mi>sin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csc{x} -int {{{alignc cos{x} } over {alignc sin^2{x} }}} nospace{dx}  %%gg
</annotation>
  </semantics>
</math>
</file>

<file path=Object 161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sin</mi>
      </mrow>
      <mrow>
        <mi>x</mi>
        <mo stretchy="false">+</mo>
        <mrow>
          <mo stretchy="false">∫</mo>
          <mfrac>
            <mn>1</mn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row>
      </mrow>
      <mi mathvariant="italic">dx</mi>
    </mrow>
    <annotation encoding="StarMath 5.0">%%ii EXDEF INTEGRATE(RHS(@prev@), x, C) - RHS( @y@ ) - C
-C-arcsin{x}  + int {{alignc 1 over {alignc sqrt{1-x^{2} }}}} nospace{dx} %%gg
</annotation>
  </semantics>
</math>
</file>

<file path=Object 162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cos</mi>
      </mrow>
      <mrow>
        <mi>x</mi>
        <mo stretchy="false">−</mo>
        <mrow>
          <mo stretchy="false">∫</mo>
          <mfrac>
            <mn>1</mn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row>
      </mrow>
      <mi mathvariant="italic">dx</mi>
    </mrow>
    <annotation encoding="StarMath 5.0">%%ii EXDEF INTEGRATE(RHS(@prev@), x, C) - RHS( @y@ ) - C
-C-arccos{x} -int {{alignc 1 over {alignc sqrt{1-x^{2} }}}} nospace{dx}  %%gg
</annotation>
  </semantics>
</math>
</file>

<file path=Object 163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tan</mi>
      </mrow>
      <mrow>
        <mi>x</mi>
        <mo stretchy="false">+</mo>
        <mrow>
          <mo stretchy="false">∫</mo>
          <mfrac>
            <mn>1</mn>
            <mrow>
              <mn>1</mn>
              <mo stretchy="false">+</mo>
              <msup>
                <mi>x</mi>
                <mn>2</mn>
              </msup>
            </mrow>
          </mfrac>
        </mrow>
      </mrow>
      <mi mathvariant="italic">dx</mi>
    </mrow>
    <annotation encoding="StarMath 5.0">%%ii EXDEF INTEGRATE(RHS(@prev@), x, C) - RHS( @y@ ) - C
-C-arctan{x}  + int {{alignc 1 over {alignc 1 + x^{2}}}} nospace{dx} %%gg
</annotation>
  </semantics>
</math>
</file>

<file path=Object 164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cot</mi>
      </mrow>
      <mrow>
        <mi>x</mi>
        <mo stretchy="false">−</mo>
        <mrow>
          <mo stretchy="false">∫</mo>
          <mfrac>
            <mn>1</mn>
            <mrow>
              <mn>1</mn>
              <mo stretchy="false">+</mo>
              <msup>
                <mi>x</mi>
                <mn>2</mn>
              </msup>
            </mrow>
          </mfrac>
        </mrow>
      </mrow>
      <mi mathvariant="italic">dx</mi>
    </mrow>
    <annotation encoding="StarMath 5.0">%%ii EXDEF INTEGRATE(RHS(@prev@), x, C) - RHS( @y@ ) - C
-C-func arccot{x} -int {{alignc 1 over {alignc 1 + x^{2}}}} nospace{dx}  %%gg
</annotation>
  </semantics>
</math>
</file>

<file path=Object 165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sec</mi>
      </mrow>
      <mrow>
        <mi>x</mi>
        <mo stretchy="false">+</mo>
        <mrow>
          <mo stretchy="false">∫</mo>
          <mfrac>
            <msqrt>
              <mstyle mathsize="11pt">
                <mfrac>
                  <msup>
                    <mi>x</mi>
                    <mn>2</mn>
                  </msup>
                  <mrow>
                    <msup>
                      <mi>x</mi>
                      <mn>2</mn>
                    </msup>
                    <mo stretchy="false">−</mo>
                    <mn>1</mn>
                  </mrow>
                </mfrac>
              </mstyle>
            </msqrt>
            <msup>
              <mi>x</mi>
              <mn>2</mn>
            </msup>
          </mfrac>
        </mrow>
      </mrow>
      <mi mathvariant="italic">dx</mi>
    </mrow>
    <annotation encoding="StarMath 5.0">%%ii EXDEF INTEGRATE(RHS(@prev@), x, C) - RHS( @y@ ) - C
-C-func arcsec{x}  + int {{{alignc sqrt{size-1{{alignc x^{2} } over {alignc x^{2}-1 }}} } over {alignc x^{2} }}} nospace{dx} %%gg
</annotation>
  </semantics>
</math>
</file>

<file path=Object 166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csc</mi>
      </mrow>
      <mrow>
        <mi>x</mi>
        <mo stretchy="false">−</mo>
        <mrow>
          <mo stretchy="false">∫</mo>
          <mfrac>
            <msqrt>
              <mstyle mathsize="11pt">
                <mfrac>
                  <msup>
                    <mi>x</mi>
                    <mn>2</mn>
                  </msup>
                  <mrow>
                    <msup>
                      <mi>x</mi>
                      <mn>2</mn>
                    </msup>
                    <mo stretchy="false">−</mo>
                    <mn>1</mn>
                  </mrow>
                </mfrac>
              </mstyle>
            </msqrt>
            <msup>
              <mi>x</mi>
              <mn>2</mn>
            </msup>
          </mfrac>
        </mrow>
      </mrow>
      <mi mathvariant="italic">dx</mi>
    </mrow>
    <annotation encoding="StarMath 5.0">%%ii EXDEF INTEGRATE(RHS(@prev@), x, C) - RHS( @y@ ) - C
-C-func arccsc{x} -int {{{alignc sqrt{size-1{{alignc x^{2} } over {alignc x^{2}-1 }}} } over {alignc x^{2} }}} nospace{dx}  %%gg
</annotation>
  </semantics>
</math>
</file>

<file path=Object 167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68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169/content.xml><?xml version="1.0" encoding="utf-8"?>
<math xmlns="http://www.w3.org/1998/Math/MathML" display="block">
  <semantics>
    <mrow>
      <mrow>
        <mi>x</mi>
        <mo stretchy="false">−</mo>
        <mi>tanh</mi>
      </mrow>
      <mrow>
        <mi>x</mi>
        <mo stretchy="false">+</mo>
        <mrow>
          <mo stretchy="false">∫</mo>
          <mrow>
            <mrow>
              <mo stretchy="false">−</mo>
              <msup>
                <mi>tanh</mi>
                <mn>2</mn>
              </msup>
            </mrow>
            <mi>x</mi>
          </mrow>
        </mrow>
      </mrow>
      <mi mathvariant="italic">dx</mi>
    </mrow>
    <annotation encoding="StarMath 5.0">%%ii EXDEF INTEGRATE(RHS(@prev@), x, C) - RHS( @y@ ) - C
x-tanh{x}  + int {-tanh^2{x} } nospace{dx} %%gg
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i>log</mi>
      </mrow>
      <mi>x</mi>
    </mrow>
    <annotation encoding="StarMath 5.0">%%ii DELETE {@y@}
%%ii @y@ EQDEF y = log {x}
y = log {x} %%gg
</annotation>
  </semantics>
</math>
</file>

<file path=Object 170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sech</mi>
      </mrow>
      <mrow>
        <mi>x</mi>
        <mo stretchy="false">−</mo>
        <mrow>
          <mo stretchy="false">∫</mo>
          <mfrac>
            <mrow>
              <mi>sinh</mi>
              <mi>x</mi>
            </mrow>
            <mrow>
              <msup>
                <mi>cosh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sech{x} -int {{{alignc sinh{x} } over {alignc cosh^2{x} }}} nospace{dx}  %%gg
</annotation>
  </semantics>
</math>
</file>

<file path=Object 171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coth</mi>
      </mrow>
      <mrow>
        <mi>x</mi>
        <mo stretchy="false">+</mo>
        <mrow>
          <mo stretchy="false">∫</mo>
          <mfrac>
            <mrow>
              <msup>
                <mi>tanh</mi>
                <mn>2</mn>
              </msup>
              <mrow>
                <mi>x</mi>
                <mo stretchy="false">−</mo>
                <mn>1</mn>
              </mrow>
            </mrow>
            <mrow>
              <msup>
                <mi>tanh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coth{x}  + int {{{alignc tanh^2{x}-1 } over {alignc tanh^2{x} }}} nospace{dx} %%gg
</annotation>
  </semantics>
</math>
</file>

<file path=Object 172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csch</mi>
      </mrow>
      <mrow>
        <mi>x</mi>
        <mo stretchy="false">−</mo>
        <mrow>
          <mo stretchy="false">∫</mo>
          <mfrac>
            <mrow>
              <mi>cosh</mi>
              <mi>x</mi>
            </mrow>
            <mrow>
              <msup>
                <mi>sinh</mi>
                <mn>2</mn>
              </msup>
              <mi>x</mi>
            </mrow>
          </mfrac>
        </mrow>
      </mrow>
      <mi mathvariant="italic">dx</mi>
    </mrow>
    <annotation encoding="StarMath 5.0">%%ii EXDEF INTEGRATE(RHS(@prev@), x, C) - RHS( @y@ ) - C
-C-func csch{x} -int {{{alignc cosh{x} } over {alignc sinh^2{x} }}} nospace{dx}  %%gg
</annotation>
  </semantics>
</math>
</file>

<file path=Object 173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sinh</mi>
      </mrow>
      <mrow>
        <mi>x</mi>
        <mo stretchy="false">+</mo>
        <mrow>
          <mo stretchy="false">∫</mo>
          <mfrac>
            <mn>1</mn>
            <msqrt>
              <mrow>
                <mn>1</mn>
                <mo stretchy="false">+</mo>
                <msup>
                  <mi>x</mi>
                  <mn>2</mn>
                </msup>
              </mrow>
            </msqrt>
          </mfrac>
        </mrow>
      </mrow>
      <mi mathvariant="italic">dx</mi>
    </mrow>
    <annotation encoding="StarMath 5.0">%%ii EXDEF INTEGRATE(RHS(@prev@), x, C) - RHS( @y@ ) - C
-C-arsinh{x}  + int {{alignc 1 over {alignc sqrt{1 + x^{2}}}}} nospace{dx} %%gg
</annotation>
  </semantics>
</math>
</file>

<file path=Object 174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osh</mi>
      </mrow>
      <mrow>
        <mi>x</mi>
        <mo stretchy="false">+</mo>
        <mrow>
          <mo stretchy="false">∫</mo>
          <mfrac>
            <mn>1</mn>
            <mrow>
              <msqrt>
                <mrow>
                  <mi>x</mi>
                  <mo stretchy="false">−</mo>
                  <mn>1</mn>
                </mrow>
              </msqrt>
              <msqrt>
                <mrow>
                  <mn>1</mn>
                  <mo stretchy="false">+</mo>
                  <mi>x</mi>
                </mrow>
              </msqrt>
            </mrow>
          </mfrac>
        </mrow>
      </mrow>
      <mi mathvariant="italic">dx</mi>
    </mrow>
    <annotation encoding="StarMath 5.0">%%ii EXDEF INTEGRATE(RHS(@prev@), x, C) - RHS( @y@ ) - C
-C-arcosh{x}  + int {{{alignc 1  } over {alignc sqrt{x-1} sqrt{1 + x} }}} nospace{dx} %%gg
</annotation>
  </semantics>
</math>
</file>

<file path=Object 175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tanh</mi>
      </mrow>
      <mrow>
        <mi>x</mi>
        <mo stretchy="false">−</mo>
        <mrow>
          <mo stretchy="false">∫</mo>
          <mfrac>
            <mn>1</mn>
            <mrow>
              <msup>
                <mi>x</mi>
                <mn>2</mn>
              </msup>
              <mo stretchy="false">−</mo>
              <mn>1</mn>
            </mrow>
          </mfrac>
        </mrow>
      </mrow>
      <mi mathvariant="italic">dx</mi>
    </mrow>
    <annotation encoding="StarMath 5.0">%%ii EXDEF INTEGRATE(RHS(@prev@), x, C) - RHS( @y@ ) - C
-C-artanh{x} -int {{alignc 1 over {alignc x^{2}-1}}} nospace{dx}  %%gg
</annotation>
  </semantics>
</math>
</file>

<file path=Object 176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sech</mi>
      </mrow>
      <mrow>
        <mi>x</mi>
        <mo stretchy="false">−</mo>
        <mrow>
          <mo stretchy="false">∫</mo>
          <mfrac>
            <mn>1</mn>
            <mrow>
              <mi>x</mi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row>
          </mfrac>
        </mrow>
      </mrow>
      <mi mathvariant="italic">dx</mi>
    </mrow>
    <annotation encoding="StarMath 5.0">%%ii EXDEF INTEGRATE(RHS(@prev@), x, C) - RHS( @y@ ) - C
-C-func arsech{x} -int {{{alignc 1  } over {alignc x sqrt{1-x^{2} } }}} nospace{dx}  %%gg
</annotation>
  </semantics>
</math>
</file>

<file path=Object 177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oth</mi>
      </mrow>
      <mrow>
        <mi>x</mi>
        <mo stretchy="false">−</mo>
        <mrow>
          <mo stretchy="false">∫</mo>
          <mfrac>
            <mn>1</mn>
            <mrow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</mrow>
          </mfrac>
        </mrow>
      </mrow>
      <mi mathvariant="italic">dx</mi>
    </mrow>
    <annotation encoding="StarMath 5.0">%%ii EXDEF INTEGRATE(RHS(@prev@), x, C) - RHS( @y@ ) - C
-C-func arcoth{x} -int {{{alignc 1  } over {alignc  (x-1 ) (1 + x ) }}} nospace{dx}  %%gg
</annotation>
  </semantics>
</math>
</file>

<file path=Object 178/content.xml><?xml version="1.0" encoding="utf-8"?>
<math xmlns="http://www.w3.org/1998/Math/MathML" display="block">
  <semantics>
    <mrow>
      <mrow>
        <mrow>
          <mo stretchy="false">−</mo>
          <mi>C</mi>
        </mrow>
        <mo stretchy="false">−</mo>
        <mi>arcsch</mi>
      </mrow>
      <mrow>
        <mi>x</mi>
        <mo stretchy="false">−</mo>
        <mrow>
          <mo stretchy="false">∫</mo>
          <mfrac>
            <mn>1</mn>
            <mrow>
              <mi>x</mi>
              <msqrt>
                <mrow>
                  <mn>1</mn>
                  <mo stretchy="false">+</mo>
                  <msup>
                    <mi>x</mi>
                    <mn>2</mn>
                  </msup>
                </mrow>
              </msqrt>
            </mrow>
          </mfrac>
        </mrow>
      </mrow>
      <mi mathvariant="italic">dx</mi>
    </mrow>
    <annotation encoding="StarMath 5.0">%%ii EXDEF INTEGRATE(RHS(@prev@), x, C) - RHS( @y@ ) - C
-C-func arcsch{x} -int {{{alignc 1  } over {alignc x sqrt{1 + x^{2}} }}} nospace{dx}  %%gg
</annotation>
  </semantics>
</math>
</file>

<file path=Object 179/content.xml><?xml version="1.0" encoding="utf-8"?>
<math xmlns="http://www.w3.org/1998/Math/MathML" display="block">
  <semantics>
    <mtext>Double click to customize these functions</mtext>
    <annotation encoding="StarMath 5.0">%%ii TEXT "Double click to customize these functions"
"Double click to customize these functions" %%gg
%%ii CLEAREQUATIONS 
%%ii FUNCTION {{none},f,x}
%%ii FUNCTION {{none},g,x}
%%ii FUNCTION {{none},h,g}
</annotation>
  </semantics>
</math>
</file>

<file path=Object 18/content.xml><?xml version="1.0" encoding="utf-8"?>
<math xmlns="http://www.w3.org/1998/Math/MathML" display="block">
  <semantics>
    <mrow>
      <mrow>
        <mi>y</mi>
        <mo stretchy="false">=</mo>
        <mi>ln</mi>
      </mrow>
      <mrow>
        <mi>f</mi>
        <mrow>
          <mo fence="true" form="prefix" stretchy="false">(</mo>
          <mrow>
            <mi>x</mi>
          </mrow>
          <mo fence="true" form="postfix" stretchy="false">)</mo>
        </mrow>
      </mrow>
    </mrow>
    <annotation encoding="StarMath 5.0">%%ii DELETE {@y@}
%%ii @y@ EQDEF y = ln {f(x)}
y = ln {f(x)} %%gg
</annotation>
  </semantics>
</math>
</file>

<file path=Object 180/content.xml><?xml version="1.0" encoding="utf-8"?>
<math xmlns="http://www.w3.org/1998/Math/MathML" display="block">
  <semantics>
    <mrow>
      <mfrac>
        <mrow>
          <msup>
            <mi>d</mi>
            <mn>4</mn>
          </msup>
          <mrow>
            <mo fence="true" form="prefix" stretchy="false">(</mo>
            <mrow>
              <mrow>
                <mi>f</mi>
                <mi>g</mi>
              </mrow>
            </mrow>
            <mo fence="true" form="postfix" stretchy="false">)</mo>
          </mrow>
        </mrow>
        <msup>
          <mi mathvariant="italic">dx</mi>
          <mn>4</mn>
        </msup>
      </mfrac>
      <mo stretchy="false">=</mo>
      <mfrac>
        <mrow>
          <msup>
            <mi>d</mi>
            <mn>4</mn>
          </msup>
          <mrow>
            <mo fence="true" form="prefix" stretchy="false">(</mo>
            <mrow>
              <mrow>
                <mi>f</mi>
                <mi>g</mi>
              </mrow>
            </mrow>
            <mo fence="true" form="postfix" stretchy="false">)</mo>
          </mrow>
        </mrow>
        <msup>
          <mi mathvariant="italic">dx</mi>
          <mn>4</mn>
        </msup>
      </mfrac>
    </mrow>
    <annotation encoding="StarMath 5.0">%%ii @7@ {autotextmode=false} EQDEF SUBSTC(@2@, n=4)
{{alignc d^{4}(f g )} over {alignc nospace{dx^{4}}}} = {{alignc d^{4}(f g )} over {alignc nospace{dx^{4}}}} %%gg
</annotation>
  </semantics>
</math>
</file>

<file path=Object 181/content.xml><?xml version="1.0" encoding="utf-8"?>
<math xmlns="http://www.w3.org/1998/Math/MathML" display="block">
  <semantics>
    <mi>n</mi>
    <annotation encoding="StarMath 5.0">n</annotation>
  </semantics>
</math>
</file>

<file path=Object 182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s</mi>
          </mrow>
        </mfrac>
        <mo stretchy="false">=</mo>
        <mfrac>
          <mrow>
            <mo stretchy="false">∂</mo>
            <mi>u</mi>
          </mrow>
          <mrow>
            <mo stretchy="false">∂</mo>
            <mi>x</mi>
          </mrow>
        </mfrac>
      </mrow>
      <mrow>
        <mfrac>
          <mrow>
            <mo stretchy="false">∂</mo>
            <mi>x</mi>
          </mrow>
          <mrow>
            <mo stretchy="false">∂</mo>
            <mi>s</mi>
          </mrow>
        </mfrac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frac>
        <mrow>
          <mo stretchy="false">∂</mo>
          <mi>y</mi>
        </mrow>
        <mrow>
          <mo stretchy="false">∂</mo>
          <mi>s</mi>
        </mrow>
      </mfrac>
    </mrow>
    <annotation encoding="StarMath 5.0">%%ii CLEAREQUATIONS 
%%ii FUNCTION {{none},x,s;t}
%%ii FUNCTION {{none},y,s;t}
%%ii FUNCTION {{none},u,x;y}
%%ii @8@ {autotextmode=false} EQDEF partial(u) over partial(s) = differentiate(u, s, 1)
{{alignc nospace{partial u}} over {alignc nospace{partial s}}} = {{alignc nospace{partial u}} over {alignc nospace{partial x}}} {{alignc nospace{partial x}} over {alignc nospace{partial s}}}  + {{alignc nospace{partial u}} over {alignc nospace{partial y}}} {{alignc nospace{partial y}} over {alignc nospace{partial s}}}  %%gg
</annotation>
  </semantics>
</math>
</file>

<file path=Object 183/content.xml><?xml version="1.0" encoding="utf-8"?>
<math xmlns="http://www.w3.org/1998/Math/MathML">
  <semantics>
    <mrow>
      <msup>
        <mi>y</mi>
        <mi mathvariant="normal">Ꞌ</mi>
      </msup>
      <mrow>
        <mrow>
          <msubsup>
            <mi>F</mi>
            <mi>y</mi>
            <mi mathvariant="normal">Ꞌ</mi>
          </msubsup>
          <mo stretchy="false">+</mo>
          <msubsup>
            <mi>F</mi>
            <mi>x</mi>
            <mi mathvariant="normal">Ꞌ</mi>
          </msubsup>
        </mrow>
        <mo stretchy="false">=</mo>
        <mn>0</mn>
      </mrow>
    </mrow>
    <annotation encoding="StarMath 5.0">%%ii OPTIONS { difftype="line" }
%%ii @B266@ EQDEF differentiate(F = 0, x, 1)
y^{%d1} F^{%d1}_{y}  + F^{%d1}_{x} = 0 %%gg
</annotation>
  </semantics>
</math>
</file>

<file path=Object 18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u</mi>
          </mrow>
          <msup>
            <mi mathvariant="italic">dt</mi>
            <mn>2</mn>
          </msup>
        </mfrac>
        <mo stretchy="false">=</mo>
        <mfrac>
          <mrow>
            <mo stretchy="false">∂</mo>
            <mi>u</mi>
          </mrow>
          <mrow>
            <mo stretchy="false">∂</mo>
            <mi>x</mi>
          </mrow>
        </mfrac>
      </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+</mo>
        <msup>
          <mrow>
            <mo fence="true" form="prefix" stretchy="false">(</mo>
            <mrow>
              <mfrac>
                <mi mathvariant="italic">dx</mi>
                <mi mathvariant="italic">dt</mi>
              </mfrac>
            </mrow>
            <mo fence="true" form="postfix" stretchy="false">)</mo>
          </mrow>
          <mn>2</mn>
        </msup>
      </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x</mi>
              <mn>2</mn>
            </msup>
          </mrow>
        </mfrac>
        <mo stretchy="false">+</mo>
        <msup>
          <mrow>
            <mo fence="true" form="prefix" stretchy="false">(</mo>
            <mrow>
              <mfrac>
                <mi mathvariant="italic">dy</mi>
                <mi mathvariant="italic">dt</mi>
              </mfrac>
            </mrow>
            <mo fence="true" form="postfix" stretchy="false">)</mo>
          </mrow>
          <mn>2</mn>
        </msup>
      </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y</mi>
              <mn>2</mn>
            </msup>
          </mrow>
        </mfrac>
        <mo stretchy="false">+</mo>
        <mn>2</mn>
      </mrow>
      <mfrac>
        <mi mathvariant="italic">dx</mi>
        <mi mathvariant="italic">dt</mi>
      </mfrac>
      <mfrac>
        <mi mathvariant="italic">dy</mi>
        <mi mathvariant="italic">dt</mi>
      </mfrac>
      <mfrac>
        <mrow>
          <msup>
            <mo stretchy="false">∂</mo>
            <mn>2</mn>
          </msup>
          <mi>u</mi>
        </mrow>
        <mrow>
          <mrow>
            <mo stretchy="false">∂</mo>
            <mi>y</mi>
          </mrow>
          <mrow>
            <mo stretchy="false">∂</mo>
            <mi>x</mi>
          </mrow>
        </mrow>
      </mfrac>
    </mrow>
    <annotation encoding="StarMath 5.0">%%ii CLEAREQUATIONS 
%%ii FUNCTION {{none},x,t}
%%ii FUNCTION {{none},y,t}
%%ii FUNCTION {{none},u,x;y}
%%ii @8@ {autoformat=true; autotextmode=false} EQDEF SIMPLIFY(differential(u, 2) over differential(t)^2 = differentiate(u, t, 2) , "expand")
{{alignc nospace{d^{2}u}} over {alignc nospace{dt^{2}}}} = {{alignc nospace{partial u}} over {alignc nospace{partial x}}} {{alignc nospace{d^{2}x}} over {alignc nospace{dt^{2}}}}  + {{alignc nospace{partial u}} over {alignc nospace{partial y}}} {{alignc nospace{d^{2}y}} over {alignc nospace{dt^{2}}}}  + ({{alignc nospace{dx}} over {alignc nospace{dt}}})^{2} {{alignc nospace{partial^{2}u}} over {alignc nospace{partial x^{2}}}}  + ({{alignc nospace{dy}} over {alignc nospace{dt}}})^{2} {{alignc nospace{partial^{2}u}} over {alignc nospace{partial y^{2}}}}  + 2  {{alignc nospace{dx}} over {alignc nospace{dt}}} {{alignc nospace{dy}} over {alignc nospace{dt}}} {{alignc nospace{partial^{2}u}} over {alignc nospace{partial y} nospace{partial x}}}  %%gg
</annotation>
  </semantics>
</math>
</file>

<file path=Object 185/content.xml><?xml version="1.0" encoding="utf-8"?>
<math xmlns="http://www.w3.org/1998/Math/MathML" display="block">
  <semantics>
    <mrow>
      <msup>
        <mi>y</mi>
        <mi mathvariant="normal">Ꞌ</mi>
      </msup>
      <mo stretchy="false">=</mo>
      <mrow>
        <mo stretchy="false">−</mo>
        <mfrac>
          <msubsup>
            <mi>F</mi>
            <mi>x</mi>
            <mi mathvariant="normal">Ꞌ</mi>
          </msubsup>
          <msubsup>
            <mi>F</mi>
            <mi>y</mi>
            <mi mathvariant="normal">Ꞌ</mi>
          </msubsup>
        </mfrac>
      </mrow>
    </mrow>
    <annotation encoding="StarMath 5.0">%%ii @BB266@ {autotextmode=false} EQDEF SOLVE(@B266@, differentiate(y, x, 1), 1)
y^{%d1} = -{{alignc F^{%d1}_{x}} over {alignc F^{%d1}_{y}}} %%gg
</annotation>
  </semantics>
</math>
</file>

<file path=Object 186/content.xml><?xml version="1.0" encoding="utf-8"?>
<math xmlns="http://www.w3.org/1998/Math/MathML">
  <semantics>
    <mrow>
      <mi>F</mi>
      <mrow>
        <mrow>
          <mo fence="true" form="prefix" stretchy="false">(</mo>
          <mrow>
            <mrow>
              <mi>x</mi>
              <mi mathvariant="normal">@</mi>
              <mi>y</mi>
            </mrow>
          </mrow>
          <mo fence="true" form="postfix" stretchy="false">)</mo>
        </mrow>
        <mo stretchy="false">=</mo>
        <mn>0</mn>
      </mrow>
    </mrow>
    <annotation encoding="StarMath 5.0">%%ii CLEAREQUATIONS 
%%ii FUNCTION {{none},y,x}
%%ii FUNCTION {{none},F,x;y}
%%ii @15@ {autochain=true; autoformat=true; suppress_units=false; showlabels=false} EQDEF F(x;y) = 0
F(x %fc y) = 0 %%gg
</annotation>
  </semantics>
</math>
</file>

<file path=Object 187/content.xml><?xml version="1.0" encoding="utf-8"?>
<math xmlns="http://www.w3.org/1998/Math/MathML" display="block">
  <semantics>
    <mrow>
      <mrow>
        <mfrac>
          <mi mathvariant="italic">du</mi>
          <mi mathvariant="italic">dt</mi>
        </mfrac>
        <mo stretchy="false">=</mo>
        <mfrac>
          <mi mathvariant="italic">dx</mi>
          <mi mathvariant="italic">dt</mi>
        </mfrac>
      </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+</mo>
        <mfrac>
          <mi mathvariant="italic">dy</mi>
          <mi mathvariant="italic">dt</mi>
        </mfrac>
      </mrow>
      <mrow>
        <mfrac>
          <mrow>
            <mo stretchy="false">∂</mo>
            <mi>u</mi>
          </mrow>
          <mrow>
            <mo stretchy="false">∂</mo>
            <mi>y</mi>
          </mrow>
        </mfrac>
        <mo stretchy="false">+</mo>
        <mfrac>
          <mrow>
            <mo stretchy="false">∂</mo>
            <mi>u</mi>
          </mrow>
          <mrow>
            <mo stretchy="false">∂</mo>
            <mi>t</mi>
          </mrow>
        </mfrac>
      </mrow>
    </mrow>
    <annotation encoding="StarMath 5.0">%%ii CLEAREQUATIONS 
%%ii FUNCTION {{none},x,t}
%%ii FUNCTION {{none},y,t}
%%ii FUNCTION {{none},u,x;y;t}
%%ii @8@ {autotextmode=false} EQDEF differential(u) over differential(t) = differentiate(u, t, 1)
{{alignc nospace{du}} over {alignc nospace{dt}}} = {{alignc nospace{dx}} over {alignc nospace{dt}}} {{alignc nospace{partial u}} over {alignc nospace{partial x}}}  + {{alignc nospace{dy}} over {alignc nospace{dt}}} {{alignc nospace{partial u}} over {alignc nospace{partial y}}}  + {{alignc nospace{partial u}} over {alignc nospace{partial t}}} %%gg
</annotation>
  </semantics>
</math>
</file>

<file path=Object 188/content.xml><?xml version="1.0" encoding="utf-8"?>
<math xmlns="http://www.w3.org/1998/Math/MathML" display="block">
  <semantics>
    <mrow>
      <mrow>
        <mi mathvariant="italic">du</mi>
        <mo stretchy="false">=</mo>
        <mfrac>
          <mrow>
            <mo stretchy="false">∂</mo>
            <mi>u</mi>
          </mrow>
          <mrow>
            <mo stretchy="false">∂</mo>
            <mi>t</mi>
          </mrow>
        </mfrac>
      </mrow>
      <mrow>
        <mi mathvariant="italic">dt</mi>
        <mo stretchy="false">+</mo>
        <mfrac>
          <mrow>
            <mo stretchy="false">∂</mo>
            <mi>u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i mathvariant="italic">dy</mi>
    </mrow>
    <annotation encoding="StarMath 5.0">%%ii @9@ {autoformat=true; autotextmode=false} EQDEF SIMPLIFY(SIMPLIFY(@8@ * (differential(t)) , "expand") , "cancel-diff")
nospace{du} = {{alignc nospace{partial u}} over {alignc nospace{partial t}}} nospace{dt}  + {{alignc nospace{partial u}} over {alignc nospace{partial x}}} nospace{dx}  + {{alignc nospace{partial u}} over {alignc nospace{partial y}}} nospace{dy}  %%gg
</annotation>
  </semantics>
</math>
</file>

<file path=Object 18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y</mi>
        </mrow>
      </mfrac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+</mo>
        <mfrac>
          <mi mathvariant="italic">dy</mi>
          <mi mathvariant="italic">dx</mi>
        </mfrac>
      </mrow>
      <mrow>
        <mfrac>
          <mrow>
            <msup>
              <mo stretchy="false">∂</mo>
              <mn>2</mn>
            </msup>
            <mi>F</mi>
          </mrow>
          <mrow>
            <mrow>
              <mo stretchy="false">∂</mo>
              <mi>x</mi>
            </mrow>
            <mrow>
              <mo stretchy="false">∂</mo>
              <mi>y</mi>
            </mrow>
          </mrow>
        </mfrac>
        <mo stretchy="false">+</mo>
        <mrow>
          <mo fence="true" form="prefix" stretchy="false">(</mo>
          <mrow>
            <mrow>
              <mfrac>
                <mi mathvariant="italic">dy</mi>
                <mi mathvariant="italic">dx</mi>
              </mfrac>
              <mrow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  <mo stretchy="false">+</mo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row>
                      <mo stretchy="false">∂</mo>
                      <mi>x</mi>
                    </mrow>
                    <mrow>
                      <mo stretchy="false">∂</mo>
                      <mi>y</mi>
                    </mrow>
                  </mrow>
                </mfrac>
              </mrow>
            </mrow>
          </mrow>
          <mo fence="true" form="postfix" stretchy="false">)</mo>
        </mrow>
      </mrow>
      <mrow>
        <mrow>
          <mfrac>
            <mi mathvariant="italic">dy</mi>
            <mi mathvariant="italic">dx</mi>
          </mfrac>
          <mo stretchy="false">+</mo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x</mi>
                <mn>2</mn>
              </msup>
            </mrow>
          </mfrac>
        </mrow>
        <mo stretchy="false">=</mo>
        <mn>0</mn>
      </mrow>
    </mrow>
    <annotation encoding="StarMath 5.0">%%ii OPTIONS { difftype="dfdt" }
%%ii @16@ {autotextmode=false} EQDEF differentiate(F = 0, x, 2)
{{alignc nospace{partial F}} over {alignc nospace{partial y}}} {{alignc nospace{d^{2}y}} over {alignc nospace{dx^{2}}}}  + {{alignc nospace{dy}} over {alignc nospace{dx}}} {{alignc nospace{partial^{2}F}} over {alignc nospace{partial x} nospace{partial y}}}  + ({{alignc nospace{dy}} over {alignc nospace{dx}}} {{alignc nospace{partial^{2}F}} over {alignc nospace{partial y^{2}}}}  + {{alignc nospace{partial^{2}F}} over {alignc nospace{partial x} nospace{partial y}}}) {{alignc nospace{dy}} over {alignc nospace{dx}}}  + {{alignc nospace{partial^{2}F}} over {alignc nospace{partial x^{2}}}} = 0 %%gg
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sin</mi>
      </mrow>
      <mi>x</mi>
    </mrow>
    <annotation encoding="StarMath 5.0">%%ii DELETE {@y@}
%%ii @y@ EQDEF y = sin {x}
y = sin {x} %%gg
</annotation>
  </semantics>
</math>
</file>

<file path=Object 190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F</mi>
        </mrow>
        <mrow>
          <mo stretchy="false">∂</mo>
          <msup>
            <mi>y</mi>
            <mn>2</mn>
          </msup>
        </mrow>
      </mfrac>
      <mrow>
        <msup>
          <mrow>
            <mo fence="true" form="prefix" stretchy="false">(</mo>
            <mrow>
              <mfrac>
                <mi mathvariant="italic">dy</mi>
                <mi mathvariant="italic">dx</mi>
              </mfrac>
            </mrow>
            <mo fence="true" form="postfix" stretchy="false">)</mo>
          </mrow>
          <mn>2</mn>
        </msup>
        <mo stretchy="false">+</mo>
        <mn>2</mn>
      </mrow>
      <mfrac>
        <mrow>
          <msup>
            <mo stretchy="false">∂</mo>
            <mn>2</mn>
          </msup>
          <mi>F</mi>
        </mrow>
        <mrow>
          <mrow>
            <mo stretchy="false">∂</mo>
            <mi>x</mi>
          </mrow>
          <mrow>
            <mo stretchy="false">∂</mo>
            <mi>y</mi>
          </mrow>
        </mrow>
      </mfrac>
      <mrow>
        <mfrac>
          <mi mathvariant="italic">dy</mi>
          <mi mathvariant="italic">dx</mi>
        </mfrac>
        <mo stretchy="false">+</mo>
        <mfrac>
          <mrow>
            <mo stretchy="false">∂</mo>
            <mi>F</mi>
          </mrow>
          <mrow>
            <mo stretchy="false">∂</mo>
            <mi>y</mi>
          </mrow>
        </mfrac>
      </mrow>
      <mrow>
        <mrow>
          <mfrac>
            <mrow>
              <msup>
                <mi>d</mi>
                <mn>2</mn>
              </msup>
              <mi>y</mi>
            </mrow>
            <msup>
              <mi mathvariant="italic">dx</mi>
              <mn>2</mn>
            </msup>
          </mfrac>
          <mo stretchy="false">+</mo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x</mi>
                <mn>2</mn>
              </msup>
            </mrow>
          </mfrac>
        </mrow>
        <mo stretchy="false">=</mo>
        <mn>0</mn>
      </mrow>
    </mrow>
    <annotation encoding="StarMath 5.0">%%ii @17@ {autotextmode=false} EQDEF SIMPLIFY(@16@ , "expand")
{{alignc nospace{partial^{2}F}} over {alignc nospace{partial y^{2}}}} ({{alignc nospace{dy}} over {alignc nospace{dx}}})^{2} + 2  {{alignc nospace{partial^{2}F}} over {alignc nospace{partial x} nospace{partial y}}}  {{alignc nospace{dy}} over {alignc nospace{dx}}} + {{alignc nospace{partial F}} over {alignc nospace{partial y}}} {{alignc nospace{d^{2}y}} over {alignc nospace{dx^{2}}}}  + {{alignc nospace{partial^{2}F}} over {alignc nospace{partial x^{2}}}} = 0 %%gg
</annotation>
  </semantics>
</math>
</file>

<file path=Object 19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=</mo>
        <mrow>
          <mo stretchy="false">−</mo>
          <mrow>
            <mo fence="true" form="prefix" stretchy="false">(</mo>
            <mrow>
              <mrow>
                <msup>
                  <mrow>
                    <mo fence="true" form="prefix" stretchy="false">(</mo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frac>
                    <mrow>
                      <msup>
                        <mo stretchy="false">∂</mo>
                        <mn>2</mn>
                      </msup>
                      <mi>F</mi>
                    </mrow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  <mo stretchy="false">+</mo>
                  <msup>
                    <mrow>
                      <mo fence="true" form="prefix" stretchy="false">(</mo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fence="true" form="postfix" stretchy="false">)</mo>
                    </mrow>
                    <mn>2</mn>
                  </msup>
                </mrow>
                <mrow>
                  <mfrac>
                    <mrow>
                      <msup>
                        <mo stretchy="false">∂</mo>
                        <mn>2</mn>
                      </msup>
                      <mi>F</mi>
                    </mrow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  <mo stretchy="false">−</mo>
                  <mn>2</mn>
                </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frac>
                  <mrow>
                    <mo stretchy="false">∂</mo>
                    <mi>F</mi>
                  </mrow>
                  <mrow>
                    <mo stretchy="false">∂</mo>
                    <mi>x</mi>
                  </mrow>
                </mfrac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row>
                      <mo stretchy="false">∂</mo>
                      <mi>x</mi>
                    </mrow>
                    <mrow>
                      <mo stretchy="false">∂</mo>
                      <mi>y</mi>
                    </mrow>
                  </mrow>
                </mfrac>
              </mrow>
            </mrow>
            <mo fence="true" form="postfix" stretchy="false">)</mo>
          </mrow>
        </mrow>
      </mrow>
      <mfrac>
        <mn>1</mn>
        <msup>
          <mrow>
            <mo fence="true" form="prefix" stretchy="false">(</mo>
            <mrow>
              <mfrac>
                <mrow>
                  <mo stretchy="false">∂</mo>
                  <mi>F</mi>
                </mrow>
                <mrow>
                  <mo stretchy="false">∂</mo>
                  <mi>y</mi>
                </mrow>
              </mfrac>
            </mrow>
            <mo fence="true" form="postfix" stretchy="false">)</mo>
          </mrow>
          <mn>3</mn>
        </msup>
      </mfrac>
    </mrow>
    <annotation encoding="StarMath 5.0">%%ii @19@ EQDEF SOLVE(@18@, differentiate(y, x, 2), 1)
{{alignc nospace{d^{2}y}} over {alignc nospace{dx^{2}}}} = -(({{alignc nospace{partial F}} over {alignc nospace{partial y}}})^{2} {{alignc nospace{partial^{2}F}} over {alignc nospace{partial x^{2}}}}  + ({{alignc nospace{partial F}} over {alignc nospace{partial x}}})^{2} {{alignc nospace{partial^{2}F}} over {alignc nospace{partial y^{2}}}} -2  {{alignc nospace{partial F}} over {alignc nospace{partial y}}} {{alignc nospace{partial F}} over {alignc nospace{partial x}}} {{alignc nospace{partial^{2}F}} over {alignc nospace{partial x} nospace{partial y}}}  ){{alignc 1} over {alignc ({{alignc nospace{partial F}} over {alignc nospace{partial y}}})^{3}}} %%gg
</annotation>
  </semantics>
</math>
</file>

<file path=Object 192/content.xml><?xml version="1.0" encoding="utf-8"?>
<math xmlns="http://www.w3.org/1998/Math/MathML" display="block">
  <semantics>
    <mrow>
      <mfrac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y</mi>
              <mn>2</mn>
            </msup>
          </mrow>
        </mfrac>
        <msup>
          <mrow>
            <mo fence="true" form="prefix" stretchy="false">(</mo>
            <mrow>
              <mfrac>
                <mrow>
                  <mo stretchy="false">∂</mo>
                  <mi>F</mi>
                </mrow>
                <mrow>
                  <mo stretchy="false">∂</mo>
                  <mi>y</mi>
                </mrow>
              </mfrac>
            </mrow>
            <mo fence="true" form="postfix" stretchy="false">)</mo>
          </mrow>
          <mn>2</mn>
        </msup>
      </mfrac>
      <mrow>
        <msup>
          <mrow>
            <mo fence="true" form="prefix" stretchy="false">(</mo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</mrow>
            <mo fence="true" form="postfix" stretchy="false">)</mo>
          </mrow>
          <mn>2</mn>
        </msup>
        <mo stretchy="false">−</mo>
        <mn>2</mn>
      </mrow>
      <mfrac>
        <mfrac>
          <mrow>
            <msup>
              <mo stretchy="false">∂</mo>
              <mn>2</mn>
            </msup>
            <mi>F</mi>
          </mrow>
          <mrow>
            <mrow>
              <mo stretchy="false">∂</mo>
              <mi>x</mi>
            </mrow>
            <mrow>
              <mo stretchy="false">∂</mo>
              <mi>y</mi>
            </mrow>
          </mrow>
        </mfrac>
        <mfrac>
          <mrow>
            <mo stretchy="false">∂</mo>
            <mi>F</mi>
          </mrow>
          <mrow>
            <mo stretchy="false">∂</mo>
            <mi>y</mi>
          </mrow>
        </mfrac>
      </mfrac>
      <mrow>
        <mfrac>
          <mrow>
            <mo stretchy="false">∂</mo>
            <mi>F</mi>
          </mrow>
          <mrow>
            <mo stretchy="false">∂</mo>
            <mi>x</mi>
          </mrow>
        </mfrac>
        <mo stretchy="false">+</mo>
        <mfrac>
          <mrow>
            <mo stretchy="false">∂</mo>
            <mi>F</mi>
          </mrow>
          <mrow>
            <mo stretchy="false">∂</mo>
            <mi>y</mi>
          </mrow>
        </mfrac>
      </mrow>
      <mrow>
        <mrow>
          <mfrac>
            <mrow>
              <msup>
                <mi>d</mi>
                <mn>2</mn>
              </msup>
              <mi>y</mi>
            </mrow>
            <msup>
              <mi mathvariant="italic">dx</mi>
              <mn>2</mn>
            </msup>
          </mfrac>
          <mo stretchy="false">+</mo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x</mi>
                <mn>2</mn>
              </msup>
            </mrow>
          </mfrac>
        </mrow>
        <mo stretchy="false">=</mo>
        <mn>0</mn>
      </mrow>
    </mrow>
    <annotation encoding="StarMath 5.0">%%ii @18@ {autoformat=true} EQDEF SUBSTC(@17@, @BB266@)
{{alignc {{alignc nospace{partial^{2}F}} over {alignc nospace{partial y^{2}}}}} over {alignc ({{alignc nospace{partial F}} over {alignc nospace{partial y}}})^{2}}} ({{alignc nospace{partial F}} over {alignc nospace{partial x}}})^{2} -2 {{alignc {{alignc nospace{partial^{2}F}} over {alignc nospace{partial x} nospace{partial y}}}} over {alignc {{alignc nospace{partial F}} over {alignc nospace{partial y}}}}} {{alignc nospace{partial F}} over {alignc nospace{partial x}}} + {{alignc nospace{partial F}} over {alignc nospace{partial y}}} {{alignc nospace{d^{2}y}} over {alignc nospace{dx^{2}}}}  + {{alignc nospace{partial^{2}F}} over {alignc nospace{partial x^{2}}}} = 0 %%gg
</annotation>
  </semantics>
</math>
</file>

<file path=Object 193/content.xml><?xml version="1.0" encoding="utf-8"?>
<math xmlns="http://www.w3.org/1998/Math/MathML">
  <semantics>
    <mrow>
      <mi>F</mi>
      <mrow>
        <mrow>
          <mo fence="true" form="prefix" stretchy="false">(</mo>
          <mrow>
            <mrow>
              <mi>x</mi>
              <mi mathvariant="normal">@</mi>
              <mi>y</mi>
              <mi mathvariant="normal">@</mi>
              <mi>z</mi>
            </mrow>
          </mrow>
          <mo fence="true" form="postfix" stretchy="false">)</mo>
        </mrow>
        <mo stretchy="false">=</mo>
        <mn>0</mn>
      </mrow>
    </mrow>
    <annotation encoding="StarMath 5.0">%%ii CLEAREQUATIONS 
%%ii FUNCTION {{none},y,x}
%%ii FUNCTION {{none},z,x}
%%ii FUNCTION {{none},F,x;y;z}
%%ii FUNCTION {{none},%phi,x;y;z}
%%ii @F@ {autochain=true; autoformat=true; suppress_units=false; showlabels=false} EQDEF F(x;y;z) = 0
F(x %fc y %fc z) = 0 %%gg
</annotation>
  </semantics>
</math>
</file>

<file path=Object 194/content.xml><?xml version="1.0" encoding="utf-8"?>
<math xmlns="http://www.w3.org/1998/Math/MathML">
  <semantics>
    <mrow>
      <mi mathvariant="normal">ϕ</mi>
      <mrow>
        <mrow>
          <mo fence="true" form="prefix" stretchy="false">(</mo>
          <mrow>
            <mrow>
              <mi>x</mi>
              <mi mathvariant="normal">@</mi>
              <mi>y</mi>
              <mi mathvariant="normal">@</mi>
              <mi>z</mi>
            </mrow>
          </mrow>
          <mo fence="true" form="postfix" stretchy="false">)</mo>
        </mrow>
        <mo stretchy="false">=</mo>
        <mn>0</mn>
      </mrow>
    </mrow>
    <annotation encoding="StarMath 5.0">%%ii @phi@ {autochain=true; autoformat=true; suppress_units=false; showlabels=false} EQDEF %phi(x;y;z) = 0
%phi(x %fc y %fc z) = 0 %%gg
</annotation>
  </semantics>
</math>
</file>

<file path=Object 195/content.xml><?xml version="1.0" encoding="utf-8"?>
<math xmlns="http://www.w3.org/1998/Math/MathML">
  <semantics>
    <mrow>
      <msup>
        <mi>z</mi>
        <mi mathvariant="normal">Ꞌ</mi>
      </msup>
      <mrow>
        <msubsup>
          <mi>F</mi>
          <mi>z</mi>
          <mi mathvariant="normal">Ꞌ</mi>
        </msubsup>
        <mo stretchy="false">+</mo>
        <msup>
          <mi>y</mi>
          <mi mathvariant="normal">Ꞌ</mi>
        </msup>
      </mrow>
      <mrow>
        <mrow>
          <msubsup>
            <mi>F</mi>
            <mi>y</mi>
            <mi mathvariant="normal">Ꞌ</mi>
          </msubsup>
          <mo stretchy="false">+</mo>
          <msubsup>
            <mi>F</mi>
            <mi>x</mi>
            <mi mathvariant="normal">Ꞌ</mi>
          </msubsup>
        </mrow>
        <mo stretchy="false">=</mo>
        <mn>0</mn>
      </mrow>
    </mrow>
    <annotation encoding="StarMath 5.0">%%ii OPTIONS { difftype="line" }
%%ii @Fx@ EQDEF differentiate(F=0, x, 1)
z^{%d1} F^{%d1}_{z}  + y^{%d1} F^{%d1}_{y}  + F^{%d1}_{x} = 0 %%gg
</annotation>
  </semantics>
</math>
</file>

<file path=Object 196/content.xml><?xml version="1.0" encoding="utf-8"?>
<math xmlns="http://www.w3.org/1998/Math/MathML">
  <semantics>
    <mrow>
      <msup>
        <mi>y</mi>
        <mi mathvariant="normal">Ꞌ</mi>
      </msup>
      <mrow>
        <msubsup>
          <mi mathvariant="normal">ϕ</mi>
          <mi>y</mi>
          <mi mathvariant="normal">Ꞌ</mi>
        </msubsup>
        <mo stretchy="false">+</mo>
        <msup>
          <mi>z</mi>
          <mi mathvariant="normal">Ꞌ</mi>
        </msup>
      </mrow>
      <mrow>
        <mrow>
          <msubsup>
            <mi mathvariant="normal">ϕ</mi>
            <mi>z</mi>
            <mi mathvariant="normal">Ꞌ</mi>
          </msubsup>
          <mo stretchy="false">+</mo>
          <msubsup>
            <mi mathvariant="normal">ϕ</mi>
            <mi>x</mi>
            <mi mathvariant="normal">Ꞌ</mi>
          </msubsup>
        </mrow>
        <mo stretchy="false">=</mo>
        <mn>0</mn>
      </mrow>
    </mrow>
    <annotation encoding="StarMath 5.0">%%ii @phix@ EQDEF differentiate(%phi=0, x, 1)
y^{%d1} %phi^{%d1}_{y}  + z^{%d1} %phi^{%d1}_{z}  + %phi^{%d1}_{x} = 0 %%gg
</annotation>
  </semantics>
</math>
</file>

<file path=Object 197/content.xml><?xml version="1.0" encoding="utf-8"?>
<math xmlns="http://www.w3.org/1998/Math/MathML" display="block">
  <semantics>
    <mrow>
      <mi>y</mi>
      <mi>'</mi>
      <mtext> and </mtext>
      <mi>z</mi>
      <mi>'</mi>
    </mrow>
    <annotation encoding="StarMath 5.0">y' " and " z'</annotation>
  </semantics>
</math>
</file>

<file path=Object 198/content.xml><?xml version="1.0" encoding="utf-8"?>
<math xmlns="http://www.w3.org/1998/Math/MathML">
  <semantics>
    <mrow>
      <mrow>
        <mo fence="true" form="prefix" stretchy="false">(</mo>
        <mrow>
          <mtable>
            <mtr>
              <mtd>
                <mrow>
                  <msup>
                    <mi>z</mi>
                    <mi mathvariant="normal">Ꞌ</mi>
                  </msup>
                  <mrow>
                    <msubsup>
                      <mi>F</mi>
                      <mi>z</mi>
                      <mi mathvariant="normal">Ꞌ</mi>
                    </msubsup>
                    <mo stretchy="false">+</mo>
                    <msup>
                      <mi>y</mi>
                      <mi mathvariant="normal">Ꞌ</mi>
                    </msup>
                  </mrow>
                  <mrow>
                    <msubsup>
                      <mi>F</mi>
                      <mi>y</mi>
                      <mi mathvariant="normal">Ꞌ</mi>
                    </msubsup>
                    <mo stretchy="false">+</mo>
                    <msubsup>
                      <mi>F</mi>
                      <mi>x</mi>
                      <mi mathvariant="normal">Ꞌ</mi>
                    </msubsup>
                  </mrow>
                </mrow>
              </mtd>
            </mtr>
            <mtr>
              <mtd>
                <mrow>
                  <msup>
                    <mi>y</mi>
                    <mi mathvariant="normal">Ꞌ</mi>
                  </msup>
                  <mrow>
                    <msubsup>
                      <mi mathvariant="normal">ϕ</mi>
                      <mi>y</mi>
                      <mi mathvariant="normal">Ꞌ</mi>
                    </msubsup>
                    <mo stretchy="false">+</mo>
                    <msup>
                      <mi>z</mi>
                      <mi mathvariant="normal">Ꞌ</mi>
                    </msup>
                  </mrow>
                  <mrow>
                    <msubsup>
                      <mi mathvariant="normal">ϕ</mi>
                      <mi>z</mi>
                      <mi mathvariant="normal">Ꞌ</mi>
                    </msubsup>
                    <mo stretchy="false">+</mo>
                    <msubsup>
                      <mi mathvariant="normal">ϕ</mi>
                      <mi>x</mi>
                      <mi mathvariant="normal">Ꞌ</mi>
                    </msubsup>
                  </mrow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false">)</mo>
      </mrow>
    </mrow>
    <annotation encoding="StarMath 5.0">%%ii @20@ EQDEF stack{LHS(@Fx@) # LHS(@phix@)} = stack{RHS(@Fx@) # RHS(@phix@)}
( STACK{z^{%d1} F^{%d1}_{z}  + y^{%d1} F^{%d1}_{y}  + F^{%d1}_{x} # y^{%d1} %phi^{%d1}_{y}  + z^{%d1} %phi^{%d1}_{z}  + %phi^{%d1}_{x}}) = ( STACK{0 # 0}) %%gg
</annotation>
  </semantics>
</math>
</file>

<file path=Object 199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sup>
                  <mi>y</mi>
                  <mi mathvariant="normal">Ꞌ</mi>
                </msup>
              </mtd>
            </mtr>
            <mtr>
              <mtd>
                <msup>
                  <mi>z</mi>
                  <mi mathvariant="normal">Ꞌ</mi>
                </msup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frac>
                  <mrow>
                    <msubsup>
                      <mi mathvariant="normal">ϕ</mi>
                      <mi>z</mi>
                      <mi mathvariant="normal">Ꞌ</mi>
                    </msubsup>
                    <mrow>
                      <msubsup>
                        <mi>F</mi>
                        <mi>x</mi>
                        <mi mathvariant="normal">Ꞌ</mi>
                      </msubsup>
                      <mo stretchy="false">−</mo>
                      <msubsup>
                        <mi mathvariant="normal">ϕ</mi>
                        <mi>x</mi>
                        <mi mathvariant="normal">Ꞌ</mi>
                      </msubsup>
                    </mrow>
                    <msubsup>
                      <mi>F</mi>
                      <mi>z</mi>
                      <mi mathvariant="normal">Ꞌ</mi>
                    </msubsup>
                  </mrow>
                  <mrow>
                    <msubsup>
                      <mi mathvariant="normal">ϕ</mi>
                      <mi>y</mi>
                      <mi mathvariant="normal">Ꞌ</mi>
                    </msubsup>
                    <mrow>
                      <msubsup>
                        <mi>F</mi>
                        <mi>z</mi>
                        <mi mathvariant="normal">Ꞌ</mi>
                      </msubsup>
                      <mo stretchy="false">−</mo>
                      <msubsup>
                        <mi mathvariant="normal">ϕ</mi>
                        <mi>z</mi>
                        <mi mathvariant="normal">Ꞌ</mi>
                      </msubsup>
                    </mrow>
                    <msubsup>
                      <mi>F</mi>
                      <mi>y</mi>
                      <mi mathvariant="normal">Ꞌ</mi>
                    </msubsup>
                  </mrow>
                </mfrac>
              </mtd>
            </mtr>
            <mtr>
              <mtd>
                <mfrac>
                  <mrow>
                    <msubsup>
                      <mi mathvariant="normal">ϕ</mi>
                      <mi>x</mi>
                      <mi mathvariant="normal">Ꞌ</mi>
                    </msubsup>
                    <mrow>
                      <msubsup>
                        <mi>F</mi>
                        <mi>y</mi>
                        <mi mathvariant="normal">Ꞌ</mi>
                      </msubsup>
                      <mo stretchy="false">−</mo>
                      <msubsup>
                        <mi mathvariant="normal">ϕ</mi>
                        <mi>y</mi>
                        <mi mathvariant="normal">Ꞌ</mi>
                      </msubsup>
                    </mrow>
                    <msubsup>
                      <mi>F</mi>
                      <mi>x</mi>
                      <mi mathvariant="normal">Ꞌ</mi>
                    </msubsup>
                  </mrow>
                  <mrow>
                    <msubsup>
                      <mi mathvariant="normal">ϕ</mi>
                      <mi>y</mi>
                      <mi mathvariant="normal">Ꞌ</mi>
                    </msubsup>
                    <mrow>
                      <msubsup>
                        <mi>F</mi>
                        <mi>z</mi>
                        <mi mathvariant="normal">Ꞌ</mi>
                      </msubsup>
                      <mo stretchy="false">−</mo>
                      <msubsup>
                        <mi mathvariant="normal">ϕ</mi>
                        <mi>z</mi>
                        <mi mathvariant="normal">Ꞌ</mi>
                      </msubsup>
                    </mrow>
                    <msubsup>
                      <mi>F</mi>
                      <mi>y</mi>
                      <mi mathvariant="normal">Ꞌ</mi>
                    </msubsup>
                  </mrow>
                </mfrac>
              </mtd>
            </mtr>
          </mtable>
        </mrow>
        <mo fence="true" form="postfix" stretchy="false">)</mo>
      </mrow>
    </mrow>
    <annotation encoding="StarMath 5.0">%%ii @21@ {autotextmode=false} EQDEF SOLVE(@20@, stack{differentiate(y, x, 1) # differentiate(z, x, 1)}, 1)
( STACK{y^{%d1} # z^{%d1}}) = ( STACK{{{alignc %phi^{%d1}_{z} F^{%d1}_{x} -%phi^{%d1}_{x} F^{%d1}_{z}  } over {alignc %phi^{%d1}_{y} F^{%d1}_{z} -%phi^{%d1}_{z} F^{%d1}_{y}  }} # {{alignc %phi^{%d1}_{x} F^{%d1}_{y} -%phi^{%d1}_{y} F^{%d1}_{x}  } over {alignc %phi^{%d1}_{y} F^{%d1}_{z} -%phi^{%d1}_{z} F^{%d1}_{y}  }}}) %%gg
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c</mi>
      </mrow>
      <mi>x</mi>
    </mrow>
    <annotation encoding="StarMath 5.0">%%ii DELETE {@y@}
%%ii @y@ EQDEF y = c x
y = c x %%gg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cos</mi>
      </mrow>
      <mi>x</mi>
    </mrow>
    <annotation encoding="StarMath 5.0">%%ii DELETE {@y@}
%%ii @y@ EQDEF y = cos {x}
y = cos {x} %%gg
</annotation>
  </semantics>
</math>
</file>

<file path=Object 200/content.xml><?xml version="1.0" encoding="utf-8"?>
<math xmlns="http://www.w3.org/1998/Math/MathML">
  <semantics>
    <mrow>
      <mi>F</mi>
      <mrow>
        <mrow>
          <mo fence="true" form="prefix" stretchy="false">(</mo>
          <mrow>
            <mrow>
              <mi>x</mi>
              <mi mathvariant="normal">@</mi>
              <mi>y</mi>
              <mi mathvariant="normal">@</mi>
              <mi>u</mi>
              <mi mathvariant="normal">@</mi>
              <mi>v</mi>
            </mrow>
          </mrow>
          <mo fence="true" form="postfix" stretchy="false">)</mo>
        </mrow>
        <mo stretchy="false">=</mo>
        <mn>0</mn>
      </mrow>
    </mrow>
    <annotation encoding="StarMath 5.0">%%ii CLEAREQUATIONS 
%%ii FUNCTION {{none},u,x;y}
%%ii FUNCTION {{none},v,x;y}
%%ii FUNCTION {{none},F,x;y;u;v}
%%ii FUNCTION {{none},%phi,x;y;u;v}
%%ii @F@ {autochain=true; autoformat=true; suppress_units=false; showlabels=false} EQDEF F(x;y;u;v) = 0
F(x %fc y %fc u %fc v) = 0 %%gg
</annotation>
  </semantics>
</math>
</file>

<file path=Object 201/content.xml><?xml version="1.0" encoding="utf-8"?>
<math xmlns="http://www.w3.org/1998/Math/MathML">
  <semantics>
    <mrow>
      <mi mathvariant="normal">ϕ</mi>
      <mrow>
        <mrow>
          <mo fence="true" form="prefix" stretchy="false">(</mo>
          <mrow>
            <mrow>
              <mi>x</mi>
              <mi mathvariant="normal">@</mi>
              <mi>y</mi>
              <mi mathvariant="normal">@</mi>
              <mi>u</mi>
              <mi mathvariant="normal">@</mi>
              <mi>v</mi>
            </mrow>
          </mrow>
          <mo fence="true" form="postfix" stretchy="false">)</mo>
        </mrow>
        <mo stretchy="false">=</mo>
        <mn>0</mn>
      </mrow>
    </mrow>
    <annotation encoding="StarMath 5.0">%%ii @phi@ {autochain=true; autoformat=true; suppress_units=false; showlabels=false} EQDEF %phi(x;y;u;v) = 0
%phi(x %fc y %fc u %fc v) = 0 %%gg
</annotation>
  </semantics>
</math>
</file>

<file path=Object 202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u</mi>
        </mrow>
      </mfrac>
      <mrow>
        <mfrac>
          <mrow>
            <mo stretchy="false">∂</mo>
            <mi>u</mi>
          </mrow>
          <mrow>
            <mo stretchy="false">∂</mo>
            <mi>x</mi>
          </mrow>
        </mfrac>
        <mo stretchy="false">+</mo>
        <mfrac>
          <mrow>
            <mo stretchy="false">∂</mo>
            <mi>F</mi>
          </mrow>
          <mrow>
            <mo stretchy="false">∂</mo>
            <mi>v</mi>
          </mrow>
        </mfrac>
      </mrow>
      <mrow>
        <mrow>
          <mfrac>
            <mrow>
              <mo stretchy="false">∂</mo>
              <mi>v</mi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i>F</mi>
            </mrow>
            <mrow>
              <mo stretchy="false">∂</mo>
              <mi>x</mi>
            </mrow>
          </mfrac>
        </mrow>
        <mo stretchy="false">=</mo>
        <mn>0</mn>
      </mrow>
    </mrow>
    <annotation encoding="StarMath 5.0">%%ii OPTIONS { difftype="dfdt" }
%%ii @Fx@ {autotextmode=false} EQDEF differentiate(F=0, x, 1)
{{alignc nospace{partial F}} over {alignc nospace{partial u}}} {{alignc nospace{partial u}} over {alignc nospace{partial x}}}  + {{alignc nospace{partial F}} over {alignc nospace{partial v}}} {{alignc nospace{partial v}} over {alignc nospace{partial x}}}  + {{alignc nospace{partial F}} over {alignc nospace{partial x}}} = 0 %%gg
</annotation>
  </semantics>
</math>
</file>

<file path=Object 203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u</mi>
        </mrow>
      </mfrac>
      <mrow>
        <mfrac>
          <mrow>
            <mo stretchy="false">∂</mo>
            <mi>u</mi>
          </mrow>
          <mrow>
            <mo stretchy="false">∂</mo>
            <mi>y</mi>
          </mrow>
        </mfrac>
        <mo stretchy="false">+</mo>
        <mfrac>
          <mrow>
            <mo stretchy="false">∂</mo>
            <mi>F</mi>
          </mrow>
          <mrow>
            <mo stretchy="false">∂</mo>
            <mi>v</mi>
          </mrow>
        </mfrac>
      </mrow>
      <mrow>
        <mrow>
          <mfrac>
            <mrow>
              <mo stretchy="false">∂</mo>
              <mi>v</mi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i>F</mi>
            </mrow>
            <mrow>
              <mo stretchy="false">∂</mo>
              <mi>y</mi>
            </mrow>
          </mfrac>
        </mrow>
        <mo stretchy="false">=</mo>
        <mn>0</mn>
      </mrow>
    </mrow>
    <annotation encoding="StarMath 5.0">%%ii OPTIONS { difftype="dfdt" }
%%ii @Fy@ {autotextmode=false} EQDEF differentiate(F=0, y, 1)
{{alignc nospace{partial F}} over {alignc nospace{partial u}}} {{alignc nospace{partial u}} over {alignc nospace{partial y}}}  + {{alignc nospace{partial F}} over {alignc nospace{partial v}}} {{alignc nospace{partial v}} over {alignc nospace{partial y}}}  + {{alignc nospace{partial F}} over {alignc nospace{partial y}}} = 0 %%gg
</annotation>
  </semantics>
</math>
</file>

<file path=Object 204/content.xml><?xml version="1.0" encoding="utf-8"?>
<math xmlns="http://www.w3.org/1998/Math/MathML" display="block">
  <semantics>
    <mrow>
      <mfrac>
        <mrow>
          <mo stretchy="false">∂</mo>
          <mi mathvariant="normal">ϕ</mi>
        </mrow>
        <mrow>
          <mo stretchy="false">∂</mo>
          <mi>u</mi>
        </mrow>
      </mfrac>
      <mrow>
        <mfrac>
          <mrow>
            <mo stretchy="false">∂</mo>
            <mi>u</mi>
          </mrow>
          <mrow>
            <mo stretchy="false">∂</mo>
            <mi>x</mi>
          </mrow>
        </mfrac>
        <mo stretchy="false">+</mo>
        <mfrac>
          <mrow>
            <mo stretchy="false">∂</mo>
            <mi mathvariant="normal">ϕ</mi>
          </mrow>
          <mrow>
            <mo stretchy="false">∂</mo>
            <mi>v</mi>
          </mrow>
        </mfrac>
      </mrow>
      <mrow>
        <mrow>
          <mfrac>
            <mrow>
              <mo stretchy="false">∂</mo>
              <mi>v</mi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i mathvariant="normal">ϕ</mi>
            </mrow>
            <mrow>
              <mo stretchy="false">∂</mo>
              <mi>x</mi>
            </mrow>
          </mfrac>
        </mrow>
        <mo stretchy="false">=</mo>
        <mn>0</mn>
      </mrow>
    </mrow>
    <annotation encoding="StarMath 5.0">%%ii OPTIONS { difftype="dfdt" }
%%ii @phix@ {autotextmode=false} EQDEF differentiate(%phi=0, x, 1)
{{alignc nospace{partial %phi}} over {alignc nospace{partial u}}} {{alignc nospace{partial u}} over {alignc nospace{partial x}}}  + {{alignc nospace{partial %phi}} over {alignc nospace{partial v}}} {{alignc nospace{partial v}} over {alignc nospace{partial x}}}  + {{alignc nospace{partial %phi}} over {alignc nospace{partial x}}} = 0 %%gg
</annotation>
  </semantics>
</math>
</file>

<file path=Object 205/content.xml><?xml version="1.0" encoding="utf-8"?>
<math xmlns="http://www.w3.org/1998/Math/MathML" display="block">
  <semantics>
    <mrow>
      <mfrac>
        <mrow>
          <mo stretchy="false">∂</mo>
          <mi mathvariant="normal">ϕ</mi>
        </mrow>
        <mrow>
          <mo stretchy="false">∂</mo>
          <mi>u</mi>
        </mrow>
      </mfrac>
      <mrow>
        <mfrac>
          <mrow>
            <mo stretchy="false">∂</mo>
            <mi>u</mi>
          </mrow>
          <mrow>
            <mo stretchy="false">∂</mo>
            <mi>y</mi>
          </mrow>
        </mfrac>
        <mo stretchy="false">+</mo>
        <mfrac>
          <mrow>
            <mo stretchy="false">∂</mo>
            <mi mathvariant="normal">ϕ</mi>
          </mrow>
          <mrow>
            <mo stretchy="false">∂</mo>
            <mi>v</mi>
          </mrow>
        </mfrac>
      </mrow>
      <mrow>
        <mrow>
          <mfrac>
            <mrow>
              <mo stretchy="false">∂</mo>
              <mi>v</mi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i mathvariant="normal">ϕ</mi>
            </mrow>
            <mrow>
              <mo stretchy="false">∂</mo>
              <mi>y</mi>
            </mrow>
          </mfrac>
        </mrow>
        <mo stretchy="false">=</mo>
        <mn>0</mn>
      </mrow>
    </mrow>
    <annotation encoding="StarMath 5.0">%%ii OPTIONS { difftype="dfdt" }
%%ii @phiy@ {autotextmode=false} EQDEF differentiate(%phi=0, y, 1)
{{alignc nospace{partial %phi}} over {alignc nospace{partial u}}} {{alignc nospace{partial u}} over {alignc nospace{partial y}}}  + {{alignc nospace{partial %phi}} over {alignc nospace{partial v}}} {{alignc nospace{partial v}} over {alignc nospace{partial y}}}  + {{alignc nospace{partial %phi}} over {alignc nospace{partial y}}} = 0 %%gg
</annotation>
  </semantics>
</math>
</file>

<file path=Object 206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u</mi>
                    </mrow>
                  </mfrac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x</mi>
                      </mrow>
                    </mfrac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>v</mi>
                      </mrow>
                      <mrow>
                        <mo stretchy="false">∂</mo>
                        <mi>x</mi>
                      </mrow>
                    </mfrac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x</mi>
                      </mrow>
                    </mfrac>
                  </mrow>
                </mrow>
              </mtd>
            </mtr>
            <mtr>
              <mtd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u</mi>
                    </mrow>
                  </mfrac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y</mi>
                      </mrow>
                    </mfrac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>v</mi>
                      </mrow>
                      <mrow>
                        <mo stretchy="false">∂</mo>
                        <mi>y</mi>
                      </mrow>
                    </mfrac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y</mi>
                      </mrow>
                    </mfrac>
                  </mrow>
                </mrow>
              </mtd>
            </mtr>
            <mtr>
              <mtd>
                <mrow>
                  <mfrac>
                    <mrow>
                      <mo stretchy="false">∂</mo>
                      <mi mathvariant="normal">ϕ</mi>
                    </mrow>
                    <mrow>
                      <mo stretchy="false">∂</mo>
                      <mi>u</mi>
                    </mrow>
                  </mfrac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x</mi>
                      </mrow>
                    </mfrac>
                    <mo stretchy="false">+</mo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>v</mi>
                      </mrow>
                      <mrow>
                        <mo stretchy="false">∂</mo>
                        <mi>x</mi>
                      </mrow>
                    </mfrac>
                    <mo stretchy="false">+</mo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x</mi>
                      </mrow>
                    </mfrac>
                  </mrow>
                </mrow>
              </mtd>
            </mtr>
            <mtr>
              <mtd>
                <mrow>
                  <mfrac>
                    <mrow>
                      <mo stretchy="false">∂</mo>
                      <mi mathvariant="normal">ϕ</mi>
                    </mrow>
                    <mrow>
                      <mo stretchy="false">∂</mo>
                      <mi>u</mi>
                    </mrow>
                  </mfrac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y</mi>
                      </mrow>
                    </mfrac>
                    <mo stretchy="false">+</mo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>v</mi>
                      </mrow>
                      <mrow>
                        <mo stretchy="false">∂</mo>
                        <mi>y</mi>
                      </mrow>
                    </mfrac>
                    <mo stretchy="false">+</mo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y</mi>
                      </mrow>
                    </mfrac>
                  </mrow>
                </mrow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false">)</mo>
      </mrow>
    </mrow>
    <annotation encoding="StarMath 5.0">%%ii @23@ {autotextmode=false} EQDEF stack{LHS(@Fx@)#LHS(@Fy@)#LHS(@phix@)#LHS(@phiy@)} = stack{RHS(@Fx@)#RHS(@Fy@)#RHS(@phix@)#RHS(@phiy@)}
( STACK{{{alignc nospace{partial F}} over {alignc nospace{partial u}}} {{alignc nospace{partial u}} over {alignc nospace{partial x}}}  + {{alignc nospace{partial F}} over {alignc nospace{partial v}}} {{alignc nospace{partial v}} over {alignc nospace{partial x}}}  + {{alignc nospace{partial F}} over {alignc nospace{partial x}}} # {{alignc nospace{partial F}} over {alignc nospace{partial u}}} {{alignc nospace{partial u}} over {alignc nospace{partial y}}}  + {{alignc nospace{partial F}} over {alignc nospace{partial v}}} {{alignc nospace{partial v}} over {alignc nospace{partial y}}}  + {{alignc nospace{partial F}} over {alignc nospace{partial y}}} # {{alignc nospace{partial %phi}} over {alignc nospace{partial u}}} {{alignc nospace{partial u}} over {alignc nospace{partial x}}}  + {{alignc nospace{partial %phi}} over {alignc nospace{partial v}}} {{alignc nospace{partial v}} over {alignc nospace{partial x}}}  + {{alignc nospace{partial %phi}} over {alignc nospace{partial x}}} # {{alignc nospace{partial %phi}} over {alignc nospace{partial u}}} {{alignc nospace{partial u}} over {alignc nospace{partial y}}}  + {{alignc nospace{partial %phi}} over {alignc nospace{partial v}}} {{alignc nospace{partial v}} over {alignc nospace{partial y}}}  + {{alignc nospace{partial %phi}} over {alignc nospace{partial y}}}}) = ( STACK{0 # 0 # 0 # 0}) %%gg
</annotation>
  </semantics>
</math>
</file>

<file path=Object 207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frac>
                  <mrow>
                    <mo stretchy="false">∂</mo>
                    <mi>u</mi>
                  </mrow>
                  <mrow>
                    <mo stretchy="false">∂</mo>
                    <mi>x</mi>
                  </mrow>
                </mfrac>
              </mtd>
            </mtr>
            <mtr>
              <mtd>
                <mfrac>
                  <mrow>
                    <mo stretchy="false">∂</mo>
                    <mi>u</mi>
                  </mrow>
                  <mrow>
                    <mo stretchy="false">∂</mo>
                    <mi>y</mi>
                  </mrow>
                </mfrac>
              </mtd>
            </mtr>
            <mtr>
              <mtd>
                <mfrac>
                  <mrow>
                    <mo stretchy="false">∂</mo>
                    <mi>v</mi>
                  </mrow>
                  <mrow>
                    <mo stretchy="false">∂</mo>
                    <mi>x</mi>
                  </mrow>
                </mfrac>
              </mtd>
            </mtr>
            <mtr>
              <mtd>
                <mfrac>
                  <mrow>
                    <mo stretchy="false">∂</mo>
                    <mi>v</mi>
                  </mrow>
                  <mrow>
                    <mo stretchy="false">∂</mo>
                    <mi>y</mi>
                  </mrow>
                </mfrac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frac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v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x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x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u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v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v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u</mi>
                      </mrow>
                    </mfrac>
                  </mrow>
                </mfrac>
              </mtd>
            </mtr>
            <mtr>
              <mtd>
                <mfrac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v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y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v</mi>
                      </mrow>
                    </mfrac>
                  </mrow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u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v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v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u</mi>
                      </mrow>
                    </mfrac>
                  </mrow>
                </mfrac>
              </mtd>
            </mtr>
            <mtr>
              <mtd>
                <mfrac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x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u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u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x</mi>
                      </mrow>
                    </mfrac>
                  </mrow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u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v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v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u</mi>
                      </mrow>
                    </mfrac>
                  </mrow>
                </mfrac>
              </mtd>
            </mtr>
            <mtr>
              <mtd>
                <mfrac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y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u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u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y</mi>
                      </mrow>
                    </mfrac>
                  </mrow>
                  <mrow>
                    <mfrac>
                      <mrow>
                        <mo stretchy="false">∂</mo>
                        <mi mathvariant="normal">ϕ</mi>
                      </mrow>
                      <mrow>
                        <mo stretchy="false">∂</mo>
                        <mi>u</mi>
                      </mrow>
                    </mfrac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v</mi>
                        </mrow>
                      </mfrac>
                      <mo stretchy="false">−</mo>
                      <mfrac>
                        <mrow>
                          <mo stretchy="false">∂</mo>
                          <mi mathvariant="normal">ϕ</mi>
                        </mrow>
                        <mrow>
                          <mo stretchy="false">∂</mo>
                          <mi>v</mi>
                        </mrow>
                      </mfrac>
                    </mrow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u</mi>
                      </mrow>
                    </mfrac>
                  </mrow>
                </mfrac>
              </mtd>
            </mtr>
          </mtable>
        </mrow>
        <mo fence="true" form="postfix" stretchy="false">)</mo>
      </mrow>
    </mrow>
    <annotation encoding="StarMath 5.0">%%ii @24@ {autotextmode=false} EQDEF SOLVE(@23@, stack{pdifferentiate(u,x,1)#pdifferentiate(u,y,1)#pdifferentiate(v,x,1)#pdifferentiate(v,y,1)}, 1)
( STACK{{{alignc nospace{partial u}} over {alignc nospace{partial x}}} # {{alignc nospace{partial u}} over {alignc nospace{partial y}}} # {{alignc nospace{partial v}} over {alignc nospace{partial x}}} # {{alignc nospace{partial v}} over {alignc nospace{partial y}}}}) = ( STACK{{{alignc {{alignc nospace{partial %phi}} over {alignc nospace{partial v}}} {{alignc nospace{partial F}} over {alignc nospace{partial x}}} -{{alignc nospace{partial %phi}} over {alignc nospace{partial x}}} {{alignc nospace{partial F}} over {alignc nospace{partial v}}}  } over {alignc {{alignc nospace{partial %phi}} over {alignc nospace{partial u}}} {{alignc nospace{partial F}} over {alignc nospace{partial v}}} -{{alignc nospace{partial %phi}} over {alignc nospace{partial v}}} {{alignc nospace{partial F}} over {alignc nospace{partial u}}}  }} # {{alignc {{alignc nospace{partial %phi}} over {alignc nospace{partial v}}} {{alignc nospace{partial F}} over {alignc nospace{partial y}}} -{{alignc nospace{partial %phi}} over {alignc nospace{partial y}}} {{alignc nospace{partial F}} over {alignc nospace{partial v}}}  } over {alignc {{alignc nospace{partial %phi}} over {alignc nospace{partial u}}} {{alignc nospace{partial F}} over {alignc nospace{partial v}}} -{{alignc nospace{partial %phi}} over {alignc nospace{partial v}}} {{alignc nospace{partial F}} over {alignc nospace{partial u}}}  }} # {{alignc {{alignc nospace{partial %phi}} over {alignc nospace{partial x}}} {{alignc nospace{partial F}} over {alignc nospace{partial u}}} -{{alignc nospace{partial %phi}} over {alignc nospace{partial u}}} {{alignc nospace{partial F}} over {alignc nospace{partial x}}}  } over {alignc {{alignc nospace{partial %phi}} over {alignc nospace{partial u}}} {{alignc nospace{partial F}} over {alignc nospace{partial v}}} -{{alignc nospace{partial %phi}} over {alignc nospace{partial v}}} {{alignc nospace{partial F}} over {alignc nospace{partial u}}}  }} # {{alignc {{alignc nospace{partial %phi}} over {alignc nospace{partial y}}} {{alignc nospace{partial F}} over {alignc nospace{partial u}}} -{{alignc nospace{partial %phi}} over {alignc nospace{partial u}}} {{alignc nospace{partial F}} over {alignc nospace{partial y}}}  } over {alignc {{alignc nospace{partial %phi}} over {alignc nospace{partial u}}} {{alignc nospace{partial F}} over {alignc nospace{partial v}}} -{{alignc nospace{partial %phi}} over {alignc nospace{partial v}}} {{alignc nospace{partial F}} over {alignc nospace{partial u}}}  }}}) %%gg
</annotation>
  </semantics>
</math>
</file>

<file path=Object 208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frac>
          <mi mathvariant="italic">dx</mi>
          <mi mathvariant="italic">dt</mi>
        </mfrac>
      </mrow>
      <mfrac>
        <mi mathvariant="italic">dy</mi>
        <mi mathvariant="italic">dx</mi>
      </mfrac>
    </mrow>
    <annotation encoding="StarMath 5.0">%%ii CLEAREQUATIONS 
%%ii FUNCTION {{none},x,t}
%%ii FUNCTION {{none},y,x}
%%ii @25@ {autotextmode=false} EQDEF differential(y) over differential(t) = differentiate(y, t, 1)
{{alignc nospace{dy}} over {alignc nospace{dt}}} = {{alignc nospace{dx}} over {alignc nospace{dt}}} {{alignc nospace{dy}} over {alignc nospace{dx}}}  %%gg
</annotation>
  </semantics>
</math>
</file>

<file path=Object 209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frac>
          <mi mathvariant="italic">dy</mi>
          <mi mathvariant="italic">dt</mi>
        </mfrac>
        <mfrac>
          <mi mathvariant="italic">dx</mi>
          <mi mathvariant="italic">dt</mi>
        </mfrac>
      </mfrac>
    </mrow>
    <annotation encoding="StarMath 5.0">%%ii @dydx@ {autotextmode=false} EQDEF SOLVE(@25@, differentiate(y, x, 1), 1)
{{alignc nospace{dy}} over {alignc nospace{dx}}} = {{alignc {{alignc nospace{dy}} over {alignc nospace{dt}}}} over {alignc {{alignc nospace{dx}} over {alignc nospace{dt}}}}} %%gg
</annotation>
  </semantics>
</math>
</file>

<file path=Object 21/content.xml><?xml version="1.0" encoding="utf-8"?>
<math xmlns="http://www.w3.org/1998/Math/MathML" display="block">
  <semantics>
    <mrow>
      <mrow>
        <mi>y</mi>
        <mo stretchy="false">=</mo>
        <mi>tan</mi>
      </mrow>
      <mi>x</mi>
    </mrow>
    <annotation encoding="StarMath 5.0">%%ii DELETE {@y@}
%%ii @y@ EQDEF y = tan {x}
y = tan {x} %%gg
</annotation>
  </semantics>
</math>
</file>

<file path=Object 21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=</mo>
        <mfrac>
          <mi mathvariant="italic">dy</mi>
          <mi mathvariant="italic">dx</mi>
        </mfrac>
      </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p>
          <mrow>
            <mo fence="true" form="prefix" stretchy="false">(</mo>
            <mrow>
              <mfrac>
                <mi mathvariant="italic">dx</mi>
                <mi mathvariant="italic">dt</mi>
              </mfrac>
            </mrow>
            <mo fence="true" form="postfix" stretchy="false">)</mo>
          </mrow>
          <mn>2</mn>
        </msup>
      </mrow>
      <mfrac>
        <mrow>
          <msup>
            <mi>d</mi>
            <mn>2</mn>
          </msup>
          <mi>y</mi>
        </mrow>
        <msup>
          <mi mathvariant="italic">dx</mi>
          <mn>2</mn>
        </msup>
      </mfrac>
    </mrow>
    <annotation encoding="StarMath 5.0">%%ii @1_1@ {autotextmode=false} EQDEF differential(y,2) over differential(t, 2) = differentiate(y, t, 2)
{{alignc nospace{d^{2}y}} over {alignc nospace{dt^{2}}}} = {{alignc nospace{dy}} over {alignc nospace{dx}}} {{alignc nospace{d^{2}x}} over {alignc nospace{dt^{2}}}}  + ({{alignc nospace{dx}} over {alignc nospace{dt}}})^{2} {{alignc nospace{d^{2}y}} over {alignc nospace{dx^{2}}}}  %%gg
</annotation>
  </semantics>
</math>
</file>

<file path=Object 211/content.xml><?xml version="1.0" encoding="utf-8"?>
<math xmlns="http://www.w3.org/1998/Math/MathML" display="block">
  <semantics>
    <mrow>
      <mfrac>
        <mi mathvariant="italic">df</mi>
        <mi mathvariant="italic">dy</mi>
      </mfrac>
      <mrow>
        <mfrac>
          <mi mathvariant="italic">dy</mi>
          <mi mathvariant="italic">dx</mi>
        </mfrac>
        <mo stretchy="false">=</mo>
        <mn>1</mn>
      </mrow>
    </mrow>
    <annotation encoding="StarMath 5.0">%%ii CLEAREQUATIONS 
%%ii FUNCTION {{none},y,x}
%%ii FUNCTION {{none},f,y}
%%ii @25@ {autotextmode=false} EQDEF differentiate(f = x, x, 1)
{{alignc nospace{df}} over {alignc nospace{dy}}} {{alignc nospace{dy}} over {alignc nospace{dx}}}  = 1 %%gg
</annotation>
  </semantics>
</math>
</file>

<file path=Object 212/content.xml><?xml version="1.0" encoding="utf-8"?>
<math xmlns="http://www.w3.org/1998/Math/MathML" display="block">
  <semantics>
    <mrow>
      <mfrac>
        <mi mathvariant="italic">df</mi>
        <mi mathvariant="italic">dy</mi>
      </mfrac>
      <mo stretchy="false">=</mo>
      <mfrac>
        <mn>1</mn>
        <mfrac>
          <mi mathvariant="italic">dy</mi>
          <mi mathvariant="italic">dx</mi>
        </mfrac>
      </mfrac>
    </mrow>
    <annotation encoding="StarMath 5.0">%%ii @dfdy@ {autotextmode=false} EQDEF SOLVE(@25@, differentiate(f, y, 1), 1)
{{alignc nospace{df}} over {alignc nospace{dy}}} = {alignc 1 over {alignc {{alignc nospace{dy}} over {alignc nospace{dx}}}}} %%gg
</annotation>
  </semantics>
</math>
</file>

<file path=Object 21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=</mo>
        <mrow>
          <mfrac>
            <mrow>
              <mfrac>
                <mrow>
                  <msup>
                    <mi>d</mi>
                    <mn>2</mn>
                  </msup>
                  <mi>x</mi>
                </mrow>
                <msup>
                  <mi mathvariant="italic">dt</mi>
                  <mn>2</mn>
                </msup>
              </mfrac>
              <mfrac>
                <mi mathvariant="italic">dy</mi>
                <mi mathvariant="italic">dt</mi>
              </mfrac>
            </mrow>
            <mfrac>
              <mi mathvariant="italic">dx</mi>
              <mi mathvariant="italic">dt</mi>
            </mfrac>
          </mfrac>
          <mo stretchy="false">+</mo>
          <msup>
            <mrow>
              <mo fence="true" form="prefix" stretchy="false">(</mo>
              <mrow>
                <mfrac>
                  <mi mathvariant="italic">dx</mi>
                  <mi mathvariant="italic">dt</mi>
                </mfrac>
              </mrow>
              <mo fence="true" form="postfix" stretchy="false">)</mo>
            </mrow>
            <mn>2</mn>
          </msup>
        </mrow>
      </mrow>
      <mfrac>
        <mrow>
          <msup>
            <mi>d</mi>
            <mn>2</mn>
          </msup>
          <mi>y</mi>
        </mrow>
        <msup>
          <mi mathvariant="italic">dx</mi>
          <mn>2</mn>
        </msup>
      </mfrac>
    </mrow>
    <annotation encoding="StarMath 5.0">%%ii @29@ {autotextmode=false} EQDEF SUBSTC(@1_1@, @dydx@)
{{alignc nospace{d^{2}y}} over {alignc nospace{dt^{2}}}} = {{alignc {{alignc nospace{d^{2}x}} over {alignc nospace{dt^{2}}}}{{alignc nospace{dy}} over {alignc nospace{dt}}}} over {alignc {{alignc nospace{dx}} over {alignc nospace{dt}}}}} + ({{alignc nospace{dx}} over {alignc nospace{dt}}})^{2} {{alignc nospace{d^{2}y}} over {alignc nospace{dx^{2}}}}  %%gg
</annotation>
  </semantics>
</math>
</file>

<file path=Object 214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</mrow>
        <msup>
          <mi mathvariant="italic">dx</mi>
          <mn>2</mn>
        </msup>
      </mfrac>
      <mo stretchy="false">=</mo>
      <mrow>
        <mfrac>
          <mfrac>
            <mrow>
              <msup>
                <mi>d</mi>
                <mn>2</mn>
              </msup>
              <mi>y</mi>
            </mrow>
            <msup>
              <mi mathvariant="italic">dt</mi>
              <mn>2</mn>
            </msup>
          </mfrac>
          <msup>
            <mrow>
              <mo fence="true" form="prefix" stretchy="false">(</mo>
              <mrow>
                <mfrac>
                  <mi mathvariant="italic">dx</mi>
                  <mi mathvariant="italic">dt</mi>
                </mfrac>
              </mrow>
              <mo fence="true" form="postfix" stretchy="false">)</mo>
            </mrow>
            <mn>2</mn>
          </msup>
        </mfrac>
        <mo stretchy="false">−</mo>
        <mfrac>
          <mrow>
            <mfrac>
              <mrow>
                <msup>
                  <mi>d</mi>
                  <mn>2</mn>
                </msup>
                <mi>x</mi>
              </mrow>
              <msup>
                <mi mathvariant="italic">dt</mi>
                <mn>2</mn>
              </msup>
            </mfrac>
            <mfrac>
              <mi mathvariant="italic">dy</mi>
              <mi mathvariant="italic">dt</mi>
            </mfrac>
          </mrow>
          <msup>
            <mrow>
              <mo fence="true" form="prefix" stretchy="false">(</mo>
              <mrow>
                <mfrac>
                  <mi mathvariant="italic">dx</mi>
                  <mi mathvariant="italic">dt</mi>
                </mfrac>
              </mrow>
              <mo fence="true" form="postfix" stretchy="false">)</mo>
            </mrow>
            <mn>3</mn>
          </msup>
        </mfrac>
      </mrow>
    </mrow>
    <annotation encoding="StarMath 5.0">%%ii @30@ {autoformat=true; autotextmode=false} EQDEF SIMPLIFY(SOLVE(@29@, differentiate(y, x, 2), 1) , "expand")
{{alignc nospace{d^{2}y}} over {alignc nospace{dx^{2}}}} = {{alignc {{alignc nospace{d^{2}y}} over {alignc nospace{dt^{2}}}}} over {alignc ({{alignc nospace{dx}} over {alignc nospace{dt}}})^{2}}}-{{alignc {{alignc nospace{d^{2}x}} over {alignc nospace{dt^{2}}}}{{alignc nospace{dy}} over {alignc nospace{dt}}}} over {alignc ({{alignc nospace{dx}} over {alignc nospace{dt}}})^{3}}} %%gg
</annotation>
  </semantics>
</math>
</file>

<file path=Object 215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i mathvariant="italic">dy</mi>
              <mi mathvariant="italic">dx</mi>
            </mfrac>
          </mrow>
          <mo fence="true" form="postfix" stretchy="false">)</mo>
        </mrow>
        <mn>2</mn>
      </msup>
      <mrow>
        <mfrac>
          <mrow>
            <msup>
              <mi>d</mi>
              <mn>2</mn>
            </msup>
            <mi>f</mi>
          </mrow>
          <msup>
            <mi mathvariant="italic">dy</mi>
            <mn>2</mn>
          </msup>
        </mfrac>
        <mo stretchy="false">+</mo>
        <mfrac>
          <mi mathvariant="italic">df</mi>
          <mi mathvariant="italic">dy</mi>
        </mfrac>
      </mrow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=</mo>
        <mn>0</mn>
      </mrow>
    </mrow>
    <annotation encoding="StarMath 5.0">%%ii @32@ {autotextmode=false} EQDEF differentiate(f = x, x, 2)
({{alignc nospace{dy}} over {alignc nospace{dx}}})^{2} {{alignc nospace{d^{2}f}} over {alignc nospace{dy^{2}}}}  + {{alignc nospace{df}} over {alignc nospace{dy}}} {{alignc nospace{d^{2}y}} over {alignc nospace{dx^{2}}}}  = 0 %%gg
</annotation>
  </semantics>
</math>
</file>

<file path=Object 216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i mathvariant="italic">dy</mi>
              <mi mathvariant="italic">dx</mi>
            </mfrac>
          </mrow>
          <mo fence="true" form="postfix" stretchy="false">)</mo>
        </mrow>
        <mn>2</mn>
      </msup>
      <mrow>
        <mrow>
          <mfrac>
            <mrow>
              <msup>
                <mi>d</mi>
                <mn>2</mn>
              </msup>
              <mi>f</mi>
            </mrow>
            <msup>
              <mi mathvariant="italic">dy</mi>
              <mn>2</mn>
            </msup>
          </mfrac>
          <mo stretchy="false">+</mo>
          <mfrac>
            <mfrac>
              <mrow>
                <msup>
                  <mi>d</mi>
                  <mn>2</mn>
                </msup>
                <mi>y</mi>
              </mrow>
              <msup>
                <mi mathvariant="italic">dx</mi>
                <mn>2</mn>
              </msup>
            </mfrac>
            <mfrac>
              <mi mathvariant="italic">dy</mi>
              <mi mathvariant="italic">dx</mi>
            </mfrac>
          </mfrac>
        </mrow>
        <mo stretchy="false">=</mo>
        <mn>0</mn>
      </mrow>
    </mrow>
    <annotation encoding="StarMath 5.0">%%ii @31@ {autotextmode=false} EQDEF SUBSTC(@32@, @dfdy@)
({{alignc nospace{dy}} over {alignc nospace{dx}}})^{2} {{alignc nospace{d^{2}f}} over {alignc nospace{dy^{2}}}}  + {{alignc {{alignc nospace{d^{2}y}} over {alignc nospace{dx^{2}}}}} over {alignc {{alignc nospace{dy}} over {alignc nospace{dx}}}}} = 0 %%gg
</annotation>
  </semantics>
</math>
</file>

<file path=Object 217/content.xml><?xml version="1.0" encoding="utf-8"?>
<math xmlns="http://www.w3.org/1998/Math/MathML" display="block">
  <semantics>
    <mrow>
      <mfrac>
        <mrow>
          <msup>
            <mi>d</mi>
            <mn>2</mn>
          </msup>
          <mi>f</mi>
        </mrow>
        <msup>
          <mi mathvariant="italic">dy</mi>
          <mn>2</mn>
        </msup>
      </mfrac>
      <mo stretchy="false">=</mo>
      <mrow>
        <mo stretchy="false">−</mo>
        <mfrac>
          <mfrac>
            <mrow>
              <msup>
                <mi>d</mi>
                <mn>2</mn>
              </msup>
              <mi>y</mi>
            </mrow>
            <msup>
              <mi mathvariant="italic">dx</mi>
              <mn>2</mn>
            </msup>
          </mfrac>
          <msup>
            <mrow>
              <mo fence="true" form="prefix" stretchy="false">(</mo>
              <mrow>
                <mfrac>
                  <mi mathvariant="italic">dy</mi>
                  <mi mathvariant="italic">dx</mi>
                </mfrac>
              </mrow>
              <mo fence="true" form="postfix" stretchy="false">)</mo>
            </mrow>
            <mn>3</mn>
          </msup>
        </mfrac>
      </mrow>
    </mrow>
    <annotation encoding="StarMath 5.0">%%ii @33@ {autotextmode=false} EQDEF SOLVE(@prev@, differentiate(f, y, 2),1)
{{alignc nospace{d^{2}f}} over {alignc nospace{dy^{2}}}} = -{{alignc {{alignc nospace{d^{2}y}} over {alignc nospace{dx^{2}}}}} over {alignc ({{alignc nospace{dy}} over {alignc nospace{dx}}})^{3}}} %%gg
</annotation>
  </semantics>
</math>
</file>

<file path=Object 218/content.xml><?xml version="1.0" encoding="utf-8"?>
<math xmlns="http://www.w3.org/1998/Math/MathML" display="block">
  <semantics>
    <mrow>
      <mfrac>
        <mi mathvariant="italic">dy</mi>
        <mi mathvariant="italic">dt</mi>
      </mfrac>
      <mo stretchy="false">=</mo>
      <mfrac>
        <mrow>
          <mi>d</mi>
          <mrow>
            <mi>y</mi>
            <mrow>
              <mo fence="true" form="prefix" stretchy="false">(</mo>
              <mrow>
                <mi mathvariant="normal">φ</mi>
              </mrow>
              <mo fence="true" form="postfix" stretchy="false">)</mo>
            </mrow>
          </mrow>
        </mrow>
        <mi mathvariant="italic">dt</mi>
      </mfrac>
    </mrow>
    <annotation encoding="StarMath 5.0">%%ii CLEAREQUATIONS 
%%ii FUNCTION {{none},y,x}
%%ii FUNCTION {{none},%varphi,t}
%%ii @25@ {autotextmode=false} EQDEF differential(y) over differential(t) = SUBST(differential(y) over differential( t), y = y(%varphi))
{{alignc nospace{dy}} over {alignc  nospace{dt}}} = {{alignc d{y(%varphi)}} over {alignc nospace{dt}}} %%gg
</annotation>
  </semantics>
</math>
</file>

<file path=Object 219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row>
            <mi>d</mi>
            <mi mathvariant="normal">φ</mi>
          </mrow>
          <mi mathvariant="italic">du</mi>
        </mfrac>
      </mrow>
      <mfrac>
        <mi mathvariant="italic">du</mi>
        <mi mathvariant="italic">dx</mi>
      </mfrac>
    </mrow>
    <annotation encoding="StarMath 5.0">%%ii @49@ {autotextmode=false} EQDEF SIMPLIFY(@25@ , "diff")
{{alignc nospace{dy}} over {alignc nospace{dx}}} = {{alignc nospace{d%varphi}} over {alignc nospace{du}}} {{alignc nospace{du}} over {alignc nospace{dx}}}  %%gg
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i>cot</mi>
      </mrow>
      <mi>x</mi>
    </mrow>
    <annotation encoding="StarMath 5.0">%%ii DELETE {@y@}
%%ii @y@ EQDEF y = cot {x}
y = cot {x} %%gg
</annotation>
  </semantics>
</math>
</file>

<file path=Object 220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n>1</mn>
          <mfrac>
            <mrow>
              <mi>d</mi>
              <mi mathvariant="normal">φ</mi>
            </mrow>
            <mi mathvariant="italic">dt</mi>
          </mfrac>
        </mfrac>
      </mrow>
      <mfrac>
        <mi mathvariant="italic">dy</mi>
        <mi mathvariant="italic">dt</mi>
      </mfrac>
    </mrow>
    <annotation encoding="StarMath 5.0">%%ii @dydx@ {autotextmode=false} EQDEF SOLVE(@prev@, differentiate(y, x, 1), 1)
{{alignc nospace{dy}} over {alignc nospace{dx}}} = {{alignc 1} over {alignc {{alignc nospace{d%varphi}} over {alignc nospace{dt}}}}}{{alignc nospace{dy}} over {alignc  nospace{dt}}} %%gg
</annotation>
  </semantics>
</math>
</file>

<file path=Object 22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=</mo>
        <mfrac>
          <mrow>
            <mi>d</mi>
            <mrow>
              <mi>y</mi>
              <mrow>
                <mo fence="true" form="prefix" stretchy="false">(</mo>
                <mrow>
                  <mi mathvariant="normal">φ</mi>
                </mrow>
                <mo fence="true" form="postfix" stretchy="false">)</mo>
              </mrow>
            </mrow>
          </mrow>
          <mrow>
            <mi>d</mi>
            <mi mathvariant="normal">φ</mi>
          </mrow>
        </mfrac>
      </mrow>
      <mrow>
        <mfrac>
          <mrow>
            <msup>
              <mi>d</mi>
              <mn>2</mn>
            </msup>
            <mi mathvariant="normal">φ</mi>
          </mrow>
          <msup>
            <mi mathvariant="italic">dt</mi>
            <mn>2</mn>
          </msup>
        </mfrac>
        <mo stretchy="false">+</mo>
        <msup>
          <mrow>
            <mo fence="true" form="prefix" stretchy="false">(</mo>
            <mrow>
              <mfrac>
                <mrow>
                  <mi>d</mi>
                  <mi mathvariant="normal">φ</mi>
                </mrow>
                <mi mathvariant="italic">dt</mi>
              </mfrac>
            </mrow>
            <mo fence="true" form="postfix" stretchy="false">)</mo>
          </mrow>
          <mn>2</mn>
        </msup>
      </mrow>
      <mfrac>
        <mrow>
          <msup>
            <mi>d</mi>
            <mn>2</mn>
          </msup>
          <mrow>
            <mi>y</mi>
            <mrow>
              <mo fence="true" form="prefix" stretchy="false">(</mo>
              <mrow>
                <mi mathvariant="normal">φ</mi>
              </mrow>
              <mo fence="true" form="postfix" stretchy="false">)</mo>
            </mrow>
          </mrow>
        </mrow>
        <mrow>
          <mi>d</mi>
          <msup>
            <mi mathvariant="normal">φ</mi>
            <mn>2</mn>
          </msup>
        </mrow>
      </mfrac>
    </mrow>
    <annotation encoding="StarMath 5.0">%%ii @36@ {autotextmode=false} EQDEF differentiate( @dydt@, t, 1 )
{{alignc nospace{d^{2}y}} over {alignc  nospace{dt}^{2}}} = {{alignc d{y(%varphi)}} over {alignc nospace{d%varphi}}} {{alignc nospace{d^{2}%varphi}} over {alignc nospace{dt^{2}}}}  + ({{alignc nospace{d%varphi}} over {alignc nospace{dt}}})^{2} {{alignc d^{2}{y(%varphi)}} over {alignc nospace{d%varphi^{2}}}}  %%gg
</annotation>
  </semantics>
</math>
</file>

<file path=Object 22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=</mo>
        <mfrac>
          <mi mathvariant="italic">dy</mi>
          <mi mathvariant="italic">dx</mi>
        </mfrac>
      </mrow>
      <mrow>
        <mfrac>
          <mrow>
            <msup>
              <mi>d</mi>
              <mn>2</mn>
            </msup>
            <mi mathvariant="normal">φ</mi>
          </mrow>
          <msup>
            <mi mathvariant="italic">dt</mi>
            <mn>2</mn>
          </msup>
        </mfrac>
        <mo stretchy="false">+</mo>
        <msup>
          <mrow>
            <mo fence="true" form="prefix" stretchy="false">(</mo>
            <mrow>
              <mfrac>
                <mrow>
                  <mi>d</mi>
                  <mi mathvariant="normal">φ</mi>
                </mrow>
                <mi mathvariant="italic">dt</mi>
              </mfrac>
            </mrow>
            <mo fence="true" form="postfix" stretchy="false">)</mo>
          </mrow>
          <mn>2</mn>
        </msup>
      </mrow>
      <mfrac>
        <mrow>
          <msup>
            <mi>d</mi>
            <mn>2</mn>
          </msup>
          <mi>y</mi>
        </mrow>
        <msup>
          <mi mathvariant="italic">dx</mi>
          <mn>2</mn>
        </msup>
      </mfrac>
    </mrow>
    <annotation encoding="StarMath 5.0">%%ii @37@ {autotextmode=false} EQDEF SUBSTC(@36@, differentiate(y(%varphi), %varphi, 1) = differentiate(y, x, 1); differentiate(y(%varphi), %varphi, 2) = differentiate(y, x, 2))
{{alignc nospace{d^{2}y}} over {alignc  nospace{dt}^{2}}} = {{alignc nospace{dy}} over {alignc nospace{dx}}} {{alignc nospace{d^{2}%varphi}} over {alignc nospace{dt^{2}}}}  + ({{alignc nospace{d%varphi}} over {alignc nospace{dt}}})^{2} {{alignc nospace{d^{2}y}} over {alignc nospace{dx^{2}}}}  %%gg
</annotation>
  </semantics>
</math>
</file>

<file path=Object 22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=</mo>
        <msup>
          <mrow>
            <mo fence="true" form="prefix" stretchy="false">(</mo>
            <mrow>
              <mfrac>
                <mrow>
                  <mi>d</mi>
                  <mi mathvariant="normal">φ</mi>
                </mrow>
                <mi mathvariant="italic">dt</mi>
              </mfrac>
            </mrow>
            <mo fence="true" form="postfix" stretchy="false">)</mo>
          </mrow>
          <mn>2</mn>
        </msup>
      </mrow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+</mo>
        <mfrac>
          <mfrac>
            <mrow>
              <msup>
                <mi>d</mi>
                <mn>2</mn>
              </msup>
              <mi mathvariant="normal">φ</mi>
            </mrow>
            <msup>
              <mi mathvariant="italic">dt</mi>
              <mn>2</mn>
            </msup>
          </mfrac>
          <mfrac>
            <mrow>
              <mi>d</mi>
              <mi mathvariant="normal">φ</mi>
            </mrow>
            <mi mathvariant="italic">dt</mi>
          </mfrac>
        </mfrac>
      </mrow>
      <mfrac>
        <mi mathvariant="italic">dy</mi>
        <mi mathvariant="italic">dt</mi>
      </mfrac>
    </mrow>
    <annotation encoding="StarMath 5.0">%%ii @38@ {autotextmode=false} EQDEF SUBSTC(@37@, @dydx@)
{{alignc nospace{d^{2}y}} over {alignc  nospace{dt}^{2}}} = ({{alignc nospace{d%varphi}} over {alignc nospace{dt}}})^{2} {{alignc nospace{d^{2}y}} over {alignc nospace{dx^{2}}}}  + {{alignc {{alignc nospace{d^{2}%varphi}} over {alignc nospace{dt^{2}}}}} over {alignc {{alignc nospace{d%varphi}} over {alignc nospace{dt}}}}}{{alignc nospace{dy}} over {alignc  nospace{dt}}} %%gg
</annotation>
  </semantics>
</math>
</file>

<file path=Object 22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=</mo>
        <mfrac>
          <mn>1</mn>
          <msup>
            <mrow>
              <mo fence="true" form="prefix" stretchy="false">(</mo>
              <mrow>
                <mfrac>
                  <mrow>
                    <mi>d</mi>
                    <mi mathvariant="normal">φ</mi>
                  </mrow>
                  <mi mathvariant="italic">dt</mi>
                </mfrac>
              </mrow>
              <mo fence="true" form="postfix" stretchy="false">)</mo>
            </mrow>
            <mn>2</mn>
          </msup>
        </mfrac>
      </mrow>
      <mrow>
        <mfrac>
          <mrow>
            <msup>
              <mi>d</mi>
              <mn>2</mn>
            </msup>
            <mi>y</mi>
          </mrow>
          <msup>
            <mi mathvariant="italic">dt</mi>
            <mn>2</mn>
          </msup>
        </mfrac>
        <mo stretchy="false">−</mo>
        <mfrac>
          <mfrac>
            <mrow>
              <msup>
                <mi>d</mi>
                <mn>2</mn>
              </msup>
              <mi mathvariant="normal">φ</mi>
            </mrow>
            <msup>
              <mi mathvariant="italic">dt</mi>
              <mn>2</mn>
            </msup>
          </mfrac>
          <msup>
            <mrow>
              <mo fence="true" form="prefix" stretchy="false">(</mo>
              <mrow>
                <mfrac>
                  <mrow>
                    <mi>d</mi>
                    <mi mathvariant="normal">φ</mi>
                  </mrow>
                  <mi mathvariant="italic">dt</mi>
                </mfrac>
              </mrow>
              <mo fence="true" form="postfix" stretchy="false">)</mo>
            </mrow>
            <mn>3</mn>
          </msup>
        </mfrac>
      </mrow>
      <mfrac>
        <mi mathvariant="italic">dy</mi>
        <mi mathvariant="italic">dt</mi>
      </mfrac>
    </mrow>
    <annotation encoding="StarMath 5.0">%%ii @39@ {autoformat=true; autotextmode=false} EQDEF SIMPLIFY(SOLVE(@38@, differentiate(y, x, 2), 1) , "expand")
{{alignc nospace{d^{2}y}} over {alignc nospace{dx^{2}}}} = {{alignc 1} over {alignc ({{alignc nospace{d%varphi}} over {alignc nospace{dt}}})^{2}}}{{alignc nospace{d^{2}y}} over {alignc  nospace{dt}^{2}}}-{{alignc {{alignc nospace{d^{2}%varphi}} over {alignc nospace{dt^{2}}}}} over {alignc ({{alignc nospace{d%varphi}} over {alignc nospace{dt}}})^{3}}}{{alignc nospace{dy}} over {alignc  nospace{dt}}} %%gg
</annotation>
  </semantics>
</math>
</file>

<file path=Object 225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i>d</mi>
          <mi mathvariant="normal">φ</mi>
        </mrow>
        <mi mathvariant="italic">dx</mi>
      </mfrac>
    </mrow>
    <annotation encoding="StarMath 5.0">%%ii CLEAREQUATIONS 
%%ii FUNCTION {{none},u,x}
%%ii FUNCTION {{none},y,x}
%%ii FUNCTION {{none},%varphi,u}
%%ii @25@ {autotextmode=false} EQDEF differential(y) over differential(x) = SUBST(differentiate(y, x, 1), y = %varphi)
{{alignc nospace{dy}} over {alignc nospace{dx}}} = {{alignc nospace{d%varphi}} over {alignc nospace{dx}}} %%gg
</annotation>
  </semantics>
</math>
</file>

<file path=Object 22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sup>
            <mi mathvariant="italic">dx</mi>
            <mn>2</mn>
          </msup>
        </mfrac>
        <mo stretchy="false">=</mo>
        <msup>
          <mrow>
            <mo fence="true" form="prefix" stretchy="false">(</mo>
            <mrow>
              <mfrac>
                <mi mathvariant="italic">du</mi>
                <mi mathvariant="italic">dx</mi>
              </mfrac>
            </mrow>
            <mo fence="true" form="postfix" stretchy="false">)</mo>
          </mrow>
          <mn>2</mn>
        </msup>
      </mrow>
      <mrow>
        <mfrac>
          <mrow>
            <msup>
              <mi>d</mi>
              <mn>2</mn>
            </msup>
            <mi mathvariant="normal">φ</mi>
          </mrow>
          <msup>
            <mi mathvariant="italic">du</mi>
            <mn>2</mn>
          </msup>
        </mfrac>
        <mo stretchy="false">+</mo>
        <mfrac>
          <mrow>
            <mi>d</mi>
            <mi mathvariant="normal">φ</mi>
          </mrow>
          <mi mathvariant="italic">du</mi>
        </mfrac>
      </mrow>
      <mfrac>
        <mrow>
          <msup>
            <mi>d</mi>
            <mn>2</mn>
          </msup>
          <mi>u</mi>
        </mrow>
        <msup>
          <mi mathvariant="italic">dx</mi>
          <mn>2</mn>
        </msup>
      </mfrac>
    </mrow>
    <annotation encoding="StarMath 5.0">%%ii @50@ EQDEF DIFFERENTIATE(@49@, x, 1)
{{alignc nospace{d^{2}y}} over {alignc nospace{dx^{2}}}} = ({{alignc nospace{du}} over {alignc nospace{dx}}})^{2} {{alignc nospace{d^{2}%varphi}} over {alignc nospace{du^{2}}}}  + {{alignc nospace{d%varphi}} over {alignc nospace{du}}} {{alignc nospace{d^{2}u}} over {alignc nospace{dx^{2}}}}  %%gg
</annotation>
  </semantics>
</math>
</file>

<file path=Object 227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frac>
            <mi mathvariant="italic">du</mi>
            <mi mathvariant="italic">dt</mi>
          </mfrac>
          <mrow>
            <mfrac>
              <mrow>
                <mo stretchy="false">∂</mo>
                <mi mathvariant="normal">ψ</mi>
              </mrow>
              <mrow>
                <mo stretchy="false">∂</mo>
                <mi>u</mi>
              </mrow>
            </mfrac>
            <mo stretchy="false">+</mo>
            <mfrac>
              <mrow>
                <mo stretchy="false">∂</mo>
                <mi mathvariant="normal">ψ</mi>
              </mrow>
              <mrow>
                <mo stretchy="false">∂</mo>
                <mi>t</mi>
              </mrow>
            </mfrac>
          </mrow>
        </mrow>
        <mrow>
          <mfrac>
            <mi mathvariant="italic">du</mi>
            <mi mathvariant="italic">dt</mi>
          </mfrac>
          <mrow>
            <mfrac>
              <mrow>
                <mo stretchy="false">∂</mo>
                <mi mathvariant="normal">φ</mi>
              </mrow>
              <mrow>
                <mo stretchy="false">∂</mo>
                <mi>u</mi>
              </mrow>
            </mfrac>
            <mo stretchy="false">+</mo>
            <mfrac>
              <mrow>
                <mo stretchy="false">∂</mo>
                <mi mathvariant="normal">φ</mi>
              </mrow>
              <mrow>
                <mo stretchy="false">∂</mo>
                <mi>t</mi>
              </mrow>
            </mfrac>
          </mrow>
        </mrow>
      </mfrac>
    </mrow>
    <annotation encoding="StarMath 5.0">%%ii @51@ EQDEF @dydt@  / @dxdt@
{{alignc nospace{dy}} over {alignc  nospace{dx}}} = {{alignc {{alignc nospace{du}} over {alignc nospace{dt}}} {{alignc nospace{partial %psi}} over {alignc nospace{partial u}}}  + {{alignc nospace{partial %psi}} over {alignc nospace{partial t}}} } over {alignc {{alignc nospace{du}} over {alignc nospace{dt}}} {{alignc nospace{partial %varphi}} over {alignc nospace{partial u}}}  + {{alignc nospace{partial %varphi}} over {alignc nospace{partial t}}} }} %%gg
</annotation>
  </semantics>
</math>
</file>

<file path=Object 228/content.xml><?xml version="1.0" encoding="utf-8"?>
<math xmlns="http://www.w3.org/1998/Math/MathML">
  <semantics>
    <mrow>
      <mrow>
        <mfrac>
          <mi mathvariant="italic">dx</mi>
          <mrow>
            <mi>d</mi>
            <mi mathvariant="normal">φ</mi>
          </mrow>
        </mfrac>
        <mo stretchy="false">=</mo>
        <mi>cos</mi>
      </mrow>
      <mi mathvariant="normal">φ</mi>
      <mrow>
        <mfrac>
          <mrow>
            <mi>d</mi>
            <mi mathvariant="normal">ρ</mi>
          </mrow>
          <mrow>
            <mi>d</mi>
            <mi mathvariant="normal">φ</mi>
          </mrow>
        </mfrac>
        <mo stretchy="false">−</mo>
        <mi mathvariant="normal">ρ</mi>
      </mrow>
      <mi>sin</mi>
      <mi mathvariant="normal">φ</mi>
    </mrow>
    <annotation encoding="StarMath 5.0">%%ii @dx@ EQDEF differential(x) over differential(%varphi) = differentiate(RHS(@x@), %varphi, 1)
{{alignc nospace{dx}} over {alignc nospace{d%varphi}}} = cos{%varphi} {{alignc nospace{d%rho}} over {alignc nospace{d%varphi}}} -%rho sin{%varphi}  %%gg
</annotation>
  </semantics>
</math>
</file>

<file path=Object 229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frac>
          <mi mathvariant="italic">du</mi>
          <mi mathvariant="italic">dt</mi>
        </mfrac>
      </mrow>
      <mrow>
        <mfrac>
          <mrow>
            <mo stretchy="false">∂</mo>
            <mi mathvariant="normal">φ</mi>
          </mrow>
          <mrow>
            <mo stretchy="false">∂</mo>
            <mi>u</mi>
          </mrow>
        </mfrac>
        <mo stretchy="false">+</mo>
        <mfrac>
          <mrow>
            <mo stretchy="false">∂</mo>
            <mi mathvariant="normal">φ</mi>
          </mrow>
          <mrow>
            <mo stretchy="false">∂</mo>
            <mi>t</mi>
          </mrow>
        </mfrac>
      </mrow>
    </mrow>
    <annotation encoding="StarMath 5.0">%%ii CLEAREQUATIONS 
%%ii FUNCTION {{none },u,t}
%%ii FUNCTION {{none},x,t;u}
%%ii FUNCTION {{none},y,t;u}
%%ii FUNCTION {{none},%varphi,t;u}
%%ii FUNCTION {{none},%psi,t;u}
%%ii @dxdt@ {autotextmode=false} EQDEF differential(x) over differential(t) = differentiate(%varphi, t, 1)
{{alignc nospace{dx}} over {alignc nospace{dt}}} = {{alignc nospace{du}} over {alignc nospace{dt}}} {{alignc nospace{partial %varphi}} over {alignc nospace{partial u}}}  + {{alignc nospace{partial %varphi}} over {alignc nospace{partial t}}} %%gg
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sec</mi>
      </mrow>
      <mi>x</mi>
    </mrow>
    <annotation encoding="StarMath 5.0">%%ii DELETE {@y@}
%%ii @y@ EQDEF y = func sec {x}
y = func sec {x} %%gg
</annotation>
  </semantics>
</math>
</file>

<file path=Object 230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frac>
          <mi mathvariant="italic">du</mi>
          <mi mathvariant="italic">dt</mi>
        </mfrac>
      </mrow>
      <mrow>
        <mfrac>
          <mrow>
            <mo stretchy="false">∂</mo>
            <mi mathvariant="normal">ψ</mi>
          </mrow>
          <mrow>
            <mo stretchy="false">∂</mo>
            <mi>u</mi>
          </mrow>
        </mfrac>
        <mo stretchy="false">+</mo>
        <mfrac>
          <mrow>
            <mo stretchy="false">∂</mo>
            <mi mathvariant="normal">ψ</mi>
          </mrow>
          <mrow>
            <mo stretchy="false">∂</mo>
            <mi>t</mi>
          </mrow>
        </mfrac>
      </mrow>
    </mrow>
    <annotation encoding="StarMath 5.0">%%ii @dydt@ {autotextmode=false} EQDEF differential(y) over differential(t) = differentiate(%psi, t, 1)
{{alignc nospace{dy}} over {alignc nospace{dt}}} = {{alignc nospace{du}} over {alignc nospace{dt}}} {{alignc nospace{partial %psi}} over {alignc nospace{partial u}}}  + {{alignc nospace{partial %psi}} over {alignc nospace{partial t}}} %%gg
</annotation>
  </semantics>
</math>
</file>

<file path=Object 231/content.xml><?xml version="1.0" encoding="utf-8"?>
<math xmlns="http://www.w3.org/1998/Math/MathML">
  <semantics>
    <mrow>
      <mrow>
        <mi>y</mi>
        <mo stretchy="false">=</mo>
        <mi mathvariant="normal">ρ</mi>
      </mrow>
      <mi>sin</mi>
      <mi mathvariant="normal">φ</mi>
    </mrow>
    <annotation encoding="StarMath 5.0">%%ii @y@ EQDEF y = %rho sin{%varphi}
y = %rho sin{%varphi} %%gg
</annotation>
  </semantics>
</math>
</file>

<file path=Object 232/content.xml><?xml version="1.0" encoding="utf-8"?>
<math xmlns="http://www.w3.org/1998/Math/MathML">
  <semantics>
    <mrow>
      <mrow>
        <mfrac>
          <mi mathvariant="italic">dy</mi>
          <mrow>
            <mi>d</mi>
            <mi mathvariant="normal">φ</mi>
          </mrow>
        </mfrac>
        <mo stretchy="false">=</mo>
        <mi mathvariant="normal">ρ</mi>
      </mrow>
      <mi>cos</mi>
      <mrow>
        <mi mathvariant="normal">φ</mi>
        <mo stretchy="false">+</mo>
        <mi>sin</mi>
      </mrow>
      <mi mathvariant="normal">φ</mi>
      <mfrac>
        <mrow>
          <mi>d</mi>
          <mi mathvariant="normal">ρ</mi>
        </mrow>
        <mrow>
          <mi>d</mi>
          <mi mathvariant="normal">φ</mi>
        </mrow>
      </mfrac>
    </mrow>
    <annotation encoding="StarMath 5.0">%%ii @dy@ EQDEF differential(y) over differential(%varphi) = differentiate(RHS(@y@), %varphi, 1)
{{alignc nospace{dy}} over {alignc nospace{d%varphi}}} = %rho cos{%varphi}  + sin{%varphi} {{alignc nospace{d%rho}} over {alignc nospace{d%varphi}}}  %%gg
</annotation>
  </semantics>
</math>
</file>

<file path=Object 233/content.xml><?xml version="1.0" encoding="utf-8"?>
<math xmlns="http://www.w3.org/1998/Math/MathML">
  <semantics>
    <mrow>
      <mrow>
        <mi>x</mi>
        <mo stretchy="false">=</mo>
        <mi mathvariant="normal">ρ</mi>
      </mrow>
      <mi>cos</mi>
      <mi mathvariant="normal">φ</mi>
    </mrow>
    <annotation encoding="StarMath 5.0">%%ii CLEAREQUATIONS 
%%ii FUNCTION {{none},%rho,%varphi}
%%ii FUNCTION {{none},x,%rho; %varphi}
%%ii FUNCTION {{none},y,%rho; %varphi}
%%ii @x@ EQDEF x = %rho cos{%varphi}
x = %rho cos{%varphi} %%gg
</annotation>
  </semantics>
</math>
</file>

<file path=Object 234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i mathvariant="normal">ρ</mi>
          <mi>cos</mi>
          <mrow>
            <mi mathvariant="normal">φ</mi>
            <mo stretchy="false">+</mo>
            <mi>sin</mi>
          </mrow>
          <mi mathvariant="normal">φ</mi>
          <mfrac>
            <mrow>
              <mi>d</mi>
              <mi mathvariant="normal">ρ</mi>
            </mrow>
            <mrow>
              <mi>d</mi>
              <mi mathvariant="normal">φ</mi>
            </mrow>
          </mfrac>
        </mrow>
        <mrow>
          <mi>cos</mi>
          <mi mathvariant="normal">φ</mi>
          <mrow>
            <mfrac>
              <mrow>
                <mi>d</mi>
                <mi mathvariant="normal">ρ</mi>
              </mrow>
              <mrow>
                <mi>d</mi>
                <mi mathvariant="normal">φ</mi>
              </mrow>
            </mfrac>
            <mo stretchy="false">−</mo>
            <mi mathvariant="normal">ρ</mi>
          </mrow>
          <mi>sin</mi>
          <mi mathvariant="normal">φ</mi>
        </mrow>
      </mfrac>
    </mrow>
    <annotation encoding="StarMath 5.0">%%ii @52@ {autoformat=true} EQDEF SIMPLIFY(@dy@/@dx@ , "normal")
{{alignc nospace{dy}} over {alignc  nospace{dx}}} = {{alignc %rho cos{%varphi}  + sin{%varphi} {{alignc nospace{d%rho}} over {alignc nospace{d%varphi}}}  } over {alignc cos{%varphi} {{alignc nospace{d%rho}} over {alignc nospace{d%varphi}}} -%rho sin{%varphi}  }} %%gg
</annotation>
  </semantics>
</math>
</file>

<file path=Object 235/content.xml><?xml version="1.0" encoding="utf-8"?>
<math xmlns="http://www.w3.org/1998/Math/MathML" display="block">
  <semantics>
    <mrow>
      <mrow>
        <mfrac>
          <mrow>
            <mo stretchy="false">∂</mo>
            <mi mathvariant="normal">ω</mi>
          </mrow>
          <mrow>
            <mo stretchy="false">∂</mo>
            <mi>u</mi>
          </mrow>
        </mfrac>
        <mo stretchy="false">=</mo>
        <mfrac>
          <mrow>
            <mo stretchy="false">∂</mo>
            <mrow>
              <mi mathvariant="normal">ω</mi>
              <mrow>
                <mo fence="true" form="prefix" stretchy="false">(</mo>
                <mrow>
                  <mrow>
                    <mi mathvariant="normal">φ</mi>
                    <mi mathvariant="normal">@</mi>
                    <mi mathvariant="normal">ψ</mi>
                  </mrow>
                </mrow>
                <mo fence="true" form="postfix" stretchy="false">)</mo>
              </mrow>
            </mrow>
          </mrow>
          <mrow>
            <mo stretchy="false">∂</mo>
            <mi mathvariant="normal">ψ</mi>
          </mrow>
        </mfrac>
      </mrow>
      <mrow>
        <mfrac>
          <mrow>
            <mo stretchy="false">∂</mo>
            <mi mathvariant="normal">ψ</mi>
          </mrow>
          <mrow>
            <mo stretchy="false">∂</mo>
            <mi>u</mi>
          </mrow>
        </mfrac>
        <mo stretchy="false">+</mo>
        <mfrac>
          <mrow>
            <mo stretchy="false">∂</mo>
            <mrow>
              <mi mathvariant="normal">ω</mi>
              <mrow>
                <mo fence="true" form="prefix" stretchy="false">(</mo>
                <mrow>
                  <mrow>
                    <mi mathvariant="normal">φ</mi>
                    <mi mathvariant="normal">@</mi>
                    <mi mathvariant="normal">ψ</mi>
                  </mrow>
                </mrow>
                <mo fence="true" form="postfix" stretchy="false">)</mo>
              </mrow>
            </mrow>
          </mrow>
          <mrow>
            <mo stretchy="false">∂</mo>
            <mi mathvariant="normal">φ</mi>
          </mrow>
        </mfrac>
      </mrow>
      <mfrac>
        <mrow>
          <mo stretchy="false">∂</mo>
          <mi mathvariant="normal">φ</mi>
        </mrow>
        <mrow>
          <mo stretchy="false">∂</mo>
          <mi>u</mi>
        </mrow>
      </mfrac>
    </mrow>
    <annotation encoding="StarMath 5.0">%%ii CLEAREQUATIONS 
%%ii FUNCTION {{none},%varphi,u;v}
%%ii FUNCTION {{none},%psi,u;v}
%%ii FUNCTION {{none},x,u;v}
%%ii FUNCTION {{none},y,u;v}
%%ii FUNCTION {{none},%omega,x;y}
%%ii @25@ {autotextmode=false} EQDEF partial(%omega) over partial(u) = differentiate( %omega(%varphi; %psi), u, 1 )
{{alignc nospace{partial %omega}} over {alignc nospace{partial u}}} = {{alignc partial {%omega(%varphi %fc %psi)}} over {alignc nospace{partial %psi}}} {{alignc nospace{partial %psi}} over {alignc nospace{partial u}}}  + {{alignc partial {%omega(%varphi %fc %psi)}} over {alignc nospace{partial %varphi}}} {{alignc nospace{partial %varphi}} over {alignc nospace{partial u}}}  %%gg
</annotation>
  </semantics>
</math>
</file>

<file path=Object 236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frac>
          <mrow>
            <mi>d</mi>
            <mi mathvariant="normal">φ</mi>
          </mrow>
          <mi mathvariant="italic">dt</mi>
        </mfrac>
      </mrow>
      <mfrac>
        <mrow>
          <mi>d</mi>
          <mrow>
            <mi>y</mi>
            <mrow>
              <mo fence="true" form="prefix" stretchy="false">(</mo>
              <mrow>
                <mi mathvariant="normal">φ</mi>
              </mrow>
              <mo fence="true" form="postfix" stretchy="false">)</mo>
            </mrow>
          </mrow>
        </mrow>
        <mrow>
          <mi>d</mi>
          <mi mathvariant="normal">φ</mi>
        </mrow>
      </mfrac>
    </mrow>
    <annotation encoding="StarMath 5.0">%%ii @dydt@ {autoformat=true; autotextmode=false} EQDEF SIMPLIFY(@25@ , "diff")
{{alignc nospace{dy}} over {alignc  nospace{dt}}} = {{alignc nospace{d%varphi}} over {alignc nospace{dt}}} {{alignc d{y(%varphi)}} over {alignc nospace{d%varphi}}}  %%gg
</annotation>
  </semantics>
</math>
</file>

<file path=Object 237/content.xml><?xml version="1.0" encoding="utf-8"?>
<math xmlns="http://www.w3.org/1998/Math/MathML" display="block">
  <semantics>
    <mrow>
      <mrow>
        <mfrac>
          <mrow>
            <mo stretchy="false">∂</mo>
            <mi mathvariant="normal">ω</mi>
          </mrow>
          <mrow>
            <mo stretchy="false">∂</mo>
            <mi>u</mi>
          </mrow>
        </mfrac>
        <mo stretchy="false">=</mo>
        <mfrac>
          <mrow>
            <mo stretchy="false">∂</mo>
            <mi mathvariant="normal">ω</mi>
          </mrow>
          <mrow>
            <mo stretchy="false">∂</mo>
            <mi>y</mi>
          </mrow>
        </mfrac>
      </mrow>
      <mrow>
        <mfrac>
          <mrow>
            <mo stretchy="false">∂</mo>
            <mi mathvariant="normal">ψ</mi>
          </mrow>
          <mrow>
            <mo stretchy="false">∂</mo>
            <mi>u</mi>
          </mrow>
        </mfrac>
        <mo stretchy="false">+</mo>
        <mfrac>
          <mrow>
            <mo stretchy="false">∂</mo>
            <mi mathvariant="normal">ω</mi>
          </mrow>
          <mrow>
            <mo stretchy="false">∂</mo>
            <mi>x</mi>
          </mrow>
        </mfrac>
      </mrow>
      <mfrac>
        <mrow>
          <mo stretchy="false">∂</mo>
          <mi mathvariant="normal">φ</mi>
        </mrow>
        <mrow>
          <mo stretchy="false">∂</mo>
          <mi>u</mi>
        </mrow>
      </mfrac>
    </mrow>
    <annotation encoding="StarMath 5.0">%%ii @dodu@ {autotextmode=false} EQDEF SUBSTC(@25@, differentiate(%omega(%varphi;%psi), %psi, 1) = differentiate(%omega, y, 1); differentiate(%omega(%varphi;%psi), %varphi, 1) =differentiate(%omega, x, 1))
{{alignc nospace{partial %omega}} over {alignc nospace{partial u}}} = {{alignc nospace{partial %omega}} over {alignc nospace{partial y}}} {{alignc nospace{partial %psi}} over {alignc nospace{partial u}}}  + {{alignc nospace{partial %omega}} over {alignc nospace{partial x}}} {{alignc nospace{partial %varphi}} over {alignc nospace{partial u}}}  %%gg
</annotation>
  </semantics>
</math>
</file>

<file path=Object 238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frac>
          <mrow>
            <mi>d</mi>
            <mi mathvariant="normal">φ</mi>
          </mrow>
          <mi mathvariant="italic">dt</mi>
        </mfrac>
      </mrow>
      <mfrac>
        <mi mathvariant="italic">dy</mi>
        <mi mathvariant="italic">dx</mi>
      </mfrac>
    </mrow>
    <annotation encoding="StarMath 5.0">%%ii @dydt_@ {autotextmode=false} EQDEF SUBSTC(@prev@, differentiate(y(%varphi), %varphi, 1) = differentiate(y, x, 1))
{{alignc nospace{dy}} over {alignc  nospace{dt}}} = {{alignc nospace{d%varphi}} over {alignc nospace{dt}}} {{alignc nospace{dy}} over {alignc nospace{dx}}}  %%gg
</annotation>
  </semantics>
</math>
</file>

<file path=Object 239/content.xml><?xml version="1.0" encoding="utf-8"?>
<math xmlns="http://www.w3.org/1998/Math/MathML" display="block">
  <semantics>
    <mrow>
      <mrow>
        <mfrac>
          <mrow>
            <mo stretchy="false">∂</mo>
            <mi mathvariant="normal">ω</mi>
          </mrow>
          <mrow>
            <mo stretchy="false">∂</mo>
            <mi>v</mi>
          </mrow>
        </mfrac>
        <mo stretchy="false">=</mo>
        <mfrac>
          <mrow>
            <mo stretchy="false">∂</mo>
            <mrow>
              <mi mathvariant="normal">ω</mi>
              <mrow>
                <mo fence="true" form="prefix" stretchy="false">(</mo>
                <mrow>
                  <mrow>
                    <mi mathvariant="normal">φ</mi>
                    <mi mathvariant="normal">@</mi>
                    <mi mathvariant="normal">ψ</mi>
                  </mrow>
                </mrow>
                <mo fence="true" form="postfix" stretchy="false">)</mo>
              </mrow>
            </mrow>
          </mrow>
          <mrow>
            <mo stretchy="false">∂</mo>
            <mi mathvariant="normal">ψ</mi>
          </mrow>
        </mfrac>
      </mrow>
      <mrow>
        <mfrac>
          <mrow>
            <mo stretchy="false">∂</mo>
            <mi mathvariant="normal">ψ</mi>
          </mrow>
          <mrow>
            <mo stretchy="false">∂</mo>
            <mi>v</mi>
          </mrow>
        </mfrac>
        <mo stretchy="false">+</mo>
        <mfrac>
          <mrow>
            <mo stretchy="false">∂</mo>
            <mrow>
              <mi mathvariant="normal">ω</mi>
              <mrow>
                <mo fence="true" form="prefix" stretchy="false">(</mo>
                <mrow>
                  <mrow>
                    <mi mathvariant="normal">φ</mi>
                    <mi mathvariant="normal">@</mi>
                    <mi mathvariant="normal">ψ</mi>
                  </mrow>
                </mrow>
                <mo fence="true" form="postfix" stretchy="false">)</mo>
              </mrow>
            </mrow>
          </mrow>
          <mrow>
            <mo stretchy="false">∂</mo>
            <mi mathvariant="normal">φ</mi>
          </mrow>
        </mfrac>
      </mrow>
      <mfrac>
        <mrow>
          <mo stretchy="false">∂</mo>
          <mi mathvariant="normal">φ</mi>
        </mrow>
        <mrow>
          <mo stretchy="false">∂</mo>
          <mi>v</mi>
        </mrow>
      </mfrac>
    </mrow>
    <annotation encoding="StarMath 5.0">%%ii @54@ {autotextmode=false} EQDEF partial(%omega) over partial(v) = differentiate( %omega(%varphi; %psi), v, 1 )
{{alignc nospace{partial %omega}} over {alignc nospace{partial v}}} = {{alignc partial {%omega(%varphi %fc %psi)}} over {alignc nospace{partial %psi}}} {{alignc nospace{partial %psi}} over {alignc nospace{partial v}}}  + {{alignc partial {%omega(%varphi %fc %psi)}} over {alignc nospace{partial %varphi}}} {{alignc nospace{partial %varphi}} over {alignc nospace{partial v}}}  %%gg
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i>csc</mi>
      </mrow>
      <mi>x</mi>
    </mrow>
    <annotation encoding="StarMath 5.0">%%ii DELETE {@y@}
%%ii @y@ EQDEF y = func csc {x}
y = func csc {x} %%gg
</annotation>
  </semantics>
</math>
</file>

<file path=Object 240/content.xml><?xml version="1.0" encoding="utf-8"?>
<math xmlns="http://www.w3.org/1998/Math/MathML" display="block">
  <semantics>
    <mrow>
      <mrow>
        <mfrac>
          <mrow>
            <mo stretchy="false">∂</mo>
            <mi mathvariant="normal">ω</mi>
          </mrow>
          <mrow>
            <mo stretchy="false">∂</mo>
            <mi>v</mi>
          </mrow>
        </mfrac>
        <mo stretchy="false">=</mo>
        <mfrac>
          <mrow>
            <mo stretchy="false">∂</mo>
            <mi mathvariant="normal">ω</mi>
          </mrow>
          <mrow>
            <mo stretchy="false">∂</mo>
            <mi>y</mi>
          </mrow>
        </mfrac>
      </mrow>
      <mrow>
        <mfrac>
          <mrow>
            <mo stretchy="false">∂</mo>
            <mi mathvariant="normal">ψ</mi>
          </mrow>
          <mrow>
            <mo stretchy="false">∂</mo>
            <mi>v</mi>
          </mrow>
        </mfrac>
        <mo stretchy="false">+</mo>
        <mfrac>
          <mrow>
            <mo stretchy="false">∂</mo>
            <mi mathvariant="normal">ω</mi>
          </mrow>
          <mrow>
            <mo stretchy="false">∂</mo>
            <mi>x</mi>
          </mrow>
        </mfrac>
      </mrow>
      <mfrac>
        <mrow>
          <mo stretchy="false">∂</mo>
          <mi mathvariant="normal">φ</mi>
        </mrow>
        <mrow>
          <mo stretchy="false">∂</mo>
          <mi>v</mi>
        </mrow>
      </mfrac>
    </mrow>
    <annotation encoding="StarMath 5.0">%%ii @dodv@ {autotextmode=false} EQDEF SUBSTC(@prev@, differentiate(%omega(%varphi;%psi), %psi, 1) = differentiate(%omega, y, 1); differentiate(%omega(%varphi;%psi), %varphi, 1) =differentiate(%omega, x, 1))
{{alignc nospace{partial %omega}} over {alignc nospace{partial v}}} = {{alignc nospace{partial %omega}} over {alignc nospace{partial y}}} {{alignc nospace{partial %psi}} over {alignc nospace{partial v}}}  + {{alignc nospace{partial %omega}} over {alignc nospace{partial x}}} {{alignc nospace{partial %varphi}} over {alignc nospace{partial v}}}  %%gg
</annotation>
  </semantics>
</math>
</file>

<file path=Object 241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frac>
                  <mrow>
                    <mo stretchy="false">∂</mo>
                    <mi mathvariant="normal">ω</mi>
                  </mrow>
                  <mrow>
                    <mo stretchy="false">∂</mo>
                    <mi>u</mi>
                  </mrow>
                </mfrac>
              </mtd>
            </mtr>
            <mtr>
              <mtd>
                <mfrac>
                  <mrow>
                    <mo stretchy="false">∂</mo>
                    <mi mathvariant="normal">ω</mi>
                  </mrow>
                  <mrow>
                    <mo stretchy="false">∂</mo>
                    <mi>v</mi>
                  </mrow>
                </mfrac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row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y</mi>
                    </mrow>
                  </mfrac>
                  <mrow>
                    <mfrac>
                      <mrow>
                        <mo stretchy="false">∂</mo>
                        <mi mathvariant="normal">ψ</mi>
                      </mrow>
                      <mrow>
                        <mo stretchy="false">∂</mo>
                        <mi>u</mi>
                      </mrow>
                    </mfrac>
                    <mo stretchy="false">+</mo>
                    <mfrac>
                      <mrow>
                        <mo stretchy="false">∂</mo>
                        <mi mathvariant="normal">ω</mi>
                      </mrow>
                      <mrow>
                        <mo stretchy="false">∂</mo>
                        <mi>x</mi>
                      </mrow>
                    </mfrac>
                  </mrow>
                  <mfrac>
                    <mrow>
                      <mo stretchy="false">∂</mo>
                      <mi mathvariant="normal">φ</mi>
                    </mrow>
                    <mrow>
                      <mo stretchy="false">∂</mo>
                      <mi>u</mi>
                    </mrow>
                  </mfrac>
                </mrow>
              </mtd>
            </mtr>
            <mtr>
              <mtd>
                <mrow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y</mi>
                    </mrow>
                  </mfrac>
                  <mrow>
                    <mfrac>
                      <mrow>
                        <mo stretchy="false">∂</mo>
                        <mi mathvariant="normal">ψ</mi>
                      </mrow>
                      <mrow>
                        <mo stretchy="false">∂</mo>
                        <mi>v</mi>
                      </mrow>
                    </mfrac>
                    <mo stretchy="false">+</mo>
                    <mfrac>
                      <mrow>
                        <mo stretchy="false">∂</mo>
                        <mi mathvariant="normal">ω</mi>
                      </mrow>
                      <mrow>
                        <mo stretchy="false">∂</mo>
                        <mi>x</mi>
                      </mrow>
                    </mfrac>
                  </mrow>
                  <mfrac>
                    <mrow>
                      <mo stretchy="false">∂</mo>
                      <mi mathvariant="normal">φ</mi>
                    </mrow>
                    <mrow>
                      <mo stretchy="false">∂</mo>
                      <mi>v</mi>
                    </mrow>
                  </mfrac>
                </mrow>
              </mtd>
            </mtr>
          </mtable>
        </mrow>
        <mo fence="true" form="postfix" stretchy="false">)</mo>
      </mrow>
    </mrow>
    <annotation encoding="StarMath 5.0">%%ii @53@ {autotextmode=false} EQDEF stack{LHS(@dodu@)#LHS(@dodv@)} = stack{RHS(@dodu@)#RHS(@dodv@)}
( STACK{{{alignc nospace{partial %omega}} over {alignc nospace{partial u}}} # {{alignc nospace{partial %omega}} over {alignc nospace{partial v}}}}) = ( STACK{{{alignc nospace{partial %omega}} over {alignc nospace{partial y}}} {{alignc nospace{partial %psi}} over {alignc nospace{partial u}}}  + {{alignc nospace{partial %omega}} over {alignc nospace{partial x}}} {{alignc nospace{partial %varphi}} over {alignc nospace{partial u}}}  # {{alignc nospace{partial %omega}} over {alignc nospace{partial y}}} {{alignc nospace{partial %psi}} over {alignc nospace{partial v}}}  + {{alignc nospace{partial %omega}} over {alignc nospace{partial x}}} {{alignc nospace{partial %varphi}} over {alignc nospace{partial v}}} }) %%gg
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table>
            <mtr>
              <mtd>
                <mfrac>
                  <mrow>
                    <mo stretchy="false">∂</mo>
                    <mi mathvariant="normal">ω</mi>
                  </mrow>
                  <mrow>
                    <mo stretchy="false">∂</mo>
                    <mi>x</mi>
                  </mrow>
                </mfrac>
              </mtd>
            </mtr>
            <mtr>
              <mtd>
                <mfrac>
                  <mrow>
                    <mo stretchy="false">∂</mo>
                    <mi mathvariant="normal">ω</mi>
                  </mrow>
                  <mrow>
                    <mo stretchy="false">∂</mo>
                    <mi>y</mi>
                  </mrow>
                </mfrac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row>
                  <mfrac>
                    <mn>1</mn>
                    <mrow>
                      <mfrac>
                        <mrow>
                          <mo stretchy="false">∂</mo>
                          <mi mathvariant="normal">ψ</mi>
                        </mrow>
                        <mrow>
                          <mo stretchy="false">∂</mo>
                          <mi>v</mi>
                        </mrow>
                      </mfrac>
                      <mrow>
                        <mfrac>
                          <mrow>
                            <mo stretchy="false">∂</mo>
                            <mi mathvariant="normal">φ</mi>
                          </mrow>
                          <mrow>
                            <mo stretchy="false">∂</mo>
                            <mi>u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i mathvariant="normal">ψ</mi>
                          </mrow>
                          <mrow>
                            <mo stretchy="false">∂</mo>
                            <mi>u</mi>
                          </mrow>
                        </mfrac>
                      </mrow>
                      <mfrac>
                        <mrow>
                          <mo stretchy="false">∂</mo>
                          <mi mathvariant="normal">φ</mi>
                        </mrow>
                        <mrow>
                          <mo stretchy="false">∂</mo>
                          <mi>v</mi>
                        </mrow>
                      </mfrac>
                    </mrow>
                  </mfrac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u</mi>
                    </mrow>
                  </mfrac>
                  <mrow>
                    <mfrac>
                      <mrow>
                        <mo stretchy="false">∂</mo>
                        <mi mathvariant="normal">ψ</mi>
                      </mrow>
                      <mrow>
                        <mo stretchy="false">∂</mo>
                        <mi>v</mi>
                      </mrow>
                    </mfrac>
                    <mo stretchy="false">+</mo>
                    <mfrac>
                      <mn>1</mn>
                      <mrow>
                        <mfrac>
                          <mrow>
                            <mo stretchy="false">∂</mo>
                            <mi mathvariant="normal">ψ</mi>
                          </mrow>
                          <mrow>
                            <mo stretchy="false">∂</mo>
                            <mi>u</mi>
                          </mrow>
                        </mfrac>
                        <mrow>
                          <mfrac>
                            <mrow>
                              <mo stretchy="false">∂</mo>
                              <mi mathvariant="normal">φ</mi>
                            </mrow>
                            <mrow>
                              <mo stretchy="false">∂</mo>
                              <mi>v</mi>
                            </mrow>
                          </mfrac>
                          <mo stretchy="false">−</mo>
                          <mfrac>
                            <mrow>
                              <mo stretchy="false">∂</mo>
                              <mi mathvariant="normal">ψ</mi>
                            </mrow>
                            <mrow>
                              <mo stretchy="false">∂</mo>
                              <mi>v</mi>
                            </mrow>
                          </mfrac>
                        </mrow>
                        <mfrac>
                          <mrow>
                            <mo stretchy="false">∂</mo>
                            <mi mathvariant="normal">φ</mi>
                          </mrow>
                          <mrow>
                            <mo stretchy="false">∂</mo>
                            <mi>u</mi>
                          </mrow>
                        </mfrac>
                      </mrow>
                    </mfrac>
                  </mrow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v</mi>
                    </mrow>
                  </mfrac>
                  <mfrac>
                    <mrow>
                      <mo stretchy="false">∂</mo>
                      <mi mathvariant="normal">ψ</mi>
                    </mrow>
                    <mrow>
                      <mo stretchy="false">∂</mo>
                      <mi>u</mi>
                    </mrow>
                  </mfrac>
                </mrow>
              </mtd>
            </mtr>
            <mtr>
              <mtd>
                <mrow>
                  <mfrac>
                    <mn>1</mn>
                    <mrow>
                      <mfrac>
                        <mrow>
                          <mo stretchy="false">∂</mo>
                          <mi mathvariant="normal">ψ</mi>
                        </mrow>
                        <mrow>
                          <mo stretchy="false">∂</mo>
                          <mi>v</mi>
                        </mrow>
                      </mfrac>
                      <mrow>
                        <mfrac>
                          <mrow>
                            <mo stretchy="false">∂</mo>
                            <mi mathvariant="normal">φ</mi>
                          </mrow>
                          <mrow>
                            <mo stretchy="false">∂</mo>
                            <mi>u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i mathvariant="normal">ψ</mi>
                          </mrow>
                          <mrow>
                            <mo stretchy="false">∂</mo>
                            <mi>u</mi>
                          </mrow>
                        </mfrac>
                      </mrow>
                      <mfrac>
                        <mrow>
                          <mo stretchy="false">∂</mo>
                          <mi mathvariant="normal">φ</mi>
                        </mrow>
                        <mrow>
                          <mo stretchy="false">∂</mo>
                          <mi>v</mi>
                        </mrow>
                      </mfrac>
                    </mrow>
                  </mfrac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v</mi>
                    </mrow>
                  </mfrac>
                  <mrow>
                    <mfrac>
                      <mrow>
                        <mo stretchy="false">∂</mo>
                        <mi mathvariant="normal">φ</mi>
                      </mrow>
                      <mrow>
                        <mo stretchy="false">∂</mo>
                        <mi>u</mi>
                      </mrow>
                    </mfrac>
                    <mo stretchy="false">+</mo>
                    <mfrac>
                      <mn>1</mn>
                      <mrow>
                        <mfrac>
                          <mrow>
                            <mo stretchy="false">∂</mo>
                            <mi mathvariant="normal">ψ</mi>
                          </mrow>
                          <mrow>
                            <mo stretchy="false">∂</mo>
                            <mi>u</mi>
                          </mrow>
                        </mfrac>
                        <mrow>
                          <mfrac>
                            <mrow>
                              <mo stretchy="false">∂</mo>
                              <mi mathvariant="normal">φ</mi>
                            </mrow>
                            <mrow>
                              <mo stretchy="false">∂</mo>
                              <mi>v</mi>
                            </mrow>
                          </mfrac>
                          <mo stretchy="false">−</mo>
                          <mfrac>
                            <mrow>
                              <mo stretchy="false">∂</mo>
                              <mi mathvariant="normal">ψ</mi>
                            </mrow>
                            <mrow>
                              <mo stretchy="false">∂</mo>
                              <mi>v</mi>
                            </mrow>
                          </mfrac>
                        </mrow>
                        <mfrac>
                          <mrow>
                            <mo stretchy="false">∂</mo>
                            <mi mathvariant="normal">φ</mi>
                          </mrow>
                          <mrow>
                            <mo stretchy="false">∂</mo>
                            <mi>u</mi>
                          </mrow>
                        </mfrac>
                      </mrow>
                    </mfrac>
                  </mrow>
                  <mfrac>
                    <mrow>
                      <mo stretchy="false">∂</mo>
                      <mi mathvariant="normal">φ</mi>
                    </mrow>
                    <mrow>
                      <mo stretchy="false">∂</mo>
                      <mi>v</mi>
                    </mrow>
                  </mfrac>
                  <mfrac>
                    <mrow>
                      <mo stretchy="false">∂</mo>
                      <mi mathvariant="normal">ω</mi>
                    </mrow>
                    <mrow>
                      <mo stretchy="false">∂</mo>
                      <mi>u</mi>
                    </mrow>
                  </mfrac>
                </mrow>
              </mtd>
            </mtr>
          </mtable>
        </mrow>
        <mo fence="true" form="postfix" stretchy="false">)</mo>
      </mrow>
    </mrow>
    <annotation encoding="StarMath 5.0">%%ii @55@ {autoformat=true; autotextmode=false} EQDEF SIMPLIFY(SOLVE(@53@, stack{pdifferentiate(%omega,x,1)#pdifferentiate(%omega,y,1)}, 1) , "expand")
( STACK{{{alignc nospace{partial %omega}} over {alignc nospace{partial x}}} # {{alignc nospace{partial %omega}} over {alignc nospace{partial y}}}}) = ( STACK{{{alignc 1  } over {alignc {{alignc nospace{partial %psi}} over {alignc nospace{partial v}}} {{alignc nospace{partial %varphi}} over {alignc nospace{partial u}}} -{{alignc nospace{partial %psi}} over {alignc nospace{partial u}}} {{alignc nospace{partial %varphi}} over {alignc nospace{partial v}}}  }} {{alignc nospace{partial %omega}} over {alignc nospace{partial u}}}{{alignc nospace{partial %psi}} over {alignc nospace{partial v}}} + {{alignc 1  } over {alignc {{alignc nospace{partial %psi}} over {alignc nospace{partial u}}} {{alignc nospace{partial %varphi}} over {alignc nospace{partial v}}} -{{alignc nospace{partial %psi}} over {alignc nospace{partial v}}} {{alignc nospace{partial %varphi}} over {alignc nospace{partial u}}}  }} {{alignc nospace{partial %omega}} over {alignc nospace{partial v}}}{{alignc nospace{partial %psi}} over {alignc nospace{partial u}}} # {{alignc 1  } over {alignc {{alignc nospace{partial %psi}} over {alignc nospace{partial v}}} {{alignc nospace{partial %varphi}} over {alignc nospace{partial u}}} -{{alignc nospace{partial %psi}} over {alignc nospace{partial u}}} {{alignc nospace{partial %varphi}} over {alignc nospace{partial v}}}  }} {{alignc nospace{partial %omega}} over {alignc nospace{partial v}}}{{alignc nospace{partial %varphi}} over {alignc nospace{partial u}}} + {{alignc 1  } over {alignc {{alignc nospace{partial %psi}} over {alignc nospace{partial u}}} {{alignc nospace{partial %varphi}} over {alignc nospace{partial v}}} -{{alignc nospace{partial %psi}} over {alignc nospace{partial v}}} {{alignc nospace{partial %varphi}} over {alignc nospace{partial u}}}  }} {{alignc nospace{partial %varphi}} over {alignc nospace{partial v}}}{{alignc nospace{partial %omega}} over {alignc nospace{partial u}}}}) %%gg
</annotation>
  </semantics>
</math>
</file>

<file path=Object 25/content.xml><?xml version="1.0" encoding="utf-8"?>
<math xmlns="http://www.w3.org/1998/Math/MathML" display="block">
  <semantics>
    <mrow>
      <mrow>
        <mi>y</mi>
        <mo stretchy="false">=</mo>
        <mi>arcsin</mi>
      </mrow>
      <mi>x</mi>
    </mrow>
    <annotation encoding="StarMath 5.0">%%ii DELETE {@y@}
%%ii @y@ EQDEF y = arcsin {x}
y = arcsin {x} %%gg
</annotation>
  </semantics>
</math>
</file>

<file path=Object 26/content.xml><?xml version="1.0" encoding="utf-8"?>
<math xmlns="http://www.w3.org/1998/Math/MathML" display="block">
  <semantics>
    <mrow>
      <mrow>
        <mi>y</mi>
        <mo stretchy="false">=</mo>
        <mi>arccos</mi>
      </mrow>
      <mi>x</mi>
    </mrow>
    <annotation encoding="StarMath 5.0">%%ii DELETE {@y@}
%%ii @y@ EQDEF y = arccos {x}
y = arccos {x} %%gg
</annotation>
  </semantics>
</math>
</file>

<file path=Object 27/content.xml><?xml version="1.0" encoding="utf-8"?>
<math xmlns="http://www.w3.org/1998/Math/MathML" display="block">
  <semantics>
    <mrow>
      <mrow>
        <mi>y</mi>
        <mo stretchy="false">=</mo>
        <mi>arctan</mi>
      </mrow>
      <mi>x</mi>
    </mrow>
    <annotation encoding="StarMath 5.0">%%ii DELETE {@y@}
%%ii @y@ EQDEF y = arctan {x}
y = arctan {x} %%gg
</annotation>
  </semantics>
</math>
</file>

<file path=Object 28/content.xml><?xml version="1.0" encoding="utf-8"?>
<math xmlns="http://www.w3.org/1998/Math/MathML" display="block">
  <semantics>
    <mrow>
      <mrow>
        <mi>y</mi>
        <mo stretchy="false">=</mo>
        <mi>arccot</mi>
      </mrow>
      <mi>x</mi>
    </mrow>
    <annotation encoding="StarMath 5.0">%%ii DELETE {@y@}
%%ii @y@ EQDEF y = arccot {x}
y = arccot {x} %%gg
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arcsec</mi>
      </mrow>
      <mi>x</mi>
    </mrow>
    <annotation encoding="StarMath 5.0">%%ii DELETE {@y@}
%%ii @y@ EQDEF y = func arcsec {x}
y = func arcsec {x} %%gg
</annotation>
  </semantics>
</math>
</file>

<file path=Object 3/content.xml><?xml version="1.0" encoding="utf-8"?>
<math xmlns="http://www.w3.org/1998/Math/MathML" display="block">
  <semantics>
    <mrow>
      <mi>y</mi>
      <mo stretchy="false">=</mo>
      <msup>
        <mi>x</mi>
        <mi>c</mi>
      </msup>
    </mrow>
    <annotation encoding="StarMath 5.0">%%ii DELETE {@y@}
%%ii @y@ EQDEF y = x^c
y = x^c %%gg
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arccsc</mi>
      </mrow>
      <mi>x</mi>
    </mrow>
    <annotation encoding="StarMath 5.0">%%ii DELETE {@y@}
%%ii @y@ EQDEF y = func arccsc {x}
y = func arccsc {x} %%gg
</annotation>
  </semantics>
</math>
</file>

<file path=Object 31/content.xml><?xml version="1.0" encoding="utf-8"?>
<math xmlns="http://www.w3.org/1998/Math/MathML" display="block">
  <semantics>
    <mrow>
      <mrow>
        <mi>y</mi>
        <mo stretchy="false">=</mo>
        <mi>sinh</mi>
      </mrow>
      <mi>x</mi>
    </mrow>
    <annotation encoding="StarMath 5.0">%%ii DELETE {@y@}
%%ii @y@ EQDEF y = sinh {x}
y = sinh {x} %%gg
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i>cosh</mi>
      </mrow>
      <mi>x</mi>
    </mrow>
    <annotation encoding="StarMath 5.0">%%ii DELETE {@y@}
%%ii @y@ EQDEF y = cosh {x}
y = cosh {x} %%gg
</annotation>
  </semantics>
</math>
</file>

<file path=Object 33/content.xml><?xml version="1.0" encoding="utf-8"?>
<math xmlns="http://www.w3.org/1998/Math/MathML" display="block">
  <semantics>
    <mrow>
      <mrow>
        <mi>y</mi>
        <mo stretchy="false">=</mo>
        <mi>tanh</mi>
      </mrow>
      <mi>x</mi>
    </mrow>
    <annotation encoding="StarMath 5.0">%%ii DELETE {@y@}
%%ii @y@ EQDEF y = tanh {x}
y = tanh {x} %%gg
</annotation>
  </semantics>
</math>
</file>

<file path=Object 34/content.xml><?xml version="1.0" encoding="utf-8"?>
<math xmlns="http://www.w3.org/1998/Math/MathML" display="block">
  <semantics>
    <mrow>
      <mrow>
        <mi>y</mi>
        <mo stretchy="false">=</mo>
        <mi>sech</mi>
      </mrow>
      <mi>x</mi>
    </mrow>
    <annotation encoding="StarMath 5.0">%%ii DELETE {@y@}
%%ii @y@ EQDEF y = func sech {x}
y = func sech {x} %%gg
</annotation>
  </semantics>
</math>
</file>

<file path=Object 35/content.xml><?xml version="1.0" encoding="utf-8"?>
<math xmlns="http://www.w3.org/1998/Math/MathML" display="block">
  <semantics>
    <mrow>
      <mrow>
        <mi>y</mi>
        <mo stretchy="false">=</mo>
        <mi>coth</mi>
      </mrow>
      <mi>x</mi>
    </mrow>
    <annotation encoding="StarMath 5.0">%%ii DELETE {@y@}
%%ii @y@ EQDEF y = coth {x}
y = coth {x} %%gg
</annotation>
  </semantics>
</math>
</file>

<file path=Object 36/content.xml><?xml version="1.0" encoding="utf-8"?>
<math xmlns="http://www.w3.org/1998/Math/MathML" display="block">
  <semantics>
    <mrow>
      <mrow>
        <mi>y</mi>
        <mo stretchy="false">=</mo>
        <mi>csch</mi>
      </mrow>
      <mi>x</mi>
    </mrow>
    <annotation encoding="StarMath 5.0">%%ii DELETE {@y@}
%%ii @y@ EQDEF y = func csch {x}
y = func csch {x} %%gg
</annotation>
  </semantics>
</math>
</file>

<file path=Object 37/content.xml><?xml version="1.0" encoding="utf-8"?>
<math xmlns="http://www.w3.org/1998/Math/MathML" display="block">
  <semantics>
    <mrow>
      <mrow>
        <mi>y</mi>
        <mo stretchy="false">=</mo>
        <mi>arsinh</mi>
      </mrow>
      <mi>x</mi>
    </mrow>
    <annotation encoding="StarMath 5.0">%%ii DELETE {@y@}
%%ii @y@ EQDEF y = arsinh {x}
y = arsinh {x} %%gg
</annotation>
  </semantics>
</math>
</file>

<file path=Object 38/content.xml><?xml version="1.0" encoding="utf-8"?>
<math xmlns="http://www.w3.org/1998/Math/MathML" display="block">
  <semantics>
    <mrow>
      <mrow>
        <mi>y</mi>
        <mo stretchy="false">=</mo>
        <mi>arcosh</mi>
      </mrow>
      <mi>x</mi>
    </mrow>
    <annotation encoding="StarMath 5.0">%%ii DELETE {@y@}
%%ii @y@ EQDEF y = arcosh {x}
y = arcosh {x} %%gg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artanh</mi>
      </mrow>
      <mi>x</mi>
    </mrow>
    <annotation encoding="StarMath 5.0">%%ii DELETE {@y@}
%%ii @y@ EQDEF y = artanh {x}
y = artanh {x} %%gg
</annotation>
  </semantics>
</math>
</file>

<file path=Object 4/content.xml><?xml version="1.0" encoding="utf-8"?>
<math xmlns="http://www.w3.org/1998/Math/MathML" display="block">
  <semantics>
    <mtable>
      <mtr>
        <mtd columnalign="right">
          <mrow>
            <msub>
              <mi>ρ</mi>
              <mi mathvariant="italic">sm</mi>
            </msub>
            <mrow>
              <mfrac>
                <mi mathvariant="italic">dh</mi>
                <mi mathvariant="italic">dτ</mi>
              </mfrac>
              <mo stretchy="false">+</mo>
              <mrow>
                <mo fence="true" form="prefix" stretchy="false">(</mo>
                <mrow>
                  <mrow>
                    <mfrac>
                      <mi mathvariant="italic">dh</mi>
                      <mi mathvariant="italic">dτ</mi>
                    </mfrac>
                    <mrow>
                      <mfrac>
                        <mrow>
                          <mo stretchy="false">∂</mo>
                          <msub>
                            <mi>ρ</mi>
                            <mi mathvariant="italic">sm</mi>
                          </msub>
                        </mrow>
                        <mrow>
                          <mo stretchy="false">∂</mo>
                          <mi>h</mi>
                        </mrow>
                      </mfrac>
                      <mo stretchy="false">+</mo>
                      <mfrac>
                        <mrow>
                          <mo stretchy="false">∂</mo>
                          <msub>
                            <mi>ρ</mi>
                            <mi mathvariant="italic">sm</mi>
                          </msub>
                        </mrow>
                        <mrow>
                          <mo stretchy="false">∂</mo>
                          <mi>τ</mi>
                        </mrow>
                      </mfrac>
                    </mrow>
                  </mrow>
                </mrow>
                <mo fence="true" form="postfix" stretchy="false">)</mo>
              </mrow>
            </mrow>
            <mi>h</mi>
          </mrow>
        </mtd>
        <mtd>
          <mrow>
            <mrow/>
            <mo stretchy="false">=</mo>
            <mrow/>
          </mrow>
        </mtd>
        <mtd columnalign="left">
          <mfrac>
            <mrow>
              <msub>
                <mi>G</mi>
                <mi>k</mi>
              </msub>
              <mo stretchy="false">−</mo>
              <msub>
                <mi>G</mi>
                <mi mathvariant="italic">sm</mi>
              </msub>
            </mrow>
            <mi>A</mi>
          </mfrac>
        </mtd>
      </mtr>
      <mtr>
        <mtd columnalign="right">
          <mrow>
            <msub>
              <mi>ρ</mi>
              <mi mathvariant="italic">sm</mi>
            </msub>
            <mrow>
              <mfrac>
                <mi mathvariant="italic">dh</mi>
                <mi mathvariant="italic">dτ</mi>
              </mfrac>
              <mo stretchy="false">+</mo>
              <mi>h</mi>
            </mrow>
            <mrow>
              <mfrac>
                <mrow>
                  <mo stretchy="false">∂</mo>
                  <msub>
                    <mi>ρ</mi>
                    <mi mathvariant="italic">sm</mi>
                  </msub>
                </mrow>
                <mrow>
                  <mo stretchy="false">∂</mo>
                  <mi>τ</mi>
                </mrow>
              </mfrac>
              <mo stretchy="false">+</mo>
              <mi>h</mi>
            </mrow>
            <mfrac>
              <mi mathvariant="italic">dh</mi>
              <mi mathvariant="italic">dτ</mi>
            </mfrac>
            <mfrac>
              <mrow>
                <mo stretchy="false">∂</mo>
                <msub>
                  <mi>ρ</mi>
                  <mi mathvariant="italic">sm</mi>
                </msub>
              </mrow>
              <mrow>
                <mo stretchy="false">∂</mo>
                <mi>h</mi>
              </mrow>
            </mfrac>
          </mrow>
        </mtd>
        <mtd>
          <mrow>
            <mrow/>
            <mo stretchy="false">=</mo>
            <mrow/>
          </mrow>
        </mtd>
        <mtd columnalign="left">
          <mfrac>
            <mrow>
              <msub>
                <mi>G</mi>
                <mi>k</mi>
              </msub>
              <mo stretchy="false">−</mo>
              <msub>
                <mi>G</mi>
                <mi mathvariant="italic">sm</mi>
              </msub>
            </mrow>
            <mi>A</mi>
          </mfrac>
        </mtd>
      </mtr>
      <mtr>
        <mtd columnalign="right">
          <mrow>
            <msub>
              <mi>ρ</mi>
              <mi mathvariant="italic">sm</mi>
            </msub>
            <mrow>
              <mfrac>
                <mi mathvariant="italic">dh</mi>
                <mi mathvariant="italic">dτ</mi>
              </mfrac>
              <mo stretchy="false">+</mo>
              <mi>h</mi>
            </mrow>
            <mfrac>
              <mi mathvariant="italic">dh</mi>
              <mi mathvariant="italic">dτ</mi>
            </mfrac>
            <mfrac>
              <mrow>
                <mo stretchy="false">∂</mo>
                <msub>
                  <mi>ρ</mi>
                  <mi mathvariant="italic">sm</mi>
                </msub>
              </mrow>
              <mrow>
                <mo stretchy="false">∂</mo>
                <mi>h</mi>
              </mrow>
            </mfrac>
          </mrow>
        </mtd>
        <mtd>
          <mrow>
            <mrow/>
            <mo stretchy="false">=</mo>
            <mrow/>
          </mrow>
        </mtd>
        <mtd columnalign="left">
          <mrow>
            <mrow>
              <mfrac>
                <mrow>
                  <msub>
                    <mi>G</mi>
                    <mi>k</mi>
                  </msub>
                  <mo stretchy="false">−</mo>
                  <msub>
                    <mi>G</mi>
                    <mi mathvariant="italic">sm</mi>
                  </msub>
                </mrow>
                <mi>A</mi>
              </mfrac>
              <mo stretchy="false">−</mo>
              <mi>h</mi>
            </mrow>
            <mfrac>
              <mrow>
                <mo stretchy="false">∂</mo>
                <msub>
                  <mi>ρ</mi>
                  <mi mathvariant="italic">sm</mi>
                </msub>
              </mrow>
              <mrow>
                <mo stretchy="false">∂</mo>
                <mi>τ</mi>
              </mrow>
            </mfrac>
          </mrow>
        </mtd>
      </mtr>
      <mtr>
        <mtd columnalign="right">
          <mfrac>
            <mrow>
              <msub>
                <mi>ρ</mi>
                <mi mathvariant="italic">sm</mi>
              </msub>
              <mrow>
                <mfrac>
                  <mi mathvariant="italic">dh</mi>
                  <mi mathvariant="italic">dτ</mi>
                </mfrac>
                <mo stretchy="false">+</mo>
                <mi>h</mi>
              </mrow>
              <mfrac>
                <mi mathvariant="italic">dh</mi>
                <mi mathvariant="italic">dτ</mi>
              </mfrac>
              <mfrac>
                <mrow>
                  <mo stretchy="false">∂</mo>
                  <msub>
                    <mi>ρ</mi>
                    <mi mathvariant="italic">sm</mi>
                  </msub>
                </mrow>
                <mrow>
                  <mo stretchy="false">∂</mo>
                  <mi>h</mi>
                </mrow>
              </mfrac>
            </mrow>
            <mrow>
              <mrow>
                <msub>
                  <mi>ρ</mi>
                  <mi mathvariant="italic">sm</mi>
                </msub>
                <mo stretchy="false">+</mo>
                <mi>h</mi>
              </mrow>
              <mfrac>
                <mrow>
                  <mo stretchy="false">∂</mo>
                  <msub>
                    <mi>ρ</mi>
                    <mi mathvariant="italic">sm</mi>
                  </msub>
                </mrow>
                <mrow>
                  <mo stretchy="false">∂</mo>
                  <mi>h</mi>
                </mrow>
              </mfrac>
            </mrow>
          </mfrac>
        </mtd>
        <mtd>
          <mrow>
            <mrow/>
            <mo stretchy="false">=</mo>
            <mrow/>
          </mrow>
        </mtd>
        <mtd columnalign="left">
          <mfrac>
            <mrow>
              <mrow>
                <mstyle mathsize="11pt">
                  <mfrac>
                    <mrow>
                      <msub>
                        <mi>G</mi>
                        <mi>k</mi>
                      </msub>
                      <mo stretchy="false">−</mo>
                      <msub>
                        <mi>G</mi>
                        <mi mathvariant="italic">sm</mi>
                      </msub>
                    </mrow>
                    <mi>A</mi>
                  </mfrac>
                </mstyle>
                <mo stretchy="false">−</mo>
                <mi>h</mi>
              </mrow>
              <mfrac>
                <mrow>
                  <mo stretchy="false">∂</mo>
                  <msub>
                    <mi>ρ</mi>
                    <mi mathvariant="italic">sm</mi>
                  </msub>
                </mrow>
                <mrow>
                  <mo stretchy="false">∂</mo>
                  <mi>τ</mi>
                </mrow>
              </mfrac>
            </mrow>
            <mrow>
              <mrow>
                <msub>
                  <mi>ρ</mi>
                  <mi mathvariant="italic">sm</mi>
                </msub>
                <mo stretchy="false">+</mo>
                <mi>h</mi>
              </mrow>
              <mfrac>
                <mrow>
                  <mo stretchy="false">∂</mo>
                  <msub>
                    <mi>ρ</mi>
                    <mi mathvariant="italic">sm</mi>
                  </msub>
                </mrow>
                <mrow>
                  <mo stretchy="false">∂</mo>
                  <mi>h</mi>
                </mrow>
              </mfrac>
            </mrow>
          </mfrac>
        </mtd>
      </mtr>
    </mtable>
    <annotation encoding="StarMath 5.0">%%ii @2@ {difftype="dfdt"} EQDEF SIMPLIFY(@1@ , "diff")
%%ii TEXT newline
%%ii @3@ {difftype="dfdt"} EQDEF SIMPLIFY(lhs(@2@) , "expand") = rhs(@2@)
%%ii TEXT newline
%%ii @4@ {difftype="dfdt"} EQDEF SIMPLIFY(@3@ - (partial (ρ_sm) over partial (τ) cdot h), "collect-common")
%%ii TEXT newline
%%ii @eq@ {difftype="dfdt"} EQDEF @4@ / (differentiate(ρ_sm, h, 1) cdot h + ρ_sm)
MATRIX { %%gg
{alignr ρ_sm {{alignc nospace{dh}} over {alignc nospace{dτ}}}  + ({{alignc nospace{dh}} over {alignc nospace{dτ}}} {{alignc nospace{partial ρ_sm}} over {alignc nospace{partial h}}}  + {{alignc nospace{partial ρ_sm}} over {alignc nospace{partial τ}}}) h}#{}={}# {alignl  {{alignc G_k-G_sm  } over {alignc A }}} ## %%gg
{alignr ρ_sm {{alignc nospace{dh}} over {alignc nospace{dτ}}}  + h {{alignc nospace{partial ρ_sm}} over {alignc nospace{partial τ}}}  + h {{alignc nospace{dh}} over {alignc nospace{dτ}}} {{alignc nospace{partial ρ_sm}} over {alignc nospace{partial h}}}}#{}={}# {alignl  {{alignc G_k-G_sm  } over {alignc A }}} ## %%gg
{alignr ρ_sm {{alignc nospace{dh}} over {alignc nospace{dτ}}}  + h {{alignc nospace{dh}} over {alignc nospace{dτ}}} {{alignc nospace{partial ρ_sm}} over {alignc nospace{partial h}}}}#{}={}# {alignl  {{alignc G_k-G_sm  } over {alignc A }}-h {{alignc nospace{partial ρ_sm}} over {alignc nospace{partial τ}}} } ## %%gg
{alignr {{alignc ρ_sm {{alignc nospace{dh}} over {alignc nospace{dτ}}}  + h {{alignc nospace{dh}} over {alignc nospace{dτ}}} {{alignc nospace{partial ρ_sm}} over {alignc nospace{partial h}}}  } over {alignc ρ_sm + h {{alignc nospace{partial ρ_sm}} over {alignc nospace{partial h}}}  }}}#{}={}# {alignl  {{alignc size-1{{alignc G_k-G_sm  } over {alignc A }}-h {{alignc nospace{partial ρ_sm}} over {alignc nospace{partial τ}}}  } over {alignc ρ_sm + h {{alignc nospace{partial ρ_sm}} over {alignc nospace{partial h}}}  }}} %%gg
} %%gg
</annotation>
  </semantics>
</math>
</file>

<file path=Object 40/content.xml><?xml version="1.0" encoding="utf-8"?>
<math xmlns="http://www.w3.org/1998/Math/MathML" display="block">
  <semantics>
    <mrow>
      <mrow>
        <mi>y</mi>
        <mo stretchy="false">=</mo>
        <mi>arsech</mi>
      </mrow>
      <mi>x</mi>
    </mrow>
    <annotation encoding="StarMath 5.0">%%ii DELETE {@y@}
%%ii @y@ EQDEF y = func arsech {x}
y = func arsech {x} %%gg
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i>arcoth</mi>
      </mrow>
      <mi>x</mi>
    </mrow>
    <annotation encoding="StarMath 5.0">%%ii DELETE {@y@}
%%ii @y@ EQDEF y = arcoth {x}
y = arcoth {x} %%gg
</annotation>
  </semantics>
</math>
</file>

<file path=Object 42/content.xml><?xml version="1.0" encoding="utf-8"?>
<math xmlns="http://www.w3.org/1998/Math/MathML" display="block">
  <semantics>
    <mrow>
      <mrow>
        <mi>y</mi>
        <mo stretchy="false">=</mo>
        <mi>arcsch</mi>
      </mrow>
      <mi>x</mi>
    </mrow>
    <annotation encoding="StarMath 5.0">%%ii DELETE {@y@}
%%ii @y@ EQDEF y = func arcsch {x}
y = func arcsch {x} %%gg
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exp</mi>
      </mrow>
      <mrow>
        <mo fence="true" form="prefix" stretchy="false">(</mo>
        <mrow>
          <mi>x</mi>
        </mrow>
        <mo fence="true" form="postfix" stretchy="false">)</mo>
      </mrow>
    </mrow>
    <annotation encoding="StarMath 5.0">%%ii DELETE {@y@}
%%ii @y@ EQDEF y = exp ( x )
y = exp ( x ) %%gg
</annotation>
  </semantics>
</math>
</file>

<file path=Object 46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f</mi>
                  <mi>g</mi>
                </msup>
              </mrow>
              <mo fence="true" form="postfix" stretchy="false">)</mo>
            </mrow>
          </mrow>
          <mi mathvariant="italic">dx</mi>
        </mfrac>
        <mo stretchy="false">=</mo>
        <msup>
          <mi>f</mi>
          <mi>g</mi>
        </msup>
      </mrow>
      <mrow>
        <mo fence="true" form="prefix" stretchy="false">(</mo>
        <mrow>
          <mrow>
            <mfrac>
              <mi>g</mi>
              <mi>f</mi>
            </mfrac>
            <mrow>
              <mfrac>
                <mi mathvariant="italic">df</mi>
                <mi mathvariant="italic">dx</mi>
              </mfrac>
              <mo stretchy="false">+</mo>
              <mi>ln</mi>
            </mrow>
            <mrow>
              <mo fence="true" form="prefix" stretchy="false">(</mo>
              <mrow>
                <mi>f</mi>
              </mrow>
              <mo fence="true" form="postfix" stretchy="false">)</mo>
            </mrow>
            <mfrac>
              <mi mathvariant="italic">dg</mi>
              <mi mathvariant="italic">dx</mi>
            </mfrac>
          </mrow>
        </mrow>
        <mo fence="true" form="postfix" stretchy="false">)</mo>
      </mrow>
    </mrow>
    <annotation encoding="StarMath 5.0">%%ii DELETE {@2@}
%%ii @2@ {autotextmode=false} EQDEF differential (f^{g}) over differential (x) = DIFFERENTIATE(f^{g}, x, 1)
{{alignc d(f^g)} over {alignc nospace{dx}}} = f^g ({{alignc g } over {alignc f }} {{alignc nospace{df}} over {alignc nospace{dx}}} + ln(f) {{alignc nospace{dg}} over {alignc nospace{dx}}} )   %%gg
</annotation>
  </semantics>
</math>
</file>

<file path=Object 47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sup>
                  <mi>f</mi>
                  <mi>c</mi>
                </msup>
              </mrow>
              <mo fence="true" form="postfix" stretchy="false">)</mo>
            </mrow>
          </mrow>
          <mi mathvariant="italic">dx</mi>
        </mfrac>
        <mo stretchy="false">=</mo>
        <mfrac>
          <mrow>
            <mi>c</mi>
            <msup>
              <mi>f</mi>
              <mi>c</mi>
            </msup>
          </mrow>
          <mi>f</mi>
        </mfrac>
      </mrow>
      <mfrac>
        <mi mathvariant="italic">df</mi>
        <mi mathvariant="italic">dx</mi>
      </mfrac>
    </mrow>
    <annotation encoding="StarMath 5.0">%%ii DELETE {@2@}
%%ii @2@ EQDEF differential(f^c) over differential(x) = DIFFERENTIATE(f^c, x, 1)
{{alignc d(f^c)} over {alignc nospace{dx}}} = {{alignc c f^c } over {alignc f }} {{alignc nospace{df}} over {alignc nospace{dx}}} %%gg
</annotation>
  </semantics>
</math>
</file>

<file path=Object 48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f</mi>
                <mo stretchy="false">+</mo>
                <mi>g</mi>
              </mrow>
            </mrow>
            <mo fence="true" form="postfix" stretchy="false">)</mo>
          </mrow>
        </mrow>
        <mi mathvariant="italic">dx</mi>
      </mfrac>
      <mo stretchy="false">=</mo>
      <mrow>
        <mfrac>
          <mi mathvariant="italic">df</mi>
          <mi mathvariant="italic">dx</mi>
        </mfrac>
        <mo stretchy="false">+</mo>
        <mfrac>
          <mi mathvariant="italic">dg</mi>
          <mi mathvariant="italic">dx</mi>
        </mfrac>
      </mrow>
    </mrow>
    <annotation encoding="StarMath 5.0">%%ii DELETE {@2@}
%%ii @2@ {autotextmode=false} EQDEF differential(f + g) over differential(x) = DIFFERENTIATE(f + g, x, 1)
{{alignc d(f + g)} over {alignc nospace{dx}}} = {{alignc nospace{df}} over {alignc nospace{dx}}} + {{alignc nospace{dg}} over {alignc nospace{dx}}} %%gg
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form="prefix" stretchy="true">|</mo>
        <mrow>
          <mi>x</mi>
        </mrow>
        <mo fence="true" form="postfix" stretchy="true">|</mo>
      </mrow>
    </mrow>
    <annotation encoding="StarMath 5.0">%%ii DELETE {@y@}
%%ii @y@ EQDEF y = abs { x }
y = abs { x } %%gg
</annotation>
  </semantics>
</math>
</file>

<file path=Object 50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row>
                  <mi>f</mi>
                  <mi>g</mi>
                </mrow>
              </mrow>
              <mo fence="true" form="postfix" stretchy="false">)</mo>
            </mrow>
          </mrow>
          <mi mathvariant="italic">dx</mi>
        </mfrac>
        <mo stretchy="false">=</mo>
        <mi>g</mi>
      </mrow>
      <mrow>
        <mfrac>
          <mi mathvariant="italic">df</mi>
          <mi mathvariant="italic">dx</mi>
        </mfrac>
        <mo stretchy="false">+</mo>
        <mi>f</mi>
      </mrow>
      <mfrac>
        <mi mathvariant="italic">dg</mi>
        <mi mathvariant="italic">dx</mi>
      </mfrac>
    </mrow>
    <annotation encoding="StarMath 5.0">%%ii DELETE {@2@}
%%ii @2@ {autotextmode=false} EQDEF differential (f cdot g) over differential(x) = DIFFERENTIATE(f cdot g, x, 1)
{{alignc d(f g )} over {alignc nospace{dx}}} = g {{alignc nospace{df}} over {alignc nospace{dx}}}  + f {{alignc nospace{dg}} over {alignc nospace{dx}}}  %%gg
</annotation>
  </semantics>
</math>
</file>

<file path=Object 5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f</mi>
                <mo stretchy="false">−</mo>
                <mi>g</mi>
              </mrow>
            </mrow>
            <mo fence="true" form="postfix" stretchy="false">)</mo>
          </mrow>
        </mrow>
        <mi mathvariant="italic">dx</mi>
      </mfrac>
      <mo stretchy="false">=</mo>
      <mrow>
        <mfrac>
          <mi mathvariant="italic">df</mi>
          <mi mathvariant="italic">dx</mi>
        </mfrac>
        <mo stretchy="false">−</mo>
        <mfrac>
          <mi mathvariant="italic">dg</mi>
          <mi mathvariant="italic">dx</mi>
        </mfrac>
      </mrow>
    </mrow>
    <annotation encoding="StarMath 5.0">%%ii DELETE {@2@}
%%ii @2@ {autotextmode=false} EQDEF differential (f - g) over differential(x) = DIFFERENTIATE(f - g, x, 1)
{{alignc d(f-g )} over {alignc nospace{dx}}} = {{alignc nospace{df}} over {alignc nospace{dx}}}-{{alignc nospace{dg}} over {alignc nospace{dx}}}  %%gg
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
</annotation>
  </semantics>
</math>
</file>

<file path=Object 53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frac>
                  <mi>f</mi>
                  <mi>g</mi>
                </mfrac>
              </mrow>
              <mo fence="true" form="postfix" stretchy="false">)</mo>
            </mrow>
          </mrow>
          <mi mathvariant="italic">dx</mi>
        </mfrac>
        <mo stretchy="false">=</mo>
        <mfrac>
          <mn>1</mn>
          <mi>g</mi>
        </mfrac>
      </mrow>
      <mrow>
        <mfrac>
          <mi mathvariant="italic">df</mi>
          <mi mathvariant="italic">dx</mi>
        </mfrac>
        <mo stretchy="false">−</mo>
        <mfrac>
          <mi>f</mi>
          <msup>
            <mi>g</mi>
            <mn>2</mn>
          </msup>
        </mfrac>
      </mrow>
      <mfrac>
        <mi mathvariant="italic">dg</mi>
        <mi mathvariant="italic">dx</mi>
      </mfrac>
    </mrow>
    <annotation encoding="StarMath 5.0">%%ii DELETE {@2@}
%%ii @2@ {autoformat=true; autotextmode=false} EQDEF SIMPLIFY(differential (f over g) over differential (x) = DIFFERENTIATE(f over g, x, 1) , "expand")
{{alignc d({{alignc f } over {alignc g }})} over {alignc nospace{dx}}} = {{alignc 1  } over {alignc g }} {{alignc nospace{df}} over {alignc nospace{dx}}}-{{alignc f } over {alignc g^2 }} {{alignc nospace{dg}} over {alignc nospace{dx}}} %%gg
</annotation>
  </semantics>
</math>
</file>

<file path=Object 54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row>
                  <mi>c</mi>
                  <mi>f</mi>
                </mrow>
              </mrow>
              <mo fence="true" form="postfix" stretchy="false">)</mo>
            </mrow>
          </mrow>
          <mi mathvariant="italic">dx</mi>
        </mfrac>
        <mo stretchy="false">=</mo>
        <mi>c</mi>
      </mrow>
      <mfrac>
        <mi mathvariant="italic">df</mi>
        <mi mathvariant="italic">dx</mi>
      </mfrac>
    </mrow>
    <annotation encoding="StarMath 5.0">%%ii DELETE {@2@}
%%ii @2@ {autotextmode=false} EQDEF differential(c f) over differential(x) = DIFFERENTIATE(c f, x, 1)
{{alignc d(c f )} over {alignc nospace{dx}}} = c {{alignc nospace{df}} over {alignc nospace{dx}}}  %%gg
</annotation>
  </semantics>
</math>
</file>

<file path=Object 55/content.xml><?xml version="1.0" encoding="utf-8"?>
<math xmlns="http://www.w3.org/1998/Math/MathML" display="block">
  <semantics>
    <mrow>
      <mi>y</mi>
      <mo stretchy="false">=</mo>
      <mi>c</mi>
    </mrow>
    <annotation encoding="StarMath 5.0">%%ii DELETE {@y@}
%%ii @y@ EQDEF y = c
y = c %%gg
</annotation>
  </semantics>
</math>
</file>

<file path=Object 56/content.xml><?xml version="1.0" encoding="utf-8"?>
<math xmlns="http://www.w3.org/1998/Math/MathML" display="block">
  <semantics>
    <mrow>
      <mfrac>
        <mi mathvariant="italic">dc</mi>
        <mi mathvariant="italic">dx</mi>
      </mfrac>
      <mo stretchy="false">=</mo>
      <mn>0</mn>
    </mrow>
    <annotation encoding="StarMath 5.0">%%ii DELETE {@f'(x)@}
%%ii @f'(x)@ EQDEF differential(rhs(@y@)) over differential(x) = DIFFERENTIATE (rhs(@y@), x, 1)
{{alignc nospace{dc}} over {alignc  nospace{dx}}} = 0 %%gg
</annotation>
  </semantics>
</math>
</file>

<file path=Object 57/content.xml><?xml version="1.0" encoding="utf-8"?>
<math xmlns="http://www.w3.org/1998/Math/MathML" display="block">
  <semantics>
    <mrow>
      <mrow>
        <mi>y</mi>
        <mo stretchy="false">=</mo>
        <mi>log</mi>
      </mrow>
      <mrow>
        <mi>f</mi>
        <mrow>
          <mo fence="true" form="prefix" stretchy="false">(</mo>
          <mrow>
            <mi>x</mi>
          </mrow>
          <mo fence="true" form="postfix" stretchy="false">)</mo>
        </mrow>
      </mrow>
    </mrow>
    <annotation encoding="StarMath 5.0">%%ii DELETE {@y@}
%%ii @y@ EQDEF y = log {f(x)}
y = log {f(x)} %%gg
</annotation>
  </semantics>
</math>
</file>

<file path=Object 58/content.xml><?xml version="1.0" encoding="utf-8"?>
<math xmlns="http://www.w3.org/1998/Math/MathML" display="block">
  <semantics>
    <mtext>Double click to customize functions</mtext>
    <annotation encoding="StarMath 5.0">%%ii TEXT "Double click to customize functions"
"Double click to customize functions" %%gg
%%ii CLEAREQUATIONS 
%%ii FUNCTION {{none},h,τ}
%%ii FUNCTION {{none},ρ_sm,h; τ}
%%ii FUNCTION {{none},f,h; τ}
</annotation>
  </semantics>
</math>
</file>

<file path=Object 59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row>
      <mi>y</mi>
      <mo stretchy="false">=</mo>
      <mfrac>
        <mn>1</mn>
        <mi>x</mi>
      </mfrac>
    </mrow>
    <annotation encoding="StarMath 5.0">%%ii DELETE {@y@}
%%ii @y@ EQDEF y = 1 over x
y = 1 over x %%gg
</annotation>
  </semantics>
</math>
</file>

<file path=Object 60/content.xml><?xml version="1.0" encoding="utf-8"?>
<math xmlns="http://www.w3.org/1998/Math/MathML" display="block">
  <semantics>
    <mrow>
      <mi>y</mi>
      <mrow>
        <mi>'</mi>
        <mo stretchy="false">=</mo>
        <mfrac>
          <mrow>
            <mi mathvariant="italic">d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 mathvariant="italic">dx</mi>
        </mfrac>
      </mrow>
    </mrow>
    <annotation encoding="StarMath 5.0">y' = {df(x)} over dx </annotation>
  </semantics>
</math>
</file>

<file path=Object 61/content.xml><?xml version="1.0" encoding="utf-8"?>
<math xmlns="http://www.w3.org/1998/Math/MathML" display="block">
  <semantics>
    <mi>g</mi>
    <annotation encoding="StarMath 5.0">g</annotation>
  </semantics>
</math>
</file>

<file path=Object 62/content.xml><?xml version="1.0" encoding="utf-8"?>
<math xmlns="http://www.w3.org/1998/Math/MathML" display="block">
  <semantics>
    <mrow>
      <mfrac>
        <mrow>
          <mi>d</mi>
          <mrow>
            <mi>arcsec</mi>
            <mi>x</mi>
          </mrow>
        </mrow>
        <mi mathvariant="italic">dx</mi>
      </mfrac>
      <mo stretchy="false">=</mo>
      <mfrac>
        <msqrt>
          <mstyle mathsize="11pt"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−</mo>
                <mn>1</mn>
              </mrow>
            </mfrac>
          </mstyle>
        </msqrt>
        <msup>
          <mi>x</mi>
          <mn>2</mn>
        </msup>
      </mfrac>
    </mrow>
    <annotation encoding="StarMath 5.0">%%ii DELETE {@f'(x)@}
%%ii @f'(x)@ {autoformat=true} EQDEF SIMPLIFY(differential(rhs(@y@)) over differential(x) = DIFFERENTIATE (rhs(@y@), x, 1) , "normal")
{{alignc d{func arcsec{x}}} over {alignc nospace{dx}}} = {{alignc sqrt{size-1{{alignc x^{2} } over {alignc x^{2}-1 }}} } over {alignc x^{2} }} %%gg
</annotation>
  </semantics>
</math>
</file>

<file path=Object 63/content.xml><?xml version="1.0" encoding="utf-8"?>
<math xmlns="http://www.w3.org/1998/Math/MathML" display="block">
  <semantics>
    <mrow>
      <mfrac>
        <mrow>
          <mi>d</mi>
          <mrow>
            <mi>arccsc</mi>
            <mi>x</mi>
          </mrow>
        </mrow>
        <mi mathvariant="italic">dx</mi>
      </mfrac>
      <mo stretchy="false">=</mo>
      <mrow>
        <mo stretchy="false">−</mo>
        <mfrac>
          <msqrt>
            <mstyle mathsize="11pt">
              <mfrac>
                <msup>
                  <mi>x</mi>
                  <mn>2</mn>
                </msup>
                <mrow>
                  <msup>
                    <mi>x</mi>
                    <mn>2</mn>
                  </msup>
                  <mo stretchy="false">−</mo>
                  <mn>1</mn>
                </mrow>
              </mfrac>
            </mstyle>
          </msqrt>
          <msup>
            <mi>x</mi>
            <mn>2</mn>
          </msup>
        </mfrac>
      </mrow>
    </mrow>
    <annotation encoding="StarMath 5.0">%%ii DELETE {@f'(x)@}
%%ii @f'(x)@ {autoformat=true} EQDEF SIMPLIFY(differential(rhs(@y@)) over differential(x) = DIFFERENTIATE (rhs(@y@), x, 1) , "normal")
{{alignc d{func arccsc{x}}} over {alignc nospace{dx}}} = -{{alignc sqrt{size-1{{alignc x^{2} } over {alignc x^{2}-1 }}} } over {alignc x^{2} }} %%gg
</annotation>
  </semantics>
</math>
</file>

<file path=Object 64/content.xml><?xml version="1.0" encoding="utf-8"?>
<math xmlns="http://www.w3.org/1998/Math/MathML" display="block">
  <semantics>
    <mtext>Clear all equations</mtext>
    <annotation encoding="StarMath 5.0">%%ii TEXT "Clear all equations"
"Clear all equations" %%gg
%%ii CLEAREQUATIONS 
</annotation>
  </semantics>
</math>
</file>

<file path=Object 6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width="0.051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5cm" svg:stroke-color="#ff6600" draw:fill-color="#ff66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5cm" svg:stroke-color="#6666ff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draw:stroke="dash" draw:stroke-dash="Ultrafine_20_Dashed" svg:stroke-width="0.05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Ultrafine_20_Dashed" svg:stroke-width="0.05cm" svg:stroke-color="#00cc00" draw:fill-color="#00cc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4cm" svg:height="7.683cm" xlink:href="." xlink:type="simple" chart:class="chart:scatter" chart:style-name="ch1">
        <chart:title svg:x="6.832cm" svg:y="0.289cm" chart:style-name="ch2">
          <text:p>Illustration</text:p>
        </chart:title>
        <chart:legend chart:legend-position="end" svg:x="12.797cm" svg:y="2.795cm" style:legend-expansion="high" chart:style-name="ch3"/>
        <chart:plot-area chart:style-name="ch4" chart:data-source-has-labels="both" svg:x="1.191cm" svg:y="1.519cm" svg:width="11.089cm" svg:height="5.614cm">
          <chart:coordinate-region svg:x="1.627cm" svg:y="1.719cm" svg:width="10.373cm" svg:height="4.767cm"/>
          <chart:axis chart:dimension="x" chart:name="primary-x" chart:style-name="ch5" chartooo:axis-type="auto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8" chart:values-cell-range-address="local-table.$F$2:.$F$21" chart:label-cell-address="local-table.$E$1" chart:class="chart:scatter">
            <chart:domain table:cell-range-address="local-table.$E$2:.$E$21"/>
            <chart:data-point chart:repeated="20"/>
          </chart:series>
          <chart:series chart:style-name="ch9" chart:values-cell-range-address="local-table.$I$2:.$I$21" chart:label-cell-address="local-table.$H$1" chart:class="chart:scatter">
            <chart:domain table:cell-range-address="local-table.$H$2:.$H$21"/>
            <chart:data-point chart:repeated="20"/>
          </chart:series>
          <chart:series chart:style-name="ch10" chart:values-cell-range-address="local-table.$L$2:.$L$21" chart:label-cell-address="local-table.$K$1" chart:class="chart:scatter">
            <chart:domain table:cell-range-address="local-table.$K$2:.$K$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  <table:table-column table:number-columns-repeated="2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y=f(x)</text:p>
              </table:table-cell>
              <table:table-cell office:value-type="string">
                <text:p/>
              </table:table-cell>
              <table:table-cell office:value-type="string">
                <text:p>Reihe 4</text:p>
              </table:table-cell>
              <table:table-cell office:value-type="string">
                <text:p>y=0</text:p>
              </table:table-cell>
              <table:table-cell office:value-type="string">
                <text:p/>
              </table:table-cell>
              <table:table-cell office:value-type="string">
                <text:p>Reihe 7</text:p>
              </table:table-cell>
              <table:table-cell office:value-type="string">
                <text:p>x=x_0</text:p>
              </table:table-cell>
              <table:table-cell office:value-type="string">
                <text:p/>
              </table:table-cell>
              <table:table-cell office:value-type="string">
                <text:p>Reihe 10</text:p>
              </table:table-cell>
              <table:table-cell office:value-type="string">
                <text:p>x=x_1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10">
                <text:p>10</text:p>
              </table:table-cell>
              <table:table-cell office:value-type="float" office:value="1.75856398210468">
                <text:p>1.758563982104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368421052632">
                <text:p>14.7368421052632</text:p>
              </table:table-cell>
              <table:table-cell office:value-type="float" office:value="3.51586961150613">
                <text:p>3.51586961150613</text:p>
              </table:table-cell>
              <table:table-cell office:value-type="float" office:value="NaN">
                <text:p>NaN</text:p>
              </table:table-cell>
              <table:table-cell office:value-type="float" office:value="14.7368421052632">
                <text:p>14.73684210526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925559990581408">
                <text:p>0.092555999058140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15726554993596">
                <text:p>0.215726554993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736842105263">
                <text:p>19.4736842105263</text:p>
              </table:table-cell>
              <table:table-cell office:value-type="float" office:value="3.55345415171799">
                <text:p>3.55345415171799</text:p>
              </table:table-cell>
              <table:table-cell office:value-type="float" office:value="NaN">
                <text:p>NaN</text:p>
              </table:table-cell>
              <table:table-cell office:value-type="float" office:value="19.4736842105263">
                <text:p>19.4736842105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85111998116282">
                <text:p>0.1851119981162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431453109987193">
                <text:p>0.431453109987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105263157895">
                <text:p>24.2105263157895</text:p>
              </table:table-cell>
              <table:table-cell office:value-type="float" office:value="2.389846004026">
                <text:p>2.389846004026</text:p>
              </table:table-cell>
              <table:table-cell office:value-type="float" office:value="NaN">
                <text:p>NaN</text:p>
              </table:table-cell>
              <table:table-cell office:value-type="float" office:value="24.2105263157895">
                <text:p>24.21052631578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77667997174423">
                <text:p>0.27766799717442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647179664980789">
                <text:p>0.647179664980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473684210526">
                <text:p>28.9473684210526</text:p>
              </table:table-cell>
              <table:table-cell office:value-type="float" office:value="2.74211763760943">
                <text:p>2.74211763760943</text:p>
              </table:table-cell>
              <table:table-cell office:value-type="float" office:value="NaN">
                <text:p>NaN</text:p>
              </table:table-cell>
              <table:table-cell office:value-type="float" office:value="28.9473684210526">
                <text:p>28.94736842105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370223996232563">
                <text:p>0.37022399623256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862906219974386">
                <text:p>0.86290621997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842105263158">
                <text:p>33.6842105263158</text:p>
              </table:table-cell>
              <table:table-cell office:value-type="float" office:value="4.28348746052232">
                <text:p>4.28348746052232</text:p>
              </table:table-cell>
              <table:table-cell office:value-type="float" office:value="NaN">
                <text:p>NaN</text:p>
              </table:table-cell>
              <table:table-cell office:value-type="float" office:value="33.6842105263158">
                <text:p>33.6842105263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462779995290704">
                <text:p>0.46277999529070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07863277496798">
                <text:p>1.07863277496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4210526315789">
                <text:p>38.4210526315789</text:p>
              </table:table-cell>
              <table:table-cell office:value-type="float" office:value="4.30944808010736">
                <text:p>4.30944808010736</text:p>
              </table:table-cell>
              <table:table-cell office:value-type="float" office:value="NaN">
                <text:p>NaN</text:p>
              </table:table-cell>
              <table:table-cell office:value-type="float" office:value="38.4210526315789">
                <text:p>38.42105263157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55335994348845">
                <text:p>0.55533599434884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29435932996158">
                <text:p>1.2943593299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578947368421">
                <text:p>43.1578947368421</text:p>
              </table:table-cell>
              <table:table-cell office:value-type="float" office:value="3.03072320651804">
                <text:p>3.03072320651804</text:p>
              </table:table-cell>
              <table:table-cell office:value-type="float" office:value="NaN">
                <text:p>NaN</text:p>
              </table:table-cell>
              <table:table-cell office:value-type="float" office:value="43.1578947368421">
                <text:p>43.15789473684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7891993406986">
                <text:p>0.64789199340698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51008588495518">
                <text:p>1.5100858849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8947368421053">
                <text:p>47.8947368421053</text:p>
              </table:table-cell>
              <table:table-cell office:value-type="float" office:value="3.17226253371595">
                <text:p>3.17226253371595</text:p>
              </table:table-cell>
              <table:table-cell office:value-type="float" office:value="NaN">
                <text:p>NaN</text:p>
              </table:table-cell>
              <table:table-cell office:value-type="float" office:value="47.8947368421053">
                <text:p>47.8947368421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40447992465127">
                <text:p>0.74044799246512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72581243994877">
                <text:p>1.72581243994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4.66338675877393">
                <text:p>4.66338675877393</text:p>
              </table:table-cell>
              <table:table-cell office:value-type="float" office:value="NaN">
                <text:p>NaN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33003991523268">
                <text:p>0.83300399152326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.94153899494237">
                <text:p>1.94153899494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684210526316">
                <text:p>57.3684210526316</text:p>
              </table:table-cell>
              <table:table-cell office:value-type="float" office:value="4.78047149138604">
                <text:p>4.78047149138604</text:p>
              </table:table-cell>
              <table:table-cell office:value-type="float" office:value="NaN">
                <text:p>NaN</text:p>
              </table:table-cell>
              <table:table-cell office:value-type="float" office:value="57.3684210526316">
                <text:p>57.36842105263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25559990581408">
                <text:p>0.92555999058140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15726554993596">
                <text:p>2.15726554993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052631578947">
                <text:p>62.1052631578947</text:p>
              </table:table-cell>
              <table:table-cell office:value-type="float" office:value="3.46450608464072">
                <text:p>3.46450608464072</text:p>
              </table:table-cell>
              <table:table-cell office:value-type="float" office:value="NaN">
                <text:p>NaN</text:p>
              </table:table-cell>
              <table:table-cell office:value-type="float" office:value="62.1052631578947">
                <text:p>62.10526315789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01811598963955">
                <text:p>1.0181159896395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7299210492956">
                <text:p>2.37299210492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8421052631579">
                <text:p>66.8421052631579</text:p>
              </table:table-cell>
              <table:table-cell office:value-type="float" office:value="3.43886931531978">
                <text:p>3.43886931531978</text:p>
              </table:table-cell>
              <table:table-cell office:value-type="float" office:value="NaN">
                <text:p>NaN</text:p>
              </table:table-cell>
              <table:table-cell office:value-type="float" office:value="66.8421052631579">
                <text:p>66.84210526315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11067198869769">
                <text:p>1.1106719886976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8871865992316">
                <text:p>2.58871865992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5789473684211">
                <text:p>71.5789473684211</text:p>
              </table:table-cell>
              <table:table-cell office:value-type="float" office:value="4.89779121875781">
                <text:p>4.89779121875781</text:p>
              </table:table-cell>
              <table:table-cell office:value-type="float" office:value="NaN">
                <text:p>NaN</text:p>
              </table:table-cell>
              <table:table-cell office:value-type="float" office:value="71.5789473684211">
                <text:p>71.5789473684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20322798775583">
                <text:p>1.2032279877558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80444521491675">
                <text:p>2.80444521491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3157894736842">
                <text:p>76.3157894736842</text:p>
              </table:table-cell>
              <table:table-cell office:value-type="float" office:value="5.1290044256366">
                <text:p>5.1290044256366</text:p>
              </table:table-cell>
              <table:table-cell office:value-type="float" office:value="NaN">
                <text:p>NaN</text:p>
              </table:table-cell>
              <table:table-cell office:value-type="float" office:value="76.3157894736842">
                <text:p>76.31578947368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29578398681397">
                <text:p>1.2957839868139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02017176991035">
                <text:p>3.02017176991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0526315789474">
                <text:p>81.0526315789474</text:p>
              </table:table-cell>
              <table:table-cell office:value-type="float" office:value="3.8069422811611">
                <text:p>3.8069422811611</text:p>
              </table:table-cell>
              <table:table-cell office:value-type="float" office:value="NaN">
                <text:p>NaN</text:p>
              </table:table-cell>
              <table:table-cell office:value-type="float" office:value="81.0526315789474">
                <text:p>81.05263157894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38833998587211">
                <text:p>1.388339985872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23589832490395">
                <text:p>3.23589832490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7894736842105">
                <text:p>85.7894736842105</text:p>
              </table:table-cell>
              <table:table-cell office:value-type="float" office:value="3.62901008630022">
                <text:p>3.62901008630022</text:p>
              </table:table-cell>
              <table:table-cell office:value-type="float" office:value="NaN">
                <text:p>NaN</text:p>
              </table:table-cell>
              <table:table-cell office:value-type="float" office:value="85.7894736842105">
                <text:p>85.7894736842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8089598493025">
                <text:p>1.4808959849302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45162487989754">
                <text:p>3.45162487989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.5263157894737">
                <text:p>90.5263157894737</text:p>
              </table:table-cell>
              <table:table-cell office:value-type="float" office:value="5.0535567569103">
                <text:p>5.0535567569103</text:p>
              </table:table-cell>
              <table:table-cell office:value-type="float" office:value="NaN">
                <text:p>NaN</text:p>
              </table:table-cell>
              <table:table-cell office:value-type="float" office:value="90.5263157894737">
                <text:p>90.52631578947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57345198398839">
                <text:p>1.5734519839883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66735143489114">
                <text:p>3.66735143489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.2631578947368">
                <text:p>95.2631578947368</text:p>
              </table:table-cell>
              <table:table-cell office:value-type="float" office:value="5.4063232278601">
                <text:p>5.4063232278601</text:p>
              </table:table-cell>
              <table:table-cell office:value-type="float" office:value="NaN">
                <text:p>NaN</text:p>
              </table:table-cell>
              <table:table-cell office:value-type="float" office:value="95.2631578947368">
                <text:p>95.26315789473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66600798304654">
                <text:p>1.6660079830465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88307798988474">
                <text:p>3.88307798988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.09880454487833">
                <text:p>4.0988045448783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75856398210468">
                <text:p>1.7585639821046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09880454487833">
                <text:p>4.0988045448783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2</mn>
      </mrow>
      <mrow>
        <mfrac>
          <mrow>
            <mi>a</mi>
            <mi>x</mi>
            <mi>ln</mi>
            <mrow>
              <mo fence="true" form="prefix" stretchy="false">(</mo>
              <mrow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row>
              <mo fence="true" form="postfix" stretchy="false">)</mo>
            </mrow>
          </mrow>
          <mrow>
            <mn>1</mn>
            <mo stretchy="false">+</mo>
            <mroot>
              <mrow>
                <mo stretchy="false">−</mo>
                <msup>
                  <mrow>
                    <mo fence="true" form="prefix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  <mn>3</mn>
                </msup>
              </mrow>
              <mn>5</mn>
            </mroot>
          </mrow>
        </mfrac>
        <mo stretchy="false">+</mo>
        <mfrac>
          <mrow>
            <mi>x</mi>
            <mrow>
              <mo fence="true" form="prefix" stretchy="false">(</mo>
              <mrow>
                <mrow>
                  <mrow>
                    <mi>b</mi>
                    <mo stretchy="false">+</mo>
                    <mi>a</mi>
                  </mrow>
                  <msup>
                    <mi>x</mi>
                    <mn>2</mn>
                  </msup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ot>
                    <mrow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n>3</mn>
                      </msup>
                    </mrow>
                    <mn>5</mn>
                  </mroot>
                </mrow>
              </mrow>
              <mo fence="true" form="postfix" stretchy="false">)</mo>
            </mrow>
          </mrow>
        </mfrac>
        <mo stretchy="false">+</mo>
        <mfrac>
          <mn>6</mn>
          <mn>5</mn>
        </mfrac>
      </mrow>
      <mfrac>
        <mrow>
          <mi>x</mi>
          <msup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−</mo>
                  <mn>1</mn>
                </mrow>
              </mrow>
              <mo fence="true" form="postfix" stretchy="false">)</mo>
            </mrow>
            <mn>2</mn>
          </msup>
          <mrow>
            <mo fence="true" form="prefix" stretchy="false">(</mo>
            <mrow>
              <mrow>
                <mrow>
                  <mi>b</mi>
                  <mo stretchy="false">+</mo>
                  <mi>a</mi>
                </mrow>
                <msup>
                  <mi>x</mi>
                  <mn>2</mn>
                </msup>
              </mrow>
            </mrow>
            <mo fence="true" form="postfix" stretchy="false">)</mo>
          </mrow>
          <mi>ln</mi>
          <mrow>
            <mo fence="true" form="prefix" stretchy="false">(</mo>
            <mrow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row>
            <mo fence="true" form="postfix" stretchy="false">)</mo>
          </mrow>
        </mrow>
        <mrow>
          <mroot>
            <msup>
              <mrow>
                <mo fence="true" form="prefix" stretchy="false">(</mo>
                <mrow>
                  <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n>3</mn>
                    </msup>
                  </mrow>
                </mrow>
                <mo fence="true" form="postfix" stretchy="false">)</mo>
              </mrow>
              <mn>4</mn>
            </msup>
            <mn>5</mn>
          </mroot>
          <msup>
            <mrow>
              <mo fence="true" form="prefix" stretchy="false">(</mo>
              <mrow>
                <mrow>
                  <mn>1</mn>
                  <mo stretchy="false">+</mo>
                  <mroot>
                    <mrow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n>3</mn>
                      </msup>
                    </mrow>
                    <mn>5</mn>
                  </mroot>
                </mrow>
              </mrow>
              <mo fence="true" form="postfix" stretchy="false">)</mo>
            </mrow>
            <mn>2</mn>
          </msup>
        </mrow>
      </mfrac>
    </mrow>
    <annotation encoding="StarMath 5.0">%%ii @differentiate@ {autoformat=true} EQDEF differential(y) over differential(x) = differentiate ( rhs(@prev@), x, 1 )
{{alignc nospace{dy}} over {alignc  nospace{dx}}} = 2 {{alignc  a x ln(sqrt{1-x^{2} }) } over {alignc  1 + nroot{5}{-(x^{2}-1)^{3} } }} + {{alignc x (b + a x^{2} )  } over {alignc  (x^{2}-1 ) (1 + nroot{5}{-(x^{2}-1)^{3} } ) }} + {{alignc 6} over {alignc 5}} {{alignc  x (x^{2}-1)^{2} (b + a x^{2} )  ln(sqrt{1-x^{2} }) } over {alignc  nroot{5}{(-(x^{2}-1)^{3} )^{4}} (1 + nroot{5}{-(x^{2}-1)^{3} })^{2} }} %%gg
</annotation>
  </semantics>
</math>
</file>

<file path=Object 68/content.xml><?xml version="1.0" encoding="utf-8"?>
<math xmlns="http://www.w3.org/1998/Math/MathML" display="block">
  <semantics>
    <mrow>
      <mrow>
        <mfrac>
          <mrow>
            <mi>d</mi>
            <mrow>
              <mi>h</mi>
              <mrow>
                <mo fence="true" form="prefix" stretchy="false">(</mo>
                <mrow>
                  <mi>g</mi>
                </mrow>
                <mo fence="true" form="postfix" stretchy="false">)</mo>
              </mrow>
            </mrow>
          </mrow>
          <mi mathvariant="italic">dx</mi>
        </mfrac>
        <mo stretchy="false">=</mo>
        <mfrac>
          <mi mathvariant="italic">dg</mi>
          <mi mathvariant="italic">dx</mi>
        </mfrac>
      </mrow>
      <mfrac>
        <mrow>
          <mi>d</mi>
          <mrow>
            <mi>h</mi>
            <mrow>
              <mo fence="true" form="prefix" stretchy="false">(</mo>
              <mrow>
                <mi>g</mi>
              </mrow>
              <mo fence="true" form="postfix" stretchy="false">)</mo>
            </mrow>
          </mrow>
        </mrow>
        <mi mathvariant="italic">dg</mi>
      </mfrac>
    </mrow>
    <annotation encoding="StarMath 5.0">%%ii DELETE {@2@}
%%ii @2@ {autotextmode=false} EQDEF differential (h(g)) over differential(x) = DIFFERENTIATE(h(g), x, 1)
{{alignc d{h(g)}} over {alignc nospace{dx}}} = {{alignc nospace{dg}} over {alignc nospace{dx}}} {{alignc d{h(g)}} over {alignc nospace{dg}}}  %%gg
</annotation>
  </semantics>
</math>
</file>

<file path=Object 69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frac>
                  <mn>1</mn>
                  <mi>f</mi>
                </mfrac>
              </mrow>
              <mo fence="true" form="postfix" stretchy="false">)</mo>
            </mrow>
          </mrow>
          <mi mathvariant="italic">dx</mi>
        </mfrac>
        <mo stretchy="false">=</mo>
        <mrow>
          <mo stretchy="false">−</mo>
          <mfrac>
            <mn>1</mn>
            <msup>
              <mi>f</mi>
              <mn>2</mn>
            </msup>
          </mfrac>
        </mrow>
      </mrow>
      <mfrac>
        <mi mathvariant="italic">df</mi>
        <mi mathvariant="italic">dx</mi>
      </mfrac>
    </mrow>
    <annotation encoding="StarMath 5.0">%%ii DELETE {@2@}
%%ii @2@ {autotextmode=false} EQDEF differential (1 over f) over differential (x) = DIFFERENTIATE(1 over f, x, 1)
{{alignc d({alignc 1 over {alignc f}})} over {alignc nospace{dx}}} = -{{alignc 1  } over {alignc f^2 }} {{alignc nospace{df}} over {alignc nospace{dx}}} %%gg
</annotation>
  </semantics>
</math>
</file>

<file path=Object 7/content.xml><?xml version="1.0" encoding="utf-8"?>
<math xmlns="http://www.w3.org/1998/Math/MathML" display="block">
  <semantics>
    <mrow>
      <mi>y</mi>
      <mo stretchy="false">=</mo>
      <mfrac>
        <mn>1</mn>
        <msup>
          <mi>x</mi>
          <mi>c</mi>
        </msup>
      </mfrac>
    </mrow>
    <annotation encoding="StarMath 5.0">%%ii DELETE {@y@}
%%ii @y@ EQDEF y = 1 over x^c
y = 1 over x^c %%gg
</annotation>
  </semantics>
</math>
</file>

<file path=Object 70/content.xml><?xml version="1.0" encoding="utf-8"?>
<math xmlns="http://www.w3.org/1998/Math/MathML" display="block">
  <semantics>
    <mrow>
      <mfrac>
        <mrow>
          <mi>d</mi>
          <mrow>
            <mi>arsech</mi>
            <mi>x</mi>
          </mrow>
        </mrow>
        <mi mathvariant="italic">dx</mi>
      </mfrac>
      <mo stretchy="false">=</mo>
      <mrow>
        <mo stretchy="false">−</mo>
        <mfrac>
          <mn>1</mn>
          <mrow>
            <mi>x</mi>
            <msqrt>
              <mrow>
                <mn>1</mn>
                <mo stretchy="false">−</mo>
                <msup>
                  <mi>x</mi>
                  <mn>2</mn>
                </msup>
              </mrow>
            </msqrt>
          </mrow>
        </mfrac>
      </mrow>
    </mrow>
    <annotation encoding="StarMath 5.0">%%ii DELETE {@f'(x)@}
%%ii @f'(x)@ {autoformat=true} EQDEF SIMPLIFY(differential(rhs(@y@)) over differential(x) = DIFFERENTIATE (rhs(@y@), x, 1) , "normal")
{{alignc d{func arsech{x}}} over {alignc nospace{dx}}} = -{{alignc 1  } over {alignc x sqrt{1-x^{2} } }} %%gg
</annotation>
  </semantics>
</math>
</file>

<file path=Object 71/content.xml><?xml version="1.0" encoding="utf-8"?>
<math xmlns="http://www.w3.org/1998/Math/MathML" display="block">
  <semantics>
    <mi>y</mi>
    <annotation encoding="StarMath 5.0">y</annotation>
  </semantics>
</math>
</file>

<file path=Object 72/content.xml><?xml version="1.0" encoding="utf-8"?>
<math xmlns="http://www.w3.org/1998/Math/MathML" display="block">
  <semantics>
    <mi>x</mi>
    <annotation encoding="StarMath 5.0">x</annotation>
  </semantics>
</math>
</file>

<file path=Object 73/content.xml><?xml version="1.0" encoding="utf-8"?>
<math xmlns="http://www.w3.org/1998/Math/MathML" display="block">
  <semantics>
    <mrow>
      <mi>y</mi>
      <mo stretchy="false">=</mo>
      <mfrac>
        <mrow>
          <mi>ln</mi>
          <msqrt>
            <mrow>
              <mn>1</mn>
              <mo stretchy="false">−</mo>
              <msup>
                <mi>x</mi>
                <mn>2</mn>
              </msup>
            </mrow>
          </msqrt>
          <mrow>
            <mo fence="true" form="prefix" stretchy="false">(</mo>
            <mrow>
              <mrow>
                <mi>a</mi>
                <mrow>
                  <msup>
                    <mi>x</mi>
                    <mn>2</mn>
                  </msup>
                  <mo stretchy="false">+</mo>
                  <mi>b</mi>
                </mrow>
              </mrow>
            </mrow>
            <mo fence="true" form="postfix" stretchy="false">)</mo>
          </mrow>
        </mrow>
        <mrow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form="postfix" stretchy="false">)</mo>
              </mrow>
              <mn>3</mn>
            </msup>
            <mn>5</mn>
          </mroot>
          <mo stretchy="false">+</mo>
          <mn>1</mn>
        </mrow>
      </mfrac>
    </mrow>
    <annotation encoding="StarMath 5.0">%%ii @eq@ EQDEF y = {ln {sqrt{1 - x^2}} ( a x^2 + b )} over {nroot{5}{(1 - x^2)^3} + 1}
y = {ln {sqrt{1 - x^2}} ( a x^2 + b )} over {nroot{5}{(1 - x^2)^3} + 1} %%gg
</annotation>
  </semantics>
</math>
</file>

<file path=Object 74/content.xml><?xml version="1.0" encoding="utf-8"?>
<math xmlns="http://www.w3.org/1998/Math/MathML" display="block">
  <semantics>
    <mrow>
      <mfrac>
        <mrow>
          <mi>d</mi>
          <mrow>
            <mi>arcoth</mi>
            <mi>x</mi>
          </mrow>
        </mrow>
        <mi mathvariant="italic">dx</mi>
      </mfrac>
      <mo stretchy="false">=</mo>
      <mfrac>
        <mn>1</mn>
        <mrow>
          <mrow>
            <mo fence="true" form="prefix" stretchy="false">(</mo>
            <mrow>
              <mrow>
                <mn>1</mn>
                <mo stretchy="false">−</mo>
                <mi>x</mi>
              </mrow>
            </mrow>
            <mo fence="true" form="postfix" stretchy="false">)</mo>
          </mrow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</mrow>
      </mfrac>
    </mrow>
    <annotation encoding="StarMath 5.0">%%ii DELETE {@f'(x)@}
%%ii @f'(x)@ {autoformat=true} EQDEF SIMPLIFY(differential(rhs(@y@)) over differential(x) = DIFFERENTIATE (rhs(@y@), x, 1) , "normal")
{{alignc d{func arcoth{x}}} over {alignc nospace{dx}}} = {{alignc 1  } over {alignc  (1-x  ) (1 + x ) }} %%gg
</annotation>
  </semantics>
</math>
</file>

<file path=Object 75/content.xml><?xml version="1.0" encoding="utf-8"?>
<math xmlns="http://www.w3.org/1998/Math/MathML" display="block">
  <semantics>
    <mrow>
      <mfrac>
        <mrow>
          <mi>d</mi>
          <mrow>
            <mi>arcsch</mi>
            <mi>x</mi>
          </mrow>
        </mrow>
        <mi mathvariant="italic">dx</mi>
      </mfrac>
      <mo stretchy="false">=</mo>
      <mrow>
        <mo stretchy="false">−</mo>
        <mfrac>
          <mn>1</mn>
          <mrow>
            <mi>x</mi>
            <msqrt>
              <mrow>
                <mn>1</mn>
                <mo stretchy="false">+</mo>
                <msup>
                  <mi>x</mi>
                  <mn>2</mn>
                </msup>
              </mrow>
            </msqrt>
          </mrow>
        </mfrac>
      </mrow>
    </mrow>
    <annotation encoding="StarMath 5.0">%%ii DELETE {@f'(x)@}
%%ii @f'(x)@ {autoformat=true} EQDEF SIMPLIFY(differential(rhs(@y@)) over differential(x) = DIFFERENTIATE (rhs(@y@), x, 1) , "normal")
{{alignc d{func arcsch{x}}} over {alignc nospace{dx}}} = -{{alignc 1  } over {alignc x sqrt{1 + x^{2}} }} %%gg
</annotation>
  </semantics>
</math>
</file>

<file path=Object 77/content.xml><?xml version="1.0" encoding="utf-8"?>
<math xmlns="http://www.w3.org/1998/Math/MathML" display="block">
  <semantics>
    <mn>0</mn>
    <annotation encoding="StarMath 5.0">%%ii EXDEF INTEGRATE(RHS(@prev@), x, c) - RHS( @y@ )
0 %%gg
</annotation>
  </semantics>
</math>
</file>

<file path=Object 78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frac>
                <mn>1</mn>
                <mi>x</mi>
              </mfrac>
            </mrow>
            <mo fence="true" form="postfix" stretchy="false">)</mo>
          </mrow>
        </mrow>
        <mi mathvariant="italic">dx</mi>
      </mfrac>
      <mo stretchy="false">=</mo>
      <mrow>
        <mo stretchy="false">−</mo>
        <mfrac>
          <mn>1</mn>
          <msup>
            <mi>x</mi>
            <mn>2</mn>
          </msup>
        </mfrac>
      </mrow>
    </mrow>
    <annotation encoding="StarMath 5.0">%%ii DELETE {@f'(x)@}
%%ii @f'(x)@ EQDEF differential(rhs(@y@)) over differential(x) = DIFFERENTIATE (rhs(@y@), x, 1)
{{alignc d({alignc 1 over {alignc x}})} over {alignc nospace{dx}}} = -{{alignc 1  } over {alignc x^{2} }} %%gg
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8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τ</mi>
              <mi mathvariant="normal">@</mi>
              <mi>h</mi>
            </mrow>
          </mrow>
          <mo fence="true" form="postfix" stretchy="false">)</mo>
        </mrow>
        <mo stretchy="false">=</mo>
        <mfrac>
          <mrow>
            <mrow>
              <mstyle mathsize="11pt">
                <mfrac>
                  <mrow>
                    <msub>
                      <mi>G</mi>
                      <mi>k</mi>
                    </msub>
                    <mo stretchy="false">−</mo>
                    <msub>
                      <mi>G</mi>
                      <mi mathvariant="italic">sm</mi>
                    </msub>
                  </mrow>
                  <mi>A</mi>
                </mfrac>
              </mstyle>
              <mo stretchy="false">−</mo>
              <mi>h</mi>
            </mrow>
            <mfrac>
              <mrow>
                <mo stretchy="false">∂</mo>
                <msub>
                  <mi>ρ</mi>
                  <mi mathvariant="italic">sm</mi>
                </msub>
              </mrow>
              <mrow>
                <mo stretchy="false">∂</mo>
                <mi>τ</mi>
              </mrow>
            </mfrac>
          </mrow>
          <mrow>
            <mrow>
              <msub>
                <mi>ρ</mi>
                <mi mathvariant="italic">sm</mi>
              </msub>
              <mo stretchy="false">+</mo>
              <mi>h</mi>
            </mrow>
            <mfrac>
              <mrow>
                <mo stretchy="false">∂</mo>
                <msub>
                  <mi>ρ</mi>
                  <mi mathvariant="italic">sm</mi>
                </msub>
              </mrow>
              <mrow>
                <mo stretchy="false">∂</mo>
                <mi>h</mi>
              </mrow>
            </mfrac>
          </mrow>
        </mfrac>
      </mrow>
    </mrow>
    <annotation encoding="StarMath 5.0">%%ii @f(τ;h)@ {difftype="dfdt"} FUNCDEF f(τ;h)=rhs (@eq@)
f(τ %fc h) = {{alignc size-1{{alignc G_k-G_sm  } over {alignc A }}-h {{alignc nospace{partial ρ_sm}} over {alignc nospace{partial τ}}}  } over {alignc ρ_sm + h {{alignc nospace{partial ρ_sm}} over {alignc nospace{partial h}}}  }} %%gg
</annotation>
  </semantics>
</math>
</file>

<file path=Object 81/content.xml><?xml version="1.0" encoding="utf-8"?>
<math xmlns="http://www.w3.org/1998/Math/MathML">
  <semantics>
    <mrow>
      <mrow>
        <mi>S</mi>
        <mo stretchy="false">=</mo>
        <mrow>
          <mrow>
            <mo stretchy="false">−</mo>
            <mn>90</mn>
          </mrow>
          <mo stretchy="false">+</mo>
          <mi>cos</mi>
        </mrow>
      </mrow>
      <mrow>
        <mn>10</mn>
        <mo stretchy="false">−</mo>
        <mi>cos</mi>
      </mrow>
      <mrow>
        <mn>100</mn>
        <mo stretchy="false">−</mo>
        <mn>10</mn>
      </mrow>
      <mi>ln</mi>
      <mrow>
        <mrow>
          <mo fence="true" form="prefix" stretchy="false">(</mo>
          <mrow>
            <mn>10</mn>
          </mrow>
          <mo fence="true" form="postfix" stretchy="false">)</mo>
        </mrow>
        <mo stretchy="false">+</mo>
        <mn>100</mn>
      </mrow>
      <mi>ln</mi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n>345,8</mn>
      </mrow>
    </mrow>
    <annotation encoding="StarMath 5.0">%%ii @S2@ EQDEF S = integrate(rhs(@y@), x, val(x_0), val(x_1))
S = -90 + cos{10}-cos{100} -10  ln(10)  + 100  ln(100)  %%gg
%%ii TEXT =
= %%gg
%%ii EXDEF VAL(S)
345,8 %%gg
</annotation>
  </semantics>
</math>
</file>

<file path=Object 82/content.xml><?xml version="1.0" encoding="utf-8"?>
<math xmlns="http://www.w3.org/1998/Math/MathML" display="block">
  <semantics>
    <mtable>
      <mtr>
        <mtd columnalign="right">
          <mi>S</mi>
        </mtd>
        <mtd>
          <mrow>
            <mrow/>
            <mo stretchy="false">=</mo>
            <mrow/>
          </mrow>
        </mtd>
        <mtd columnalign="left">
          <mrow>
            <mrow>
              <munderover>
                <mo stretchy="false">∫</mo>
                <mrow>
                  <mi>x</mi>
                  <mo stretchy="false">=</mo>
                  <msub>
                    <mi>x</mi>
                    <mn>0</mn>
                  </msub>
                </mrow>
                <msub>
                  <mi>x</mi>
                  <mn>1</mn>
                </msub>
              </munderover>
              <mrow>
                <mo fence="true" form="prefix" stretchy="false">(</mo>
                <mrow>
                  <mrow>
                    <mi>ln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+</mo>
                      <mi>sin</mi>
                    </mrow>
                    <mi>x</mi>
                  </mrow>
                </mrow>
                <mo fence="true" form="postfix" stretchy="false">)</mo>
              </mrow>
            </mrow>
            <mi mathvariant="italic">dx</mi>
          </mrow>
        </mtd>
        <mtd>
          <mrow/>
        </mtd>
        <mtd>
          <mrow/>
        </mtd>
        <mtd>
          <mrow/>
        </mtd>
        <mtd>
          <mrow/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  <mo stretchy="false">+</mo>
              <mi>cos</mi>
            </mrow>
            <mrow>
              <msub>
                <mi>x</mi>
                <mn>0</mn>
              </msub>
              <mo stretchy="false">−</mo>
              <mi>cos</mi>
            </mrow>
            <mrow>
              <msub>
                <mi>x</mi>
                <mn>1</mn>
              </msub>
              <mo stretchy="false">+</mo>
              <msub>
                <mi>x</mi>
                <mn>1</mn>
              </msub>
            </mrow>
            <mi>ln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−</mo>
              <msub>
                <mi>x</mi>
                <mn>0</mn>
              </msub>
            </mrow>
            <mi>ln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</mtd>
        <mtd>
          <mrow/>
        </mtd>
        <mtd>
          <mrow/>
        </mtd>
        <mtd>
          <mrow>
            <mrow/>
            <mo stretchy="false">=</mo>
            <mrow/>
          </mrow>
        </mtd>
        <mtd columnalign="left">
          <mn>345,8</mn>
        </mtd>
      </mtr>
    </mtable>
    <annotation encoding="StarMath 5.0">%%ii @S1@ EQDEF S = int from {x = (x_0)} to {(x_1)} {rhs(@y@) differential(x)}
%%ii TEXT newline
%%ii @4@ EQDEF SIMPLIFY(@prev@ , "integrate")
%%ii PRINTVAL S
MATRIX { %%gg
{alignr S}#{}={}# {alignl  int from {x = x_0} to {x_1} {(ln(x) + sin{x})} nospace{dx}} # {} # {}  # {} # {}  ## %%gg
{} #{}={}# {alignl  x_0-x_1  + cos{x_0}-cos{x_1}  + x_1 ln(x_1) -x_0 ln(x_0) } # {} # {} #{}={}# {alignl 345,8} %%gg
} %%gg
</annotation>
  </semantics>
</math>
</file>

<file path=Object 85/content.xml><?xml version="1.0" encoding="utf-8"?>
<math xmlns="http://www.w3.org/1998/Math/MathML" display="block">
  <semantics>
    <mrow>
      <mi>A</mi>
      <mrow>
        <mfrac>
          <mrow>
            <mi>d</mi>
            <mrow>
              <mo fence="true" form="prefix" stretchy="false">(</mo>
              <mrow>
                <mrow>
                  <mi>h</mi>
                  <msub>
                    <mi>ρ</mi>
                    <mi mathvariant="italic">sm</mi>
                  </msub>
                </mrow>
              </mrow>
              <mo fence="true" form="postfix" stretchy="false">)</mo>
            </mrow>
          </mrow>
          <mi mathvariant="italic">dτ</mi>
        </mfrac>
        <mo stretchy="false">=</mo>
        <mrow>
          <msub>
            <mi>G</mi>
            <mi>k</mi>
          </msub>
          <mo stretchy="false">−</mo>
          <msub>
            <mi>G</mi>
            <mi mathvariant="italic">sm</mi>
          </msub>
        </mrow>
      </mrow>
    </mrow>
    <annotation encoding="StarMath 5.0">%%ii @eq:2@ {difftype="dfdt"} EQDEF A differential (ρ_sm cdot h) over differential (τ) = G_k - G_sm
A {{alignc d(h ρ_sm )} over {alignc nospace{dτ}}}  = G_k-G_sm  %%gg
</annotation>
  </semantics>
</math>
</file>

<file path=Object 86/content.xml><?xml version="1.0" encoding="utf-8"?>
<math xmlns="http://www.w3.org/1998/Math/MathML" display="block">
  <semantics>
    <mtable>
      <mtr>
        <mtd columnalign="right">
          <mi>y</mi>
        </mtd>
        <mtd>
          <mrow>
            <mrow/>
            <mo stretchy="false">=</mo>
            <mrow/>
          </mrow>
        </mtd>
        <mtd columnalign="left">
          <mrow>
            <mi>l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sin</mi>
            </mrow>
            <mi>x</mi>
          </mrow>
        </mtd>
      </mtr>
      <mtr>
        <mtd columnalign="right">
          <msub>
            <mi>x</mi>
            <mn>0</mn>
          </msub>
        </mtd>
        <mtd>
          <mrow>
            <mrow/>
            <mo stretchy="false">=</mo>
            <mrow/>
          </mrow>
        </mtd>
        <mtd columnalign="left">
          <mn>10</mn>
        </mtd>
      </mtr>
      <mtr>
        <mtd columnalign="right">
          <msub>
            <mi>x</mi>
            <mn>1</mn>
          </msub>
        </mtd>
        <mtd>
          <mrow>
            <mrow/>
            <mo stretchy="false">=</mo>
            <mrow/>
          </mrow>
        </mtd>
        <mtd columnalign="left">
          <mn>100</mn>
        </mtd>
      </mtr>
    </mtable>
    <annotation encoding="StarMath 5.0">%%ii @y@ EQDEF y = ln( x ) + sin { x }
%%ii TEXT newline
%%ii @x_0@ EQDEF x_0 = 10
%%ii TEXT newline
%%ii @x_1@ EQDEF x_1=100
MATRIX { %%gg
{alignr y}#{}={}# {alignl  ln( x ) + sin { x }} ## %%gg
{alignr x_0}#{}={}# {alignl  10} ## %%gg
{alignr x_1}#{}={}# {alignl 100} %%gg
} %%gg
</annotation>
  </semantics>
</math>
</file>

<file path=Object 87/content.xml><?xml version="1.0" encoding="utf-8"?>
<math xmlns="http://www.w3.org/1998/Math/MathML" display="block">
  <semantics>
    <annotation encoding="StarMath 5.0">%%ii FUNCTION {{none},y,x}
</annotation>
  </semantics>
</math>
</file>

<file path=Object 88/content.xml><?xml version="1.0" encoding="utf-8"?>
<math xmlns="http://www.w3.org/1998/Math/MathML" display="block">
  <semantics>
    <mtext>Clear all equations.</mtext>
    <annotation encoding="StarMath 5.0">%%ii TEXT "Clear all equations."
"Clear all equations." %%gg
%%ii CLEAREQUATIONS 
</annotation>
  </semantics>
</math>
</file>

<file path=Object 89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row>
              <mo fence="true" form="prefix" stretchy="false">(</mo>
              <mrow>
                <mrow>
                  <mi>f</mi>
                  <mi>g</mi>
                </mrow>
              </mrow>
              <mo fence="true" form="postfix" stretchy="false">)</mo>
            </mrow>
          </mrow>
          <msup>
            <mi mathvariant="italic">dx</mi>
            <mn>2</mn>
          </msup>
        </mfrac>
        <mo stretchy="false">=</mo>
        <mn>2</mn>
      </mrow>
      <mfrac>
        <mi mathvariant="italic">df</mi>
        <mi mathvariant="italic">dx</mi>
      </mfrac>
      <mrow>
        <mfrac>
          <mi mathvariant="italic">dg</mi>
          <mi mathvariant="italic">dx</mi>
        </mfrac>
        <mo stretchy="false">+</mo>
        <mi>g</mi>
      </mrow>
      <mrow>
        <mfrac>
          <mrow>
            <msup>
              <mi>d</mi>
              <mn>2</mn>
            </msup>
            <mi>f</mi>
          </mrow>
          <msup>
            <mi mathvariant="italic">dx</mi>
            <mn>2</mn>
          </msup>
        </mfrac>
        <mo stretchy="false">+</mo>
        <mi>f</mi>
      </mrow>
      <mfrac>
        <mrow>
          <msup>
            <mi>d</mi>
            <mn>2</mn>
          </msup>
          <mi>g</mi>
        </mrow>
        <msup>
          <mi mathvariant="italic">dx</mi>
          <mn>2</mn>
        </msup>
      </mfrac>
    </mrow>
    <annotation encoding="StarMath 5.0">%%ii DELETE {@2@}
%%ii @2@ {autotextmode=false} EQDEF differential(f cdot g, 2) over {differential (x, 2)} = DIFFERENTIATE(f cdot g, x, 2)
{{alignc d^{2}(f g )} over {alignc nospace{dx^{2}}}} = 2  {{alignc nospace{df}} over {alignc nospace{dx}}} {{alignc nospace{dg}} over {alignc nospace{dx}}}  + g {{alignc nospace{d^{2}f}} over {alignc nospace{dx^{2}}}}  + f {{alignc nospace{d^{2}g}} over {alignc nospace{dx^{2}}}}  %%gg
</annotation>
  </semantics>
</math>
</file>

<file path=Object 9/content.xml><?xml version="1.0" encoding="utf-8"?>
<math xmlns="http://www.w3.org/1998/Math/MathML" display="block">
  <semantics>
    <mrow>
      <mi>y</mi>
      <mo stretchy="false">=</mo>
      <msqrt>
        <mi>x</mi>
      </msqrt>
    </mrow>
    <annotation encoding="StarMath 5.0">%%ii DELETE {@y@}
%%ii @y@ EQDEF y = sqrt {x}
y = sqrt {x} %%gg
</annotation>
  </semantics>
</math>
</file>

<file path=Object 90/content.xml><?xml version="1.0" encoding="utf-8"?>
<math xmlns="http://www.w3.org/1998/Math/MathML" display="block">
  <semantics>
    <annotation encoding="StarMath 5.0">%%ii CHART {"Objekt6",val(x_0):val(x_0),1,VAL(0:valwith(y, x=x_0)),1,7,"x=x_0"}
%%ii CHART {"Objekt6",val(x_1):val(x_1),1,VAL(0:valwith(y, x=x_1)),1,10,"x=x_1"}
</annotation>
  </semantics>
</math>
</file>

<file path=Object 91/content.xml><?xml version="1.0" encoding="utf-8"?>
<math xmlns="http://www.w3.org/1998/Math/MathML" display="block">
  <semantics>
    <annotation encoding="StarMath 5.0">%%ii CHART {"Objekt6",x=val(x_0):val(x_1),1,VAL(@y@),1,1,"y=f(x)"}
</annotation>
  </semantics>
</math>
</file>

<file path=Object 92/content.xml><?xml version="1.0" encoding="utf-8"?>
<math xmlns="http://www.w3.org/1998/Math/MathML" display="block">
  <semantics>
    <annotation encoding="StarMath 5.0">%%ii CHART {"Objekt6",val(x_0):val(x_1),1,VAL(0:0),1,4,"y=0"}
</annotation>
  </semantics>
</math>
</file>

<file path=Object 94/content.xml><?xml version="1.0" encoding="utf-8"?>
<math xmlns="http://www.w3.org/1998/Math/MathML" display="block">
  <semantics>
    <mn>0</mn>
    <annotation encoding="StarMath 5.0">%%ii {autoformat=true} EXDEF SIMPLIFY(INTEGRATE(RHS(@prev@), x, C) - RHS( @y@ ) - C , "expand")
0 %%gg
</annotation>
  </semantics>
</math>
</file>

<file path=Object 95/content.xml><?xml version="1.0" encoding="utf-8"?>
<math xmlns="http://www.w3.org/1998/Math/MathML" display="block">
  <semantics>
    <mi>x</mi>
    <annotation encoding="StarMath 5.0">x</annotation>
  </semantics>
</math>
</file>

<file path=Object 96/content.xml><?xml version="1.0" encoding="utf-8"?>
<math xmlns="http://www.w3.org/1998/Math/MathML" display="block">
  <semantics>
    <mn>0</mn>
    <annotation encoding="StarMath 5.0">%%ii EXDEF INTEGRATE(RHS(@prev@), x, C) - RHS( @y@ ) - C
0 %%gg
</annotation>
  </semantics>
</math>
</file>

<file path=Object 9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8/content.xml><?xml version="1.0" encoding="utf-8"?>
<math xmlns="http://www.w3.org/1998/Math/MathML" display="block">
  <semantics>
    <mi>g</mi>
    <annotation encoding="StarMath 5.0">g</annotation>
  </semantics>
</math>
</file>

<file path=Object 99/content.xml><?xml version="1.0" encoding="utf-8"?>
<math xmlns="http://www.w3.org/1998/Math/MathML" display="block">
  <semantics>
    <mi>c</mi>
    <annotation encoding="StarMath 5.0">c</annotation>
  </semantics>
</math>
</file>